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6.725cm" svg:y="0cm">
            <draw:object draw:notify-on-update-of-ranges="Sheet1.A1:Sheet1.A1 Sheet1.A2:Sheet1.A486 Sheet1.D1:Sheet1.D1 Sheet1.D2:Sheet1.D48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0.454cm" svg:y="9.714cm">
            <draw:object draw:notify-on-update-of-ranges="Sheet1.A2:Sheet1.A486 Sheet1.D1:Sheet1.D1 Sheet1.D2:Sheet1.D48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0.563cm" svg:y="0.18cm">
            <draw:object draw:notify-on-update-of-ranges="Sheet1.B1:Sheet1.B1 Sheet1.C2:Sheet1.C486 Sheet1.C1:Sheet1.C1 Sheet1.B2:Sheet1.B48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egeneracion</text:p>
          </table:table-cell>
          <table:table-cell office:value-type="string" calcext:value-type="string">
            <text:p>tiempo/deg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921" calcext:value-type="float">
            <text:p>2,0921</text:p>
          </table:table-cell>
          <table:table-cell office:value-type="float" office:value="300" calcext:value-type="float">
            <text:p>300</text:p>
          </table:table-cell>
          <table:table-cell table:formula="of:=[.B2]/[.C2]" office:value-type="float" office:value="0.00697366666666667" calcext:value-type="float">
            <text:p>0,0069736667</text:p>
          </table:table-cell>
          <table:table-cell table:number-columns-repeated="2"/>
          <table:table-cell table:formula="of:=CONCATENATE([.F2];&quot;,&quot;)" office:value-type="string" office:string-value="," calcext:value-type="string">
            <text:p>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74169" calcext:value-type="float">
            <text:p>5,74169</text:p>
          </table:table-cell>
          <table:table-cell office:value-type="float" office:value="1470" calcext:value-type="float">
            <text:p>1470</text:p>
          </table:table-cell>
          <table:table-cell table:formula="of:=[.B3]/[.C3]" office:value-type="float" office:value="0.00390591156462585" calcext:value-type="float">
            <text:p>0,003905911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0315" calcext:value-type="float">
            <text:p>9,0315</text:p>
          </table:table-cell>
          <table:table-cell office:value-type="float" office:value="1470" calcext:value-type="float">
            <text:p>1470</text:p>
          </table:table-cell>
          <table:table-cell table:formula="of:=[.B4]/[.C4]" office:value-type="float" office:value="0.00614387755102041" calcext:value-type="float">
            <text:p>0,006143877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.0544" calcext:value-type="float">
            <text:p>17,0544</text:p>
          </table:table-cell>
          <table:table-cell office:value-type="float" office:value="424" calcext:value-type="float">
            <text:p>424</text:p>
          </table:table-cell>
          <table:table-cell table:formula="of:=[.B5]/[.C5]" office:value-type="float" office:value="0.040222641509434" calcext:value-type="float">
            <text:p>0,040222641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7708" calcext:value-type="float">
            <text:p>9,7708</text:p>
          </table:table-cell>
          <table:table-cell office:value-type="float" office:value="440" calcext:value-type="float">
            <text:p>440</text:p>
          </table:table-cell>
          <table:table-cell table:formula="of:=[.B6]/[.C6]" office:value-type="float" office:value="0.0222063636363636" calcext:value-type="float">
            <text:p>0,022206363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04006" calcext:value-type="float">
            <text:p>2,04006</text:p>
          </table:table-cell>
          <table:table-cell office:value-type="float" office:value="330" calcext:value-type="float">
            <text:p>330</text:p>
          </table:table-cell>
          <table:table-cell table:formula="of:=[.B7]/[.C7]" office:value-type="float" office:value="0.006182" calcext:value-type="float">
            <text:p>0,00618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35162" calcext:value-type="float">
            <text:p>1,35162</text:p>
          </table:table-cell>
          <table:table-cell office:value-type="float" office:value="452" calcext:value-type="float">
            <text:p>452</text:p>
          </table:table-cell>
          <table:table-cell table:formula="of:=[.B8]/[.C8]" office:value-type="float" office:value="0.00299030973451327" calcext:value-type="float">
            <text:p>0,002990309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6591" calcext:value-type="float">
            <text:p>1,46591</text:p>
          </table:table-cell>
          <table:table-cell office:value-type="float" office:value="360" calcext:value-type="float">
            <text:p>360</text:p>
          </table:table-cell>
          <table:table-cell table:formula="of:=[.B9]/[.C9]" office:value-type="float" office:value="0.00407197222222222" calcext:value-type="float">
            <text:p>0,004071972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9951" calcext:value-type="float">
            <text:p>10,9951</text:p>
          </table:table-cell>
          <table:table-cell office:value-type="float" office:value="512" calcext:value-type="float">
            <text:p>512</text:p>
          </table:table-cell>
          <table:table-cell table:formula="of:=[.B10]/[.C10]" office:value-type="float" office:value="0.0214748046875" calcext:value-type="float">
            <text:p>0,021474804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59811" calcext:value-type="float">
            <text:p>1,59811</text:p>
          </table:table-cell>
          <table:table-cell office:value-type="float" office:value="516" calcext:value-type="float">
            <text:p>516</text:p>
          </table:table-cell>
          <table:table-cell table:formula="of:=[.B11]/[.C11]" office:value-type="float" office:value="0.00309711240310078" calcext:value-type="float">
            <text:p>0,003097112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9671" calcext:value-type="float">
            <text:p>1,59671</text:p>
          </table:table-cell>
          <table:table-cell office:value-type="float" office:value="390" calcext:value-type="float">
            <text:p>390</text:p>
          </table:table-cell>
          <table:table-cell table:formula="of:=[.B12]/[.C12]" office:value-type="float" office:value="0.0040941282051282" calcext:value-type="float">
            <text:p>0,00409412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5114" calcext:value-type="float">
            <text:p>10,5114</text:p>
          </table:table-cell>
          <table:table-cell office:value-type="float" office:value="544" calcext:value-type="float">
            <text:p>544</text:p>
          </table:table-cell>
          <table:table-cell table:formula="of:=[.B13]/[.C13]" office:value-type="float" office:value="0.0193224264705882" calcext:value-type="float">
            <text:p>0,019322426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2527" calcext:value-type="float">
            <text:p>1,72527</text:p>
          </table:table-cell>
          <table:table-cell office:value-type="float" office:value="420" calcext:value-type="float">
            <text:p>420</text:p>
          </table:table-cell>
          <table:table-cell table:formula="of:=[.B14]/[.C14]" office:value-type="float" office:value="0.00410778571428572" calcext:value-type="float">
            <text:p>0,0041077857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84985" calcext:value-type="float">
            <text:p>1,84985</text:p>
          </table:table-cell>
          <table:table-cell office:value-type="float" office:value="572" calcext:value-type="float">
            <text:p>572</text:p>
          </table:table-cell>
          <table:table-cell table:formula="of:=[.B15]/[.C15]" office:value-type="float" office:value="0.0032340034965035" calcext:value-type="float">
            <text:p>0,003234003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14143" calcext:value-type="float">
            <text:p>2,14143</text:p>
          </table:table-cell>
          <table:table-cell office:value-type="float" office:value="740" calcext:value-type="float">
            <text:p>740</text:p>
          </table:table-cell>
          <table:table-cell table:formula="of:=[.B16]/[.C16]" office:value-type="float" office:value="0.00289382432432432" calcext:value-type="float">
            <text:p>0,002893824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1729" calcext:value-type="float">
            <text:p>1,81729</text:p>
          </table:table-cell>
          <table:table-cell office:value-type="float" office:value="450" calcext:value-type="float">
            <text:p>450</text:p>
          </table:table-cell>
          <table:table-cell table:formula="of:=[.B17]/[.C17]" office:value-type="float" office:value="0.00403842222222222" calcext:value-type="float">
            <text:p>0,004038422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8316" calcext:value-type="float">
            <text:p>12,8316</text:p>
          </table:table-cell>
          <table:table-cell office:value-type="float" office:value="604" calcext:value-type="float">
            <text:p>604</text:p>
          </table:table-cell>
          <table:table-cell table:formula="of:=[.B18]/[.C18]" office:value-type="float" office:value="0.0212443708609271" calcext:value-type="float">
            <text:p>0,0212443709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02884" calcext:value-type="float">
            <text:p>2,02884</text:p>
          </table:table-cell>
          <table:table-cell office:value-type="float" office:value="636" calcext:value-type="float">
            <text:p>636</text:p>
          </table:table-cell>
          <table:table-cell table:formula="of:=[.B19]/[.C19]" office:value-type="float" office:value="0.00319" calcext:value-type="float">
            <text:p>0,0031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99852" calcext:value-type="float">
            <text:p>1,99852</text:p>
          </table:table-cell>
          <table:table-cell office:value-type="float" office:value="480" calcext:value-type="float">
            <text:p>480</text:p>
          </table:table-cell>
          <table:table-cell table:formula="of:=[.B20]/[.C20]" office:value-type="float" office:value="0.00416358333333333" calcext:value-type="float">
            <text:p>0,004163583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1151" calcext:value-type="float">
            <text:p>2,11151</text:p>
          </table:table-cell>
          <table:table-cell office:value-type="float" office:value="510" calcext:value-type="float">
            <text:p>510</text:p>
          </table:table-cell>
          <table:table-cell table:formula="of:=[.B21]/[.C21]" office:value-type="float" office:value="0.00414021568627451" calcext:value-type="float">
            <text:p>0,004140215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3853" calcext:value-type="float">
            <text:p>10,3853</text:p>
          </table:table-cell>
          <table:table-cell office:value-type="float" office:value="688" calcext:value-type="float">
            <text:p>688</text:p>
          </table:table-cell>
          <table:table-cell table:formula="of:=[.B22]/[.C22]" office:value-type="float" office:value="0.0150949127906977" calcext:value-type="float">
            <text:p>0,015094912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7823" calcext:value-type="float">
            <text:p>2,07823</text:p>
          </table:table-cell>
          <table:table-cell office:value-type="float" office:value="540" calcext:value-type="float">
            <text:p>540</text:p>
          </table:table-cell>
          <table:table-cell table:formula="of:=[.B23]/[.C23]" office:value-type="float" office:value="0.00384857407407407" calcext:value-type="float">
            <text:p>0,003848574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.0379" calcext:value-type="float">
            <text:p>13,0379</text:p>
          </table:table-cell>
          <table:table-cell office:value-type="float" office:value="756" calcext:value-type="float">
            <text:p>756</text:p>
          </table:table-cell>
          <table:table-cell table:formula="of:=[.B24]/[.C24]" office:value-type="float" office:value="0.0172458994708995" calcext:value-type="float">
            <text:p>0,017245899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.0146" calcext:value-type="float">
            <text:p>19,0146</text:p>
          </table:table-cell>
          <table:table-cell office:value-type="float" office:value="3610" calcext:value-type="float">
            <text:p>3610</text:p>
          </table:table-cell>
          <table:table-cell table:formula="of:=[.B25]/[.C25]" office:value-type="float" office:value="0.00526720221606648" calcext:value-type="float">
            <text:p>0,005267202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6036" calcext:value-type="float">
            <text:p>2,36036</text:p>
          </table:table-cell>
          <table:table-cell office:value-type="float" office:value="570" calcext:value-type="float">
            <text:p>570</text:p>
          </table:table-cell>
          <table:table-cell table:formula="of:=[.B26]/[.C26]" office:value-type="float" office:value="0.00414098245614035" calcext:value-type="float">
            <text:p>0,004140982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.0895" calcext:value-type="float">
            <text:p>19,0895</text:p>
          </table:table-cell>
          <table:table-cell office:value-type="float" office:value="3610" calcext:value-type="float">
            <text:p>3610</text:p>
          </table:table-cell>
          <table:table-cell table:formula="of:=[.B27]/[.C27]" office:value-type="float" office:value="0.00528795013850416" calcext:value-type="float">
            <text:p>0,005287950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03754" calcext:value-type="float">
            <text:p>3,03754</text:p>
          </table:table-cell>
          <table:table-cell office:value-type="float" office:value="965" calcext:value-type="float">
            <text:p>965</text:p>
          </table:table-cell>
          <table:table-cell table:formula="of:=[.B28]/[.C28]" office:value-type="float" office:value="0.00314770984455959" calcext:value-type="float">
            <text:p>0,003147709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.3087" calcext:value-type="float">
            <text:p>15,3087</text:p>
          </table:table-cell>
          <table:table-cell office:value-type="float" office:value="776" calcext:value-type="float">
            <text:p>776</text:p>
          </table:table-cell>
          <table:table-cell table:formula="of:=[.B29]/[.C29]" office:value-type="float" office:value="0.019727706185567" calcext:value-type="float">
            <text:p>0,019727706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9439" calcext:value-type="float">
            <text:p>2,39439</text:p>
          </table:table-cell>
          <table:table-cell office:value-type="float" office:value="600" calcext:value-type="float">
            <text:p>600</text:p>
          </table:table-cell>
          <table:table-cell table:formula="of:=[.B30]/[.C30]" office:value-type="float" office:value="0.00399065" calcext:value-type="float">
            <text:p>0,0039906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.2835" calcext:value-type="float">
            <text:p>16,2835</text:p>
          </table:table-cell>
          <table:table-cell office:value-type="float" office:value="836" calcext:value-type="float">
            <text:p>836</text:p>
          </table:table-cell>
          <table:table-cell table:formula="of:=[.B31]/[.C31]" office:value-type="float" office:value="0.0194778708133971" calcext:value-type="float">
            <text:p>0,019477870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4435" calcext:value-type="float">
            <text:p>2,4435</text:p>
          </table:table-cell>
          <table:table-cell office:value-type="float" office:value="630" calcext:value-type="float">
            <text:p>630</text:p>
          </table:table-cell>
          <table:table-cell table:formula="of:=[.B32]/[.C32]" office:value-type="float" office:value="0.00387857142857143" calcext:value-type="float">
            <text:p>0,003878571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42145" calcext:value-type="float">
            <text:p>3,42145</text:p>
          </table:table-cell>
          <table:table-cell office:value-type="float" office:value="1060" calcext:value-type="float">
            <text:p>1060</text:p>
          </table:table-cell>
          <table:table-cell table:formula="of:=[.B33]/[.C33]" office:value-type="float" office:value="0.00322778301886792" calcext:value-type="float">
            <text:p>0,003227783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86739" calcext:value-type="float">
            <text:p>2,86739</text:p>
          </table:table-cell>
          <table:table-cell office:value-type="float" office:value="1080" calcext:value-type="float">
            <text:p>1080</text:p>
          </table:table-cell>
          <table:table-cell table:formula="of:=[.B34]/[.C34]" office:value-type="float" office:value="0.00265499074074074" calcext:value-type="float">
            <text:p>0,002654990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1876" calcext:value-type="float">
            <text:p>15,1876</text:p>
          </table:table-cell>
          <table:table-cell office:value-type="float" office:value="864" calcext:value-type="float">
            <text:p>864</text:p>
          </table:table-cell>
          <table:table-cell table:formula="of:=[.B35]/[.C35]" office:value-type="float" office:value="0.0175782407407407" calcext:value-type="float">
            <text:p>0,017578240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62679" calcext:value-type="float">
            <text:p>2,62679</text:p>
          </table:table-cell>
          <table:table-cell office:value-type="float" office:value="660" calcext:value-type="float">
            <text:p>660</text:p>
          </table:table-cell>
          <table:table-cell table:formula="of:=[.B36]/[.C36]" office:value-type="float" office:value="0.00397998484848485" calcext:value-type="float">
            <text:p>0,003979984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.0427" calcext:value-type="float">
            <text:p>15,0427</text:p>
          </table:table-cell>
          <table:table-cell office:value-type="float" office:value="908" calcext:value-type="float">
            <text:p>908</text:p>
          </table:table-cell>
          <table:table-cell table:formula="of:=[.B37]/[.C37]" office:value-type="float" office:value="0.0165668502202643" calcext:value-type="float">
            <text:p>0,016566850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.4794" calcext:value-type="float">
            <text:p>13,4794</text:p>
          </table:table-cell>
          <table:table-cell office:value-type="float" office:value="3680" calcext:value-type="float">
            <text:p>3680</text:p>
          </table:table-cell>
          <table:table-cell table:formula="of:=[.B38]/[.C38]" office:value-type="float" office:value="0.00366288043478261" calcext:value-type="float">
            <text:p>0,003662880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63352" calcext:value-type="float">
            <text:p>2,63352</text:p>
          </table:table-cell>
          <table:table-cell office:value-type="float" office:value="690" calcext:value-type="float">
            <text:p>690</text:p>
          </table:table-cell>
          <table:table-cell table:formula="of:=[.B39]/[.C39]" office:value-type="float" office:value="0.00381669565217391" calcext:value-type="float">
            <text:p>0,0038166957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6982" calcext:value-type="float">
            <text:p>2,96982</text:p>
          </table:table-cell>
          <table:table-cell office:value-type="float" office:value="1185" calcext:value-type="float">
            <text:p>1185</text:p>
          </table:table-cell>
          <table:table-cell table:formula="of:=[.B40]/[.C40]" office:value-type="float" office:value="0.00250617721518987" calcext:value-type="float">
            <text:p>0,002506177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0969" calcext:value-type="float">
            <text:p>10,0969</text:p>
          </table:table-cell>
          <table:table-cell office:value-type="float" office:value="2880" calcext:value-type="float">
            <text:p>2880</text:p>
          </table:table-cell>
          <table:table-cell table:formula="of:=[.B41]/[.C41]" office:value-type="float" office:value="0.00350586805555556" calcext:value-type="float">
            <text:p>0,003505868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14921" calcext:value-type="float">
            <text:p>2,14921</text:p>
          </table:table-cell>
          <table:table-cell office:value-type="float" office:value="720" calcext:value-type="float">
            <text:p>720</text:p>
          </table:table-cell>
          <table:table-cell table:formula="of:=[.B42]/[.C42]" office:value-type="float" office:value="0.00298501388888889" calcext:value-type="float">
            <text:p>0,0029850139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0232" calcext:value-type="float">
            <text:p>5,0232</text:p>
          </table:table-cell>
          <table:table-cell office:value-type="float" office:value="1464" calcext:value-type="float">
            <text:p>1464</text:p>
          </table:table-cell>
          <table:table-cell table:formula="of:=[.B43]/[.C43]" office:value-type="float" office:value="0.00343114754098361" calcext:value-type="float">
            <text:p>0,003431147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34447" calcext:value-type="float">
            <text:p>3,34447</text:p>
          </table:table-cell>
          <table:table-cell office:value-type="float" office:value="1225" calcext:value-type="float">
            <text:p>1225</text:p>
          </table:table-cell>
          <table:table-cell table:formula="of:=[.B44]/[.C44]" office:value-type="float" office:value="0.00273017959183673" calcext:value-type="float">
            <text:p>0,002730179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5739" calcext:value-type="float">
            <text:p>6,45739</text:p>
          </table:table-cell>
          <table:table-cell office:value-type="float" office:value="2750" calcext:value-type="float">
            <text:p>2750</text:p>
          </table:table-cell>
          <table:table-cell table:formula="of:=[.B45]/[.C45]" office:value-type="float" office:value="0.00234814181818182" calcext:value-type="float">
            <text:p>0,002348141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72937" calcext:value-type="float">
            <text:p>7,72937</text:p>
          </table:table-cell>
          <table:table-cell office:value-type="float" office:value="1000" calcext:value-type="float">
            <text:p>1000</text:p>
          </table:table-cell>
          <table:table-cell table:formula="of:=[.B46]/[.C46]" office:value-type="float" office:value="0.00772937" calcext:value-type="float">
            <text:p>0,00772937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2398" calcext:value-type="float">
            <text:p>2,32398</text:p>
          </table:table-cell>
          <table:table-cell office:value-type="float" office:value="750" calcext:value-type="float">
            <text:p>750</text:p>
          </table:table-cell>
          <table:table-cell table:formula="of:=[.B47]/[.C47]" office:value-type="float" office:value="0.00309864" calcext:value-type="float">
            <text:p>0,0030986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23094" calcext:value-type="float">
            <text:p>5,23094</text:p>
          </table:table-cell>
          <table:table-cell office:value-type="float" office:value="2600" calcext:value-type="float">
            <text:p>2600</text:p>
          </table:table-cell>
          <table:table-cell table:formula="of:=[.B48]/[.C48]" office:value-type="float" office:value="0.0020119" calcext:value-type="float">
            <text:p>0,002011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6856" calcext:value-type="float">
            <text:p>2,16856</text:p>
          </table:table-cell>
          <table:table-cell office:value-type="float" office:value="780" calcext:value-type="float">
            <text:p>780</text:p>
          </table:table-cell>
          <table:table-cell table:formula="of:=[.B49]/[.C49]" office:value-type="float" office:value="0.00278020512820513" calcext:value-type="float">
            <text:p>0,002780205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.576" calcext:value-type="float">
            <text:p>21,576</text:p>
          </table:table-cell>
          <table:table-cell office:value-type="float" office:value="1056" calcext:value-type="float">
            <text:p>1056</text:p>
          </table:table-cell>
          <table:table-cell table:formula="of:=[.B50]/[.C50]" office:value-type="float" office:value="0.0204318181818182" calcext:value-type="float">
            <text:p>0,0204318182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.6948" calcext:value-type="float">
            <text:p>17,6948</text:p>
          </table:table-cell>
          <table:table-cell office:value-type="float" office:value="1068" calcext:value-type="float">
            <text:p>1068</text:p>
          </table:table-cell>
          <table:table-cell table:formula="of:=[.B51]/[.C51]" office:value-type="float" office:value="0.0165681647940075" calcext:value-type="float">
            <text:p>0,016568164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74189" calcext:value-type="float">
            <text:p>4,74189</text:p>
          </table:table-cell>
          <table:table-cell office:value-type="float" office:value="2160" calcext:value-type="float">
            <text:p>2160</text:p>
          </table:table-cell>
          <table:table-cell table:formula="of:=[.B52]/[.C52]" office:value-type="float" office:value="0.00219531944444444" calcext:value-type="float">
            <text:p>0,002195319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78203" calcext:value-type="float">
            <text:p>2,78203</text:p>
          </table:table-cell>
          <table:table-cell office:value-type="float" office:value="810" calcext:value-type="float">
            <text:p>810</text:p>
          </table:table-cell>
          <table:table-cell table:formula="of:=[.B53]/[.C53]" office:value-type="float" office:value="0.0034346049382716" calcext:value-type="float">
            <text:p>0,0034346049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1.7158" calcext:value-type="float">
            <text:p>21,7158</text:p>
          </table:table-cell>
          <table:table-cell office:value-type="float" office:value="1112" calcext:value-type="float">
            <text:p>1112</text:p>
          </table:table-cell>
          <table:table-cell table:formula="of:=[.B54]/[.C54]" office:value-type="float" office:value="0.0195285971223022" calcext:value-type="float">
            <text:p>0,019528597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0544" calcext:value-type="float">
            <text:p>5,0544</text:p>
          </table:table-cell>
          <table:table-cell office:value-type="float" office:value="2240" calcext:value-type="float">
            <text:p>2240</text:p>
          </table:table-cell>
          <table:table-cell table:formula="of:=[.B55]/[.C55]" office:value-type="float" office:value="0.00225642857142857" calcext:value-type="float">
            <text:p>0,002256428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46023" calcext:value-type="float">
            <text:p>3,46023</text:p>
          </table:table-cell>
          <table:table-cell office:value-type="float" office:value="840" calcext:value-type="float">
            <text:p>840</text:p>
          </table:table-cell>
          <table:table-cell table:formula="of:=[.B56]/[.C56]" office:value-type="float" office:value="0.00411932142857143" calcext:value-type="float">
            <text:p>0,0041193214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13806" calcext:value-type="float">
            <text:p>5,13806</text:p>
          </table:table-cell>
          <table:table-cell office:value-type="float" office:value="2320" calcext:value-type="float">
            <text:p>2320</text:p>
          </table:table-cell>
          <table:table-cell table:formula="of:=[.B57]/[.C57]" office:value-type="float" office:value="0.00221468103448276" calcext:value-type="float">
            <text:p>0,00221468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03963" calcext:value-type="float">
            <text:p>4,03963</text:p>
          </table:table-cell>
          <table:table-cell office:value-type="float" office:value="870" calcext:value-type="float">
            <text:p>870</text:p>
          </table:table-cell>
          <table:table-cell table:formula="of:=[.B58]/[.C58]" office:value-type="float" office:value="0.00464325287356322" calcext:value-type="float">
            <text:p>0,004643252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38667" calcext:value-type="float">
            <text:p>4,38667</text:p>
          </table:table-cell>
          <table:table-cell office:value-type="float" office:value="1800" calcext:value-type="float">
            <text:p>1800</text:p>
          </table:table-cell>
          <table:table-cell table:formula="of:=[.B59]/[.C59]" office:value-type="float" office:value="0.00243703888888889" calcext:value-type="float">
            <text:p>0,002437038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86475" calcext:value-type="float">
            <text:p>2,86475</text:p>
          </table:table-cell>
          <table:table-cell office:value-type="float" office:value="900" calcext:value-type="float">
            <text:p>900</text:p>
          </table:table-cell>
          <table:table-cell table:formula="of:=[.B60]/[.C60]" office:value-type="float" office:value="0.00318305555555556" calcext:value-type="float">
            <text:p>0,003183055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.9562" calcext:value-type="float">
            <text:p>31,9562</text:p>
          </table:table-cell>
          <table:table-cell office:value-type="float" office:value="7200" calcext:value-type="float">
            <text:p>7200</text:p>
          </table:table-cell>
          <table:table-cell table:formula="of:=[.B61]/[.C61]" office:value-type="float" office:value="0.00443836111111111" calcext:value-type="float">
            <text:p>0,004438361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9527" calcext:value-type="float">
            <text:p>3,9527</text:p>
          </table:table-cell>
          <table:table-cell office:value-type="float" office:value="2170" calcext:value-type="float">
            <text:p>2170</text:p>
          </table:table-cell>
          <table:table-cell table:formula="of:=[.B62]/[.C62]" office:value-type="float" office:value="0.00182152073732719" calcext:value-type="float">
            <text:p>0,001821520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7055" calcext:value-type="float">
            <text:p>2,77055</text:p>
          </table:table-cell>
          <table:table-cell office:value-type="float" office:value="930" calcext:value-type="float">
            <text:p>930</text:p>
          </table:table-cell>
          <table:table-cell table:formula="of:=[.B63]/[.C63]" office:value-type="float" office:value="0.00297908602150538" calcext:value-type="float">
            <text:p>0,00297908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.2815" calcext:value-type="float">
            <text:p>26,2815</text:p>
          </table:table-cell>
          <table:table-cell office:value-type="float" office:value="1244" calcext:value-type="float">
            <text:p>1244</text:p>
          </table:table-cell>
          <table:table-cell table:formula="of:=[.B64]/[.C64]" office:value-type="float" office:value="0.0211266077170418" calcext:value-type="float">
            <text:p>0,021126607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96208" calcext:value-type="float">
            <text:p>4,96208</text:p>
          </table:table-cell>
          <table:table-cell office:value-type="float" office:value="1570" calcext:value-type="float">
            <text:p>1570</text:p>
          </table:table-cell>
          <table:table-cell table:formula="of:=[.B65]/[.C65]" office:value-type="float" office:value="0.00316056050955414" calcext:value-type="float">
            <text:p>0,003160560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.7373" calcext:value-type="float">
            <text:p>21,7373</text:p>
          </table:table-cell>
          <table:table-cell office:value-type="float" office:value="1260" calcext:value-type="float">
            <text:p>1260</text:p>
          </table:table-cell>
          <table:table-cell table:formula="of:=[.B66]/[.C66]" office:value-type="float" office:value="0.0172518253968254" calcext:value-type="float">
            <text:p>0,0172518254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.5733" calcext:value-type="float">
            <text:p>24,5733</text:p>
          </table:table-cell>
          <table:table-cell office:value-type="float" office:value="1276" calcext:value-type="float">
            <text:p>1276</text:p>
          </table:table-cell>
          <table:table-cell table:formula="of:=[.B67]/[.C67]" office:value-type="float" office:value="0.0192580721003135" calcext:value-type="float">
            <text:p>0,019258072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31787" calcext:value-type="float">
            <text:p>5,31787</text:p>
          </table:table-cell>
          <table:table-cell office:value-type="float" office:value="1920" calcext:value-type="float">
            <text:p>1920</text:p>
          </table:table-cell>
          <table:table-cell table:formula="of:=[.B68]/[.C68]" office:value-type="float" office:value="0.00276972395833333" calcext:value-type="float">
            <text:p>0,00276972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74504" calcext:value-type="float">
            <text:p>2,74504</text:p>
          </table:table-cell>
          <table:table-cell office:value-type="float" office:value="960" calcext:value-type="float">
            <text:p>960</text:p>
          </table:table-cell>
          <table:table-cell table:formula="of:=[.B69]/[.C69]" office:value-type="float" office:value="0.00285941666666667" calcext:value-type="float">
            <text:p>0,002859416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8579" calcext:value-type="float">
            <text:p>5,8579</text:p>
          </table:table-cell>
          <table:table-cell office:value-type="float" office:value="2296" calcext:value-type="float">
            <text:p>2296</text:p>
          </table:table-cell>
          <table:table-cell table:formula="of:=[.B70]/[.C70]" office:value-type="float" office:value="0.00255135017421603" calcext:value-type="float">
            <text:p>0,002551350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.7786" calcext:value-type="float">
            <text:p>24,7786</text:p>
          </table:table-cell>
          <table:table-cell office:value-type="float" office:value="1316" calcext:value-type="float">
            <text:p>1316</text:p>
          </table:table-cell>
          <table:table-cell table:formula="of:=[.B71]/[.C71]" office:value-type="float" office:value="0.0188287234042553" calcext:value-type="float">
            <text:p>0,018828723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8794" calcext:value-type="float">
            <text:p>3,8794</text:p>
          </table:table-cell>
          <table:table-cell office:value-type="float" office:value="1980" calcext:value-type="float">
            <text:p>1980</text:p>
          </table:table-cell>
          <table:table-cell table:formula="of:=[.B72]/[.C72]" office:value-type="float" office:value="0.00195929292929293" calcext:value-type="float">
            <text:p>0,001959292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88097" calcext:value-type="float">
            <text:p>2,88097</text:p>
          </table:table-cell>
          <table:table-cell office:value-type="float" office:value="990" calcext:value-type="float">
            <text:p>990</text:p>
          </table:table-cell>
          <table:table-cell table:formula="of:=[.B73]/[.C73]" office:value-type="float" office:value="0.00291007070707071" calcext:value-type="float">
            <text:p>0,002910070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91803" calcext:value-type="float">
            <text:p>3,91803</text:p>
          </table:table-cell>
          <table:table-cell office:value-type="float" office:value="2040" calcext:value-type="float">
            <text:p>2040</text:p>
          </table:table-cell>
          <table:table-cell table:formula="of:=[.B74]/[.C74]" office:value-type="float" office:value="0.00192060294117647" calcext:value-type="float">
            <text:p>0,001920602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99431" calcext:value-type="float">
            <text:p>2,99431</text:p>
          </table:table-cell>
          <table:table-cell office:value-type="float" office:value="1020" calcext:value-type="float">
            <text:p>1020</text:p>
          </table:table-cell>
          <table:table-cell table:formula="of:=[.B75]/[.C75]" office:value-type="float" office:value="0.00293559803921569" calcext:value-type="float">
            <text:p>0,002935598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.4207" calcext:value-type="float">
            <text:p>24,4207</text:p>
          </table:table-cell>
          <table:table-cell office:value-type="float" office:value="1364" calcext:value-type="float">
            <text:p>1364</text:p>
          </table:table-cell>
          <table:table-cell table:formula="of:=[.B76]/[.C76]" office:value-type="float" office:value="0.0179037390029326" calcext:value-type="float">
            <text:p>0,01790373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00503" calcext:value-type="float">
            <text:p>4,00503</text:p>
          </table:table-cell>
          <table:table-cell office:value-type="float" office:value="2100" calcext:value-type="float">
            <text:p>2100</text:p>
          </table:table-cell>
          <table:table-cell table:formula="of:=[.B77]/[.C77]" office:value-type="float" office:value="0.00190715714285714" calcext:value-type="float">
            <text:p>0,001907157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50346" calcext:value-type="float">
            <text:p>3,50346</text:p>
          </table:table-cell>
          <table:table-cell office:value-type="float" office:value="1050" calcext:value-type="float">
            <text:p>1050</text:p>
          </table:table-cell>
          <table:table-cell table:formula="of:=[.B78]/[.C78]" office:value-type="float" office:value="0.00333662857142857" calcext:value-type="float">
            <text:p>0,003336628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66081" calcext:value-type="float">
            <text:p>5,66081</text:p>
          </table:table-cell>
          <table:table-cell office:value-type="float" office:value="2160" calcext:value-type="float">
            <text:p>2160</text:p>
          </table:table-cell>
          <table:table-cell table:formula="of:=[.B79]/[.C79]" office:value-type="float" office:value="0.00262074537037037" calcext:value-type="float">
            <text:p>0,002620745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0262" calcext:value-type="float">
            <text:p>3,80262</text:p>
          </table:table-cell>
          <table:table-cell office:value-type="float" office:value="1080" calcext:value-type="float">
            <text:p>1080</text:p>
          </table:table-cell>
          <table:table-cell table:formula="of:=[.B80]/[.C80]" office:value-type="float" office:value="0.00352094444444444" calcext:value-type="float">
            <text:p>0,0035209444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3486" calcext:value-type="float">
            <text:p>6,53486</text:p>
          </table:table-cell>
          <table:table-cell office:value-type="float" office:value="2527" calcext:value-type="float">
            <text:p>2527</text:p>
          </table:table-cell>
          <table:table-cell table:formula="of:=[.B81]/[.C81]" office:value-type="float" office:value="0.00258601503759398" calcext:value-type="float">
            <text:p>0,002586015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.7972" calcext:value-type="float">
            <text:p>24,7972</text:p>
          </table:table-cell>
          <table:table-cell office:value-type="float" office:value="1468" calcext:value-type="float">
            <text:p>1468</text:p>
          </table:table-cell>
          <table:table-cell table:formula="of:=[.B82]/[.C82]" office:value-type="float" office:value="0.016891825613079" calcext:value-type="float">
            <text:p>0,016891825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07407" calcext:value-type="float">
            <text:p>5,07407</text:p>
          </table:table-cell>
          <table:table-cell office:value-type="float" office:value="1850" calcext:value-type="float">
            <text:p>1850</text:p>
          </table:table-cell>
          <table:table-cell table:formula="of:=[.B83]/[.C83]" office:value-type="float" office:value="0.00274274054054054" calcext:value-type="float">
            <text:p>0,002742740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39807" calcext:value-type="float">
            <text:p>3,39807</text:p>
          </table:table-cell>
          <table:table-cell office:value-type="float" office:value="1110" calcext:value-type="float">
            <text:p>1110</text:p>
          </table:table-cell>
          <table:table-cell table:formula="of:=[.B84]/[.C84]" office:value-type="float" office:value="0.00306132432432432" calcext:value-type="float">
            <text:p>0,003061324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374" calcext:value-type="float">
            <text:p>6,5374</text:p>
          </table:table-cell>
          <table:table-cell office:value-type="float" office:value="2618" calcext:value-type="float">
            <text:p>2618</text:p>
          </table:table-cell>
          <table:table-cell table:formula="of:=[.B85]/[.C85]" office:value-type="float" office:value="0.00249709702062643" calcext:value-type="float">
            <text:p>0,00249709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51832" calcext:value-type="float">
            <text:p>4,51832</text:p>
          </table:table-cell>
          <table:table-cell office:value-type="float" office:value="1900" calcext:value-type="float">
            <text:p>1900</text:p>
          </table:table-cell>
          <table:table-cell table:formula="of:=[.B86]/[.C86]" office:value-type="float" office:value="0.00237806315789474" calcext:value-type="float">
            <text:p>0,0023780632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35265" calcext:value-type="float">
            <text:p>3,35265</text:p>
          </table:table-cell>
          <table:table-cell office:value-type="float" office:value="1140" calcext:value-type="float">
            <text:p>1140</text:p>
          </table:table-cell>
          <table:table-cell table:formula="of:=[.B87]/[.C87]" office:value-type="float" office:value="0.00294092105263158" calcext:value-type="float">
            <text:p>0,002940921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2.6824" calcext:value-type="float">
            <text:p>32,6824</text:p>
          </table:table-cell>
          <table:table-cell office:value-type="float" office:value="1532" calcext:value-type="float">
            <text:p>1532</text:p>
          </table:table-cell>
          <table:table-cell table:formula="of:=[.B88]/[.C88]" office:value-type="float" office:value="0.0213331592689295" calcext:value-type="float">
            <text:p>0,0213331593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61117" calcext:value-type="float">
            <text:p>4,61117</text:p>
          </table:table-cell>
          <table:table-cell office:value-type="float" office:value="1950" calcext:value-type="float">
            <text:p>1950</text:p>
          </table:table-cell>
          <table:table-cell table:formula="of:=[.B89]/[.C89]" office:value-type="float" office:value="0.00236470256410256" calcext:value-type="float">
            <text:p>0,002364702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34258" calcext:value-type="float">
            <text:p>6,34258</text:p>
          </table:table-cell>
          <table:table-cell office:value-type="float" office:value="2340" calcext:value-type="float">
            <text:p>2340</text:p>
          </table:table-cell>
          <table:table-cell table:formula="of:=[.B90]/[.C90]" office:value-type="float" office:value="0.00271050427350427" calcext:value-type="float">
            <text:p>0,0027105043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51327" calcext:value-type="float">
            <text:p>3,51327</text:p>
          </table:table-cell>
          <table:table-cell office:value-type="float" office:value="1170" calcext:value-type="float">
            <text:p>1170</text:p>
          </table:table-cell>
          <table:table-cell table:formula="of:=[.B91]/[.C91]" office:value-type="float" office:value="0.00300279487179487" calcext:value-type="float">
            <text:p>0,003002794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.1612" calcext:value-type="float">
            <text:p>28,1612</text:p>
          </table:table-cell>
          <table:table-cell office:value-type="float" office:value="1568" calcext:value-type="float">
            <text:p>1568</text:p>
          </table:table-cell>
          <table:table-cell table:formula="of:=[.B92]/[.C92]" office:value-type="float" office:value="0.0179599489795918" calcext:value-type="float">
            <text:p>0,01795994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8669" calcext:value-type="float">
            <text:p>4,8669</text:p>
          </table:table-cell>
          <table:table-cell office:value-type="float" office:value="2000" calcext:value-type="float">
            <text:p>2000</text:p>
          </table:table-cell>
          <table:table-cell table:formula="of:=[.B93]/[.C93]" office:value-type="float" office:value="0.00243345" calcext:value-type="float">
            <text:p>0,0024334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337" calcext:value-type="float">
            <text:p>4,3337</text:p>
          </table:table-cell>
          <table:table-cell office:value-type="float" office:value="1200" calcext:value-type="float">
            <text:p>1200</text:p>
          </table:table-cell>
          <table:table-cell table:formula="of:=[.B94]/[.C94]" office:value-type="float" office:value="0.00361141666666667" calcext:value-type="float">
            <text:p>0,0036114167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667" calcext:value-type="float">
            <text:p>5,667</text:p>
          </table:table-cell>
          <table:table-cell office:value-type="float" office:value="2418" calcext:value-type="float">
            <text:p>2418</text:p>
          </table:table-cell>
          <table:table-cell table:formula="of:=[.B95]/[.C95]" office:value-type="float" office:value="0.00234367245657568" calcext:value-type="float">
            <text:p>0,0023436725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.9401" calcext:value-type="float">
            <text:p>30,9401</text:p>
          </table:table-cell>
          <table:table-cell office:value-type="float" office:value="1616" calcext:value-type="float">
            <text:p>1616</text:p>
          </table:table-cell>
          <table:table-cell table:formula="of:=[.B96]/[.C96]" office:value-type="float" office:value="0.0191461014851485" calcext:value-type="float">
            <text:p>0,0191461015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17307" calcext:value-type="float">
            <text:p>4,17307</text:p>
          </table:table-cell>
          <table:table-cell office:value-type="float" office:value="2050" calcext:value-type="float">
            <text:p>2050</text:p>
          </table:table-cell>
          <table:table-cell table:formula="of:=[.B97]/[.C97]" office:value-type="float" office:value="0.00203564390243902" calcext:value-type="float">
            <text:p>0,0020356439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6405" calcext:value-type="float">
            <text:p>3,6405</text:p>
          </table:table-cell>
          <table:table-cell office:value-type="float" office:value="1230" calcext:value-type="float">
            <text:p>1230</text:p>
          </table:table-cell>
          <table:table-cell table:formula="of:=[.B98]/[.C98]" office:value-type="float" office:value="0.00295975609756098" calcext:value-type="float">
            <text:p>0,002959756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.5287" calcext:value-type="float">
            <text:p>28,5287</text:p>
          </table:table-cell>
          <table:table-cell office:value-type="float" office:value="1664" calcext:value-type="float">
            <text:p>1664</text:p>
          </table:table-cell>
          <table:table-cell table:formula="of:=[.B99]/[.C99]" office:value-type="float" office:value="0.0171446514423077" calcext:value-type="float">
            <text:p>0,017144651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12304" calcext:value-type="float">
            <text:p>4,12304</text:p>
          </table:table-cell>
          <table:table-cell office:value-type="float" office:value="2100" calcext:value-type="float">
            <text:p>2100</text:p>
          </table:table-cell>
          <table:table-cell table:formula="of:=[.B100]/[.C100]" office:value-type="float" office:value="0.00196335238095238" calcext:value-type="float">
            <text:p>0,001963352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75772" calcext:value-type="float">
            <text:p>3,75772</text:p>
          </table:table-cell>
          <table:table-cell office:value-type="float" office:value="1260" calcext:value-type="float">
            <text:p>1260</text:p>
          </table:table-cell>
          <table:table-cell table:formula="of:=[.B101]/[.C101]" office:value-type="float" office:value="0.00298231746031746" calcext:value-type="float">
            <text:p>0,002982317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25755" calcext:value-type="float">
            <text:p>5,25755</text:p>
          </table:table-cell>
          <table:table-cell office:value-type="float" office:value="2150" calcext:value-type="float">
            <text:p>2150</text:p>
          </table:table-cell>
          <table:table-cell table:formula="of:=[.B102]/[.C102]" office:value-type="float" office:value="0.00244537209302326" calcext:value-type="float">
            <text:p>0,002445372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80496" calcext:value-type="float">
            <text:p>3,80496</text:p>
          </table:table-cell>
          <table:table-cell office:value-type="float" office:value="1290" calcext:value-type="float">
            <text:p>1290</text:p>
          </table:table-cell>
          <table:table-cell table:formula="of:=[.B103]/[.C103]" office:value-type="float" office:value="0.00294958139534884" calcext:value-type="float">
            <text:p>0,002949581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.4935" calcext:value-type="float">
            <text:p>37,4935</text:p>
          </table:table-cell>
          <table:table-cell office:value-type="float" office:value="1740" calcext:value-type="float">
            <text:p>1740</text:p>
          </table:table-cell>
          <table:table-cell table:formula="of:=[.B104]/[.C104]" office:value-type="float" office:value="0.0215479885057471" calcext:value-type="float">
            <text:p>0,021547988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9.9619" calcext:value-type="float">
            <text:p>39,9619</text:p>
          </table:table-cell>
          <table:table-cell office:value-type="float" office:value="12615" calcext:value-type="float">
            <text:p>12615</text:p>
          </table:table-cell>
          <table:table-cell table:formula="of:=[.B105]/[.C105]" office:value-type="float" office:value="0.00316780816488308" calcext:value-type="float">
            <text:p>0,003167808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3356" calcext:value-type="float">
            <text:p>4,3356</text:p>
          </table:table-cell>
          <table:table-cell office:value-type="float" office:value="2200" calcext:value-type="float">
            <text:p>2200</text:p>
          </table:table-cell>
          <table:table-cell table:formula="of:=[.B106]/[.C106]" office:value-type="float" office:value="0.00197072727272727" calcext:value-type="float">
            <text:p>0,0019707273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51166" calcext:value-type="float">
            <text:p>4,51166</text:p>
          </table:table-cell>
          <table:table-cell office:value-type="float" office:value="1320" calcext:value-type="float">
            <text:p>1320</text:p>
          </table:table-cell>
          <table:table-cell table:formula="of:=[.B107]/[.C107]" office:value-type="float" office:value="0.00341792424242424" calcext:value-type="float">
            <text:p>0,003417924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5.7592" calcext:value-type="float">
            <text:p>35,7592</text:p>
          </table:table-cell>
          <table:table-cell office:value-type="float" office:value="1768" calcext:value-type="float">
            <text:p>1768</text:p>
          </table:table-cell>
          <table:table-cell table:formula="of:=[.B108]/[.C108]" office:value-type="float" office:value="0.0202257918552036" calcext:value-type="float">
            <text:p>0,0202257919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95692" calcext:value-type="float">
            <text:p>7,95692</text:p>
          </table:table-cell>
          <table:table-cell office:value-type="float" office:value="3568" calcext:value-type="float">
            <text:p>3568</text:p>
          </table:table-cell>
          <table:table-cell table:formula="of:=[.B109]/[.C109]" office:value-type="float" office:value="0.00223007847533632" calcext:value-type="float">
            <text:p>0,0022300785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4378" calcext:value-type="float">
            <text:p>4,4378</text:p>
          </table:table-cell>
          <table:table-cell office:value-type="float" office:value="2250" calcext:value-type="float">
            <text:p>2250</text:p>
          </table:table-cell>
          <table:table-cell table:formula="of:=[.B110]/[.C110]" office:value-type="float" office:value="0.00197235555555556" calcext:value-type="float">
            <text:p>0,001972355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73902" calcext:value-type="float">
            <text:p>4,73902</text:p>
          </table:table-cell>
          <table:table-cell office:value-type="float" office:value="1350" calcext:value-type="float">
            <text:p>1350</text:p>
          </table:table-cell>
          <table:table-cell table:formula="of:=[.B111]/[.C111]" office:value-type="float" office:value="0.00351038518518519" calcext:value-type="float">
            <text:p>0,0035103852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64951" calcext:value-type="float">
            <text:p>5,64951</text:p>
          </table:table-cell>
          <table:table-cell office:value-type="float" office:value="3157" calcext:value-type="float">
            <text:p>3157</text:p>
          </table:table-cell>
          <table:table-cell table:formula="of:=[.B112]/[.C112]" office:value-type="float" office:value="0.00178951853025024" calcext:value-type="float">
            <text:p>0,0017895185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4.824" calcext:value-type="float">
            <text:p>34,824</text:p>
          </table:table-cell>
          <table:table-cell office:value-type="float" office:value="1820" calcext:value-type="float">
            <text:p>1820</text:p>
          </table:table-cell>
          <table:table-cell table:formula="of:=[.B113]/[.C113]" office:value-type="float" office:value="0.0191340659340659" calcext:value-type="float">
            <text:p>0,019134065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76531" calcext:value-type="float">
            <text:p>4,76531</text:p>
          </table:table-cell>
          <table:table-cell office:value-type="float" office:value="2300" calcext:value-type="float">
            <text:p>2300</text:p>
          </table:table-cell>
          <table:table-cell table:formula="of:=[.B114]/[.C114]" office:value-type="float" office:value="0.00207187391304348" calcext:value-type="float">
            <text:p>0,002071873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21174" calcext:value-type="float">
            <text:p>4,21174</text:p>
          </table:table-cell>
          <table:table-cell office:value-type="float" office:value="1380" calcext:value-type="float">
            <text:p>1380</text:p>
          </table:table-cell>
          <table:table-cell table:formula="of:=[.B115]/[.C115]" office:value-type="float" office:value="0.00305198550724638" calcext:value-type="float">
            <text:p>0,0030519855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73291" calcext:value-type="float">
            <text:p>5,73291</text:p>
          </table:table-cell>
          <table:table-cell office:value-type="float" office:value="2772" calcext:value-type="float">
            <text:p>2772</text:p>
          </table:table-cell>
          <table:table-cell table:formula="of:=[.B116]/[.C116]" office:value-type="float" office:value="0.00206814935064935" calcext:value-type="float">
            <text:p>0,002068149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.8452" calcext:value-type="float">
            <text:p>34,8452</text:p>
          </table:table-cell>
          <table:table-cell office:value-type="float" office:value="1856" calcext:value-type="float">
            <text:p>1856</text:p>
          </table:table-cell>
          <table:table-cell table:formula="of:=[.B117]/[.C117]" office:value-type="float" office:value="0.0187743534482759" calcext:value-type="float">
            <text:p>0,018774353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03995" calcext:value-type="float">
            <text:p>5,03995</text:p>
          </table:table-cell>
          <table:table-cell office:value-type="float" office:value="1880" calcext:value-type="float">
            <text:p>1880</text:p>
          </table:table-cell>
          <table:table-cell table:formula="of:=[.B118]/[.C118]" office:value-type="float" office:value="0.00268082446808511" calcext:value-type="float">
            <text:p>0,0026808245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38611" calcext:value-type="float">
            <text:p>4,38611</text:p>
          </table:table-cell>
          <table:table-cell office:value-type="float" office:value="1410" calcext:value-type="float">
            <text:p>1410</text:p>
          </table:table-cell>
          <table:table-cell table:formula="of:=[.B119]/[.C119]" office:value-type="float" office:value="0.00311071631205674" calcext:value-type="float">
            <text:p>0,003110716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4.495" calcext:value-type="float">
            <text:p>34,495</text:p>
          </table:table-cell>
          <table:table-cell office:value-type="float" office:value="1884" calcext:value-type="float">
            <text:p>1884</text:p>
          </table:table-cell>
          <table:table-cell table:formula="of:=[.B120]/[.C120]" office:value-type="float" office:value="0.0183094479830149" calcext:value-type="float">
            <text:p>0,01830944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60817" calcext:value-type="float">
            <text:p>4,60817</text:p>
          </table:table-cell>
          <table:table-cell office:value-type="float" office:value="1920" calcext:value-type="float">
            <text:p>1920</text:p>
          </table:table-cell>
          <table:table-cell table:formula="of:=[.B121]/[.C121]" office:value-type="float" office:value="0.00240008854166667" calcext:value-type="float">
            <text:p>0,0024000885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.9941" calcext:value-type="float">
            <text:p>36,9941</text:p>
          </table:table-cell>
          <table:table-cell office:value-type="float" office:value="1920" calcext:value-type="float">
            <text:p>1920</text:p>
          </table:table-cell>
          <table:table-cell table:formula="of:=[.B122]/[.C122]" office:value-type="float" office:value="0.0192677604166667" calcext:value-type="float">
            <text:p>0,019267760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51286" calcext:value-type="float">
            <text:p>4,51286</text:p>
          </table:table-cell>
          <table:table-cell office:value-type="float" office:value="1440" calcext:value-type="float">
            <text:p>1440</text:p>
          </table:table-cell>
          <table:table-cell table:formula="of:=[.B123]/[.C123]" office:value-type="float" office:value="0.00313393055555556" calcext:value-type="float">
            <text:p>0,003133930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55444" calcext:value-type="float">
            <text:p>4,55444</text:p>
          </table:table-cell>
          <table:table-cell office:value-type="float" office:value="1960" calcext:value-type="float">
            <text:p>1960</text:p>
          </table:table-cell>
          <table:table-cell table:formula="of:=[.B124]/[.C124]" office:value-type="float" office:value="0.00232369387755102" calcext:value-type="float">
            <text:p>0,002323693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51687" calcext:value-type="float">
            <text:p>4,51687</text:p>
          </table:table-cell>
          <table:table-cell office:value-type="float" office:value="1470" calcext:value-type="float">
            <text:p>1470</text:p>
          </table:table-cell>
          <table:table-cell table:formula="of:=[.B125]/[.C125]" office:value-type="float" office:value="0.00307270068027211" calcext:value-type="float">
            <text:p>0,003072700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9346" calcext:value-type="float">
            <text:p>4,59346</text:p>
          </table:table-cell>
          <table:table-cell office:value-type="float" office:value="2000" calcext:value-type="float">
            <text:p>2000</text:p>
          </table:table-cell>
          <table:table-cell table:formula="of:=[.B126]/[.C126]" office:value-type="float" office:value="0.00229673" calcext:value-type="float">
            <text:p>0,0022967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60335" calcext:value-type="float">
            <text:p>4,60335</text:p>
          </table:table-cell>
          <table:table-cell office:value-type="float" office:value="1500" calcext:value-type="float">
            <text:p>1500</text:p>
          </table:table-cell>
          <table:table-cell table:formula="of:=[.B127]/[.C127]" office:value-type="float" office:value="0.0030689" calcext:value-type="float">
            <text:p>0,003068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.3223" calcext:value-type="float">
            <text:p>39,3223</text:p>
          </table:table-cell>
          <table:table-cell office:value-type="float" office:value="2036" calcext:value-type="float">
            <text:p>2036</text:p>
          </table:table-cell>
          <table:table-cell table:formula="of:=[.B128]/[.C128]" office:value-type="float" office:value="0.0193135068762279" calcext:value-type="float">
            <text:p>0,019313506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77489" calcext:value-type="float">
            <text:p>4,77489</text:p>
          </table:table-cell>
          <table:table-cell office:value-type="float" office:value="2040" calcext:value-type="float">
            <text:p>2040</text:p>
          </table:table-cell>
          <table:table-cell table:formula="of:=[.B129]/[.C129]" office:value-type="float" office:value="0.00234063235294118" calcext:value-type="float">
            <text:p>0,002340632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70439" calcext:value-type="float">
            <text:p>4,70439</text:p>
          </table:table-cell>
          <table:table-cell office:value-type="float" office:value="1530" calcext:value-type="float">
            <text:p>1530</text:p>
          </table:table-cell>
          <table:table-cell table:formula="of:=[.B130]/[.C130]" office:value-type="float" office:value="0.00307476470588235" calcext:value-type="float">
            <text:p>0,003074764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6958" calcext:value-type="float">
            <text:p>4,6958</text:p>
          </table:table-cell>
          <table:table-cell office:value-type="float" office:value="2080" calcext:value-type="float">
            <text:p>2080</text:p>
          </table:table-cell>
          <table:table-cell table:formula="of:=[.B131]/[.C131]" office:value-type="float" office:value="0.00225759615384615" calcext:value-type="float">
            <text:p>0,0022575962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81633" calcext:value-type="float">
            <text:p>4,81633</text:p>
          </table:table-cell>
          <table:table-cell office:value-type="float" office:value="1560" calcext:value-type="float">
            <text:p>1560</text:p>
          </table:table-cell>
          <table:table-cell table:formula="of:=[.B132]/[.C132]" office:value-type="float" office:value="0.00308739102564103" calcext:value-type="float">
            <text:p>0,003087391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1.1561" calcext:value-type="float">
            <text:p>41,1561</text:p>
          </table:table-cell>
          <table:table-cell office:value-type="float" office:value="2084" calcext:value-type="float">
            <text:p>2084</text:p>
          </table:table-cell>
          <table:table-cell table:formula="of:=[.B133]/[.C133]" office:value-type="float" office:value="0.0197486084452975" calcext:value-type="float">
            <text:p>0,019748608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.0008" calcext:value-type="float">
            <text:p>10,0008</text:p>
          </table:table-cell>
          <table:table-cell office:value-type="float" office:value="4743" calcext:value-type="float">
            <text:p>4743</text:p>
          </table:table-cell>
          <table:table-cell table:formula="of:=[.B134]/[.C134]" office:value-type="float" office:value="0.00210853889943074" calcext:value-type="float">
            <text:p>0,0021085389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2.3937" calcext:value-type="float">
            <text:p>42,3937</text:p>
          </table:table-cell>
          <table:table-cell office:value-type="float" office:value="2112" calcext:value-type="float">
            <text:p>2112</text:p>
          </table:table-cell>
          <table:table-cell table:formula="of:=[.B135]/[.C135]" office:value-type="float" office:value="0.0200727746212121" calcext:value-type="float">
            <text:p>0,020072774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03654" calcext:value-type="float">
            <text:p>5,03654</text:p>
          </table:table-cell>
          <table:table-cell office:value-type="float" office:value="2120" calcext:value-type="float">
            <text:p>2120</text:p>
          </table:table-cell>
          <table:table-cell table:formula="of:=[.B136]/[.C136]" office:value-type="float" office:value="0.00237572641509434" calcext:value-type="float">
            <text:p>0,002375726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80449" calcext:value-type="float">
            <text:p>4,80449</text:p>
          </table:table-cell>
          <table:table-cell office:value-type="float" office:value="1590" calcext:value-type="float">
            <text:p>1590</text:p>
          </table:table-cell>
          <table:table-cell table:formula="of:=[.B137]/[.C137]" office:value-type="float" office:value="0.00302169182389937" calcext:value-type="float">
            <text:p>0,003021691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3.2426" calcext:value-type="float">
            <text:p>43,2426</text:p>
          </table:table-cell>
          <table:table-cell office:value-type="float" office:value="2132" calcext:value-type="float">
            <text:p>2132</text:p>
          </table:table-cell>
          <table:table-cell table:formula="of:=[.B138]/[.C138]" office:value-type="float" office:value="0.0202826454033771" calcext:value-type="float">
            <text:p>0,0202826454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90929" calcext:value-type="float">
            <text:p>4,90929</text:p>
          </table:table-cell>
          <table:table-cell office:value-type="float" office:value="2160" calcext:value-type="float">
            <text:p>2160</text:p>
          </table:table-cell>
          <table:table-cell table:formula="of:=[.B139]/[.C139]" office:value-type="float" office:value="0.00227281944444444" calcext:value-type="float">
            <text:p>0,0022728194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01786" calcext:value-type="float">
            <text:p>5,01786</text:p>
          </table:table-cell>
          <table:table-cell office:value-type="float" office:value="1620" calcext:value-type="float">
            <text:p>1620</text:p>
          </table:table-cell>
          <table:table-cell table:formula="of:=[.B140]/[.C140]" office:value-type="float" office:value="0.00309744444444444" calcext:value-type="float">
            <text:p>0,003097444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85882" calcext:value-type="float">
            <text:p>4,85882</text:p>
          </table:table-cell>
          <table:table-cell office:value-type="float" office:value="2200" calcext:value-type="float">
            <text:p>2200</text:p>
          </table:table-cell>
          <table:table-cell table:formula="of:=[.B141]/[.C141]" office:value-type="float" office:value="0.00220855454545455" calcext:value-type="float">
            <text:p>0,002208554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05112" calcext:value-type="float">
            <text:p>5,05112</text:p>
          </table:table-cell>
          <table:table-cell office:value-type="float" office:value="1650" calcext:value-type="float">
            <text:p>1650</text:p>
          </table:table-cell>
          <table:table-cell table:formula="of:=[.B142]/[.C142]" office:value-type="float" office:value="0.00306128484848485" calcext:value-type="float">
            <text:p>0,003061284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86317" calcext:value-type="float">
            <text:p>4,86317</text:p>
          </table:table-cell>
          <table:table-cell office:value-type="float" office:value="2240" calcext:value-type="float">
            <text:p>2240</text:p>
          </table:table-cell>
          <table:table-cell table:formula="of:=[.B143]/[.C143]" office:value-type="float" office:value="0.00217105803571429" calcext:value-type="float">
            <text:p>0,00217105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23648" calcext:value-type="float">
            <text:p>7,23648</text:p>
          </table:table-cell>
          <table:table-cell office:value-type="float" office:value="3920" calcext:value-type="float">
            <text:p>3920</text:p>
          </table:table-cell>
          <table:table-cell table:formula="of:=[.B144]/[.C144]" office:value-type="float" office:value="0.00184604081632653" calcext:value-type="float">
            <text:p>0,001846040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12989" calcext:value-type="float">
            <text:p>5,12989</text:p>
          </table:table-cell>
          <table:table-cell office:value-type="float" office:value="1680" calcext:value-type="float">
            <text:p>1680</text:p>
          </table:table-cell>
          <table:table-cell table:formula="of:=[.B145]/[.C145]" office:value-type="float" office:value="0.00305350595238095" calcext:value-type="float">
            <text:p>0,003053506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19843" calcext:value-type="float">
            <text:p>5,19843</text:p>
          </table:table-cell>
          <table:table-cell office:value-type="float" office:value="2280" calcext:value-type="float">
            <text:p>2280</text:p>
          </table:table-cell>
          <table:table-cell table:formula="of:=[.B146]/[.C146]" office:value-type="float" office:value="0.00228001315789474" calcext:value-type="float">
            <text:p>0,002280013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14592" calcext:value-type="float">
            <text:p>5,14592</text:p>
          </table:table-cell>
          <table:table-cell office:value-type="float" office:value="1710" calcext:value-type="float">
            <text:p>1710</text:p>
          </table:table-cell>
          <table:table-cell table:formula="of:=[.B147]/[.C147]" office:value-type="float" office:value="0.00300930994152047" calcext:value-type="float">
            <text:p>0,0030093099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7.1324" calcext:value-type="float">
            <text:p>47,1324</text:p>
          </table:table-cell>
          <table:table-cell office:value-type="float" office:value="2312" calcext:value-type="float">
            <text:p>2312</text:p>
          </table:table-cell>
          <table:table-cell table:formula="of:=[.B148]/[.C148]" office:value-type="float" office:value="0.0203859861591695" calcext:value-type="float">
            <text:p>0,0203859862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35586" calcext:value-type="float">
            <text:p>5,35586</text:p>
          </table:table-cell>
          <table:table-cell office:value-type="float" office:value="2320" calcext:value-type="float">
            <text:p>2320</text:p>
          </table:table-cell>
          <table:table-cell table:formula="of:=[.B149]/[.C149]" office:value-type="float" office:value="0.00230856034482759" calcext:value-type="float">
            <text:p>0,0023085603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22894" calcext:value-type="float">
            <text:p>5,22894</text:p>
          </table:table-cell>
          <table:table-cell office:value-type="float" office:value="1740" calcext:value-type="float">
            <text:p>1740</text:p>
          </table:table-cell>
          <table:table-cell table:formula="of:=[.B150]/[.C150]" office:value-type="float" office:value="0.00300513793103448" calcext:value-type="float">
            <text:p>0,003005137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1.2193" calcext:value-type="float">
            <text:p>51,2193</text:p>
          </table:table-cell>
          <table:table-cell office:value-type="float" office:value="2328" calcext:value-type="float">
            <text:p>2328</text:p>
          </table:table-cell>
          <table:table-cell table:formula="of:=[.B151]/[.C151]" office:value-type="float" office:value="0.0220014175257732" calcext:value-type="float">
            <text:p>0,022001417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25154" calcext:value-type="float">
            <text:p>5,25154</text:p>
          </table:table-cell>
          <table:table-cell office:value-type="float" office:value="2360" calcext:value-type="float">
            <text:p>2360</text:p>
          </table:table-cell>
          <table:table-cell table:formula="of:=[.B152]/[.C152]" office:value-type="float" office:value="0.00222522881355932" calcext:value-type="float">
            <text:p>0,0022252288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.8239" calcext:value-type="float">
            <text:p>42,8239</text:p>
          </table:table-cell>
          <table:table-cell office:value-type="float" office:value="2360" calcext:value-type="float">
            <text:p>2360</text:p>
          </table:table-cell>
          <table:table-cell table:formula="of:=[.B153]/[.C153]" office:value-type="float" office:value="0.0181457203389831" calcext:value-type="float">
            <text:p>0,0181457203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32181" calcext:value-type="float">
            <text:p>5,32181</text:p>
          </table:table-cell>
          <table:table-cell office:value-type="float" office:value="1770" calcext:value-type="float">
            <text:p>1770</text:p>
          </table:table-cell>
          <table:table-cell table:formula="of:=[.B154]/[.C154]" office:value-type="float" office:value="0.00300667231638418" calcext:value-type="float">
            <text:p>0,0030066723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.6645" calcext:value-type="float">
            <text:p>59,6645</text:p>
          </table:table-cell>
          <table:table-cell office:value-type="float" office:value="20230" calcext:value-type="float">
            <text:p>20230</text:p>
          </table:table-cell>
          <table:table-cell table:formula="of:=[.B155]/[.C155]" office:value-type="float" office:value="0.00294930795847751" calcext:value-type="float">
            <text:p>0,00294930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63138" calcext:value-type="float">
            <text:p>5,63138</text:p>
          </table:table-cell>
          <table:table-cell office:value-type="float" office:value="2400" calcext:value-type="float">
            <text:p>2400</text:p>
          </table:table-cell>
          <table:table-cell table:formula="of:=[.B156]/[.C156]" office:value-type="float" office:value="0.00234640833333333" calcext:value-type="float">
            <text:p>0,002346408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56344" calcext:value-type="float">
            <text:p>5,56344</text:p>
          </table:table-cell>
          <table:table-cell office:value-type="float" office:value="1800" calcext:value-type="float">
            <text:p>1800</text:p>
          </table:table-cell>
          <table:table-cell table:formula="of:=[.B157]/[.C157]" office:value-type="float" office:value="0.0030908" calcext:value-type="float">
            <text:p>0,0030908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01361" calcext:value-type="float">
            <text:p>8,01361</text:p>
          </table:table-cell>
          <table:table-cell office:value-type="float" office:value="4207" calcext:value-type="float">
            <text:p>4207</text:p>
          </table:table-cell>
          <table:table-cell table:formula="of:=[.B158]/[.C158]" office:value-type="float" office:value="0.00190482766817209" calcext:value-type="float">
            <text:p>0,0019048277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8.7889" calcext:value-type="float">
            <text:p>48,7889</text:p>
          </table:table-cell>
          <table:table-cell office:value-type="float" office:value="2428" calcext:value-type="float">
            <text:p>2428</text:p>
          </table:table-cell>
          <table:table-cell table:formula="of:=[.B159]/[.C159]" office:value-type="float" office:value="0.0200942751235585" calcext:value-type="float">
            <text:p>0,0200942751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2.6584" calcext:value-type="float">
            <text:p>52,6584</text:p>
          </table:table-cell>
          <table:table-cell office:value-type="float" office:value="2432" calcext:value-type="float">
            <text:p>2432</text:p>
          </table:table-cell>
          <table:table-cell table:formula="of:=[.B160]/[.C160]" office:value-type="float" office:value="0.0216523026315789" calcext:value-type="float">
            <text:p>0,0216523026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7.3585" calcext:value-type="float">
            <text:p>37,3585</text:p>
          </table:table-cell>
          <table:table-cell office:value-type="float" office:value="2436" calcext:value-type="float">
            <text:p>2436</text:p>
          </table:table-cell>
          <table:table-cell table:formula="of:=[.B161]/[.C161]" office:value-type="float" office:value="0.0153360016420361" calcext:value-type="float">
            <text:p>0,0153360016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59232" calcext:value-type="float">
            <text:p>5,59232</text:p>
          </table:table-cell>
          <table:table-cell office:value-type="float" office:value="2440" calcext:value-type="float">
            <text:p>2440</text:p>
          </table:table-cell>
          <table:table-cell table:formula="of:=[.B162]/[.C162]" office:value-type="float" office:value="0.00229193442622951" calcext:value-type="float">
            <text:p>0,0022919344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66001" calcext:value-type="float">
            <text:p>5,66001</text:p>
          </table:table-cell>
          <table:table-cell office:value-type="float" office:value="1830" calcext:value-type="float">
            <text:p>1830</text:p>
          </table:table-cell>
          <table:table-cell table:formula="of:=[.B163]/[.C163]" office:value-type="float" office:value="0.00309290163934426" calcext:value-type="float">
            <text:p>0,003092901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.2451" calcext:value-type="float">
            <text:p>12,2451</text:p>
          </table:table-cell>
          <table:table-cell office:value-type="float" office:value="6170" calcext:value-type="float">
            <text:p>6170</text:p>
          </table:table-cell>
          <table:table-cell table:formula="of:=[.B164]/[.C164]" office:value-type="float" office:value="0.00198461912479741" calcext:value-type="float">
            <text:p>0,0019846191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61004" calcext:value-type="float">
            <text:p>5,61004</text:p>
          </table:table-cell>
          <table:table-cell office:value-type="float" office:value="2480" calcext:value-type="float">
            <text:p>2480</text:p>
          </table:table-cell>
          <table:table-cell table:formula="of:=[.B165]/[.C165]" office:value-type="float" office:value="0.00226211290322581" calcext:value-type="float">
            <text:p>0,0022621129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5022" calcext:value-type="float">
            <text:p>5,5022</text:p>
          </table:table-cell>
          <table:table-cell office:value-type="float" office:value="1860" calcext:value-type="float">
            <text:p>1860</text:p>
          </table:table-cell>
          <table:table-cell table:formula="of:=[.B166]/[.C166]" office:value-type="float" office:value="0.00295817204301075" calcext:value-type="float">
            <text:p>0,002958172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67193" calcext:value-type="float">
            <text:p>5,67193</text:p>
          </table:table-cell>
          <table:table-cell office:value-type="float" office:value="2520" calcext:value-type="float">
            <text:p>2520</text:p>
          </table:table-cell>
          <table:table-cell table:formula="of:=[.B167]/[.C167]" office:value-type="float" office:value="0.00225076587301587" calcext:value-type="float">
            <text:p>0,0022507659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75431" calcext:value-type="float">
            <text:p>5,75431</text:p>
          </table:table-cell>
          <table:table-cell office:value-type="float" office:value="1890" calcext:value-type="float">
            <text:p>1890</text:p>
          </table:table-cell>
          <table:table-cell table:formula="of:=[.B168]/[.C168]" office:value-type="float" office:value="0.00304460846560847" calcext:value-type="float">
            <text:p>0,0030446085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88155" calcext:value-type="float">
            <text:p>5,88155</text:p>
          </table:table-cell>
          <table:table-cell office:value-type="float" office:value="2560" calcext:value-type="float">
            <text:p>2560</text:p>
          </table:table-cell>
          <table:table-cell table:formula="of:=[.B169]/[.C169]" office:value-type="float" office:value="0.00229748046875" calcext:value-type="float">
            <text:p>0,0022974805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989" calcext:value-type="float">
            <text:p>5,989</text:p>
          </table:table-cell>
          <table:table-cell office:value-type="float" office:value="1920" calcext:value-type="float">
            <text:p>1920</text:p>
          </table:table-cell>
          <table:table-cell table:formula="of:=[.B170]/[.C170]" office:value-type="float" office:value="0.00311927083333333" calcext:value-type="float">
            <text:p>0,0031192708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5.4748" calcext:value-type="float">
            <text:p>55,4748</text:p>
          </table:table-cell>
          <table:table-cell office:value-type="float" office:value="2564" calcext:value-type="float">
            <text:p>2564</text:p>
          </table:table-cell>
          <table:table-cell table:formula="of:=[.B171]/[.C171]" office:value-type="float" office:value="0.0216360374414977" calcext:value-type="float">
            <text:p>0,0216360374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79736" calcext:value-type="float">
            <text:p>5,79736</text:p>
          </table:table-cell>
          <table:table-cell office:value-type="float" office:value="2600" calcext:value-type="float">
            <text:p>2600</text:p>
          </table:table-cell>
          <table:table-cell table:formula="of:=[.B172]/[.C172]" office:value-type="float" office:value="0.00222975384615385" calcext:value-type="float">
            <text:p>0,002229753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72804" calcext:value-type="float">
            <text:p>8,72804</text:p>
          </table:table-cell>
          <table:table-cell office:value-type="float" office:value="5200" calcext:value-type="float">
            <text:p>5200</text:p>
          </table:table-cell>
          <table:table-cell table:formula="of:=[.B173]/[.C173]" office:value-type="float" office:value="0.00167846923076923" calcext:value-type="float">
            <text:p>0,001678469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74686" calcext:value-type="float">
            <text:p>5,74686</text:p>
          </table:table-cell>
          <table:table-cell office:value-type="float" office:value="1950" calcext:value-type="float">
            <text:p>1950</text:p>
          </table:table-cell>
          <table:table-cell table:formula="of:=[.B174]/[.C174]" office:value-type="float" office:value="0.00294710769230769" calcext:value-type="float">
            <text:p>0,0029471077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1.6789" calcext:value-type="float">
            <text:p>41,6789</text:p>
          </table:table-cell>
          <table:table-cell office:value-type="float" office:value="2636" calcext:value-type="float">
            <text:p>2636</text:p>
          </table:table-cell>
          <table:table-cell table:formula="of:=[.B175]/[.C175]" office:value-type="float" office:value="0.0158114188163885" calcext:value-type="float">
            <text:p>0,0158114188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81126" calcext:value-type="float">
            <text:p>5,81126</text:p>
          </table:table-cell>
          <table:table-cell office:value-type="float" office:value="2640" calcext:value-type="float">
            <text:p>2640</text:p>
          </table:table-cell>
          <table:table-cell table:formula="of:=[.B176]/[.C176]" office:value-type="float" office:value="0.00220123484848485" calcext:value-type="float">
            <text:p>0,0022012348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08233" calcext:value-type="float">
            <text:p>6,08233</text:p>
          </table:table-cell>
          <table:table-cell office:value-type="float" office:value="1980" calcext:value-type="float">
            <text:p>1980</text:p>
          </table:table-cell>
          <table:table-cell table:formula="of:=[.B177]/[.C177]" office:value-type="float" office:value="0.00307188383838384" calcext:value-type="float">
            <text:p>0,0030718838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9.2434" calcext:value-type="float">
            <text:p>59,2434</text:p>
          </table:table-cell>
          <table:table-cell office:value-type="float" office:value="2644" calcext:value-type="float">
            <text:p>2644</text:p>
          </table:table-cell>
          <table:table-cell table:formula="of:=[.B178]/[.C178]" office:value-type="float" office:value="0.0224067322239032" calcext:value-type="float">
            <text:p>0,0224067322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79988" calcext:value-type="float">
            <text:p>5,79988</text:p>
          </table:table-cell>
          <table:table-cell office:value-type="float" office:value="2680" calcext:value-type="float">
            <text:p>2680</text:p>
          </table:table-cell>
          <table:table-cell table:formula="of:=[.B179]/[.C179]" office:value-type="float" office:value="0.00216413432835821" calcext:value-type="float">
            <text:p>0,0021641343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244" calcext:value-type="float">
            <text:p>6,244</text:p>
          </table:table-cell>
          <table:table-cell office:value-type="float" office:value="2010" calcext:value-type="float">
            <text:p>2010</text:p>
          </table:table-cell>
          <table:table-cell table:formula="of:=[.B180]/[.C180]" office:value-type="float" office:value="0.00310646766169154" calcext:value-type="float">
            <text:p>0,00310646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87197" calcext:value-type="float">
            <text:p>5,87197</text:p>
          </table:table-cell>
          <table:table-cell office:value-type="float" office:value="2720" calcext:value-type="float">
            <text:p>2720</text:p>
          </table:table-cell>
          <table:table-cell table:formula="of:=[.B181]/[.C181]" office:value-type="float" office:value="0.0021588125" calcext:value-type="float">
            <text:p>0,002158812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2865" calcext:value-type="float">
            <text:p>6,2865</text:p>
          </table:table-cell>
          <table:table-cell office:value-type="float" office:value="2040" calcext:value-type="float">
            <text:p>2040</text:p>
          </table:table-cell>
          <table:table-cell table:formula="of:=[.B182]/[.C182]" office:value-type="float" office:value="0.00308161764705882" calcext:value-type="float">
            <text:p>0,0030816176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5.5194" calcext:value-type="float">
            <text:p>45,5194</text:p>
          </table:table-cell>
          <table:table-cell office:value-type="float" office:value="2740" calcext:value-type="float">
            <text:p>2740</text:p>
          </table:table-cell>
          <table:table-cell table:formula="of:=[.B183]/[.C183]" office:value-type="float" office:value="0.0166129197080292" calcext:value-type="float">
            <text:p>0,016612919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.5792" calcext:value-type="float">
            <text:p>15,5792</text:p>
          </table:table-cell>
          <table:table-cell office:value-type="float" office:value="7568" calcext:value-type="float">
            <text:p>7568</text:p>
          </table:table-cell>
          <table:table-cell table:formula="of:=[.B184]/[.C184]" office:value-type="float" office:value="0.00205856236786469" calcext:value-type="float">
            <text:p>0,0020585624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01693" calcext:value-type="float">
            <text:p>6,01693</text:p>
          </table:table-cell>
          <table:table-cell office:value-type="float" office:value="2760" calcext:value-type="float">
            <text:p>2760</text:p>
          </table:table-cell>
          <table:table-cell table:formula="of:=[.B185]/[.C185]" office:value-type="float" office:value="0.00218004710144928" calcext:value-type="float">
            <text:p>0,0021800471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7668" calcext:value-type="float">
            <text:p>6,67668</text:p>
          </table:table-cell>
          <table:table-cell office:value-type="float" office:value="2070" calcext:value-type="float">
            <text:p>2070</text:p>
          </table:table-cell>
          <table:table-cell table:formula="of:=[.B186]/[.C186]" office:value-type="float" office:value="0.00322544927536232" calcext:value-type="float">
            <text:p>0,003225449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2.1129" calcext:value-type="float">
            <text:p>52,1129</text:p>
          </table:table-cell>
          <table:table-cell office:value-type="float" office:value="2764" calcext:value-type="float">
            <text:p>2764</text:p>
          </table:table-cell>
          <table:table-cell table:formula="of:=[.B187]/[.C187]" office:value-type="float" office:value="0.0188541606367583" calcext:value-type="float">
            <text:p>0,018854160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30313" calcext:value-type="float">
            <text:p>6,30313</text:p>
          </table:table-cell>
          <table:table-cell office:value-type="float" office:value="2800" calcext:value-type="float">
            <text:p>2800</text:p>
          </table:table-cell>
          <table:table-cell table:formula="of:=[.B188]/[.C188]" office:value-type="float" office:value="0.00225111785714286" calcext:value-type="float">
            <text:p>0,002251117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.9136" calcext:value-type="float">
            <text:p>46,9136</text:p>
          </table:table-cell>
          <table:table-cell office:value-type="float" office:value="2800" calcext:value-type="float">
            <text:p>2800</text:p>
          </table:table-cell>
          <table:table-cell table:formula="of:=[.B189]/[.C189]" office:value-type="float" office:value="0.0167548571428571" calcext:value-type="float">
            <text:p>0,0167548571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25185" calcext:value-type="float">
            <text:p>6,25185</text:p>
          </table:table-cell>
          <table:table-cell office:value-type="float" office:value="2100" calcext:value-type="float">
            <text:p>2100</text:p>
          </table:table-cell>
          <table:table-cell table:formula="of:=[.B190]/[.C190]" office:value-type="float" office:value="0.00297707142857143" calcext:value-type="float">
            <text:p>0,0029770714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1.0845" calcext:value-type="float">
            <text:p>51,0845</text:p>
          </table:table-cell>
          <table:table-cell office:value-type="float" office:value="2828" calcext:value-type="float">
            <text:p>2828</text:p>
          </table:table-cell>
          <table:table-cell table:formula="of:=[.B191]/[.C191]" office:value-type="float" office:value="0.0180638260254597" calcext:value-type="float">
            <text:p>0,018063826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3987" calcext:value-type="float">
            <text:p>6,3987</text:p>
          </table:table-cell>
          <table:table-cell office:value-type="float" office:value="2840" calcext:value-type="float">
            <text:p>2840</text:p>
          </table:table-cell>
          <table:table-cell table:formula="of:=[.B192]/[.C192]" office:value-type="float" office:value="0.00225306338028169" calcext:value-type="float">
            <text:p>0,002253063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7211" calcext:value-type="float">
            <text:p>6,57211</text:p>
          </table:table-cell>
          <table:table-cell office:value-type="float" office:value="2130" calcext:value-type="float">
            <text:p>2130</text:p>
          </table:table-cell>
          <table:table-cell table:formula="of:=[.B193]/[.C193]" office:value-type="float" office:value="0.00308549765258216" calcext:value-type="float">
            <text:p>0,0030854977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21748" calcext:value-type="float">
            <text:p>6,21748</text:p>
          </table:table-cell>
          <table:table-cell office:value-type="float" office:value="2880" calcext:value-type="float">
            <text:p>2880</text:p>
          </table:table-cell>
          <table:table-cell table:formula="of:=[.B194]/[.C194]" office:value-type="float" office:value="0.00215884722222222" calcext:value-type="float">
            <text:p>0,0021588472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122" calcext:value-type="float">
            <text:p>6,5122</text:p>
          </table:table-cell>
          <table:table-cell office:value-type="float" office:value="2160" calcext:value-type="float">
            <text:p>2160</text:p>
          </table:table-cell>
          <table:table-cell table:formula="of:=[.B195]/[.C195]" office:value-type="float" office:value="0.00301490740740741" calcext:value-type="float">
            <text:p>0,0030149074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5.3904" calcext:value-type="float">
            <text:p>55,3904</text:p>
          </table:table-cell>
          <table:table-cell office:value-type="float" office:value="2908" calcext:value-type="float">
            <text:p>2908</text:p>
          </table:table-cell>
          <table:table-cell table:formula="of:=[.B196]/[.C196]" office:value-type="float" office:value="0.0190475928473177" calcext:value-type="float">
            <text:p>0,0190475928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.075" calcext:value-type="float">
            <text:p>12,075</text:p>
          </table:table-cell>
          <table:table-cell office:value-type="float" office:value="6561" calcext:value-type="float">
            <text:p>6561</text:p>
          </table:table-cell>
          <table:table-cell table:formula="of:=[.B197]/[.C197]" office:value-type="float" office:value="0.00184042066758116" calcext:value-type="float">
            <text:p>0,001840420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39945" calcext:value-type="float">
            <text:p>6,39945</text:p>
          </table:table-cell>
          <table:table-cell office:value-type="float" office:value="2920" calcext:value-type="float">
            <text:p>2920</text:p>
          </table:table-cell>
          <table:table-cell table:formula="of:=[.B198]/[.C198]" office:value-type="float" office:value="0.00219159246575342" calcext:value-type="float">
            <text:p>0,002191592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5178" calcext:value-type="float">
            <text:p>6,75178</text:p>
          </table:table-cell>
          <table:table-cell office:value-type="float" office:value="2190" calcext:value-type="float">
            <text:p>2190</text:p>
          </table:table-cell>
          <table:table-cell table:formula="of:=[.B199]/[.C199]" office:value-type="float" office:value="0.00308300456621005" calcext:value-type="float">
            <text:p>0,003083004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47406" calcext:value-type="float">
            <text:p>6,47406</text:p>
          </table:table-cell>
          <table:table-cell office:value-type="float" office:value="2960" calcext:value-type="float">
            <text:p>2960</text:p>
          </table:table-cell>
          <table:table-cell table:formula="of:=[.B200]/[.C200]" office:value-type="float" office:value="0.00218718243243243" calcext:value-type="float">
            <text:p>0,0021871824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1467" calcext:value-type="float">
            <text:p>7,1467</text:p>
          </table:table-cell>
          <table:table-cell office:value-type="float" office:value="2220" calcext:value-type="float">
            <text:p>2220</text:p>
          </table:table-cell>
          <table:table-cell table:formula="of:=[.B201]/[.C201]" office:value-type="float" office:value="0.00321923423423423" calcext:value-type="float">
            <text:p>0,0032192342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6.7034" calcext:value-type="float">
            <text:p>46,7034</text:p>
          </table:table-cell>
          <table:table-cell office:value-type="float" office:value="2992" calcext:value-type="float">
            <text:p>2992</text:p>
          </table:table-cell>
          <table:table-cell table:formula="of:=[.B202]/[.C202]" office:value-type="float" office:value="0.0156094251336898" calcext:value-type="float">
            <text:p>0,0156094251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43423" calcext:value-type="float">
            <text:p>6,43423</text:p>
          </table:table-cell>
          <table:table-cell office:value-type="float" office:value="3000" calcext:value-type="float">
            <text:p>3000</text:p>
          </table:table-cell>
          <table:table-cell table:formula="of:=[.B203]/[.C203]" office:value-type="float" office:value="0.00214474333333333" calcext:value-type="float">
            <text:p>0,002144743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8835" calcext:value-type="float">
            <text:p>6,78835</text:p>
          </table:table-cell>
          <table:table-cell office:value-type="float" office:value="2250" calcext:value-type="float">
            <text:p>2250</text:p>
          </table:table-cell>
          <table:table-cell table:formula="of:=[.B204]/[.C204]" office:value-type="float" office:value="0.00301704444444444" calcext:value-type="float">
            <text:p>0,0030170444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.15" calcext:value-type="float">
            <text:p>12,15</text:p>
          </table:table-cell>
          <table:table-cell office:value-type="float" office:value="6016" calcext:value-type="float">
            <text:p>6016</text:p>
          </table:table-cell>
          <table:table-cell table:formula="of:=[.B205]/[.C205]" office:value-type="float" office:value="0.00201961436170213" calcext:value-type="float">
            <text:p>0,0020196144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0.6902" calcext:value-type="float">
            <text:p>60,6902</text:p>
          </table:table-cell>
          <table:table-cell office:value-type="float" office:value="3012" calcext:value-type="float">
            <text:p>3012</text:p>
          </table:table-cell>
          <table:table-cell table:formula="of:=[.B206]/[.C206]" office:value-type="float" office:value="0.0201494687915007" calcext:value-type="float">
            <text:p>0,020149468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9871" calcext:value-type="float">
            <text:p>6,59871</text:p>
          </table:table-cell>
          <table:table-cell office:value-type="float" office:value="3040" calcext:value-type="float">
            <text:p>3040</text:p>
          </table:table-cell>
          <table:table-cell table:formula="of:=[.B207]/[.C207]" office:value-type="float" office:value="0.00217062828947368" calcext:value-type="float">
            <text:p>0,0021706283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40847" calcext:value-type="float">
            <text:p>7,40847</text:p>
          </table:table-cell>
          <table:table-cell office:value-type="float" office:value="2280" calcext:value-type="float">
            <text:p>2280</text:p>
          </table:table-cell>
          <table:table-cell table:formula="of:=[.B208]/[.C208]" office:value-type="float" office:value="0.00324932894736842" calcext:value-type="float">
            <text:p>0,0032493289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9.1278" calcext:value-type="float">
            <text:p>59,1278</text:p>
          </table:table-cell>
          <table:table-cell office:value-type="float" office:value="3052" calcext:value-type="float">
            <text:p>3052</text:p>
          </table:table-cell>
          <table:table-cell table:formula="of:=[.B209]/[.C209]" office:value-type="float" office:value="0.0193734600262123" calcext:value-type="float">
            <text:p>0,01937346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1812" calcext:value-type="float">
            <text:p>6,51812</text:p>
          </table:table-cell>
          <table:table-cell office:value-type="float" office:value="3080" calcext:value-type="float">
            <text:p>3080</text:p>
          </table:table-cell>
          <table:table-cell table:formula="of:=[.B210]/[.C210]" office:value-type="float" office:value="0.00211627272727273" calcext:value-type="float">
            <text:p>0,002116272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8804" calcext:value-type="float">
            <text:p>6,88804</text:p>
          </table:table-cell>
          <table:table-cell office:value-type="float" office:value="2310" calcext:value-type="float">
            <text:p>2310</text:p>
          </table:table-cell>
          <table:table-cell table:formula="of:=[.B211]/[.C211]" office:value-type="float" office:value="0.0029818354978355" calcext:value-type="float">
            <text:p>0,002981835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6.4067" calcext:value-type="float">
            <text:p>56,4067</text:p>
          </table:table-cell>
          <table:table-cell office:value-type="float" office:value="3088" calcext:value-type="float">
            <text:p>3088</text:p>
          </table:table-cell>
          <table:table-cell table:formula="of:=[.B212]/[.C212]" office:value-type="float" office:value="0.0182664183937824" calcext:value-type="float">
            <text:p>0,0182664184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5431" calcext:value-type="float">
            <text:p>6,65431</text:p>
          </table:table-cell>
          <table:table-cell office:value-type="float" office:value="3120" calcext:value-type="float">
            <text:p>3120</text:p>
          </table:table-cell>
          <table:table-cell table:formula="of:=[.B213]/[.C213]" office:value-type="float" office:value="0.00213279166666667" calcext:value-type="float">
            <text:p>0,0021327917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39109" calcext:value-type="float">
            <text:p>7,39109</text:p>
          </table:table-cell>
          <table:table-cell office:value-type="float" office:value="2340" calcext:value-type="float">
            <text:p>2340</text:p>
          </table:table-cell>
          <table:table-cell table:formula="of:=[.B214]/[.C214]" office:value-type="float" office:value="0.00315858547008547" calcext:value-type="float">
            <text:p>0,0031585855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6.7626" calcext:value-type="float">
            <text:p>86,7626</text:p>
          </table:table-cell>
          <table:table-cell office:value-type="float" office:value="30420" calcext:value-type="float">
            <text:p>30420</text:p>
          </table:table-cell>
          <table:table-cell table:formula="of:=[.B215]/[.C215]" office:value-type="float" office:value="0.00285215647600263" calcext:value-type="float">
            <text:p>0,0028521565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4741" calcext:value-type="float">
            <text:p>6,74741</text:p>
          </table:table-cell>
          <table:table-cell office:value-type="float" office:value="2370" calcext:value-type="float">
            <text:p>2370</text:p>
          </table:table-cell>
          <table:table-cell table:formula="of:=[.B216]/[.C216]" office:value-type="float" office:value="0.00284700843881857" calcext:value-type="float">
            <text:p>0,002847008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09627" calcext:value-type="float">
            <text:p>7,09627</text:p>
          </table:table-cell>
          <table:table-cell office:value-type="float" office:value="2370" calcext:value-type="float">
            <text:p>2370</text:p>
          </table:table-cell>
          <table:table-cell table:formula="of:=[.B217]/[.C217]" office:value-type="float" office:value="0.00299420675105485" calcext:value-type="float">
            <text:p>0,0029942068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8.3085" calcext:value-type="float">
            <text:p>18,3085</text:p>
          </table:table-cell>
          <table:table-cell office:value-type="float" office:value="8712" calcext:value-type="float">
            <text:p>8712</text:p>
          </table:table-cell>
          <table:table-cell table:formula="of:=[.B218]/[.C218]" office:value-type="float" office:value="0.00210152662993572" calcext:value-type="float">
            <text:p>0,002101526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5611" calcext:value-type="float">
            <text:p>6,85611</text:p>
          </table:table-cell>
          <table:table-cell office:value-type="float" office:value="3200" calcext:value-type="float">
            <text:p>3200</text:p>
          </table:table-cell>
          <table:table-cell table:formula="of:=[.B219]/[.C219]" office:value-type="float" office:value="0.002142534375" calcext:value-type="float">
            <text:p>0,002142534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31369" calcext:value-type="float">
            <text:p>7,31369</text:p>
          </table:table-cell>
          <table:table-cell office:value-type="float" office:value="2400" calcext:value-type="float">
            <text:p>2400</text:p>
          </table:table-cell>
          <table:table-cell table:formula="of:=[.B220]/[.C220]" office:value-type="float" office:value="0.00304737083333333" calcext:value-type="float">
            <text:p>0,0030473708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7.2577" calcext:value-type="float">
            <text:p>67,2577</text:p>
          </table:table-cell>
          <table:table-cell office:value-type="float" office:value="3204" calcext:value-type="float">
            <text:p>3204</text:p>
          </table:table-cell>
          <table:table-cell table:formula="of:=[.B221]/[.C221]" office:value-type="float" office:value="0.0209917915106117" calcext:value-type="float">
            <text:p>0,020991791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6326" calcext:value-type="float">
            <text:p>6,86326</text:p>
          </table:table-cell>
          <table:table-cell office:value-type="float" office:value="3240" calcext:value-type="float">
            <text:p>3240</text:p>
          </table:table-cell>
          <table:table-cell table:formula="of:=[.B222]/[.C222]" office:value-type="float" office:value="0.00211829012345679" calcext:value-type="float">
            <text:p>0,002118290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5.4984" calcext:value-type="float">
            <text:p>35,4984</text:p>
          </table:table-cell>
          <table:table-cell office:value-type="float" office:value="3240" calcext:value-type="float">
            <text:p>3240</text:p>
          </table:table-cell>
          <table:table-cell table:formula="of:=[.B223]/[.C223]" office:value-type="float" office:value="0.0109562962962963" calcext:value-type="float">
            <text:p>0,0109562963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14341" calcext:value-type="float">
            <text:p>7,14341</text:p>
          </table:table-cell>
          <table:table-cell office:value-type="float" office:value="2430" calcext:value-type="float">
            <text:p>2430</text:p>
          </table:table-cell>
          <table:table-cell table:formula="of:=[.B224]/[.C224]" office:value-type="float" office:value="0.00293967489711934" calcext:value-type="float">
            <text:p>0,0029396749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7.8199" calcext:value-type="float">
            <text:p>67,8199</text:p>
          </table:table-cell>
          <table:table-cell office:value-type="float" office:value="3256" calcext:value-type="float">
            <text:p>3256</text:p>
          </table:table-cell>
          <table:table-cell table:formula="of:=[.B225]/[.C225]" office:value-type="float" office:value="0.0208292076167076" calcext:value-type="float">
            <text:p>0,0208292076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3406" calcext:value-type="float">
            <text:p>6,73406</text:p>
          </table:table-cell>
          <table:table-cell office:value-type="float" office:value="3280" calcext:value-type="float">
            <text:p>3280</text:p>
          </table:table-cell>
          <table:table-cell table:formula="of:=[.B226]/[.C226]" office:value-type="float" office:value="0.00205306707317073" calcext:value-type="float">
            <text:p>0,0020530671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06493" calcext:value-type="float">
            <text:p>7,06493</text:p>
          </table:table-cell>
          <table:table-cell office:value-type="float" office:value="2460" calcext:value-type="float">
            <text:p>2460</text:p>
          </table:table-cell>
          <table:table-cell table:formula="of:=[.B227]/[.C227]" office:value-type="float" office:value="0.00287192276422764" calcext:value-type="float">
            <text:p>0,0028719228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8.314" calcext:value-type="float">
            <text:p>18,314</text:p>
          </table:table-cell>
          <table:table-cell office:value-type="float" office:value="9119" calcext:value-type="float">
            <text:p>9119</text:p>
          </table:table-cell>
          <table:table-cell table:formula="of:=[.B228]/[.C228]" office:value-type="float" office:value="0.00200833424717623" calcext:value-type="float">
            <text:p>0,0020083342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92348" calcext:value-type="float">
            <text:p>6,92348</text:p>
          </table:table-cell>
          <table:table-cell office:value-type="float" office:value="3320" calcext:value-type="float">
            <text:p>3320</text:p>
          </table:table-cell>
          <table:table-cell table:formula="of:=[.B229]/[.C229]" office:value-type="float" office:value="0.00208538554216867" calcext:value-type="float">
            <text:p>0,0020853855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52488" calcext:value-type="float">
            <text:p>7,52488</text:p>
          </table:table-cell>
          <table:table-cell office:value-type="float" office:value="2490" calcext:value-type="float">
            <text:p>2490</text:p>
          </table:table-cell>
          <table:table-cell table:formula="of:=[.B230]/[.C230]" office:value-type="float" office:value="0.00302204016064257" calcext:value-type="float">
            <text:p>0,0030220402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9946" calcext:value-type="float">
            <text:p>6,9946</text:p>
          </table:table-cell>
          <table:table-cell office:value-type="float" office:value="2520" calcext:value-type="float">
            <text:p>2520</text:p>
          </table:table-cell>
          <table:table-cell table:formula="of:=[.B231]/[.C231]" office:value-type="float" office:value="0.00277563492063492" calcext:value-type="float">
            <text:p>0,0027756349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72767" calcext:value-type="float">
            <text:p>7,72767</text:p>
          </table:table-cell>
          <table:table-cell office:value-type="float" office:value="2520" calcext:value-type="float">
            <text:p>2520</text:p>
          </table:table-cell>
          <table:table-cell table:formula="of:=[.B232]/[.C232]" office:value-type="float" office:value="0.00306653571428571" calcext:value-type="float">
            <text:p>0,0030665357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8.639" calcext:value-type="float">
            <text:p>68,639</text:p>
          </table:table-cell>
          <table:table-cell office:value-type="float" office:value="3364" calcext:value-type="float">
            <text:p>3364</text:p>
          </table:table-cell>
          <table:table-cell table:formula="of:=[.B233]/[.C233]" office:value-type="float" office:value="0.020403983353151" calcext:value-type="float">
            <text:p>0,020403983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1.5747" calcext:value-type="float">
            <text:p>71,5747</text:p>
          </table:table-cell>
          <table:table-cell office:value-type="float" office:value="3384" calcext:value-type="float">
            <text:p>3384</text:p>
          </table:table-cell>
          <table:table-cell table:formula="of:=[.B234]/[.C234]" office:value-type="float" office:value="0.0211509160756501" calcext:value-type="float">
            <text:p>0,021150916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55545" calcext:value-type="float">
            <text:p>7,55545</text:p>
          </table:table-cell>
          <table:table-cell office:value-type="float" office:value="3400" calcext:value-type="float">
            <text:p>3400</text:p>
          </table:table-cell>
          <table:table-cell table:formula="of:=[.B235]/[.C235]" office:value-type="float" office:value="0.00222219117647059" calcext:value-type="float">
            <text:p>0,0022221912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92653" calcext:value-type="float">
            <text:p>7,92653</text:p>
          </table:table-cell>
          <table:table-cell office:value-type="float" office:value="2550" calcext:value-type="float">
            <text:p>2550</text:p>
          </table:table-cell>
          <table:table-cell table:formula="of:=[.B236]/[.C236]" office:value-type="float" office:value="0.0031084431372549" calcext:value-type="float">
            <text:p>0,003108443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174" calcext:value-type="float">
            <text:p>7,174</text:p>
          </table:table-cell>
          <table:table-cell office:value-type="float" office:value="3440" calcext:value-type="float">
            <text:p>3440</text:p>
          </table:table-cell>
          <table:table-cell table:formula="of:=[.B237]/[.C237]" office:value-type="float" office:value="0.00208546511627907" calcext:value-type="float">
            <text:p>0,002085465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37353" calcext:value-type="float">
            <text:p>7,37353</text:p>
          </table:table-cell>
          <table:table-cell office:value-type="float" office:value="2580" calcext:value-type="float">
            <text:p>2580</text:p>
          </table:table-cell>
          <table:table-cell table:formula="of:=[.B238]/[.C238]" office:value-type="float" office:value="0.00285795736434108" calcext:value-type="float">
            <text:p>0,0028579574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0.2913" calcext:value-type="float">
            <text:p>60,2913</text:p>
          </table:table-cell>
          <table:table-cell office:value-type="float" office:value="3472" calcext:value-type="float">
            <text:p>3472</text:p>
          </table:table-cell>
          <table:table-cell table:formula="of:=[.B239]/[.C239]" office:value-type="float" office:value="0.0173650057603687" calcext:value-type="float">
            <text:p>0,0173650058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21304" calcext:value-type="float">
            <text:p>7,21304</text:p>
          </table:table-cell>
          <table:table-cell office:value-type="float" office:value="2610" calcext:value-type="float">
            <text:p>2610</text:p>
          </table:table-cell>
          <table:table-cell table:formula="of:=[.B240]/[.C240]" office:value-type="float" office:value="0.00276361685823755" calcext:value-type="float">
            <text:p>0,0027636169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24614" calcext:value-type="float">
            <text:p>8,24614</text:p>
          </table:table-cell>
          <table:table-cell office:value-type="float" office:value="2610" calcext:value-type="float">
            <text:p>2610</text:p>
          </table:table-cell>
          <table:table-cell table:formula="of:=[.B241]/[.C241]" office:value-type="float" office:value="0.00315944061302682" calcext:value-type="float">
            <text:p>0,003159440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0.9194" calcext:value-type="float">
            <text:p>70,9194</text:p>
          </table:table-cell>
          <table:table-cell office:value-type="float" office:value="3488" calcext:value-type="float">
            <text:p>3488</text:p>
          </table:table-cell>
          <table:table-cell table:formula="of:=[.B242]/[.C242]" office:value-type="float" office:value="0.0203323967889908" calcext:value-type="float">
            <text:p>0,0203323968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5.3145" calcext:value-type="float">
            <text:p>15,3145</text:p>
          </table:table-cell>
          <table:table-cell office:value-type="float" office:value="7893" calcext:value-type="float">
            <text:p>7893</text:p>
          </table:table-cell>
          <table:table-cell table:formula="of:=[.B243]/[.C243]" office:value-type="float" office:value="0.00194026352464209" calcext:value-type="float">
            <text:p>0,0019402635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77847" calcext:value-type="float">
            <text:p>7,77847</text:p>
          </table:table-cell>
          <table:table-cell office:value-type="float" office:value="2640" calcext:value-type="float">
            <text:p>2640</text:p>
          </table:table-cell>
          <table:table-cell table:formula="of:=[.B244]/[.C244]" office:value-type="float" office:value="0.00294639015151515" calcext:value-type="float">
            <text:p>0,0029463902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.9789" calcext:value-type="float">
            <text:p>19,9789</text:p>
          </table:table-cell>
          <table:table-cell office:value-type="float" office:value="9680" calcext:value-type="float">
            <text:p>9680</text:p>
          </table:table-cell>
          <table:table-cell table:formula="of:=[.B245]/[.C245]" office:value-type="float" office:value="0.00206393595041322" calcext:value-type="float">
            <text:p>0,002063936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54209" calcext:value-type="float">
            <text:p>7,54209</text:p>
          </table:table-cell>
          <table:table-cell office:value-type="float" office:value="2640" calcext:value-type="float">
            <text:p>2640</text:p>
          </table:table-cell>
          <table:table-cell table:formula="of:=[.B246]/[.C246]" office:value-type="float" office:value="0.00285685227272727" calcext:value-type="float">
            <text:p>0,002856852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9.8832" calcext:value-type="float">
            <text:p>69,8832</text:p>
          </table:table-cell>
          <table:table-cell office:value-type="float" office:value="3552" calcext:value-type="float">
            <text:p>3552</text:p>
          </table:table-cell>
          <table:table-cell table:formula="of:=[.B247]/[.C247]" office:value-type="float" office:value="0.0196743243243243" calcext:value-type="float">
            <text:p>0,019674324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2.1654" calcext:value-type="float">
            <text:p>72,1654</text:p>
          </table:table-cell>
          <table:table-cell office:value-type="float" office:value="3556" calcext:value-type="float">
            <text:p>3556</text:p>
          </table:table-cell>
          <table:table-cell table:formula="of:=[.B248]/[.C248]" office:value-type="float" office:value="0.0202939820022497" calcext:value-type="float">
            <text:p>0,020293982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44104" calcext:value-type="float">
            <text:p>7,44104</text:p>
          </table:table-cell>
          <table:table-cell office:value-type="float" office:value="2670" calcext:value-type="float">
            <text:p>2670</text:p>
          </table:table-cell>
          <table:table-cell table:formula="of:=[.B249]/[.C249]" office:value-type="float" office:value="0.0027869063670412" calcext:value-type="float">
            <text:p>0,002786906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37478" calcext:value-type="float">
            <text:p>8,37478</text:p>
          </table:table-cell>
          <table:table-cell office:value-type="float" office:value="2670" calcext:value-type="float">
            <text:p>2670</text:p>
          </table:table-cell>
          <table:table-cell table:formula="of:=[.B250]/[.C250]" office:value-type="float" office:value="0.00313662172284644" calcext:value-type="float">
            <text:p>0,003136621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55169" calcext:value-type="float">
            <text:p>7,55169</text:p>
          </table:table-cell>
          <table:table-cell office:value-type="float" office:value="2700" calcext:value-type="float">
            <text:p>2700</text:p>
          </table:table-cell>
          <table:table-cell table:formula="of:=[.B251]/[.C251]" office:value-type="float" office:value="0.00279692222222222" calcext:value-type="float">
            <text:p>0,002796922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01966" calcext:value-type="float">
            <text:p>8,01966</text:p>
          </table:table-cell>
          <table:table-cell office:value-type="float" office:value="2700" calcext:value-type="float">
            <text:p>2700</text:p>
          </table:table-cell>
          <table:table-cell table:formula="of:=[.B252]/[.C252]" office:value-type="float" office:value="0.00297024444444444" calcext:value-type="float">
            <text:p>0,002970244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8.048" calcext:value-type="float">
            <text:p>18,048</text:p>
          </table:table-cell>
          <table:table-cell office:value-type="float" office:value="8136" calcext:value-type="float">
            <text:p>8136</text:p>
          </table:table-cell>
          <table:table-cell table:formula="of:=[.B253]/[.C253]" office:value-type="float" office:value="0.00221828908554572" calcext:value-type="float">
            <text:p>0,002218289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651" calcext:value-type="float">
            <text:p>7,6651</text:p>
          </table:table-cell>
          <table:table-cell office:value-type="float" office:value="2730" calcext:value-type="float">
            <text:p>2730</text:p>
          </table:table-cell>
          <table:table-cell table:formula="of:=[.B254]/[.C254]" office:value-type="float" office:value="0.00280772893772894" calcext:value-type="float">
            <text:p>0,0028077289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53542" calcext:value-type="float">
            <text:p>8,53542</text:p>
          </table:table-cell>
          <table:table-cell office:value-type="float" office:value="2730" calcext:value-type="float">
            <text:p>2730</text:p>
          </table:table-cell>
          <table:table-cell table:formula="of:=[.B255]/[.C255]" office:value-type="float" office:value="0.00312652747252747" calcext:value-type="float">
            <text:p>0,0031265275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72945" calcext:value-type="float">
            <text:p>7,72945</text:p>
          </table:table-cell>
          <table:table-cell office:value-type="float" office:value="2760" calcext:value-type="float">
            <text:p>2760</text:p>
          </table:table-cell>
          <table:table-cell table:formula="of:=[.B256]/[.C256]" office:value-type="float" office:value="0.00280052536231884" calcext:value-type="float">
            <text:p>0,002800525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09663" calcext:value-type="float">
            <text:p>8,09663</text:p>
          </table:table-cell>
          <table:table-cell office:value-type="float" office:value="2760" calcext:value-type="float">
            <text:p>2760</text:p>
          </table:table-cell>
          <table:table-cell table:formula="of:=[.B257]/[.C257]" office:value-type="float" office:value="0.0029335615942029" calcext:value-type="float">
            <text:p>0,0029335616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4.1966" calcext:value-type="float">
            <text:p>64,1966</text:p>
          </table:table-cell>
          <table:table-cell office:value-type="float" office:value="3688" calcext:value-type="float">
            <text:p>3688</text:p>
          </table:table-cell>
          <table:table-cell table:formula="of:=[.B258]/[.C258]" office:value-type="float" office:value="0.0174068872017354" calcext:value-type="float">
            <text:p>0,0174068872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89452" calcext:value-type="float">
            <text:p>7,89452</text:p>
          </table:table-cell>
          <table:table-cell office:value-type="float" office:value="2790" calcext:value-type="float">
            <text:p>2790</text:p>
          </table:table-cell>
          <table:table-cell table:formula="of:=[.B259]/[.C259]" office:value-type="float" office:value="0.0028295770609319" calcext:value-type="float">
            <text:p>0,0028295771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44528" calcext:value-type="float">
            <text:p>8,44528</text:p>
          </table:table-cell>
          <table:table-cell office:value-type="float" office:value="2790" calcext:value-type="float">
            <text:p>2790</text:p>
          </table:table-cell>
          <table:table-cell table:formula="of:=[.B260]/[.C260]" office:value-type="float" office:value="0.00302698207885305" calcext:value-type="float">
            <text:p>0,0030269821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1.8951" calcext:value-type="float">
            <text:p>61,8951</text:p>
          </table:table-cell>
          <table:table-cell office:value-type="float" office:value="3728" calcext:value-type="float">
            <text:p>3728</text:p>
          </table:table-cell>
          <table:table-cell table:formula="of:=[.B261]/[.C261]" office:value-type="float" office:value="0.0166027628755365" calcext:value-type="float">
            <text:p>0,016602762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78961" calcext:value-type="float">
            <text:p>7,78961</text:p>
          </table:table-cell>
          <table:table-cell office:value-type="float" office:value="2820" calcext:value-type="float">
            <text:p>2820</text:p>
          </table:table-cell>
          <table:table-cell table:formula="of:=[.B262]/[.C262]" office:value-type="float" office:value="0.00276227304964539" calcext:value-type="float">
            <text:p>0,002762273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03271" calcext:value-type="float">
            <text:p>8,03271</text:p>
          </table:table-cell>
          <table:table-cell office:value-type="float" office:value="2820" calcext:value-type="float">
            <text:p>2820</text:p>
          </table:table-cell>
          <table:table-cell table:formula="of:=[.B263]/[.C263]" office:value-type="float" office:value="0.00284847872340426" calcext:value-type="float">
            <text:p>0,0028484787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7.4679" calcext:value-type="float">
            <text:p>77,4679</text:p>
          </table:table-cell>
          <table:table-cell office:value-type="float" office:value="3768" calcext:value-type="float">
            <text:p>3768</text:p>
          </table:table-cell>
          <table:table-cell table:formula="of:=[.B264]/[.C264]" office:value-type="float" office:value="0.0205594214437367" calcext:value-type="float">
            <text:p>0,0205594214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6.7762" calcext:value-type="float">
            <text:p>16,7762</text:p>
          </table:table-cell>
          <table:table-cell office:value-type="float" office:value="8532" calcext:value-type="float">
            <text:p>8532</text:p>
          </table:table-cell>
          <table:table-cell table:formula="of:=[.B265]/[.C265]" office:value-type="float" office:value="0.00196626816690108" calcext:value-type="float">
            <text:p>0,0019662682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971" calcext:value-type="float">
            <text:p>7,971</text:p>
          </table:table-cell>
          <table:table-cell office:value-type="float" office:value="2850" calcext:value-type="float">
            <text:p>2850</text:p>
          </table:table-cell>
          <table:table-cell table:formula="of:=[.B266]/[.C266]" office:value-type="float" office:value="0.00279684210526316" calcext:value-type="float">
            <text:p>0,0027968421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88213" calcext:value-type="float">
            <text:p>8,88213</text:p>
          </table:table-cell>
          <table:table-cell office:value-type="float" office:value="2850" calcext:value-type="float">
            <text:p>2850</text:p>
          </table:table-cell>
          <table:table-cell table:formula="of:=[.B267]/[.C267]" office:value-type="float" office:value="0.00311653684210526" calcext:value-type="float">
            <text:p>0,0031165368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7.4866" calcext:value-type="float">
            <text:p>67,4866</text:p>
          </table:table-cell>
          <table:table-cell office:value-type="float" office:value="3824" calcext:value-type="float">
            <text:p>3824</text:p>
          </table:table-cell>
          <table:table-cell table:formula="of:=[.B268]/[.C268]" office:value-type="float" office:value="0.0176481694560669" calcext:value-type="float">
            <text:p>0,0176481695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96357" calcext:value-type="float">
            <text:p>7,96357</text:p>
          </table:table-cell>
          <table:table-cell office:value-type="float" office:value="2880" calcext:value-type="float">
            <text:p>2880</text:p>
          </table:table-cell>
          <table:table-cell table:formula="of:=[.B269]/[.C269]" office:value-type="float" office:value="0.00276512847222222" calcext:value-type="float">
            <text:p>0,0027651285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55291" calcext:value-type="float">
            <text:p>8,55291</text:p>
          </table:table-cell>
          <table:table-cell office:value-type="float" office:value="2880" calcext:value-type="float">
            <text:p>2880</text:p>
          </table:table-cell>
          <table:table-cell table:formula="of:=[.B270]/[.C270]" office:value-type="float" office:value="0.00296976041666667" calcext:value-type="float">
            <text:p>0,0029697604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7.8706" calcext:value-type="float">
            <text:p>67,8706</text:p>
          </table:table-cell>
          <table:table-cell office:value-type="float" office:value="3848" calcext:value-type="float">
            <text:p>3848</text:p>
          </table:table-cell>
          <table:table-cell table:formula="of:=[.B271]/[.C271]" office:value-type="float" office:value="0.0176378898128898" calcext:value-type="float">
            <text:p>0,017637889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16385" calcext:value-type="float">
            <text:p>8,16385</text:p>
          </table:table-cell>
          <table:table-cell office:value-type="float" office:value="2910" calcext:value-type="float">
            <text:p>2910</text:p>
          </table:table-cell>
          <table:table-cell table:formula="of:=[.B272]/[.C272]" office:value-type="float" office:value="0.00280544673539519" calcext:value-type="float">
            <text:p>0,0028054467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.714" calcext:value-type="float">
            <text:p>22,714</text:p>
          </table:table-cell>
          <table:table-cell office:value-type="float" office:value="11640" calcext:value-type="float">
            <text:p>11640</text:p>
          </table:table-cell>
          <table:table-cell table:formula="of:=[.B273]/[.C273]" office:value-type="float" office:value="0.00195137457044674" calcext:value-type="float">
            <text:p>0,0019513746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85937" calcext:value-type="float">
            <text:p>8,85937</text:p>
          </table:table-cell>
          <table:table-cell office:value-type="float" office:value="2910" calcext:value-type="float">
            <text:p>2910</text:p>
          </table:table-cell>
          <table:table-cell table:formula="of:=[.B274]/[.C274]" office:value-type="float" office:value="0.00304445704467354" calcext:value-type="float">
            <text:p>0,003044457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05775" calcext:value-type="float">
            <text:p>8,05775</text:p>
          </table:table-cell>
          <table:table-cell office:value-type="float" office:value="2940" calcext:value-type="float">
            <text:p>2940</text:p>
          </table:table-cell>
          <table:table-cell table:formula="of:=[.B275]/[.C275]" office:value-type="float" office:value="0.00274073129251701" calcext:value-type="float">
            <text:p>0,002740731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51433" calcext:value-type="float">
            <text:p>8,51433</text:p>
          </table:table-cell>
          <table:table-cell office:value-type="float" office:value="2940" calcext:value-type="float">
            <text:p>2940</text:p>
          </table:table-cell>
          <table:table-cell table:formula="of:=[.B276]/[.C276]" office:value-type="float" office:value="0.0028960306122449" calcext:value-type="float">
            <text:p>0,002896030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7.3946" calcext:value-type="float">
            <text:p>57,3946</text:p>
          </table:table-cell>
          <table:table-cell office:value-type="float" office:value="3932" calcext:value-type="float">
            <text:p>3932</text:p>
          </table:table-cell>
          <table:table-cell table:formula="of:=[.B277]/[.C277]" office:value-type="float" office:value="0.0145967955239064" calcext:value-type="float">
            <text:p>0,0145967955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23353" calcext:value-type="float">
            <text:p>8,23353</text:p>
          </table:table-cell>
          <table:table-cell office:value-type="float" office:value="2970" calcext:value-type="float">
            <text:p>2970</text:p>
          </table:table-cell>
          <table:table-cell table:formula="of:=[.B278]/[.C278]" office:value-type="float" office:value="0.00277223232323232" calcext:value-type="float">
            <text:p>0,0027722323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22731" calcext:value-type="float">
            <text:p>9,22731</text:p>
          </table:table-cell>
          <table:table-cell office:value-type="float" office:value="2970" calcext:value-type="float">
            <text:p>2970</text:p>
          </table:table-cell>
          <table:table-cell table:formula="of:=[.B279]/[.C279]" office:value-type="float" office:value="0.00310683838383838" calcext:value-type="float">
            <text:p>0,0031068384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0.347" calcext:value-type="float">
            <text:p>130,347</text:p>
          </table:table-cell>
          <table:table-cell office:value-type="float" office:value="43560" calcext:value-type="float">
            <text:p>43560</text:p>
          </table:table-cell>
          <table:table-cell table:formula="of:=[.B280]/[.C280]" office:value-type="float" office:value="0.00299235537190083" calcext:value-type="float">
            <text:p>0,0029923554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1.0619" calcext:value-type="float">
            <text:p>81,0619</text:p>
          </table:table-cell>
          <table:table-cell office:value-type="float" office:value="3976" calcext:value-type="float">
            <text:p>3976</text:p>
          </table:table-cell>
          <table:table-cell table:formula="of:=[.B281]/[.C281]" office:value-type="float" office:value="0.0203878018108652" calcext:value-type="float">
            <text:p>0,02038780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18363" calcext:value-type="float">
            <text:p>8,18363</text:p>
          </table:table-cell>
          <table:table-cell office:value-type="float" office:value="3000" calcext:value-type="float">
            <text:p>3000</text:p>
          </table:table-cell>
          <table:table-cell table:formula="of:=[.B282]/[.C282]" office:value-type="float" office:value="0.00272787666666667" calcext:value-type="float">
            <text:p>0,002727876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07418" calcext:value-type="float">
            <text:p>9,07418</text:p>
          </table:table-cell>
          <table:table-cell office:value-type="float" office:value="3000" calcext:value-type="float">
            <text:p>3000</text:p>
          </table:table-cell>
          <table:table-cell table:formula="of:=[.B283]/[.C283]" office:value-type="float" office:value="0.00302472666666667" calcext:value-type="float">
            <text:p>0,0030247267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3.6452" calcext:value-type="float">
            <text:p>53,6452</text:p>
          </table:table-cell>
          <table:table-cell office:value-type="float" office:value="4012" calcext:value-type="float">
            <text:p>4012</text:p>
          </table:table-cell>
          <table:table-cell table:formula="of:=[.B284]/[.C284]" office:value-type="float" office:value="0.013371186440678" calcext:value-type="float">
            <text:p>0,0133711864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.16202" calcext:value-type="float">
            <text:p>8,16202</text:p>
          </table:table-cell>
          <table:table-cell office:value-type="float" office:value="3030" calcext:value-type="float">
            <text:p>3030</text:p>
          </table:table-cell>
          <table:table-cell table:formula="of:=[.B285]/[.C285]" office:value-type="float" office:value="0.00269373597359736" calcext:value-type="float">
            <text:p>0,00269373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.25799" calcext:value-type="float">
            <text:p>9,25799</text:p>
          </table:table-cell>
          <table:table-cell office:value-type="float" office:value="3030" calcext:value-type="float">
            <text:p>3030</text:p>
          </table:table-cell>
          <table:table-cell table:formula="of:=[.B286]/[.C286]" office:value-type="float" office:value="0.00305544224422442" calcext:value-type="float">
            <text:p>0,0030554422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8.4436" calcext:value-type="float">
            <text:p>68,4436</text:p>
          </table:table-cell>
          <table:table-cell office:value-type="float" office:value="4044" calcext:value-type="float">
            <text:p>4044</text:p>
          </table:table-cell>
          <table:table-cell table:formula="of:=[.B287]/[.C287]" office:value-type="float" office:value="0.016924727992087" calcext:value-type="float">
            <text:p>0,016924728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.53865" calcext:value-type="float">
            <text:p>8,53865</text:p>
          </table:table-cell>
          <table:table-cell office:value-type="float" office:value="3060" calcext:value-type="float">
            <text:p>3060</text:p>
          </table:table-cell>
          <table:table-cell table:formula="of:=[.B288]/[.C288]" office:value-type="float" office:value="0.00279040849673203" calcext:value-type="float">
            <text:p>0,0027904085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.5031" calcext:value-type="float">
            <text:p>8,5031</text:p>
          </table:table-cell>
          <table:table-cell office:value-type="float" office:value="3090" calcext:value-type="float">
            <text:p>3090</text:p>
          </table:table-cell>
          <table:table-cell table:formula="of:=[.B289]/[.C289]" office:value-type="float" office:value="0.00275181229773463" calcext:value-type="float">
            <text:p>0,0027518123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4.5331" calcext:value-type="float">
            <text:p>84,5331</text:p>
          </table:table-cell>
          <table:table-cell office:value-type="float" office:value="4128" calcext:value-type="float">
            <text:p>4128</text:p>
          </table:table-cell>
          <table:table-cell table:formula="of:=[.B290]/[.C290]" office:value-type="float" office:value="0.0204779796511628" calcext:value-type="float">
            <text:p>0,0204779797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.29179" calcext:value-type="float">
            <text:p>8,29179</text:p>
          </table:table-cell>
          <table:table-cell office:value-type="float" office:value="3120" calcext:value-type="float">
            <text:p>3120</text:p>
          </table:table-cell>
          <table:table-cell table:formula="of:=[.B291]/[.C291]" office:value-type="float" office:value="0.002657625" calcext:value-type="float">
            <text:p>0,002657625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0.0501" calcext:value-type="float">
            <text:p>80,0501</text:p>
          </table:table-cell>
          <table:table-cell office:value-type="float" office:value="4180" calcext:value-type="float">
            <text:p>4180</text:p>
          </table:table-cell>
          <table:table-cell table:formula="of:=[.B292]/[.C292]" office:value-type="float" office:value="0.0191507416267943" calcext:value-type="float">
            <text:p>0,0191507416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.59752" calcext:value-type="float">
            <text:p>8,59752</text:p>
          </table:table-cell>
          <table:table-cell office:value-type="float" office:value="3150" calcext:value-type="float">
            <text:p>3150</text:p>
          </table:table-cell>
          <table:table-cell table:formula="of:=[.B293]/[.C293]" office:value-type="float" office:value="0.00272937142857143" calcext:value-type="float">
            <text:p>0,002729371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9.2022" calcext:value-type="float">
            <text:p>19,2022</text:p>
          </table:table-cell>
          <table:table-cell office:value-type="float" office:value="10500" calcext:value-type="float">
            <text:p>10500</text:p>
          </table:table-cell>
          <table:table-cell table:formula="of:=[.B294]/[.C294]" office:value-type="float" office:value="0.00182878095238095" calcext:value-type="float">
            <text:p>0,001828781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4.1119" calcext:value-type="float">
            <text:p>84,1119</text:p>
          </table:table-cell>
          <table:table-cell office:value-type="float" office:value="4200" calcext:value-type="float">
            <text:p>4200</text:p>
          </table:table-cell>
          <table:table-cell table:formula="of:=[.B295]/[.C295]" office:value-type="float" office:value="0.0200266428571429" calcext:value-type="float">
            <text:p>0,0200266429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6.0464" calcext:value-type="float">
            <text:p>86,0464</text:p>
          </table:table-cell>
          <table:table-cell office:value-type="float" office:value="4216" calcext:value-type="float">
            <text:p>4216</text:p>
          </table:table-cell>
          <table:table-cell table:formula="of:=[.B296]/[.C296]" office:value-type="float" office:value="0.0204094876660342" calcext:value-type="float">
            <text:p>0,0204094877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8.7188" calcext:value-type="float">
            <text:p>88,7188</text:p>
          </table:table-cell>
          <table:table-cell office:value-type="float" office:value="4236" calcext:value-type="float">
            <text:p>4236</text:p>
          </table:table-cell>
          <table:table-cell table:formula="of:=[.B297]/[.C297]" office:value-type="float" office:value="0.0209440037771483" calcext:value-type="float">
            <text:p>0,0209440038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.50477" calcext:value-type="float">
            <text:p>8,50477</text:p>
          </table:table-cell>
          <table:table-cell office:value-type="float" office:value="3180" calcext:value-type="float">
            <text:p>3180</text:p>
          </table:table-cell>
          <table:table-cell table:formula="of:=[.B298]/[.C298]" office:value-type="float" office:value="0.00267445597484277" calcext:value-type="float">
            <text:p>0,002674456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6.1987" calcext:value-type="float">
            <text:p>26,1987</text:p>
          </table:table-cell>
          <table:table-cell office:value-type="float" office:value="13884" calcext:value-type="float">
            <text:p>13884</text:p>
          </table:table-cell>
          <table:table-cell table:formula="of:=[.B299]/[.C299]" office:value-type="float" office:value="0.00188697061365601" calcext:value-type="float">
            <text:p>0,0018869706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.79522" calcext:value-type="float">
            <text:p>8,79522</text:p>
          </table:table-cell>
          <table:table-cell office:value-type="float" office:value="3210" calcext:value-type="float">
            <text:p>3210</text:p>
          </table:table-cell>
          <table:table-cell table:formula="of:=[.B300]/[.C300]" office:value-type="float" office:value="0.00273994392523364" calcext:value-type="float">
            <text:p>0,0027399439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.73476" calcext:value-type="float">
            <text:p>8,73476</text:p>
          </table:table-cell>
          <table:table-cell office:value-type="float" office:value="3240" calcext:value-type="float">
            <text:p>3240</text:p>
          </table:table-cell>
          <table:table-cell table:formula="of:=[.B301]/[.C301]" office:value-type="float" office:value="0.00269591358024691" calcext:value-type="float">
            <text:p>0,0026959136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.19395" calcext:value-type="float">
            <text:p>9,19395</text:p>
          </table:table-cell>
          <table:table-cell office:value-type="float" office:value="3270" calcext:value-type="float">
            <text:p>3270</text:p>
          </table:table-cell>
          <table:table-cell table:formula="of:=[.B302]/[.C302]" office:value-type="float" office:value="0.00281160550458716" calcext:value-type="float">
            <text:p>0,0028116055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.85898" calcext:value-type="float">
            <text:p>8,85898</text:p>
          </table:table-cell>
          <table:table-cell office:value-type="float" office:value="3300" calcext:value-type="float">
            <text:p>3300</text:p>
          </table:table-cell>
          <table:table-cell table:formula="of:=[.B303]/[.C303]" office:value-type="float" office:value="0.00268453939393939" calcext:value-type="float">
            <text:p>0,0026845394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2.16" calcext:value-type="float">
            <text:p>82,16</text:p>
          </table:table-cell>
          <table:table-cell office:value-type="float" office:value="4400" calcext:value-type="float">
            <text:p>4400</text:p>
          </table:table-cell>
          <table:table-cell table:formula="of:=[.B304]/[.C304]" office:value-type="float" office:value="0.0186727272727273" calcext:value-type="float">
            <text:p>0,0186727273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9.1027" calcext:value-type="float">
            <text:p>89,1027</text:p>
          </table:table-cell>
          <table:table-cell office:value-type="float" office:value="4424" calcext:value-type="float">
            <text:p>4424</text:p>
          </table:table-cell>
          <table:table-cell table:formula="of:=[.B305]/[.C305]" office:value-type="float" office:value="0.0201407549728752" calcext:value-type="float">
            <text:p>0,020140755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.99029" calcext:value-type="float">
            <text:p>8,99029</text:p>
          </table:table-cell>
          <table:table-cell office:value-type="float" office:value="3330" calcext:value-type="float">
            <text:p>3330</text:p>
          </table:table-cell>
          <table:table-cell table:formula="of:=[.B306]/[.C306]" office:value-type="float" office:value="0.00269978678678679" calcext:value-type="float">
            <text:p>0,0026997868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0.29" calcext:value-type="float">
            <text:p>90,29</text:p>
          </table:table-cell>
          <table:table-cell office:value-type="float" office:value="4464" calcext:value-type="float">
            <text:p>4464</text:p>
          </table:table-cell>
          <table:table-cell table:formula="of:=[.B307]/[.C307]" office:value-type="float" office:value="0.0202262544802867" calcext:value-type="float">
            <text:p>0,0202262545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.4058" calcext:value-type="float">
            <text:p>9,4058</text:p>
          </table:table-cell>
          <table:table-cell office:value-type="float" office:value="3360" calcext:value-type="float">
            <text:p>3360</text:p>
          </table:table-cell>
          <table:table-cell table:formula="of:=[.B308]/[.C308]" office:value-type="float" office:value="0.00279934523809524" calcext:value-type="float">
            <text:p>0,0027993452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1.8756" calcext:value-type="float">
            <text:p>91,8756</text:p>
          </table:table-cell>
          <table:table-cell office:value-type="float" office:value="4488" calcext:value-type="float">
            <text:p>4488</text:p>
          </table:table-cell>
          <table:table-cell table:formula="of:=[.B309]/[.C309]" office:value-type="float" office:value="0.0204713903743315" calcext:value-type="float">
            <text:p>0,0204713904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.12086" calcext:value-type="float">
            <text:p>9,12086</text:p>
          </table:table-cell>
          <table:table-cell office:value-type="float" office:value="3390" calcext:value-type="float">
            <text:p>3390</text:p>
          </table:table-cell>
          <table:table-cell table:formula="of:=[.B310]/[.C310]" office:value-type="float" office:value="0.0026905191740413" calcext:value-type="float">
            <text:p>0,0026905192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.20492" calcext:value-type="float">
            <text:p>9,20492</text:p>
          </table:table-cell>
          <table:table-cell office:value-type="float" office:value="3420" calcext:value-type="float">
            <text:p>3420</text:p>
          </table:table-cell>
          <table:table-cell table:formula="of:=[.B311]/[.C311]" office:value-type="float" office:value="0.00269149707602339" calcext:value-type="float">
            <text:p>0,0026914971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.16647" calcext:value-type="float">
            <text:p>9,16647</text:p>
          </table:table-cell>
          <table:table-cell office:value-type="float" office:value="3450" calcext:value-type="float">
            <text:p>3450</text:p>
          </table:table-cell>
          <table:table-cell table:formula="of:=[.B312]/[.C312]" office:value-type="float" office:value="0.00265694782608696" calcext:value-type="float">
            <text:p>0,0026569478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3.0846" calcext:value-type="float">
            <text:p>23,0846</text:p>
          </table:table-cell>
          <table:table-cell office:value-type="float" office:value="12672" calcext:value-type="float">
            <text:p>12672</text:p>
          </table:table-cell>
          <table:table-cell table:formula="of:=[.B313]/[.C313]" office:value-type="float" office:value="0.00182170138888889" calcext:value-type="float">
            <text:p>0,0018217014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9.1107" calcext:value-type="float">
            <text:p>29,1107</text:p>
          </table:table-cell>
          <table:table-cell office:value-type="float" office:value="16226" calcext:value-type="float">
            <text:p>16226</text:p>
          </table:table-cell>
          <table:table-cell table:formula="of:=[.B314]/[.C314]" office:value-type="float" office:value="0.00179407740663133" calcext:value-type="float">
            <text:p>0,0017940774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0.0555" calcext:value-type="float">
            <text:p>60,0555</text:p>
          </table:table-cell>
          <table:table-cell office:value-type="float" office:value="4636" calcext:value-type="float">
            <text:p>4636</text:p>
          </table:table-cell>
          <table:table-cell table:formula="of:=[.B315]/[.C315]" office:value-type="float" office:value="0.0129541630716135" calcext:value-type="float">
            <text:p>0,0129541631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.15473" calcext:value-type="float">
            <text:p>9,15473</text:p>
          </table:table-cell>
          <table:table-cell office:value-type="float" office:value="3480" calcext:value-type="float">
            <text:p>3480</text:p>
          </table:table-cell>
          <table:table-cell table:formula="of:=[.B316]/[.C316]" office:value-type="float" office:value="0.00263066954022988" calcext:value-type="float">
            <text:p>0,0026306695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7.1002" calcext:value-type="float">
            <text:p>87,1002</text:p>
          </table:table-cell>
          <table:table-cell office:value-type="float" office:value="4640" calcext:value-type="float">
            <text:p>4640</text:p>
          </table:table-cell>
          <table:table-cell table:formula="of:=[.B317]/[.C317]" office:value-type="float" office:value="0.0187715948275862" calcext:value-type="float">
            <text:p>0,0187715948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80.2273" calcext:value-type="float">
            <text:p>80,2273</text:p>
          </table:table-cell>
          <table:table-cell office:value-type="float" office:value="4644" calcext:value-type="float">
            <text:p>4644</text:p>
          </table:table-cell>
          <table:table-cell table:formula="of:=[.B318]/[.C318]" office:value-type="float" office:value="0.0172754737295435" calcext:value-type="float">
            <text:p>0,0172754737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.24604" calcext:value-type="float">
            <text:p>9,24604</text:p>
          </table:table-cell>
          <table:table-cell office:value-type="float" office:value="3510" calcext:value-type="float">
            <text:p>3510</text:p>
          </table:table-cell>
          <table:table-cell table:formula="of:=[.B319]/[.C319]" office:value-type="float" office:value="0.00263419943019943" calcext:value-type="float">
            <text:p>0,0026341994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.35813" calcext:value-type="float">
            <text:p>9,35813</text:p>
          </table:table-cell>
          <table:table-cell office:value-type="float" office:value="3540" calcext:value-type="float">
            <text:p>3540</text:p>
          </table:table-cell>
          <table:table-cell table:formula="of:=[.B320]/[.C320]" office:value-type="float" office:value="0.0026435395480226" calcext:value-type="float">
            <text:p>0,0026435395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.53049" calcext:value-type="float">
            <text:p>9,53049</text:p>
          </table:table-cell>
          <table:table-cell office:value-type="float" office:value="3570" calcext:value-type="float">
            <text:p>3570</text:p>
          </table:table-cell>
          <table:table-cell table:formula="of:=[.B321]/[.C321]" office:value-type="float" office:value="0.00266960504201681" calcext:value-type="float">
            <text:p>0,002669605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9.2409" calcext:value-type="float">
            <text:p>99,2409</text:p>
          </table:table-cell>
          <table:table-cell office:value-type="float" office:value="4792" calcext:value-type="float">
            <text:p>4792</text:p>
          </table:table-cell>
          <table:table-cell table:formula="of:=[.B322]/[.C322]" office:value-type="float" office:value="0.020709703672788" calcext:value-type="float">
            <text:p>0,0207097037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2.8716" calcext:value-type="float">
            <text:p>82,8716</text:p>
          </table:table-cell>
          <table:table-cell office:value-type="float" office:value="4808" calcext:value-type="float">
            <text:p>4808</text:p>
          </table:table-cell>
          <table:table-cell table:formula="of:=[.B323]/[.C323]" office:value-type="float" office:value="0.0172361896838602" calcext:value-type="float">
            <text:p>0,0172361897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4.8948" calcext:value-type="float">
            <text:p>94,8948</text:p>
          </table:table-cell>
          <table:table-cell office:value-type="float" office:value="4864" calcext:value-type="float">
            <text:p>4864</text:p>
          </table:table-cell>
          <table:table-cell table:formula="of:=[.B324]/[.C324]" office:value-type="float" office:value="0.0195096217105263" calcext:value-type="float">
            <text:p>0,0195096217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59.297" calcext:value-type="float">
            <text:p>159,297</text:p>
          </table:table-cell>
          <table:table-cell office:value-type="float" office:value="60025" calcext:value-type="float">
            <text:p>60025</text:p>
          </table:table-cell>
          <table:table-cell table:formula="of:=[.B325]/[.C325]" office:value-type="float" office:value="0.00265384423157018" calcext:value-type="float">
            <text:p>0,0026538442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81.896" calcext:value-type="float">
            <text:p>81,896</text:p>
          </table:table-cell>
          <table:table-cell office:value-type="float" office:value="4904" calcext:value-type="float">
            <text:p>4904</text:p>
          </table:table-cell>
          <table:table-cell table:formula="of:=[.B326]/[.C326]" office:value-type="float" office:value="0.016699836867863" calcext:value-type="float">
            <text:p>0,0166998369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8.9298" calcext:value-type="float">
            <text:p>48,9298</text:p>
          </table:table-cell>
          <table:table-cell office:value-type="float" office:value="4948" calcext:value-type="float">
            <text:p>4948</text:p>
          </table:table-cell>
          <table:table-cell table:formula="of:=[.B327]/[.C327]" office:value-type="float" office:value="0.00988880355699272" calcext:value-type="float">
            <text:p>0,0098888036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5.0696" calcext:value-type="float">
            <text:p>75,0696</text:p>
          </table:table-cell>
          <table:table-cell office:value-type="float" office:value="4996" calcext:value-type="float">
            <text:p>4996</text:p>
          </table:table-cell>
          <table:table-cell table:formula="of:=[.B328]/[.C328]" office:value-type="float" office:value="0.0150259407526021" calcext:value-type="float">
            <text:p>0,0150259408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2.6674" calcext:value-type="float">
            <text:p>32,6674</text:p>
          </table:table-cell>
          <table:table-cell office:value-type="float" office:value="17556" calcext:value-type="float">
            <text:p>17556</text:p>
          </table:table-cell>
          <table:table-cell table:formula="of:=[.B329]/[.C329]" office:value-type="float" office:value="0.00186075415812258" calcext:value-type="float">
            <text:p>0,0018607542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7.9345" calcext:value-type="float">
            <text:p>27,9345</text:p>
          </table:table-cell>
          <table:table-cell office:value-type="float" office:value="13937" calcext:value-type="float">
            <text:p>13937</text:p>
          </table:table-cell>
          <table:table-cell table:formula="of:=[.B330]/[.C330]" office:value-type="float" office:value="0.0020043409629045" calcext:value-type="float">
            <text:p>0,002004341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05.079" calcext:value-type="float">
            <text:p>105,079</text:p>
          </table:table-cell>
          <table:table-cell office:value-type="float" office:value="5112" calcext:value-type="float">
            <text:p>5112</text:p>
          </table:table-cell>
          <table:table-cell table:formula="of:=[.B331]/[.C331]" office:value-type="float" office:value="0.0205553599374022" calcext:value-type="float">
            <text:p>0,0205553599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2.127" calcext:value-type="float">
            <text:p>102,127</text:p>
          </table:table-cell>
          <table:table-cell office:value-type="float" office:value="5128" calcext:value-type="float">
            <text:p>5128</text:p>
          </table:table-cell>
          <table:table-cell table:formula="of:=[.B332]/[.C332]" office:value-type="float" office:value="0.0199155616224649" calcext:value-type="float">
            <text:p>0,0199155616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6.0789" calcext:value-type="float">
            <text:p>26,0789</text:p>
          </table:table-cell>
          <table:table-cell office:value-type="float" office:value="14168" calcext:value-type="float">
            <text:p>14168</text:p>
          </table:table-cell>
          <table:table-cell table:formula="of:=[.B333]/[.C333]" office:value-type="float" office:value="0.0018406902879729" calcext:value-type="float">
            <text:p>0,0018406903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1.1351" calcext:value-type="float">
            <text:p>91,1351</text:p>
          </table:table-cell>
          <table:table-cell office:value-type="float" office:value="5180" calcext:value-type="float">
            <text:p>5180</text:p>
          </table:table-cell>
          <table:table-cell table:formula="of:=[.B334]/[.C334]" office:value-type="float" office:value="0.0175936486486486" calcext:value-type="float">
            <text:p>0,0175936486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2.0006" calcext:value-type="float">
            <text:p>52,0006</text:p>
          </table:table-cell>
          <table:table-cell office:value-type="float" office:value="5184" calcext:value-type="float">
            <text:p>5184</text:p>
          </table:table-cell>
          <table:table-cell table:formula="of:=[.B335]/[.C335]" office:value-type="float" office:value="0.0100309799382716" calcext:value-type="float">
            <text:p>0,0100309799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3.4215" calcext:value-type="float">
            <text:p>83,4215</text:p>
          </table:table-cell>
          <table:table-cell office:value-type="float" office:value="5200" calcext:value-type="float">
            <text:p>5200</text:p>
          </table:table-cell>
          <table:table-cell table:formula="of:=[.B336]/[.C336]" office:value-type="float" office:value="0.0160425961538462" calcext:value-type="float">
            <text:p>0,0160425962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0.3845" calcext:value-type="float">
            <text:p>30,3845</text:p>
          </table:table-cell>
          <table:table-cell office:value-type="float" office:value="16332" calcext:value-type="float">
            <text:p>16332</text:p>
          </table:table-cell>
          <table:table-cell table:formula="of:=[.B337]/[.C337]" office:value-type="float" office:value="0.00186042738182709" calcext:value-type="float">
            <text:p>0,0018604274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7.2063" calcext:value-type="float">
            <text:p>37,2063</text:p>
          </table:table-cell>
          <table:table-cell office:value-type="float" office:value="20595" calcext:value-type="float">
            <text:p>20595</text:p>
          </table:table-cell>
          <table:table-cell table:formula="of:=[.B338]/[.C338]" office:value-type="float" office:value="0.00180656955571741" calcext:value-type="float">
            <text:p>0,0018065696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1.0211" calcext:value-type="float">
            <text:p>41,0211</text:p>
          </table:table-cell>
          <table:table-cell office:value-type="float" office:value="22005" calcext:value-type="float">
            <text:p>22005</text:p>
          </table:table-cell>
          <table:table-cell table:formula="of:=[.B339]/[.C339]" office:value-type="float" office:value="0.0018641717791411" calcext:value-type="float">
            <text:p>0,0018641718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4.1572" calcext:value-type="float">
            <text:p>34,1572</text:p>
          </table:table-cell>
          <table:table-cell office:value-type="float" office:value="17760" calcext:value-type="float">
            <text:p>17760</text:p>
          </table:table-cell>
          <table:table-cell table:formula="of:=[.B340]/[.C340]" office:value-type="float" office:value="0.00192326576576577" calcext:value-type="float">
            <text:p>0,0019232658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88.134" calcext:value-type="float">
            <text:p>188,134</text:p>
          </table:table-cell>
          <table:table-cell office:value-type="float" office:value="80190" calcext:value-type="float">
            <text:p>80190</text:p>
          </table:table-cell>
          <table:table-cell table:formula="of:=[.B341]/[.C341]" office:value-type="float" office:value="0.00234610300536226" calcext:value-type="float">
            <text:p>0,002346103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0.9028" calcext:value-type="float">
            <text:p>30,9028</text:p>
          </table:table-cell>
          <table:table-cell office:value-type="float" office:value="18036" calcext:value-type="float">
            <text:p>18036</text:p>
          </table:table-cell>
          <table:table-cell table:formula="of:=[.B342]/[.C342]" office:value-type="float" office:value="0.0017133954313595" calcext:value-type="float">
            <text:p>0,0017133954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5.3015" calcext:value-type="float">
            <text:p>45,3015</text:p>
          </table:table-cell>
          <table:table-cell office:value-type="float" office:value="25504" calcext:value-type="float">
            <text:p>25504</text:p>
          </table:table-cell>
          <table:table-cell table:formula="of:=[.B343]/[.C343]" office:value-type="float" office:value="0.00177625078419072" calcext:value-type="float">
            <text:p>0,0017762508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9.8602" calcext:value-type="float">
            <text:p>49,8602</text:p>
          </table:table-cell>
          <table:table-cell office:value-type="float" office:value="28492" calcext:value-type="float">
            <text:p>28492</text:p>
          </table:table-cell>
          <table:table-cell table:formula="of:=[.B344]/[.C344]" office:value-type="float" office:value="0.001749971921943" calcext:value-type="float">
            <text:p>0,0017499719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3.4219" calcext:value-type="float">
            <text:p>33,4219</text:p>
          </table:table-cell>
          <table:table-cell office:value-type="float" office:value="21905" calcext:value-type="float">
            <text:p>21905</text:p>
          </table:table-cell>
          <table:table-cell table:formula="of:=[.B345]/[.C345]" office:value-type="float" office:value="0.0015257658068934" calcext:value-type="float">
            <text:p>0,0015257658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1.7592" calcext:value-type="float">
            <text:p>31,7592</text:p>
          </table:table-cell>
          <table:table-cell office:value-type="float" office:value="22074" calcext:value-type="float">
            <text:p>22074</text:p>
          </table:table-cell>
          <table:table-cell table:formula="of:=[.B346]/[.C346]" office:value-type="float" office:value="0.00143876053275347" calcext:value-type="float">
            <text:p>0,0014387605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82.316" calcext:value-type="float">
            <text:p>282,316</text:p>
          </table:table-cell>
          <table:table-cell office:value-type="float" office:value="104430" calcext:value-type="float">
            <text:p>104430</text:p>
          </table:table-cell>
          <table:table-cell table:formula="of:=[.B347]/[.C347]" office:value-type="float" office:value="0.00270339940630087" calcext:value-type="float">
            <text:p>0,0027033994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52.3419" calcext:value-type="float">
            <text:p>52,3419</text:p>
          </table:table-cell>
          <table:table-cell office:value-type="float" office:value="28368" calcext:value-type="float">
            <text:p>28368</text:p>
          </table:table-cell>
          <table:table-cell table:formula="of:=[.B348]/[.C348]" office:value-type="float" office:value="0.00184510363790186" calcext:value-type="float">
            <text:p>0,0018451036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6.019" calcext:value-type="float">
            <text:p>56,019</text:p>
          </table:table-cell>
          <table:table-cell office:value-type="float" office:value="29808" calcext:value-type="float">
            <text:p>29808</text:p>
          </table:table-cell>
          <table:table-cell table:formula="of:=[.B349]/[.C349]" office:value-type="float" office:value="0.00187932769726248" calcext:value-type="float">
            <text:p>0,0018793277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8.0045" calcext:value-type="float">
            <text:p>38,0045</text:p>
          </table:table-cell>
          <table:table-cell office:value-type="float" office:value="26222" calcext:value-type="float">
            <text:p>26222</text:p>
          </table:table-cell>
          <table:table-cell table:formula="of:=[.B350]/[.C350]" office:value-type="float" office:value="0.00144933643505453" calcext:value-type="float">
            <text:p>0,0014493364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8.9346" calcext:value-type="float">
            <text:p>38,9346</text:p>
          </table:table-cell>
          <table:table-cell office:value-type="float" office:value="27482" calcext:value-type="float">
            <text:p>27482</text:p>
          </table:table-cell>
          <table:table-cell table:formula="of:=[.B351]/[.C351]" office:value-type="float" office:value="0.00141673095116804" calcext:value-type="float">
            <text:p>0,00141673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9.387" calcext:value-type="float">
            <text:p>39,387</text:p>
          </table:table-cell>
          <table:table-cell office:value-type="float" office:value="27482" calcext:value-type="float">
            <text:p>27482</text:p>
          </table:table-cell>
          <table:table-cell table:formula="of:=[.B352]/[.C352]" office:value-type="float" office:value="0.00143319263517939" calcext:value-type="float">
            <text:p>0,0014331926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.5358" calcext:value-type="float">
            <text:p>40,5358</text:p>
          </table:table-cell>
          <table:table-cell office:value-type="float" office:value="28336" calcext:value-type="float">
            <text:p>28336</text:p>
          </table:table-cell>
          <table:table-cell table:formula="of:=[.B353]/[.C353]" office:value-type="float" office:value="0.00143054065499718" calcext:value-type="float">
            <text:p>0,0014305407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45.804" calcext:value-type="float">
            <text:p>345,804</text:p>
          </table:table-cell>
          <table:table-cell office:value-type="float" office:value="133120" calcext:value-type="float">
            <text:p>133120</text:p>
          </table:table-cell>
          <table:table-cell table:formula="of:=[.B354]/[.C354]" office:value-type="float" office:value="0.00259768629807692" calcext:value-type="float">
            <text:p>0,0025976863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6.3679" calcext:value-type="float">
            <text:p>66,3679</text:p>
          </table:table-cell>
          <table:table-cell office:value-type="float" office:value="37494" calcext:value-type="float">
            <text:p>37494</text:p>
          </table:table-cell>
          <table:table-cell table:formula="of:=[.B355]/[.C355]" office:value-type="float" office:value="0.00177009388168774" calcext:value-type="float">
            <text:p>0,0017700939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71.6204" calcext:value-type="float">
            <text:p>71,6204</text:p>
          </table:table-cell>
          <table:table-cell office:value-type="float" office:value="41610" calcext:value-type="float">
            <text:p>41610</text:p>
          </table:table-cell>
          <table:table-cell table:formula="of:=[.B356]/[.C356]" office:value-type="float" office:value="0.00172123047344388" calcext:value-type="float">
            <text:p>0,0017212305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9.9453" calcext:value-type="float">
            <text:p>69,9453</text:p>
          </table:table-cell>
          <table:table-cell office:value-type="float" office:value="41686" calcext:value-type="float">
            <text:p>41686</text:p>
          </table:table-cell>
          <table:table-cell table:formula="of:=[.B357]/[.C357]" office:value-type="float" office:value="0.00167790865038622" calcext:value-type="float">
            <text:p>0,0016779087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5.4521" calcext:value-type="float">
            <text:p>45,4521</text:p>
          </table:table-cell>
          <table:table-cell office:value-type="float" office:value="33120" calcext:value-type="float">
            <text:p>33120</text:p>
          </table:table-cell>
          <table:table-cell table:formula="of:=[.B358]/[.C358]" office:value-type="float" office:value="0.00137234601449275" calcext:value-type="float">
            <text:p>0,001372346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9.4918" calcext:value-type="float">
            <text:p>49,4918</text:p>
          </table:table-cell>
          <table:table-cell office:value-type="float" office:value="37488" calcext:value-type="float">
            <text:p>37488</text:p>
          </table:table-cell>
          <table:table-cell table:formula="of:=[.B359]/[.C359]" office:value-type="float" office:value="0.00132020379854887" calcext:value-type="float">
            <text:p>0,0013202038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78.3757" calcext:value-type="float">
            <text:p>78,3757</text:p>
          </table:table-cell>
          <table:table-cell office:value-type="float" office:value="45049" calcext:value-type="float">
            <text:p>45049</text:p>
          </table:table-cell>
          <table:table-cell table:formula="of:=[.B360]/[.C360]" office:value-type="float" office:value="0.00173978778663233" calcext:value-type="float">
            <text:p>0,0017397878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40.969" calcext:value-type="float">
            <text:p>440,969</text:p>
          </table:table-cell>
          <table:table-cell office:value-type="float" office:value="166635" calcext:value-type="float">
            <text:p>166635</text:p>
          </table:table-cell>
          <table:table-cell table:formula="of:=[.B361]/[.C361]" office:value-type="float" office:value="0.00264631680019204" calcext:value-type="float">
            <text:p>0,0026463168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54.9455" calcext:value-type="float">
            <text:p>54,9455</text:p>
          </table:table-cell>
          <table:table-cell office:value-type="float" office:value="39472" calcext:value-type="float">
            <text:p>39472</text:p>
          </table:table-cell>
          <table:table-cell table:formula="of:=[.B362]/[.C362]" office:value-type="float" office:value="0.00139201205918119" calcext:value-type="float">
            <text:p>0,0013920121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53.0699" calcext:value-type="float">
            <text:p>53,0699</text:p>
          </table:table-cell>
          <table:table-cell office:value-type="float" office:value="39936" calcext:value-type="float">
            <text:p>39936</text:p>
          </table:table-cell>
          <table:table-cell table:formula="of:=[.B363]/[.C363]" office:value-type="float" office:value="0.00132887369791667" calcext:value-type="float">
            <text:p>0,0013288737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85.3314" calcext:value-type="float">
            <text:p>85,3314</text:p>
          </table:table-cell>
          <table:table-cell office:value-type="float" office:value="47652" calcext:value-type="float">
            <text:p>47652</text:p>
          </table:table-cell>
          <table:table-cell table:formula="of:=[.B364]/[.C364]" office:value-type="float" office:value="0.00179072022160665" calcext:value-type="float">
            <text:p>0,0017907202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72.5442" calcext:value-type="float">
            <text:p>72,5442</text:p>
          </table:table-cell>
          <table:table-cell office:value-type="float" office:value="43232" calcext:value-type="float">
            <text:p>43232</text:p>
          </table:table-cell>
          <table:table-cell table:formula="of:=[.B365]/[.C365]" office:value-type="float" office:value="0.00167802091043671" calcext:value-type="float">
            <text:p>0,0016780209</text:p>
          </table:table-cell>
          <table:table-cell table:number-columns-repeated="3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86.0327" calcext:value-type="float">
            <text:p>86,0327</text:p>
          </table:table-cell>
          <table:table-cell office:value-type="float" office:value="57435" calcext:value-type="float">
            <text:p>57435</text:p>
          </table:table-cell>
          <table:table-cell table:formula="of:=[.B366]/[.C366]" office:value-type="float" office:value="0.00149791416383738" calcext:value-type="float">
            <text:p>0,0014979142</text:p>
          </table:table-cell>
          <table:table-cell table:number-columns-repeated="3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496.638" calcext:value-type="float">
            <text:p>496,638</text:p>
          </table:table-cell>
          <table:table-cell office:value-type="float" office:value="205350" calcext:value-type="float">
            <text:p>205350</text:p>
          </table:table-cell>
          <table:table-cell table:formula="of:=[.B367]/[.C367]" office:value-type="float" office:value="0.00241849525200877" calcext:value-type="float">
            <text:p>0,0024184953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75.0098" calcext:value-type="float">
            <text:p>75,0098</text:p>
          </table:table-cell>
          <table:table-cell office:value-type="float" office:value="50976" calcext:value-type="float">
            <text:p>50976</text:p>
          </table:table-cell>
          <table:table-cell table:formula="of:=[.B368]/[.C368]" office:value-type="float" office:value="0.00147147284996861" calcext:value-type="float">
            <text:p>0,0014714728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74.5433" calcext:value-type="float">
            <text:p>74,5433</text:p>
          </table:table-cell>
          <table:table-cell office:value-type="float" office:value="48178" calcext:value-type="float">
            <text:p>48178</text:p>
          </table:table-cell>
          <table:table-cell table:formula="of:=[.B369]/[.C369]" office:value-type="float" office:value="0.00154724770642202" calcext:value-type="float">
            <text:p>0,0015472477</text:p>
          </table:table-cell>
          <table:table-cell table:number-columns-repeated="3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86.9028" calcext:value-type="float">
            <text:p>86,9028</text:p>
          </table:table-cell>
          <table:table-cell office:value-type="float" office:value="63734" calcext:value-type="float">
            <text:p>63734</text:p>
          </table:table-cell>
          <table:table-cell table:formula="of:=[.B370]/[.C370]" office:value-type="float" office:value="0.00136352339410676" calcext:value-type="float">
            <text:p>0,0013635234</text:p>
          </table:table-cell>
          <table:table-cell table:number-columns-repeated="3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16.865" calcext:value-type="float">
            <text:p>116,865</text:p>
          </table:table-cell>
          <table:table-cell office:value-type="float" office:value="61488" calcext:value-type="float">
            <text:p>61488</text:p>
          </table:table-cell>
          <table:table-cell table:formula="of:=[.B371]/[.C371]" office:value-type="float" office:value="0.00190061475409836" calcext:value-type="float">
            <text:p>0,0019006148</text:p>
          </table:table-cell>
          <table:table-cell table:number-columns-repeated="3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81.2731" calcext:value-type="float">
            <text:p>81,2731</text:p>
          </table:table-cell>
          <table:table-cell office:value-type="float" office:value="50915" calcext:value-type="float">
            <text:p>50915</text:p>
          </table:table-cell>
          <table:table-cell table:formula="of:=[.B372]/[.C372]" office:value-type="float" office:value="0.00159625061376804" calcext:value-type="float">
            <text:p>0,0015962506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03.324" calcext:value-type="float">
            <text:p>103,324</text:p>
          </table:table-cell>
          <table:table-cell office:value-type="float" office:value="63651" calcext:value-type="float">
            <text:p>63651</text:p>
          </table:table-cell>
          <table:table-cell table:formula="of:=[.B373]/[.C373]" office:value-type="float" office:value="0.00162328950055773" calcext:value-type="float">
            <text:p>0,0016232895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89.3923" calcext:value-type="float">
            <text:p>89,3923</text:p>
          </table:table-cell>
          <table:table-cell office:value-type="float" office:value="55494" calcext:value-type="float">
            <text:p>55494</text:p>
          </table:table-cell>
          <table:table-cell table:formula="of:=[.B374]/[.C374]" office:value-type="float" office:value="0.00161084621760911" calcext:value-type="float">
            <text:p>0,0016108462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578.933" calcext:value-type="float">
            <text:p>578,933</text:p>
          </table:table-cell>
          <table:table-cell office:value-type="float" office:value="249640" calcext:value-type="float">
            <text:p>249640</text:p>
          </table:table-cell>
          <table:table-cell table:formula="of:=[.B375]/[.C375]" office:value-type="float" office:value="0.00231907146290659" calcext:value-type="float">
            <text:p>0,0023190715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88.169" calcext:value-type="float">
            <text:p>88,169</text:p>
          </table:table-cell>
          <table:table-cell office:value-type="float" office:value="57690" calcext:value-type="float">
            <text:p>57690</text:p>
          </table:table-cell>
          <table:table-cell table:formula="of:=[.B376]/[.C376]" office:value-type="float" office:value="0.00152832379961865" calcext:value-type="float">
            <text:p>0,0015283238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2.295" calcext:value-type="float">
            <text:p>122,295</text:p>
          </table:table-cell>
          <table:table-cell office:value-type="float" office:value="75670" calcext:value-type="float">
            <text:p>75670</text:p>
          </table:table-cell>
          <table:table-cell table:formula="of:=[.B377]/[.C377]" office:value-type="float" office:value="0.00161616228359984" calcext:value-type="float">
            <text:p>0,0016161623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36.137" calcext:value-type="float">
            <text:p>136,137</text:p>
          </table:table-cell>
          <table:table-cell office:value-type="float" office:value="77970" calcext:value-type="float">
            <text:p>77970</text:p>
          </table:table-cell>
          <table:table-cell table:formula="of:=[.B378]/[.C378]" office:value-type="float" office:value="0.00174601769911504" calcext:value-type="float">
            <text:p>0,0017460177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80.3826" calcext:value-type="float">
            <text:p>80,3826</text:p>
          </table:table-cell>
          <table:table-cell office:value-type="float" office:value="65246" calcext:value-type="float">
            <text:p>65246</text:p>
          </table:table-cell>
          <table:table-cell table:formula="of:=[.B379]/[.C379]" office:value-type="float" office:value="0.00123199276584005" calcext:value-type="float">
            <text:p>0,0012319928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00.494" calcext:value-type="float">
            <text:p>100,494</text:p>
          </table:table-cell>
          <table:table-cell office:value-type="float" office:value="65398" calcext:value-type="float">
            <text:p>65398</text:p>
          </table:table-cell>
          <table:table-cell table:formula="of:=[.B380]/[.C380]" office:value-type="float" office:value="0.00153665249701826" calcext:value-type="float">
            <text:p>0,0015366525</text:p>
          </table:table-cell>
          <table:table-cell table:number-columns-repeated="3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44.798" calcext:value-type="float">
            <text:p>144,798</text:p>
          </table:table-cell>
          <table:table-cell office:value-type="float" office:value="83928" calcext:value-type="float">
            <text:p>83928</text:p>
          </table:table-cell>
          <table:table-cell table:formula="of:=[.B381]/[.C381]" office:value-type="float" office:value="0.00172526451243923" calcext:value-type="float">
            <text:p>0,0017252645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730.115" calcext:value-type="float">
            <text:p>730,115</text:p>
          </table:table-cell>
          <table:table-cell office:value-type="float" office:value="299880" calcext:value-type="float">
            <text:p>299880</text:p>
          </table:table-cell>
          <table:table-cell table:formula="of:=[.B382]/[.C382]" office:value-type="float" office:value="0.00243469054288382" calcext:value-type="float">
            <text:p>0,0024346905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97.9834" calcext:value-type="float">
            <text:p>97,9834</text:p>
          </table:table-cell>
          <table:table-cell office:value-type="float" office:value="67868" calcext:value-type="float">
            <text:p>67868</text:p>
          </table:table-cell>
          <table:table-cell table:formula="of:=[.B383]/[.C383]" office:value-type="float" office:value="0.0014437348971533" calcext:value-type="float">
            <text:p>0,0014437349</text:p>
          </table:table-cell>
          <table:table-cell table:number-columns-repeated="3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46.801" calcext:value-type="float">
            <text:p>146,801</text:p>
          </table:table-cell>
          <table:table-cell office:value-type="float" office:value="88248" calcext:value-type="float">
            <text:p>88248</text:p>
          </table:table-cell>
          <table:table-cell table:formula="of:=[.B384]/[.C384]" office:value-type="float" office:value="0.00166350512192911" calcext:value-type="float">
            <text:p>0,0016635051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99.6171" calcext:value-type="float">
            <text:p>99,6171</text:p>
          </table:table-cell>
          <table:table-cell office:value-type="float" office:value="76280" calcext:value-type="float">
            <text:p>76280</text:p>
          </table:table-cell>
          <table:table-cell table:formula="of:=[.B385]/[.C385]" office:value-type="float" office:value="0.00130593995804929" calcext:value-type="float">
            <text:p>0,00130594</text:p>
          </table:table-cell>
          <table:table-cell table:number-columns-repeated="3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31.553" calcext:value-type="float">
            <text:p>131,553</text:p>
          </table:table-cell>
          <table:table-cell office:value-type="float" office:value="77780" calcext:value-type="float">
            <text:p>77780</text:p>
          </table:table-cell>
          <table:table-cell table:formula="of:=[.B386]/[.C386]" office:value-type="float" office:value="0.00169134739007457" calcext:value-type="float">
            <text:p>0,0016913474</text:p>
          </table:table-cell>
          <table:table-cell table:number-columns-repeated="3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840.47" calcext:value-type="float">
            <text:p>840,47</text:p>
          </table:table-cell>
          <table:table-cell office:value-type="float" office:value="356445" calcext:value-type="float">
            <text:p>356445</text:p>
          </table:table-cell>
          <table:table-cell table:formula="of:=[.B387]/[.C387]" office:value-type="float" office:value="0.00235792338228899" calcext:value-type="float">
            <text:p>0,0023579234</text:p>
          </table:table-cell>
          <table:table-cell table:number-columns-repeated="3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148.836" calcext:value-type="float">
            <text:p>148,836</text:p>
          </table:table-cell>
          <table:table-cell office:value-type="float" office:value="110187" calcext:value-type="float">
            <text:p>110187</text:p>
          </table:table-cell>
          <table:table-cell table:formula="of:=[.B388]/[.C388]" office:value-type="float" office:value="0.00135075825641863" calcext:value-type="float">
            <text:p>0,0013507583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11.027" calcext:value-type="float">
            <text:p>111,027</text:p>
          </table:table-cell>
          <table:table-cell office:value-type="float" office:value="82480" calcext:value-type="float">
            <text:p>82480</text:p>
          </table:table-cell>
          <table:table-cell table:formula="of:=[.B389]/[.C389]" office:value-type="float" office:value="0.00134610814742968" calcext:value-type="float">
            <text:p>0,0013461081</text:p>
          </table:table-cell>
          <table:table-cell table:number-columns-repeated="3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14.833" calcext:value-type="float">
            <text:p>114,833</text:p>
          </table:table-cell>
          <table:table-cell office:value-type="float" office:value="86877" calcext:value-type="float">
            <text:p>86877</text:p>
          </table:table-cell>
          <table:table-cell table:formula="of:=[.B390]/[.C390]" office:value-type="float" office:value="0.00132178827537783" calcext:value-type="float">
            <text:p>0,0013217883</text:p>
          </table:table-cell>
          <table:table-cell table:number-columns-repeated="3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181.267" calcext:value-type="float">
            <text:p>181,267</text:p>
          </table:table-cell>
          <table:table-cell office:value-type="float" office:value="112347" calcext:value-type="float">
            <text:p>112347</text:p>
          </table:table-cell>
          <table:table-cell table:formula="of:=[.B391]/[.C391]" office:value-type="float" office:value="0.00161345652309363" calcext:value-type="float">
            <text:p>0,0016134565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24.959" calcext:value-type="float">
            <text:p>124,959</text:p>
          </table:table-cell>
          <table:table-cell office:value-type="float" office:value="91098" calcext:value-type="float">
            <text:p>91098</text:p>
          </table:table-cell>
          <table:table-cell table:formula="of:=[.B392]/[.C392]" office:value-type="float" office:value="0.00137169861028782" calcext:value-type="float">
            <text:p>0,0013716986</text:p>
          </table:table-cell>
          <table:table-cell table:number-columns-repeated="3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67.518" calcext:value-type="float">
            <text:p>167,518</text:p>
          </table:table-cell>
          <table:table-cell office:value-type="float" office:value="117369" calcext:value-type="float">
            <text:p>117369</text:p>
          </table:table-cell>
          <table:table-cell table:formula="of:=[.B393]/[.C393]" office:value-type="float" office:value="0.00142727636769505" calcext:value-type="float">
            <text:p>0,0014272764</text:p>
          </table:table-cell>
          <table:table-cell table:number-columns-repeated="3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956.809" calcext:value-type="float">
            <text:p>956,809</text:p>
          </table:table-cell>
          <table:table-cell office:value-type="float" office:value="419710" calcext:value-type="float">
            <text:p>419710</text:p>
          </table:table-cell>
          <table:table-cell table:formula="of:=[.B394]/[.C394]" office:value-type="float" office:value="0.00227969073884349" calcext:value-type="float">
            <text:p>0,0022796907</text:p>
          </table:table-cell>
          <table:table-cell table:number-columns-repeated="3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61.435" calcext:value-type="float">
            <text:p>161,435</text:p>
          </table:table-cell>
          <table:table-cell office:value-type="float" office:value="125972" calcext:value-type="float">
            <text:p>125972</text:p>
          </table:table-cell>
          <table:table-cell table:formula="of:=[.B395]/[.C395]" office:value-type="float" office:value="0.0012815149398279" calcext:value-type="float">
            <text:p>0,0012815149</text:p>
          </table:table-cell>
          <table:table-cell table:number-columns-repeated="3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144.256" calcext:value-type="float">
            <text:p>144,256</text:p>
          </table:table-cell>
          <table:table-cell office:value-type="float" office:value="100782" calcext:value-type="float">
            <text:p>100782</text:p>
          </table:table-cell>
          <table:table-cell table:formula="of:=[.B396]/[.C396]" office:value-type="float" office:value="0.00143136671230974" calcext:value-type="float">
            <text:p>0,0014313667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71.38" calcext:value-type="float">
            <text:p>171,38</text:p>
          </table:table-cell>
          <table:table-cell office:value-type="float" office:value="107410" calcext:value-type="float">
            <text:p>107410</text:p>
          </table:table-cell>
          <table:table-cell table:formula="of:=[.B397]/[.C397]" office:value-type="float" office:value="0.00159556838283214" calcext:value-type="float">
            <text:p>0,0015955684</text:p>
          </table:table-cell>
          <table:table-cell table:number-columns-repeated="3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177.11" calcext:value-type="float">
            <text:p>177,11</text:p>
          </table:table-cell>
          <table:table-cell office:value-type="float" office:value="131180" calcext:value-type="float">
            <text:p>131180</text:p>
          </table:table-cell>
          <table:table-cell table:formula="of:=[.B398]/[.C398]" office:value-type="float" office:value="0.00135012959292575" calcext:value-type="float">
            <text:p>0,0013501296</text:p>
          </table:table-cell>
          <table:table-cell table:number-columns-repeated="3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139.923" calcext:value-type="float">
            <text:p>139,923</text:p>
          </table:table-cell>
          <table:table-cell office:value-type="float" office:value="105666" calcext:value-type="float">
            <text:p>105666</text:p>
          </table:table-cell>
          <table:table-cell table:formula="of:=[.B399]/[.C399]" office:value-type="float" office:value="0.00132420078360116" calcext:value-type="float">
            <text:p>0,0013242008</text:p>
          </table:table-cell>
          <table:table-cell table:number-columns-repeated="3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145.382" calcext:value-type="float">
            <text:p>145,382</text:p>
          </table:table-cell>
          <table:table-cell office:value-type="float" office:value="112631" calcext:value-type="float">
            <text:p>112631</text:p>
          </table:table-cell>
          <table:table-cell table:formula="of:=[.B400]/[.C400]" office:value-type="float" office:value="0.00129078140121281" calcext:value-type="float">
            <text:p>0,0012907814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3.814" calcext:value-type="float">
            <text:p>203,814</text:p>
          </table:table-cell>
          <table:table-cell office:value-type="float" office:value="142100" calcext:value-type="float">
            <text:p>142100</text:p>
          </table:table-cell>
          <table:table-cell table:formula="of:=[.B401]/[.C401]" office:value-type="float" office:value="0.00143429978888107" calcext:value-type="float">
            <text:p>0,0014342998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141.11" calcext:value-type="float">
            <text:p>1141,11</text:p>
          </table:table-cell>
          <table:table-cell office:value-type="float" office:value="490050" calcext:value-type="float">
            <text:p>490050</text:p>
          </table:table-cell>
          <table:table-cell table:formula="of:=[.B402]/[.C402]" office:value-type="float" office:value="0.00232855831037649" calcext:value-type="float">
            <text:p>0,0023285583</text:p>
          </table:table-cell>
          <table:table-cell table:number-columns-repeated="3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211.486" calcext:value-type="float">
            <text:p>211,486</text:p>
          </table:table-cell>
          <table:table-cell office:value-type="float" office:value="145261" calcext:value-type="float">
            <text:p>145261</text:p>
          </table:table-cell>
          <table:table-cell table:formula="of:=[.B403]/[.C403]" office:value-type="float" office:value="0.00145590351161014" calcext:value-type="float">
            <text:p>0,0014559035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169.294" calcext:value-type="float">
            <text:p>169,294</text:p>
          </table:table-cell>
          <table:table-cell office:value-type="float" office:value="115736" calcext:value-type="float">
            <text:p>115736</text:p>
          </table:table-cell>
          <table:table-cell table:formula="of:=[.B404]/[.C404]" office:value-type="float" office:value="0.00146276007465266" calcext:value-type="float">
            <text:p>0,0014627601</text:p>
          </table:table-cell>
          <table:table-cell table:number-columns-repeated="3"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237.92" calcext:value-type="float">
            <text:p>237,92</text:p>
          </table:table-cell>
          <table:table-cell office:value-type="float" office:value="151061" calcext:value-type="float">
            <text:p>151061</text:p>
          </table:table-cell>
          <table:table-cell table:formula="of:=[.B405]/[.C405]" office:value-type="float" office:value="0.00157499288366951" calcext:value-type="float">
            <text:p>0,0015749929</text:p>
          </table:table-cell>
          <table:table-cell table:number-columns-repeated="3"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167.284" calcext:value-type="float">
            <text:p>167,284</text:p>
          </table:table-cell>
          <table:table-cell office:value-type="float" office:value="135300" calcext:value-type="float">
            <text:p>135300</text:p>
          </table:table-cell>
          <table:table-cell table:formula="of:=[.B406]/[.C406]" office:value-type="float" office:value="0.00123639320029564" calcext:value-type="float">
            <text:p>0,0012363932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1293.05" calcext:value-type="float">
            <text:p>1293,05</text:p>
          </table:table-cell>
          <table:table-cell office:value-type="float" office:value="567840" calcext:value-type="float">
            <text:p>567840</text:p>
          </table:table-cell>
          <table:table-cell table:formula="of:=[.B407]/[.C407]" office:value-type="float" office:value="0.00227713792617639" calcext:value-type="float">
            <text:p>0,0022771379</text:p>
          </table:table-cell>
          <table:table-cell table:number-columns-repeated="3"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167.046" calcext:value-type="float">
            <text:p>167,046</text:p>
          </table:table-cell>
          <table:table-cell office:value-type="float" office:value="137575" calcext:value-type="float">
            <text:p>137575</text:p>
          </table:table-cell>
          <table:table-cell table:formula="of:=[.B408]/[.C408]" office:value-type="float" office:value="0.00121421769943667" calcext:value-type="float">
            <text:p>0,0012142177</text:p>
          </table:table-cell>
          <table:table-cell table:number-columns-repeated="3"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162.563" calcext:value-type="float">
            <text:p>162,563</text:p>
          </table:table-cell>
          <table:table-cell office:value-type="float" office:value="133128" calcext:value-type="float">
            <text:p>133128</text:p>
          </table:table-cell>
          <table:table-cell table:formula="of:=[.B409]/[.C409]" office:value-type="float" office:value="0.00122110299861787" calcext:value-type="float">
            <text:p>0,001221103</text:p>
          </table:table-cell>
          <table:table-cell table:number-columns-repeated="3"/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272.538" calcext:value-type="float">
            <text:p>272,538</text:p>
          </table:table-cell>
          <table:table-cell office:value-type="float" office:value="177888" calcext:value-type="float">
            <text:p>177888</text:p>
          </table:table-cell>
          <table:table-cell table:formula="of:=[.B410]/[.C410]" office:value-type="float" office:value="0.00153207636265515" calcext:value-type="float">
            <text:p>0,0015320764</text:p>
          </table:table-cell>
          <table:table-cell table:number-columns-repeated="3"/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277.142" calcext:value-type="float">
            <text:p>277,142</text:p>
          </table:table-cell>
          <table:table-cell office:value-type="float" office:value="175119" calcext:value-type="float">
            <text:p>175119</text:p>
          </table:table-cell>
          <table:table-cell table:formula="of:=[.B411]/[.C411]" office:value-type="float" office:value="0.00158259240859073" calcext:value-type="float">
            <text:p>0,0015825924</text:p>
          </table:table-cell>
          <table:table-cell table:number-columns-repeated="3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267.481" calcext:value-type="float">
            <text:p>267,481</text:p>
          </table:table-cell>
          <table:table-cell office:value-type="float" office:value="179955" calcext:value-type="float">
            <text:p>179955</text:p>
          </table:table-cell>
          <table:table-cell table:formula="of:=[.B412]/[.C412]" office:value-type="float" office:value="0.00148637714984302" calcext:value-type="float">
            <text:p>0,0014863771</text:p>
          </table:table-cell>
          <table:table-cell table:number-columns-repeated="3"/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82.227" calcext:value-type="float">
            <text:p>182,227</text:p>
          </table:table-cell>
          <table:table-cell office:value-type="float" office:value="152490" calcext:value-type="float">
            <text:p>152490</text:p>
          </table:table-cell>
          <table:table-cell table:formula="of:=[.B413]/[.C413]" office:value-type="float" office:value="0.00119500950882025" calcext:value-type="float">
            <text:p>0,0011950095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180.08" calcext:value-type="float">
            <text:p>180,08</text:p>
          </table:table-cell>
          <table:table-cell office:value-type="float" office:value="149200" calcext:value-type="float">
            <text:p>149200</text:p>
          </table:table-cell>
          <table:table-cell table:formula="of:=[.B414]/[.C414]" office:value-type="float" office:value="0.00120697050938338" calcext:value-type="float">
            <text:p>0,0012069705</text:p>
          </table:table-cell>
          <table:table-cell table:number-columns-repeated="3"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456.45" calcext:value-type="float">
            <text:p>1456,45</text:p>
          </table:table-cell>
          <table:table-cell office:value-type="float" office:value="653455" calcext:value-type="float">
            <text:p>653455</text:p>
          </table:table-cell>
          <table:table-cell table:formula="of:=[.B415]/[.C415]" office:value-type="float" office:value="0.00222884513853288" calcext:value-type="float">
            <text:p>0,0022288451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297.81" calcext:value-type="float">
            <text:p>297,81</text:p>
          </table:table-cell>
          <table:table-cell office:value-type="float" office:value="200838" calcext:value-type="float">
            <text:p>200838</text:p>
          </table:table-cell>
          <table:table-cell table:formula="of:=[.B416]/[.C416]" office:value-type="float" office:value="0.00148283691333313" calcext:value-type="float">
            <text:p>0,0014828369</text:p>
          </table:table-cell>
          <table:table-cell table:number-columns-repeated="3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293.012" calcext:value-type="float">
            <text:p>293,012</text:p>
          </table:table-cell>
          <table:table-cell office:value-type="float" office:value="199072" calcext:value-type="float">
            <text:p>199072</text:p>
          </table:table-cell>
          <table:table-cell table:formula="of:=[.B417]/[.C417]" office:value-type="float" office:value="0.00147188956759363" calcext:value-type="float">
            <text:p>0,0014718896</text:p>
          </table:table-cell>
          <table:table-cell table:number-columns-repeated="3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199.632" calcext:value-type="float">
            <text:p>199,632</text:p>
          </table:table-cell>
          <table:table-cell office:value-type="float" office:value="169101" calcext:value-type="float">
            <text:p>169101</text:p>
          </table:table-cell>
          <table:table-cell table:formula="of:=[.B418]/[.C418]" office:value-type="float" office:value="0.00118054890272677" calcext:value-type="float">
            <text:p>0,0011805489</text:p>
          </table:table-cell>
          <table:table-cell table:number-columns-repeated="3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205.617" calcext:value-type="float">
            <text:p>205,617</text:p>
          </table:table-cell>
          <table:table-cell office:value-type="float" office:value="163982" calcext:value-type="float">
            <text:p>163982</text:p>
          </table:table-cell>
          <table:table-cell table:formula="of:=[.B419]/[.C419]" office:value-type="float" office:value="0.00125389981827274" calcext:value-type="float">
            <text:p>0,0012538998</text:p>
          </table:table-cell>
          <table:table-cell table:number-columns-repeated="3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241.569" calcext:value-type="float">
            <text:p>241,569</text:p>
          </table:table-cell>
          <table:table-cell office:value-type="float" office:value="165438" calcext:value-type="float">
            <text:p>165438</text:p>
          </table:table-cell>
          <table:table-cell table:formula="of:=[.B420]/[.C420]" office:value-type="float" office:value="0.00146017843542596" calcext:value-type="float">
            <text:p>0,0014601784</text:p>
          </table:table-cell>
          <table:table-cell table:number-columns-repeated="3"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241.222" calcext:value-type="float">
            <text:p>241,222</text:p>
          </table:table-cell>
          <table:table-cell office:value-type="float" office:value="169286" calcext:value-type="float">
            <text:p>169286</text:p>
          </table:table-cell>
          <table:table-cell table:formula="of:=[.B421]/[.C421]" office:value-type="float" office:value="0.00142493767943008" calcext:value-type="float">
            <text:p>0,0014249377</text:p>
          </table:table-cell>
          <table:table-cell table:number-columns-repeated="3"/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318.212" calcext:value-type="float">
            <text:p>318,212</text:p>
          </table:table-cell>
          <table:table-cell office:value-type="float" office:value="222666" calcext:value-type="float">
            <text:p>222666</text:p>
          </table:table-cell>
          <table:table-cell table:formula="of:=[.B422]/[.C422]" office:value-type="float" office:value="0.00142910008712601" calcext:value-type="float">
            <text:p>0,0014291001</text:p>
          </table:table-cell>
          <table:table-cell table:number-columns-repeated="3"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1657.85" calcext:value-type="float">
            <text:p>1657,85</text:p>
          </table:table-cell>
          <table:table-cell office:value-type="float" office:value="747270" calcext:value-type="float">
            <text:p>747270</text:p>
          </table:table-cell>
          <table:table-cell table:formula="of:=[.B423]/[.C423]" office:value-type="float" office:value="0.00221854216012954" calcext:value-type="float">
            <text:p>0,0022185422</text:p>
          </table:table-cell>
          <table:table-cell table:number-columns-repeated="3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235.033" calcext:value-type="float">
            <text:p>235,033</text:p>
          </table:table-cell>
          <table:table-cell office:value-type="float" office:value="172484" calcext:value-type="float">
            <text:p>172484</text:p>
          </table:table-cell>
          <table:table-cell table:formula="of:=[.B424]/[.C424]" office:value-type="float" office:value="0.00136263653440319" calcext:value-type="float">
            <text:p>0,0013626365</text:p>
          </table:table-cell>
          <table:table-cell table:number-columns-repeated="3"/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368.881" calcext:value-type="float">
            <text:p>368,881</text:p>
          </table:table-cell>
          <table:table-cell office:value-type="float" office:value="237510" calcext:value-type="float">
            <text:p>237510</text:p>
          </table:table-cell>
          <table:table-cell table:formula="of:=[.B425]/[.C425]" office:value-type="float" office:value="0.00155311776346259" calcext:value-type="float">
            <text:p>0,0015531178</text:p>
          </table:table-cell>
          <table:table-cell table:number-columns-repeated="3"/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395.677" calcext:value-type="float">
            <text:p>395,677</text:p>
          </table:table-cell>
          <table:table-cell office:value-type="float" office:value="251388" calcext:value-type="float">
            <text:p>251388</text:p>
          </table:table-cell>
          <table:table-cell table:formula="of:=[.B426]/[.C426]" office:value-type="float" office:value="0.00157396932232247" calcext:value-type="float">
            <text:p>0,0015739693</text:p>
          </table:table-cell>
          <table:table-cell table:number-columns-repeated="3"/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243.529" calcext:value-type="float">
            <text:p>243,529</text:p>
          </table:table-cell>
          <table:table-cell office:value-type="float" office:value="197708" calcext:value-type="float">
            <text:p>197708</text:p>
          </table:table-cell>
          <table:table-cell table:formula="of:=[.B427]/[.C427]" office:value-type="float" office:value="0.00123176098084043" calcext:value-type="float">
            <text:p>0,001231761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375.075" calcext:value-type="float">
            <text:p>375,075</text:p>
          </table:table-cell>
          <table:table-cell office:value-type="float" office:value="248290" calcext:value-type="float">
            <text:p>248290</text:p>
          </table:table-cell>
          <table:table-cell table:formula="of:=[.B428]/[.C428]" office:value-type="float" office:value="0.00151063272785855" calcext:value-type="float">
            <text:p>0,0015106327</text:p>
          </table:table-cell>
          <table:table-cell table:number-columns-repeated="3"/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240.806" calcext:value-type="float">
            <text:p>240,806</text:p>
          </table:table-cell>
          <table:table-cell office:value-type="float" office:value="199388" calcext:value-type="float">
            <text:p>199388</text:p>
          </table:table-cell>
          <table:table-cell table:formula="of:=[.B429]/[.C429]" office:value-type="float" office:value="0.00120772564045981" calcext:value-type="float">
            <text:p>0,0012077256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827.38" calcext:value-type="float">
            <text:p>1827,38</text:p>
          </table:table-cell>
          <table:table-cell office:value-type="float" office:value="849660" calcext:value-type="float">
            <text:p>849660</text:p>
          </table:table-cell>
          <table:table-cell table:formula="of:=[.B430]/[.C430]" office:value-type="float" office:value="0.00215071911117388" calcext:value-type="float">
            <text:p>0,0021507191</text:p>
          </table:table-cell>
          <table:table-cell table:number-columns-repeated="3"/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255.47" calcext:value-type="float">
            <text:p>255,47</text:p>
          </table:table-cell>
          <table:table-cell office:value-type="float" office:value="204540" calcext:value-type="float">
            <text:p>204540</text:p>
          </table:table-cell>
          <table:table-cell table:formula="of:=[.B431]/[.C431]" office:value-type="float" office:value="0.00124899775105114" calcext:value-type="float">
            <text:p>0,0012489978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398.15" calcext:value-type="float">
            <text:p>398,15</text:p>
          </table:table-cell>
          <table:table-cell office:value-type="float" office:value="267984" calcext:value-type="float">
            <text:p>267984</text:p>
          </table:table-cell>
          <table:table-cell table:formula="of:=[.B432]/[.C432]" office:value-type="float" office:value="0.00148572302824049" calcext:value-type="float">
            <text:p>0,001485723</text:p>
          </table:table-cell>
          <table:table-cell table:number-columns-repeated="3"/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272.401" calcext:value-type="float">
            <text:p>272,401</text:p>
          </table:table-cell>
          <table:table-cell office:value-type="float" office:value="218457" calcext:value-type="float">
            <text:p>218457</text:p>
          </table:table-cell>
          <table:table-cell table:formula="of:=[.B433]/[.C433]" office:value-type="float" office:value="0.00124693189048646" calcext:value-type="float">
            <text:p>0,0012469319</text:p>
          </table:table-cell>
          <table:table-cell table:number-columns-repeated="3"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266.977" calcext:value-type="float">
            <text:p>266,977</text:p>
          </table:table-cell>
          <table:table-cell office:value-type="float" office:value="221647" calcext:value-type="float">
            <text:p>221647</text:p>
          </table:table-cell>
          <table:table-cell table:formula="of:=[.B434]/[.C434]" office:value-type="float" office:value="0.00120451438548683" calcext:value-type="float">
            <text:p>0,0012045144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440.063" calcext:value-type="float">
            <text:p>440,063</text:p>
          </table:table-cell>
          <table:table-cell office:value-type="float" office:value="282976" calcext:value-type="float">
            <text:p>282976</text:p>
          </table:table-cell>
          <table:table-cell table:formula="of:=[.B435]/[.C435]" office:value-type="float" office:value="0.00155512481623883" calcext:value-type="float">
            <text:p>0,0015551248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2080.68" calcext:value-type="float">
            <text:p>2080,68</text:p>
          </table:table-cell>
          <table:table-cell office:value-type="float" office:value="961000" calcext:value-type="float">
            <text:p>961000</text:p>
          </table:table-cell>
          <table:table-cell table:formula="of:=[.B436]/[.C436]" office:value-type="float" office:value="0.00216511966701353" calcext:value-type="float">
            <text:p>0,0021651197</text:p>
          </table:table-cell>
          <table:table-cell table:number-columns-repeated="3"/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445.878" calcext:value-type="float">
            <text:p>445,878</text:p>
          </table:table-cell>
          <table:table-cell office:value-type="float" office:value="294816" calcext:value-type="float">
            <text:p>294816</text:p>
          </table:table-cell>
          <table:table-cell table:formula="of:=[.B437]/[.C437]" office:value-type="float" office:value="0.00151239417127971" calcext:value-type="float">
            <text:p>0,0015123942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290.701" calcext:value-type="float">
            <text:p>290,701</text:p>
          </table:table-cell>
          <table:table-cell office:value-type="float" office:value="240360" calcext:value-type="float">
            <text:p>240360</text:p>
          </table:table-cell>
          <table:table-cell table:formula="of:=[.B438]/[.C438]" office:value-type="float" office:value="0.00120944000665668" calcext:value-type="float">
            <text:p>0,00120944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339.801" calcext:value-type="float">
            <text:p>339,801</text:p>
          </table:table-cell>
          <table:table-cell office:value-type="float" office:value="244500" calcext:value-type="float">
            <text:p>244500</text:p>
          </table:table-cell>
          <table:table-cell table:formula="of:=[.B439]/[.C439]" office:value-type="float" office:value="0.00138977914110429" calcext:value-type="float">
            <text:p>0,0013897791</text:p>
          </table:table-cell>
          <table:table-cell table:number-columns-repeated="3"/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484.367" calcext:value-type="float">
            <text:p>484,367</text:p>
          </table:table-cell>
          <table:table-cell office:value-type="float" office:value="313158" calcext:value-type="float">
            <text:p>313158</text:p>
          </table:table-cell>
          <table:table-cell table:formula="of:=[.B440]/[.C440]" office:value-type="float" office:value="0.00154671763135542" calcext:value-type="float">
            <text:p>0,0015467176</text:p>
          </table:table-cell>
          <table:table-cell table:number-columns-repeated="3"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float" office:value="309.878" calcext:value-type="float">
            <text:p>309,878</text:p>
          </table:table-cell>
          <table:table-cell office:value-type="float" office:value="257393" calcext:value-type="float">
            <text:p>257393</text:p>
          </table:table-cell>
          <table:table-cell table:formula="of:=[.B441]/[.C441]" office:value-type="float" office:value="0.00120390997424172" calcext:value-type="float">
            <text:p>0,00120391</text:p>
          </table:table-cell>
          <table:table-cell table:number-columns-repeated="3"/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float" office:value="479.603" calcext:value-type="float">
            <text:p>479,603</text:p>
          </table:table-cell>
          <table:table-cell office:value-type="float" office:value="317832" calcext:value-type="float">
            <text:p>317832</text:p>
          </table:table-cell>
          <table:table-cell table:formula="of:=[.B442]/[.C442]" office:value-type="float" office:value="0.00150898273301618" calcext:value-type="float">
            <text:p>0,0015089827</text:p>
          </table:table-cell>
          <table:table-cell table:number-columns-repeated="3"/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2261.85" calcext:value-type="float">
            <text:p>2261,85</text:p>
          </table:table-cell>
          <table:table-cell office:value-type="float" office:value="1081665" calcext:value-type="float">
            <text:p>1081665</text:p>
          </table:table-cell>
          <table:table-cell table:formula="of:=[.B443]/[.C443]" office:value-type="float" office:value="0.00209108180444038" calcext:value-type="float">
            <text:p>0,0020910818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346.451" calcext:value-type="float">
            <text:p>346,451</text:p>
          </table:table-cell>
          <table:table-cell office:value-type="float" office:value="262260" calcext:value-type="float">
            <text:p>262260</text:p>
          </table:table-cell>
          <table:table-cell table:formula="of:=[.B444]/[.C444]" office:value-type="float" office:value="0.00132102112407535" calcext:value-type="float">
            <text:p>0,0013210211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float" office:value="343.453" calcext:value-type="float">
            <text:p>343,453</text:p>
          </table:table-cell>
          <table:table-cell office:value-type="float" office:value="267406" calcext:value-type="float">
            <text:p>267406</text:p>
          </table:table-cell>
          <table:table-cell table:formula="of:=[.B445]/[.C445]" office:value-type="float" office:value="0.00128438778486646" calcext:value-type="float">
            <text:p>0,0012843878</text:p>
          </table:table-cell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550.9" calcext:value-type="float">
            <text:p>550,9</text:p>
          </table:table-cell>
          <table:table-cell office:value-type="float" office:value="347200" calcext:value-type="float">
            <text:p>347200</text:p>
          </table:table-cell>
          <table:table-cell table:formula="of:=[.B446]/[.C446]" office:value-type="float" office:value="0.0015866935483871" calcext:value-type="float">
            <text:p>0,0015866935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368.448" calcext:value-type="float">
            <text:p>368,448</text:p>
          </table:table-cell>
          <table:table-cell office:value-type="float" office:value="286080" calcext:value-type="float">
            <text:p>286080</text:p>
          </table:table-cell>
          <table:table-cell table:formula="of:=[.B447]/[.C447]" office:value-type="float" office:value="0.00128791946308725" calcext:value-type="float">
            <text:p>0,0012879195</text:p>
          </table:table-cell>
          <table:table-cell table:number-columns-repeated="3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2653.97" calcext:value-type="float">
            <text:p>2653,97</text:p>
          </table:table-cell>
          <table:table-cell office:value-type="float" office:value="1212030" calcext:value-type="float">
            <text:p>1212030</text:p>
          </table:table-cell>
          <table:table-cell table:formula="of:=[.B448]/[.C448]" office:value-type="float" office:value="0.00218969002417432" calcext:value-type="float">
            <text:p>0,00218969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589.644" calcext:value-type="float">
            <text:p>589,644</text:p>
          </table:table-cell>
          <table:table-cell office:value-type="float" office:value="363760" calcext:value-type="float">
            <text:p>363760</text:p>
          </table:table-cell>
          <table:table-cell table:formula="of:=[.B449]/[.C449]" office:value-type="float" office:value="0.00162096987024412" calcext:value-type="float">
            <text:p>0,0016209699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586.906" calcext:value-type="float">
            <text:p>586,906</text:p>
          </table:table-cell>
          <table:table-cell office:value-type="float" office:value="376298" calcext:value-type="float">
            <text:p>376298</text:p>
          </table:table-cell>
          <table:table-cell table:formula="of:=[.B450]/[.C450]" office:value-type="float" office:value="0.0015596840801705" calcext:value-type="float">
            <text:p>0,0015596841</text:p>
          </table:table-cell>
          <table:table-cell table:number-columns-repeated="3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388.376" calcext:value-type="float">
            <text:p>388,376</text:p>
          </table:table-cell>
          <table:table-cell office:value-type="float" office:value="298432" calcext:value-type="float">
            <text:p>298432</text:p>
          </table:table-cell>
          <table:table-cell table:formula="of:=[.B451]/[.C451]" office:value-type="float" office:value="0.00130138859103581" calcext:value-type="float">
            <text:p>0,0013013886</text:p>
          </table:table-cell>
          <table:table-cell table:number-columns-repeated="3"/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602.207" calcext:value-type="float">
            <text:p>602,207</text:p>
          </table:table-cell>
          <table:table-cell office:value-type="float" office:value="397530" calcext:value-type="float">
            <text:p>397530</text:p>
          </table:table-cell>
          <table:table-cell table:formula="of:=[.B452]/[.C452]" office:value-type="float" office:value="0.00151487183357231" calcext:value-type="float">
            <text:p>0,0015148718</text:p>
          </table:table-cell>
          <table:table-cell table:number-columns-repeated="3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413.73" calcext:value-type="float">
            <text:p>413,73</text:p>
          </table:table-cell>
          <table:table-cell office:value-type="float" office:value="312807" calcext:value-type="float">
            <text:p>312807</text:p>
          </table:table-cell>
          <table:table-cell table:formula="of:=[.B453]/[.C453]" office:value-type="float" office:value="0.00132263664176313" calcext:value-type="float">
            <text:p>0,0013226366</text:p>
          </table:table-cell>
          <table:table-cell table:number-columns-repeated="3"/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407.198" calcext:value-type="float">
            <text:p>407,198</text:p>
          </table:table-cell>
          <table:table-cell office:value-type="float" office:value="316107" calcext:value-type="float">
            <text:p>316107</text:p>
          </table:table-cell>
          <table:table-cell table:formula="of:=[.B454]/[.C454]" office:value-type="float" office:value="0.00128816508334203" calcext:value-type="float">
            <text:p>0,0012881651</text:p>
          </table:table-cell>
          <table:table-cell table:number-columns-repeated="3"/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2884.09" calcext:value-type="float">
            <text:p>2884,09</text:p>
          </table:table-cell>
          <table:table-cell office:value-type="float" office:value="1352470" calcext:value-type="float">
            <text:p>1352470</text:p>
          </table:table-cell>
          <table:table-cell table:formula="of:=[.B455]/[.C455]" office:value-type="float" office:value="0.00213246134849571" calcext:value-type="float">
            <text:p>0,0021324613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450.136" calcext:value-type="float">
            <text:p>450,136</text:p>
          </table:table-cell>
          <table:table-cell office:value-type="float" office:value="322344" calcext:value-type="float">
            <text:p>322344</text:p>
          </table:table-cell>
          <table:table-cell table:formula="of:=[.B456]/[.C456]" office:value-type="float" office:value="0.00139644603280967" calcext:value-type="float">
            <text:p>0,001396446</text:p>
          </table:table-cell>
          <table:table-cell table:number-columns-repeated="3"/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660.007" calcext:value-type="float">
            <text:p>660,007</text:p>
          </table:table-cell>
          <table:table-cell office:value-type="float" office:value="423851" calcext:value-type="float">
            <text:p>423851</text:p>
          </table:table-cell>
          <table:table-cell table:formula="of:=[.B457]/[.C457]" office:value-type="float" office:value="0.00155716749518109" calcext:value-type="float">
            <text:p>0,0015571675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697.233" calcext:value-type="float">
            <text:p>697,233</text:p>
          </table:table-cell>
          <table:table-cell office:value-type="float" office:value="430817" calcext:value-type="float">
            <text:p>430817</text:p>
          </table:table-cell>
          <table:table-cell table:formula="of:=[.B458]/[.C458]" office:value-type="float" office:value="0.00161839713846018" calcext:value-type="float">
            <text:p>0,0016183971</text:p>
          </table:table-cell>
          <table:table-cell table:number-columns-repeated="3"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657.576" calcext:value-type="float">
            <text:p>657,576</text:p>
          </table:table-cell>
          <table:table-cell office:value-type="float" office:value="438815" calcext:value-type="float">
            <text:p>438815</text:p>
          </table:table-cell>
          <table:table-cell table:formula="of:=[.B459]/[.C459]" office:value-type="float" office:value="0.00149852671399109" calcext:value-type="float">
            <text:p>0,0014985267</text:p>
          </table:table-cell>
          <table:table-cell table:number-columns-repeated="3"/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734.214" calcext:value-type="float">
            <text:p>734,214</text:p>
          </table:table-cell>
          <table:table-cell office:value-type="float" office:value="452360" calcext:value-type="float">
            <text:p>452360</text:p>
          </table:table-cell>
          <table:table-cell table:formula="of:=[.B460]/[.C460]" office:value-type="float" office:value="0.00162307454239986" calcext:value-type="float">
            <text:p>0,0016230745</text:p>
          </table:table-cell>
          <table:table-cell table:number-columns-repeated="3"/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float" office:value="779.519" calcext:value-type="float">
            <text:p>779,519</text:p>
          </table:table-cell>
          <table:table-cell office:value-type="float" office:value="477752" calcext:value-type="float">
            <text:p>477752</text:p>
          </table:table-cell>
          <table:table-cell table:formula="of:=[.B461]/[.C461]" office:value-type="float" office:value="0.00163163942798774" calcext:value-type="float">
            <text:p>0,0016316394</text:p>
          </table:table-cell>
          <table:table-cell table:number-columns-repeated="3"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float" office:value="812.512" calcext:value-type="float">
            <text:p>812,512</text:p>
          </table:table-cell>
          <table:table-cell office:value-type="float" office:value="519064" calcext:value-type="float">
            <text:p>519064</text:p>
          </table:table-cell>
          <table:table-cell table:formula="of:=[.B462]/[.C462]" office:value-type="float" office:value="0.00156534069016537" calcext:value-type="float">
            <text:p>0,0015653407</text:p>
          </table:table-cell>
          <table:table-cell table:number-columns-repeated="3"/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float" office:value="797.76" calcext:value-type="float">
            <text:p>797,76</text:p>
          </table:table-cell>
          <table:table-cell office:value-type="float" office:value="523388" calcext:value-type="float">
            <text:p>523388</text:p>
          </table:table-cell>
          <table:table-cell table:formula="of:=[.B463]/[.C463]" office:value-type="float" office:value="0.00152422294741186" calcext:value-type="float">
            <text:p>0,0015242229</text:p>
          </table:table-cell>
          <table:table-cell table:number-columns-repeated="3"/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float" office:value="814.28" calcext:value-type="float">
            <text:p>814,28</text:p>
          </table:table-cell>
          <table:table-cell office:value-type="float" office:value="551169" calcext:value-type="float">
            <text:p>551169</text:p>
          </table:table-cell>
          <table:table-cell table:formula="of:=[.B464]/[.C464]" office:value-type="float" office:value="0.00147736901023098" calcext:value-type="float">
            <text:p>0,001477369</text:p>
          </table:table-cell>
          <table:table-cell table:number-columns-repeated="3"/>
        </table:table-row>
        <table:table-row table:style-name="ro1">
          <table:table-cell office:value-type="float" office:value="11912" calcext:value-type="float">
            <text:p>11912</text:p>
          </table:table-cell>
          <table:table-cell office:value-type="float" office:value="869.895" calcext:value-type="float">
            <text:p>869,895</text:p>
          </table:table-cell>
          <table:table-cell office:value-type="float" office:value="559864" calcext:value-type="float">
            <text:p>559864</text:p>
          </table:table-cell>
          <table:table-cell table:formula="of:=[.B465]/[.C465]" office:value-type="float" office:value="0.00155376127059429" calcext:value-type="float">
            <text:p>0,0015537613</text:p>
          </table:table-cell>
          <table:table-cell table:number-columns-repeated="3"/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float" office:value="938.14" calcext:value-type="float">
            <text:p>938,14</text:p>
          </table:table-cell>
          <table:table-cell office:value-type="float" office:value="587760" calcext:value-type="float">
            <text:p>587760</text:p>
          </table:table-cell>
          <table:table-cell table:formula="of:=[.B466]/[.C466]" office:value-type="float" office:value="0.0015961276711583" calcext:value-type="float">
            <text:p>0,0015961277</text:p>
          </table:table-cell>
          <table:table-cell table:number-columns-repeated="3"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925.142" calcext:value-type="float">
            <text:p>925,142</text:p>
          </table:table-cell>
          <table:table-cell office:value-type="float" office:value="587030" calcext:value-type="float">
            <text:p>587030</text:p>
          </table:table-cell>
          <table:table-cell table:formula="of:=[.B467]/[.C467]" office:value-type="float" office:value="0.00157597056368499" calcext:value-type="float">
            <text:p>0,0015759706</text:p>
          </table:table-cell>
          <table:table-cell table:number-columns-repeated="3"/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float" office:value="963.595" calcext:value-type="float">
            <text:p>963,595</text:p>
          </table:table-cell>
          <table:table-cell office:value-type="float" office:value="608448" calcext:value-type="float">
            <text:p>608448</text:p>
          </table:table-cell>
          <table:table-cell table:formula="of:=[.B468]/[.C468]" office:value-type="float" office:value="0.00158369326548859" calcext:value-type="float">
            <text:p>0,0015836933</text:p>
          </table:table-cell>
          <table:table-cell table:number-columns-repeated="3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1048.32" calcext:value-type="float">
            <text:p>1048,32</text:p>
          </table:table-cell>
          <table:table-cell office:value-type="float" office:value="642243" calcext:value-type="float">
            <text:p>642243</text:p>
          </table:table-cell>
          <table:table-cell table:formula="of:=[.B469]/[.C469]" office:value-type="float" office:value="0.00163227937089233" calcext:value-type="float">
            <text:p>0,0016322794</text:p>
          </table:table-cell>
          <table:table-cell table:number-columns-repeated="3"/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float" office:value="1072.65" calcext:value-type="float">
            <text:p>1072,65</text:p>
          </table:table-cell>
          <table:table-cell office:value-type="float" office:value="699108" calcext:value-type="float">
            <text:p>699108</text:p>
          </table:table-cell>
          <table:table-cell table:formula="of:=[.B470]/[.C470]" office:value-type="float" office:value="0.00153431229509604" calcext:value-type="float">
            <text:p>0,0015343123</text:p>
          </table:table-cell>
          <table:table-cell table:number-columns-repeated="3"/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float" office:value="1148.7" calcext:value-type="float">
            <text:p>1148,7</text:p>
          </table:table-cell>
          <table:table-cell office:value-type="float" office:value="707217" calcext:value-type="float">
            <text:p>707217</text:p>
          </table:table-cell>
          <table:table-cell table:formula="of:=[.B471]/[.C471]" office:value-type="float" office:value="0.00162425394185943" calcext:value-type="float">
            <text:p>0,0016242539</text:p>
          </table:table-cell>
          <table:table-cell table:number-columns-repeated="3"/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float" office:value="1168.1" calcext:value-type="float">
            <text:p>1168,1</text:p>
          </table:table-cell>
          <table:table-cell office:value-type="float" office:value="716856" calcext:value-type="float">
            <text:p>716856</text:p>
          </table:table-cell>
          <table:table-cell table:formula="of:=[.B472]/[.C472]" office:value-type="float" office:value="0.00162947649179194" calcext:value-type="float">
            <text:p>0,0016294765</text:p>
          </table:table-cell>
          <table:table-cell table:number-columns-repeated="3"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1175.87" calcext:value-type="float">
            <text:p>1175,87</text:p>
          </table:table-cell>
          <table:table-cell office:value-type="float" office:value="736746" calcext:value-type="float">
            <text:p>736746</text:p>
          </table:table-cell>
          <table:table-cell table:formula="of:=[.B473]/[.C473]" office:value-type="float" office:value="0.00159603173956832" calcext:value-type="float">
            <text:p>0,0015960317</text:p>
          </table:table-cell>
          <table:table-cell table:number-columns-repeated="3"/>
        </table:table-row>
        <table:table-row table:style-name="ro1">
          <table:table-cell office:value-type="float" office:value="14773" calcext:value-type="float">
            <text:p>14773</text:p>
          </table:table-cell>
          <table:table-cell office:value-type="float" office:value="1168.83" calcext:value-type="float">
            <text:p>1168,83</text:p>
          </table:table-cell>
          <table:table-cell office:value-type="float" office:value="768196" calcext:value-type="float">
            <text:p>768196</text:p>
          </table:table-cell>
          <table:table-cell table:formula="of:=[.B474]/[.C474]" office:value-type="float" office:value="0.00152152575644757" calcext:value-type="float">
            <text:p>0,0015215258</text:p>
          </table:table-cell>
          <table:table-cell table:number-columns-repeated="3"/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float" office:value="1254.83" calcext:value-type="float">
            <text:p>1254,83</text:p>
          </table:table-cell>
          <table:table-cell office:value-type="float" office:value="779792" calcext:value-type="float">
            <text:p>779792</text:p>
          </table:table-cell>
          <table:table-cell table:formula="of:=[.B475]/[.C475]" office:value-type="float" office:value="0.00160918552639678" calcext:value-type="float">
            <text:p>0,0016091855</text:p>
          </table:table-cell>
          <table:table-cell table:number-columns-repeated="3"/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float" office:value="1336.08" calcext:value-type="float">
            <text:p>1336,08</text:p>
          </table:table-cell>
          <table:table-cell office:value-type="float" office:value="834408" calcext:value-type="float">
            <text:p>834408</text:p>
          </table:table-cell>
          <table:table-cell table:formula="of:=[.B476]/[.C476]" office:value-type="float" office:value="0.00160123105243478" calcext:value-type="float">
            <text:p>0,0016012311</text:p>
          </table:table-cell>
          <table:table-cell table:number-columns-repeated="3"/>
        </table:table-row>
        <table:table-row table:style-name="ro1">
          <table:table-cell office:value-type="float" office:value="15767" calcext:value-type="float">
            <text:p>15767</text:p>
          </table:table-cell>
          <table:table-cell office:value-type="float" office:value="1352.81" calcext:value-type="float">
            <text:p>1352,81</text:p>
          </table:table-cell>
          <table:table-cell office:value-type="float" office:value="867185" calcext:value-type="float">
            <text:p>867185</text:p>
          </table:table-cell>
          <table:table-cell table:formula="of:=[.B477]/[.C477]" office:value-type="float" office:value="0.00156000161441907" calcext:value-type="float">
            <text:p>0,0015600016</text:p>
          </table:table-cell>
          <table:table-cell table:number-columns-repeated="3"/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float" office:value="1451.6" calcext:value-type="float">
            <text:p>1451,6</text:p>
          </table:table-cell>
          <table:table-cell office:value-type="float" office:value="938562" calcext:value-type="float">
            <text:p>938562</text:p>
          </table:table-cell>
          <table:table-cell table:formula="of:=[.B478]/[.C478]" office:value-type="float" office:value="0.00154662132070124" calcext:value-type="float">
            <text:p>0,0015466213</text:p>
          </table:table-cell>
          <table:table-cell table:number-columns-repeated="3"/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float" office:value="1448.74" calcext:value-type="float">
            <text:p>1448,74</text:p>
          </table:table-cell>
          <table:table-cell office:value-type="float" office:value="931336" calcext:value-type="float">
            <text:p>931336</text:p>
          </table:table-cell>
          <table:table-cell table:formula="of:=[.B479]/[.C479]" office:value-type="float" office:value="0.00155555030622675" calcext:value-type="float">
            <text:p>0,0015555503</text:p>
          </table:table-cell>
          <table:table-cell table:number-columns-repeated="3"/>
        </table:table-row>
        <table:table-row table:style-name="ro1">
          <table:table-cell office:value-type="float" office:value="16906" calcext:value-type="float">
            <text:p>16906</text:p>
          </table:table-cell>
          <table:table-cell office:value-type="float" office:value="1455.45" calcext:value-type="float">
            <text:p>1455,45</text:p>
          </table:table-cell>
          <table:table-cell office:value-type="float" office:value="963642" calcext:value-type="float">
            <text:p>963642</text:p>
          </table:table-cell>
          <table:table-cell table:formula="of:=[.B480]/[.C480]" office:value-type="float" office:value="0.00151036380730603" calcext:value-type="float">
            <text:p>0,0015103638</text:p>
          </table:table-cell>
          <table:table-cell table:number-columns-repeated="3"/>
        </table:table-row>
        <table:table-row table:style-name="ro1">
          <table:table-cell office:value-type="float" office:value="17225" calcext:value-type="float">
            <text:p>17225</text:p>
          </table:table-cell>
          <table:table-cell office:value-type="float" office:value="1581.64" calcext:value-type="float">
            <text:p>1581,64</text:p>
          </table:table-cell>
          <table:table-cell office:value-type="float" office:value="981825" calcext:value-type="float">
            <text:p>981825</text:p>
          </table:table-cell>
          <table:table-cell table:formula="of:=[.B481]/[.C481]" office:value-type="float" office:value="0.001610918442696" calcext:value-type="float">
            <text:p>0,0016109184</text:p>
          </table:table-cell>
          <table:table-cell table:number-columns-repeated="3"/>
        </table:table-row>
        <table:table-row table:style-name="ro1">
          <table:table-cell office:value-type="float" office:value="17846" calcext:value-type="float">
            <text:p>17846</text:p>
          </table:table-cell>
          <table:table-cell office:value-type="float" office:value="1596.1" calcext:value-type="float">
            <text:p>1596,1</text:p>
          </table:table-cell>
          <table:table-cell office:value-type="float" office:value="1035068" calcext:value-type="float">
            <text:p>1035068</text:p>
          </table:table-cell>
          <table:table-cell table:formula="of:=[.B482]/[.C482]" office:value-type="float" office:value="0.0015420242921238" calcext:value-type="float">
            <text:p>0,0015420243</text:p>
          </table:table-cell>
          <table:table-cell table:number-columns-repeated="3"/>
        </table:table-row>
        <table:table-row table:style-name="ro1">
          <table:table-cell office:value-type="float" office:value="17892" calcext:value-type="float">
            <text:p>17892</text:p>
          </table:table-cell>
          <table:table-cell office:value-type="float" office:value="1659.77" calcext:value-type="float">
            <text:p>1659,77</text:p>
          </table:table-cell>
          <table:table-cell office:value-type="float" office:value="1037736" calcext:value-type="float">
            <text:p>1037736</text:p>
          </table:table-cell>
          <table:table-cell table:formula="of:=[.B483]/[.C483]" office:value-type="float" office:value="0.00159941449463062" calcext:value-type="float">
            <text:p>0,0015994145</text:p>
          </table:table-cell>
          <table:table-cell table:number-columns-repeated="3"/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1685.12" calcext:value-type="float">
            <text:p>1685,12</text:p>
          </table:table-cell>
          <table:table-cell office:value-type="float" office:value="1077989" calcext:value-type="float">
            <text:p>1077989</text:p>
          </table:table-cell>
          <table:table-cell table:formula="of:=[.B484]/[.C484]" office:value-type="float" office:value="0.00156320704571197" calcext:value-type="float">
            <text:p>0,001563207</text:p>
          </table:table-cell>
          <table:table-cell table:number-columns-repeated="3"/>
        </table:table-row>
        <table:table-row table:style-name="ro1">
          <table:table-cell office:value-type="float" office:value="18677" calcext:value-type="float">
            <text:p>18677</text:p>
          </table:table-cell>
          <table:table-cell office:value-type="float" office:value="1784.38" calcext:value-type="float">
            <text:p>1784,38</text:p>
          </table:table-cell>
          <table:table-cell office:value-type="float" office:value="1101943" calcext:value-type="float">
            <text:p>1101943</text:p>
          </table:table-cell>
          <table:table-cell table:formula="of:=[.B485]/[.C485]" office:value-type="float" office:value="0.00161930335779618" calcext:value-type="float">
            <text:p>0,0016193034</text:p>
          </table:table-cell>
          <table:table-cell table:number-columns-repeated="3"/>
        </table:table-row>
        <table:table-row table:style-name="ro1">
          <table:table-cell office:value-type="float" office:value="19022" calcext:value-type="float">
            <text:p>19022</text:p>
          </table:table-cell>
          <table:table-cell office:value-type="float" office:value="1847.35" calcext:value-type="float">
            <text:p>1847,35</text:p>
          </table:table-cell>
          <table:table-cell office:value-type="float" office:value="1141320" calcext:value-type="float">
            <text:p>1141320</text:p>
          </table:table-cell>
          <table:table-cell table:formula="of:=[.B486]/[.C486]" office:value-type="float" office:value="0.00161860827813409" calcext:value-type="float">
            <text:p>0,0016186083</text:p>
          </table:table-cell>
          <table:table-cell table:number-columns-repeated="3"/>
        </table:table-row>
        <table:table-row table:style-name="ro1" table:number-rows-repeated="104808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D48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0:17:00.380120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6-03-16T20:34:02.385585855</meta:creation-date>
    <dc:date>2016-03-17T11:36:49.610443864</dc:date>
    <dc:creator>griselda </dc:creator>
    <meta:editing-duration>PT10M41S</meta:editing-duration>
    <meta:editing-cycles>5</meta:editing-cycles>
    <meta:generator>LibreOffice/4.2.4.2$Linux_x86 LibreOffice_project/420m0$Build-2</meta:generator>
    <meta:document-statistic meta:table-count="1" meta:cell-count="1945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62cm" svg:y="3.952cm" style:legend-expansion="high" chart:style-name="ch2"/>
        <chart:plot-area chart:style-name="ch3" table:cell-range-address="Sheet1.A1:Sheet1.A486 Sheet1.D1:Sheet1.D486" chart:data-source-has-labels="row" svg:x="0.77cm" svg:y="0.855cm" svg:width="10.753cm" svg:height="7.545cm">
          <chartooo:coordinate-region svg:x="1.947cm" svg:y="1.055cm" svg:width="9.512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86" chart:label-cell-address="Sheet1.A1:Sheet1.A1" chart:class="chart:line">
            <chart:data-point chart:repeated="485"/>
          </chart:series>
          <chart:series chart:style-name="ch7" chart:values-cell-range-address="Sheet1.D2:Sheet1.D486" chart:label-cell-address="Sheet1.D1:Sheet1.D1" chart:class="chart:line">
            <chart:data-point chart:repeated="4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A1:Sheet1.A1</svg:desc>
                </draw:g>
              </table:table-cell>
              <table:table-cell office:value-type="string">
                <text:p>tiempo/de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486</svg:desc>
                </draw:g>
              </table:table-cell>
              <table:table-cell office:value-type="float" office:value="0.00697366666666667">
                <text:p>0.00697366666666667</text:p>
                <draw:g>
                  <svg:desc>Sheet1.D2:Sheet1.D4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0.00390591156462585">
                <text:p>0.003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0614387755102041">
                <text:p>0.00614387755102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0.040222641509434">
                <text:p>0.04022264150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0222063636363636">
                <text:p>0.02220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0.006182">
                <text:p>0.006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0299030973451327">
                <text:p>0.0029903097345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00407197222222222">
                <text:p>0.00407197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0.0214748046875">
                <text:p>0.02147480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  <table:table-cell office:value-type="float" office:value="0.00309711240310078">
                <text:p>0.0030971124031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040941282051282">
                <text:p>0.00409412820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0.0193224264705882">
                <text:p>0.0193224264705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00410778571428572">
                <text:p>0.0041077857142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0.0032340034965035">
                <text:p>0.0032340034965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">
                <text:p>148</text:p>
              </table:table-cell>
              <table:table-cell office:value-type="float" office:value="0.00289382432432432">
                <text:p>0.00289382432432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0403842222222222">
                <text:p>0.0040384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0.0212443708609271">
                <text:p>0.0212443708609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">
                <text:p>159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0.00416358333333333">
                <text:p>0.0041635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0.00414021568627451">
                <text:p>0.00414021568627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">
                <text:p>172</text:p>
              </table:table-cell>
              <table:table-cell office:value-type="float" office:value="0.0150949127906977">
                <text:p>0.0150949127906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">
                <text:p>180</text:p>
              </table:table-cell>
              <table:table-cell office:value-type="float" office:value="0.00384857407407407">
                <text:p>0.0038485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9">
                <text:p>189</text:p>
              </table:table-cell>
              <table:table-cell office:value-type="float" office:value="0.0172458994708995">
                <text:p>0.0172458994708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">
                <text:p>190</text:p>
              </table:table-cell>
              <table:table-cell office:value-type="float" office:value="0.00526720221606648">
                <text:p>0.00526720221606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0.00414098245614035">
                <text:p>0.00414098245614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">
                <text:p>190</text:p>
              </table:table-cell>
              <table:table-cell office:value-type="float" office:value="0.00528795013850416">
                <text:p>0.00528795013850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">
                <text:p>193</text:p>
              </table:table-cell>
              <table:table-cell office:value-type="float" office:value="0.00314770984455959">
                <text:p>0.00314770984455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">
                <text:p>194</text:p>
              </table:table-cell>
              <table:table-cell office:value-type="float" office:value="0.019727706185567">
                <text:p>0.019727706185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00399065">
                <text:p>0.00399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0.0194778708133971">
                <text:p>0.0194778708133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">
                <text:p>210</text:p>
              </table:table-cell>
              <table:table-cell office:value-type="float" office:value="0.00387857142857143">
                <text:p>0.00387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">
                <text:p>212</text:p>
              </table:table-cell>
              <table:table-cell office:value-type="float" office:value="0.00322778301886792">
                <text:p>0.00322778301886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0.00265499074074074">
                <text:p>0.00265499074074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">
                <text:p>216</text:p>
              </table:table-cell>
              <table:table-cell office:value-type="float" office:value="0.0175782407407407">
                <text:p>0.0175782407407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.00397998484848485">
                <text:p>0.00397998484848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7">
                <text:p>227</text:p>
              </table:table-cell>
              <table:table-cell office:value-type="float" office:value="0.0165668502202643">
                <text:p>0.0165668502202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">
                <text:p>230</text:p>
              </table:table-cell>
              <table:table-cell office:value-type="float" office:value="0.00366288043478261">
                <text:p>0.00366288043478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0">
                <text:p>230</text:p>
              </table:table-cell>
              <table:table-cell office:value-type="float" office:value="0.00381669565217391">
                <text:p>0.00381669565217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">
                <text:p>237</text:p>
              </table:table-cell>
              <table:table-cell office:value-type="float" office:value="0.00250617721518987">
                <text:p>0.00250617721518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0.00350586805555556">
                <text:p>0.0035058680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00298501388888889">
                <text:p>0.002985013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4">
                <text:p>244</text:p>
              </table:table-cell>
              <table:table-cell office:value-type="float" office:value="0.00343114754098361">
                <text:p>0.00343114754098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">
                <text:p>245</text:p>
              </table:table-cell>
              <table:table-cell office:value-type="float" office:value="0.00273017959183673">
                <text:p>0.00273017959183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0.00234814181818182">
                <text:p>0.00234814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0.00772937">
                <text:p>0.00772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">
                <text:p>250</text:p>
              </table:table-cell>
              <table:table-cell office:value-type="float" office:value="0.00309864">
                <text:p>0.00309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0.0020119">
                <text:p>0.0020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0.00278020512820513">
                <text:p>0.00278020512820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">
                <text:p>264</text:p>
              </table:table-cell>
              <table:table-cell office:value-type="float" office:value="0.0204318181818182">
                <text:p>0.0204318181818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7">
                <text:p>267</text:p>
              </table:table-cell>
              <table:table-cell office:value-type="float" office:value="0.0165681647940075">
                <text:p>0.0165681647940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0">
                <text:p>270</text:p>
              </table:table-cell>
              <table:table-cell office:value-type="float" office:value="0.00219531944444444">
                <text:p>0.002195319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">
                <text:p>270</text:p>
              </table:table-cell>
              <table:table-cell office:value-type="float" office:value="0.0034346049382716">
                <text:p>0.0034346049382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8">
                <text:p>278</text:p>
              </table:table-cell>
              <table:table-cell office:value-type="float" office:value="0.0195285971223022">
                <text:p>0.0195285971223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">
                <text:p>280</text:p>
              </table:table-cell>
              <table:table-cell office:value-type="float" office:value="0.00225642857142857">
                <text:p>0.002256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0.00411932142857143">
                <text:p>0.00411932142857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">
                <text:p>290</text:p>
              </table:table-cell>
              <table:table-cell office:value-type="float" office:value="0.00221468103448276">
                <text:p>0.00221468103448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">
                <text:p>290</text:p>
              </table:table-cell>
              <table:table-cell office:value-type="float" office:value="0.00464325287356322">
                <text:p>0.00464325287356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">
                <text:p>300</text:p>
              </table:table-cell>
              <table:table-cell office:value-type="float" office:value="0.00243703888888889">
                <text:p>0.00243703888888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0.00318305555555556">
                <text:p>0.0031830555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0443836111111111">
                <text:p>0.00443836111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">
                <text:p>310</text:p>
              </table:table-cell>
              <table:table-cell office:value-type="float" office:value="0.00182152073732719">
                <text:p>0.00182152073732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0297908602150538">
                <text:p>0.00297908602150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">
                <text:p>311</text:p>
              </table:table-cell>
              <table:table-cell office:value-type="float" office:value="0.0211266077170418">
                <text:p>0.0211266077170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4">
                <text:p>314</text:p>
              </table:table-cell>
              <table:table-cell office:value-type="float" office:value="0.00316056050955414">
                <text:p>0.00316056050955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">
                <text:p>315</text:p>
              </table:table-cell>
              <table:table-cell office:value-type="float" office:value="0.0172518253968254">
                <text:p>0.0172518253968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9">
                <text:p>319</text:p>
              </table:table-cell>
              <table:table-cell office:value-type="float" office:value="0.0192580721003135">
                <text:p>0.0192580721003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0">
                <text:p>320</text:p>
              </table:table-cell>
              <table:table-cell office:value-type="float" office:value="0.00276972395833333">
                <text:p>0.002769723958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0">
                <text:p>320</text:p>
              </table:table-cell>
              <table:table-cell office:value-type="float" office:value="0.00285941666666667">
                <text:p>0.00285941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">
                <text:p>328</text:p>
              </table:table-cell>
              <table:table-cell office:value-type="float" office:value="0.00255135017421603">
                <text:p>0.00255135017421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0.0188287234042553">
                <text:p>0.0188287234042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0">
                <text:p>330</text:p>
              </table:table-cell>
              <table:table-cell office:value-type="float" office:value="0.00195929292929293">
                <text:p>0.00195929292929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0">
                <text:p>330</text:p>
              </table:table-cell>
              <table:table-cell office:value-type="float" office:value="0.00291007070707071">
                <text:p>0.00291007070707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0">
                <text:p>340</text:p>
              </table:table-cell>
              <table:table-cell office:value-type="float" office:value="0.00192060294117647">
                <text:p>0.00192060294117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">
                <text:p>340</text:p>
              </table:table-cell>
              <table:table-cell office:value-type="float" office:value="0.00293559803921569">
                <text:p>0.00293559803921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1">
                <text:p>341</text:p>
              </table:table-cell>
              <table:table-cell office:value-type="float" office:value="0.0179037390029326">
                <text:p>0.0179037390029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">
                <text:p>350</text:p>
              </table:table-cell>
              <table:table-cell office:value-type="float" office:value="0.00190715714285714">
                <text:p>0.00190715714285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">
                <text:p>350</text:p>
              </table:table-cell>
              <table:table-cell office:value-type="float" office:value="0.00333662857142857">
                <text:p>0.0033366285714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">
                <text:p>360</text:p>
              </table:table-cell>
              <table:table-cell office:value-type="float" office:value="0.00262074537037037">
                <text:p>0.002620745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">
                <text:p>360</text:p>
              </table:table-cell>
              <table:table-cell office:value-type="float" office:value="0.00352094444444444">
                <text:p>0.0035209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">
                <text:p>361</text:p>
              </table:table-cell>
              <table:table-cell office:value-type="float" office:value="0.00258601503759398">
                <text:p>0.00258601503759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7">
                <text:p>367</text:p>
              </table:table-cell>
              <table:table-cell office:value-type="float" office:value="0.016891825613079">
                <text:p>0.016891825613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0">
                <text:p>370</text:p>
              </table:table-cell>
              <table:table-cell office:value-type="float" office:value="0.00274274054054054">
                <text:p>0.00274274054054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0">
                <text:p>370</text:p>
              </table:table-cell>
              <table:table-cell office:value-type="float" office:value="0.00306132432432432">
                <text:p>0.00306132432432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">
                <text:p>374</text:p>
              </table:table-cell>
              <table:table-cell office:value-type="float" office:value="0.00249709702062643">
                <text:p>0.00249709702062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">
                <text:p>380</text:p>
              </table:table-cell>
              <table:table-cell office:value-type="float" office:value="0.00237806315789474">
                <text:p>0.0023780631578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">
                <text:p>380</text:p>
              </table:table-cell>
              <table:table-cell office:value-type="float" office:value="0.00294092105263158">
                <text:p>0.00294092105263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3">
                <text:p>383</text:p>
              </table:table-cell>
              <table:table-cell office:value-type="float" office:value="0.0213331592689295">
                <text:p>0.0213331592689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">
                <text:p>390</text:p>
              </table:table-cell>
              <table:table-cell office:value-type="float" office:value="0.00236470256410256">
                <text:p>0.002364702564102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0">
                <text:p>390</text:p>
              </table:table-cell>
              <table:table-cell office:value-type="float" office:value="0.00271050427350427">
                <text:p>0.00271050427350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">
                <text:p>390</text:p>
              </table:table-cell>
              <table:table-cell office:value-type="float" office:value="0.00300279487179487">
                <text:p>0.00300279487179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">
                <text:p>392</text:p>
              </table:table-cell>
              <table:table-cell office:value-type="float" office:value="0.0179599489795918">
                <text:p>0.0179599489795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">
                <text:p>400</text:p>
              </table:table-cell>
              <table:table-cell office:value-type="float" office:value="0.00243345">
                <text:p>0.00243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">
                <text:p>400</text:p>
              </table:table-cell>
              <table:table-cell office:value-type="float" office:value="0.00361141666666667">
                <text:p>0.0036114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">
                <text:p>403</text:p>
              </table:table-cell>
              <table:table-cell office:value-type="float" office:value="0.00234367245657568">
                <text:p>0.00234367245657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4">
                <text:p>404</text:p>
              </table:table-cell>
              <table:table-cell office:value-type="float" office:value="0.0191461014851485">
                <text:p>0.0191461014851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0">
                <text:p>410</text:p>
              </table:table-cell>
              <table:table-cell office:value-type="float" office:value="0.00203564390243902">
                <text:p>0.00203564390243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0">
                <text:p>410</text:p>
              </table:table-cell>
              <table:table-cell office:value-type="float" office:value="0.00295975609756098">
                <text:p>0.00295975609756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6">
                <text:p>416</text:p>
              </table:table-cell>
              <table:table-cell office:value-type="float" office:value="0.0171446514423077">
                <text:p>0.0171446514423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">
                <text:p>420</text:p>
              </table:table-cell>
              <table:table-cell office:value-type="float" office:value="0.00196335238095238">
                <text:p>0.00196335238095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">
                <text:p>420</text:p>
              </table:table-cell>
              <table:table-cell office:value-type="float" office:value="0.00298231746031746">
                <text:p>0.00298231746031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0">
                <text:p>430</text:p>
              </table:table-cell>
              <table:table-cell office:value-type="float" office:value="0.00244537209302326">
                <text:p>0.00244537209302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0">
                <text:p>430</text:p>
              </table:table-cell>
              <table:table-cell office:value-type="float" office:value="0.00294958139534884">
                <text:p>0.00294958139534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5">
                <text:p>435</text:p>
              </table:table-cell>
              <table:table-cell office:value-type="float" office:value="0.0215479885057471">
                <text:p>0.021547988505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5">
                <text:p>435</text:p>
              </table:table-cell>
              <table:table-cell office:value-type="float" office:value="0.00316780816488308">
                <text:p>0.0031678081648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0">
                <text:p>440</text:p>
              </table:table-cell>
              <table:table-cell office:value-type="float" office:value="0.00197072727272727">
                <text:p>0.00197072727272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0">
                <text:p>440</text:p>
              </table:table-cell>
              <table:table-cell office:value-type="float" office:value="0.00341792424242424">
                <text:p>0.00341792424242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2">
                <text:p>442</text:p>
              </table:table-cell>
              <table:table-cell office:value-type="float" office:value="0.0202257918552036">
                <text:p>0.0202257918552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">
                <text:p>446</text:p>
              </table:table-cell>
              <table:table-cell office:value-type="float" office:value="0.00223007847533632">
                <text:p>0.00223007847533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0">
                <text:p>450</text:p>
              </table:table-cell>
              <table:table-cell office:value-type="float" office:value="0.00197235555555556">
                <text:p>0.0019723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0">
                <text:p>450</text:p>
              </table:table-cell>
              <table:table-cell office:value-type="float" office:value="0.00351038518518519">
                <text:p>0.00351038518518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">
                <text:p>451</text:p>
              </table:table-cell>
              <table:table-cell office:value-type="float" office:value="0.00178951853025024">
                <text:p>0.00178951853025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5">
                <text:p>455</text:p>
              </table:table-cell>
              <table:table-cell office:value-type="float" office:value="0.0191340659340659">
                <text:p>0.01913406593406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">
                <text:p>460</text:p>
              </table:table-cell>
              <table:table-cell office:value-type="float" office:value="0.00207187391304348">
                <text:p>0.00207187391304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">
                <text:p>460</text:p>
              </table:table-cell>
              <table:table-cell office:value-type="float" office:value="0.00305198550724638">
                <text:p>0.00305198550724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2">
                <text:p>462</text:p>
              </table:table-cell>
              <table:table-cell office:value-type="float" office:value="0.00206814935064935">
                <text:p>0.00206814935064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">
                <text:p>464</text:p>
              </table:table-cell>
              <table:table-cell office:value-type="float" office:value="0.0187743534482759">
                <text:p>0.0187743534482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0">
                <text:p>470</text:p>
              </table:table-cell>
              <table:table-cell office:value-type="float" office:value="0.00268082446808511">
                <text:p>0.00268082446808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0">
                <text:p>470</text:p>
              </table:table-cell>
              <table:table-cell office:value-type="float" office:value="0.00311071631205674">
                <text:p>0.003110716312056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1">
                <text:p>471</text:p>
              </table:table-cell>
              <table:table-cell office:value-type="float" office:value="0.0183094479830149">
                <text:p>0.0183094479830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">
                <text:p>480</text:p>
              </table:table-cell>
              <table:table-cell office:value-type="float" office:value="0.00240008854166667">
                <text:p>0.002400088541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0.0192677604166667">
                <text:p>0.01926776041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0">
                <text:p>480</text:p>
              </table:table-cell>
              <table:table-cell office:value-type="float" office:value="0.00313393055555556">
                <text:p>0.0031339305555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0">
                <text:p>490</text:p>
              </table:table-cell>
              <table:table-cell office:value-type="float" office:value="0.00232369387755102">
                <text:p>0.00232369387755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">
                <text:p>490</text:p>
              </table:table-cell>
              <table:table-cell office:value-type="float" office:value="0.00307270068027211">
                <text:p>0.003072700680272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">
                <text:p>500</text:p>
              </table:table-cell>
              <table:table-cell office:value-type="float" office:value="0.00229673">
                <text:p>0.00229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0.0030689">
                <text:p>0.0030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9">
                <text:p>509</text:p>
              </table:table-cell>
              <table:table-cell office:value-type="float" office:value="0.0193135068762279">
                <text:p>0.01931350687622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0">
                <text:p>510</text:p>
              </table:table-cell>
              <table:table-cell office:value-type="float" office:value="0.00234063235294118">
                <text:p>0.00234063235294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0">
                <text:p>510</text:p>
              </table:table-cell>
              <table:table-cell office:value-type="float" office:value="0.00307476470588235">
                <text:p>0.00307476470588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">
                <text:p>520</text:p>
              </table:table-cell>
              <table:table-cell office:value-type="float" office:value="0.00225759615384615">
                <text:p>0.00225759615384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0.00308739102564103">
                <text:p>0.00308739102564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0.0197486084452975">
                <text:p>0.01974860844529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7">
                <text:p>527</text:p>
              </table:table-cell>
              <table:table-cell office:value-type="float" office:value="0.00210853889943074">
                <text:p>0.00210853889943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8">
                <text:p>528</text:p>
              </table:table-cell>
              <table:table-cell office:value-type="float" office:value="0.0200727746212121">
                <text:p>0.0200727746212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0">
                <text:p>530</text:p>
              </table:table-cell>
              <table:table-cell office:value-type="float" office:value="0.00237572641509434">
                <text:p>0.002375726415094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0">
                <text:p>530</text:p>
              </table:table-cell>
              <table:table-cell office:value-type="float" office:value="0.00302169182389937">
                <text:p>0.00302169182389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3">
                <text:p>533</text:p>
              </table:table-cell>
              <table:table-cell office:value-type="float" office:value="0.0202826454033771">
                <text:p>0.02028264540337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0">
                <text:p>540</text:p>
              </table:table-cell>
              <table:table-cell office:value-type="float" office:value="0.00227281944444444">
                <text:p>0.00227281944444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0">
                <text:p>540</text:p>
              </table:table-cell>
              <table:table-cell office:value-type="float" office:value="0.00309744444444444">
                <text:p>0.003097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0">
                <text:p>550</text:p>
              </table:table-cell>
              <table:table-cell office:value-type="float" office:value="0.00220855454545455">
                <text:p>0.00220855454545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0">
                <text:p>550</text:p>
              </table:table-cell>
              <table:table-cell office:value-type="float" office:value="0.00306128484848485">
                <text:p>0.00306128484848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0">
                <text:p>560</text:p>
              </table:table-cell>
              <table:table-cell office:value-type="float" office:value="0.00217105803571429">
                <text:p>0.00217105803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0">
                <text:p>560</text:p>
              </table:table-cell>
              <table:table-cell office:value-type="float" office:value="0.00184604081632653">
                <text:p>0.00184604081632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0">
                <text:p>560</text:p>
              </table:table-cell>
              <table:table-cell office:value-type="float" office:value="0.00305350595238095">
                <text:p>0.00305350595238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0">
                <text:p>570</text:p>
              </table:table-cell>
              <table:table-cell office:value-type="float" office:value="0.00228001315789474">
                <text:p>0.002280013157894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0">
                <text:p>570</text:p>
              </table:table-cell>
              <table:table-cell office:value-type="float" office:value="0.00300930994152047">
                <text:p>0.00300930994152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8">
                <text:p>578</text:p>
              </table:table-cell>
              <table:table-cell office:value-type="float" office:value="0.0203859861591695">
                <text:p>0.02038598615916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0">
                <text:p>580</text:p>
              </table:table-cell>
              <table:table-cell office:value-type="float" office:value="0.00230856034482759">
                <text:p>0.00230856034482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0">
                <text:p>580</text:p>
              </table:table-cell>
              <table:table-cell office:value-type="float" office:value="0.00300513793103448">
                <text:p>0.00300513793103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2">
                <text:p>582</text:p>
              </table:table-cell>
              <table:table-cell office:value-type="float" office:value="0.0220014175257732">
                <text:p>0.02200141752577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">
                <text:p>590</text:p>
              </table:table-cell>
              <table:table-cell office:value-type="float" office:value="0.00222522881355932">
                <text:p>0.002225228813559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0">
                <text:p>590</text:p>
              </table:table-cell>
              <table:table-cell office:value-type="float" office:value="0.0181457203389831">
                <text:p>0.0181457203389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0">
                <text:p>590</text:p>
              </table:table-cell>
              <table:table-cell office:value-type="float" office:value="0.00300667231638418">
                <text:p>0.00300667231638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5">
                <text:p>595</text:p>
              </table:table-cell>
              <table:table-cell office:value-type="float" office:value="0.00294930795847751">
                <text:p>0.00294930795847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0">
                <text:p>600</text:p>
              </table:table-cell>
              <table:table-cell office:value-type="float" office:value="0.00234640833333333">
                <text:p>0.002346408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">
                <text:p>600</text:p>
              </table:table-cell>
              <table:table-cell office:value-type="float" office:value="0.0030908">
                <text:p>0.0030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1">
                <text:p>601</text:p>
              </table:table-cell>
              <table:table-cell office:value-type="float" office:value="0.00190482766817209">
                <text:p>0.001904827668172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7">
                <text:p>607</text:p>
              </table:table-cell>
              <table:table-cell office:value-type="float" office:value="0.0200942751235585">
                <text:p>0.0200942751235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8">
                <text:p>608</text:p>
              </table:table-cell>
              <table:table-cell office:value-type="float" office:value="0.0216523026315789">
                <text:p>0.0216523026315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9">
                <text:p>609</text:p>
              </table:table-cell>
              <table:table-cell office:value-type="float" office:value="0.0153360016420361">
                <text:p>0.01533600164203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0">
                <text:p>610</text:p>
              </table:table-cell>
              <table:table-cell office:value-type="float" office:value="0.00229193442622951">
                <text:p>0.00229193442622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">
                <text:p>610</text:p>
              </table:table-cell>
              <table:table-cell office:value-type="float" office:value="0.00309290163934426">
                <text:p>0.00309290163934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7">
                <text:p>617</text:p>
              </table:table-cell>
              <table:table-cell office:value-type="float" office:value="0.00198461912479741">
                <text:p>0.00198461912479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0">
                <text:p>620</text:p>
              </table:table-cell>
              <table:table-cell office:value-type="float" office:value="0.00226211290322581">
                <text:p>0.002262112903225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0">
                <text:p>620</text:p>
              </table:table-cell>
              <table:table-cell office:value-type="float" office:value="0.00295817204301075">
                <text:p>0.00295817204301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0">
                <text:p>630</text:p>
              </table:table-cell>
              <table:table-cell office:value-type="float" office:value="0.00225076587301587">
                <text:p>0.00225076587301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0">
                <text:p>630</text:p>
              </table:table-cell>
              <table:table-cell office:value-type="float" office:value="0.00304460846560847">
                <text:p>0.00304460846560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0">
                <text:p>640</text:p>
              </table:table-cell>
              <table:table-cell office:value-type="float" office:value="0.00229748046875">
                <text:p>0.002297480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0">
                <text:p>640</text:p>
              </table:table-cell>
              <table:table-cell office:value-type="float" office:value="0.00311927083333333">
                <text:p>0.0031192708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1">
                <text:p>641</text:p>
              </table:table-cell>
              <table:table-cell office:value-type="float" office:value="0.0216360374414977">
                <text:p>0.0216360374414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0">
                <text:p>650</text:p>
              </table:table-cell>
              <table:table-cell office:value-type="float" office:value="0.00222975384615385">
                <text:p>0.002229753846153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0">
                <text:p>650</text:p>
              </table:table-cell>
              <table:table-cell office:value-type="float" office:value="0.00167846923076923">
                <text:p>0.00167846923076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0">
                <text:p>650</text:p>
              </table:table-cell>
              <table:table-cell office:value-type="float" office:value="0.00294710769230769">
                <text:p>0.00294710769230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9">
                <text:p>659</text:p>
              </table:table-cell>
              <table:table-cell office:value-type="float" office:value="0.0158114188163885">
                <text:p>0.0158114188163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0">
                <text:p>660</text:p>
              </table:table-cell>
              <table:table-cell office:value-type="float" office:value="0.00220123484848485">
                <text:p>0.00220123484848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0">
                <text:p>660</text:p>
              </table:table-cell>
              <table:table-cell office:value-type="float" office:value="0.00307188383838384">
                <text:p>0.003071883838383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1">
                <text:p>661</text:p>
              </table:table-cell>
              <table:table-cell office:value-type="float" office:value="0.0224067322239032">
                <text:p>0.0224067322239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0">
                <text:p>670</text:p>
              </table:table-cell>
              <table:table-cell office:value-type="float" office:value="0.00216413432835821">
                <text:p>0.00216413432835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0">
                <text:p>670</text:p>
              </table:table-cell>
              <table:table-cell office:value-type="float" office:value="0.00310646766169154">
                <text:p>0.00310646766169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">
                <text:p>680</text:p>
              </table:table-cell>
              <table:table-cell office:value-type="float" office:value="0.0021588125">
                <text:p>0.002158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0">
                <text:p>680</text:p>
              </table:table-cell>
              <table:table-cell office:value-type="float" office:value="0.00308161764705882">
                <text:p>0.00308161764705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5">
                <text:p>685</text:p>
              </table:table-cell>
              <table:table-cell office:value-type="float" office:value="0.0166129197080292">
                <text:p>0.01661291970802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8">
                <text:p>688</text:p>
              </table:table-cell>
              <table:table-cell office:value-type="float" office:value="0.00205856236786469">
                <text:p>0.00205856236786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0">
                <text:p>690</text:p>
              </table:table-cell>
              <table:table-cell office:value-type="float" office:value="0.00218004710144928">
                <text:p>0.00218004710144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0">
                <text:p>690</text:p>
              </table:table-cell>
              <table:table-cell office:value-type="float" office:value="0.00322544927536232">
                <text:p>0.00322544927536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1">
                <text:p>691</text:p>
              </table:table-cell>
              <table:table-cell office:value-type="float" office:value="0.0188541606367583">
                <text:p>0.0188541606367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0">
                <text:p>700</text:p>
              </table:table-cell>
              <table:table-cell office:value-type="float" office:value="0.00225111785714286">
                <text:p>0.00225111785714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0">
                <text:p>700</text:p>
              </table:table-cell>
              <table:table-cell office:value-type="float" office:value="0.0167548571428571">
                <text:p>0.0167548571428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0">
                <text:p>700</text:p>
              </table:table-cell>
              <table:table-cell office:value-type="float" office:value="0.00297707142857143">
                <text:p>0.00297707142857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7">
                <text:p>707</text:p>
              </table:table-cell>
              <table:table-cell office:value-type="float" office:value="0.0180638260254597">
                <text:p>0.01806382602545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0">
                <text:p>710</text:p>
              </table:table-cell>
              <table:table-cell office:value-type="float" office:value="0.00225306338028169">
                <text:p>0.002253063380281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0">
                <text:p>710</text:p>
              </table:table-cell>
              <table:table-cell office:value-type="float" office:value="0.00308549765258216">
                <text:p>0.00308549765258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0">
                <text:p>720</text:p>
              </table:table-cell>
              <table:table-cell office:value-type="float" office:value="0.00215884722222222">
                <text:p>0.00215884722222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0">
                <text:p>720</text:p>
              </table:table-cell>
              <table:table-cell office:value-type="float" office:value="0.00301490740740741">
                <text:p>0.003014907407407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7">
                <text:p>727</text:p>
              </table:table-cell>
              <table:table-cell office:value-type="float" office:value="0.0190475928473177">
                <text:p>0.0190475928473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9">
                <text:p>729</text:p>
              </table:table-cell>
              <table:table-cell office:value-type="float" office:value="0.00184042066758116">
                <text:p>0.00184042066758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0">
                <text:p>730</text:p>
              </table:table-cell>
              <table:table-cell office:value-type="float" office:value="0.00219159246575342">
                <text:p>0.002191592465753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0">
                <text:p>730</text:p>
              </table:table-cell>
              <table:table-cell office:value-type="float" office:value="0.00308300456621005">
                <text:p>0.00308300456621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0">
                <text:p>740</text:p>
              </table:table-cell>
              <table:table-cell office:value-type="float" office:value="0.00218718243243243">
                <text:p>0.002187182432432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0">
                <text:p>740</text:p>
              </table:table-cell>
              <table:table-cell office:value-type="float" office:value="0.00321923423423423">
                <text:p>0.00321923423423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8">
                <text:p>748</text:p>
              </table:table-cell>
              <table:table-cell office:value-type="float" office:value="0.0156094251336898">
                <text:p>0.01560942513368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0">
                <text:p>750</text:p>
              </table:table-cell>
              <table:table-cell office:value-type="float" office:value="0.00214474333333333">
                <text:p>0.00214474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50">
                <text:p>750</text:p>
              </table:table-cell>
              <table:table-cell office:value-type="float" office:value="0.00301704444444444">
                <text:p>0.003017044444444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52">
                <text:p>752</text:p>
              </table:table-cell>
              <table:table-cell office:value-type="float" office:value="0.00201961436170213">
                <text:p>0.00201961436170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53">
                <text:p>753</text:p>
              </table:table-cell>
              <table:table-cell office:value-type="float" office:value="0.0201494687915007">
                <text:p>0.02014946879150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60">
                <text:p>760</text:p>
              </table:table-cell>
              <table:table-cell office:value-type="float" office:value="0.00217062828947368">
                <text:p>0.00217062828947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0">
                <text:p>760</text:p>
              </table:table-cell>
              <table:table-cell office:value-type="float" office:value="0.00324932894736842">
                <text:p>0.003249328947368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3">
                <text:p>763</text:p>
              </table:table-cell>
              <table:table-cell office:value-type="float" office:value="0.0193734600262123">
                <text:p>0.01937346002621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0">
                <text:p>770</text:p>
              </table:table-cell>
              <table:table-cell office:value-type="float" office:value="0.00211627272727273">
                <text:p>0.00211627272727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0">
                <text:p>770</text:p>
              </table:table-cell>
              <table:table-cell office:value-type="float" office:value="0.0029818354978355">
                <text:p>0.0029818354978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2">
                <text:p>772</text:p>
              </table:table-cell>
              <table:table-cell office:value-type="float" office:value="0.0182664183937824">
                <text:p>0.0182664183937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0">
                <text:p>780</text:p>
              </table:table-cell>
              <table:table-cell office:value-type="float" office:value="0.00213279166666667">
                <text:p>0.002132791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0">
                <text:p>780</text:p>
              </table:table-cell>
              <table:table-cell office:value-type="float" office:value="0.00315858547008547">
                <text:p>0.003158585470085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0">
                <text:p>780</text:p>
              </table:table-cell>
              <table:table-cell office:value-type="float" office:value="0.00285215647600263">
                <text:p>0.00285215647600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0">
                <text:p>790</text:p>
              </table:table-cell>
              <table:table-cell office:value-type="float" office:value="0.00284700843881857">
                <text:p>0.00284700843881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0">
                <text:p>790</text:p>
              </table:table-cell>
              <table:table-cell office:value-type="float" office:value="0.00299420675105485">
                <text:p>0.00299420675105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2">
                <text:p>792</text:p>
              </table:table-cell>
              <table:table-cell office:value-type="float" office:value="0.00210152662993572">
                <text:p>0.002101526629935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0">
                <text:p>800</text:p>
              </table:table-cell>
              <table:table-cell office:value-type="float" office:value="0.002142534375">
                <text:p>0.0021425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0">
                <text:p>800</text:p>
              </table:table-cell>
              <table:table-cell office:value-type="float" office:value="0.00304737083333333">
                <text:p>0.0030473708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1">
                <text:p>801</text:p>
              </table:table-cell>
              <table:table-cell office:value-type="float" office:value="0.0209917915106117">
                <text:p>0.0209917915106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10">
                <text:p>810</text:p>
              </table:table-cell>
              <table:table-cell office:value-type="float" office:value="0.00211829012345679">
                <text:p>0.00211829012345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0">
                <text:p>810</text:p>
              </table:table-cell>
              <table:table-cell office:value-type="float" office:value="0.0109562962962963">
                <text:p>0.0109562962962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0">
                <text:p>810</text:p>
              </table:table-cell>
              <table:table-cell office:value-type="float" office:value="0.00293967489711934">
                <text:p>0.002939674897119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14">
                <text:p>814</text:p>
              </table:table-cell>
              <table:table-cell office:value-type="float" office:value="0.0208292076167076">
                <text:p>0.0208292076167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0">
                <text:p>820</text:p>
              </table:table-cell>
              <table:table-cell office:value-type="float" office:value="0.00205306707317073">
                <text:p>0.002053067073170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0">
                <text:p>820</text:p>
              </table:table-cell>
              <table:table-cell office:value-type="float" office:value="0.00287192276422764">
                <text:p>0.00287192276422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9">
                <text:p>829</text:p>
              </table:table-cell>
              <table:table-cell office:value-type="float" office:value="0.00200833424717623">
                <text:p>0.00200833424717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0">
                <text:p>830</text:p>
              </table:table-cell>
              <table:table-cell office:value-type="float" office:value="0.00208538554216867">
                <text:p>0.00208538554216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0">
                <text:p>830</text:p>
              </table:table-cell>
              <table:table-cell office:value-type="float" office:value="0.00302204016064257">
                <text:p>0.003022040160642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0">
                <text:p>840</text:p>
              </table:table-cell>
              <table:table-cell office:value-type="float" office:value="0.00277563492063492">
                <text:p>0.002775634920634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0">
                <text:p>840</text:p>
              </table:table-cell>
              <table:table-cell office:value-type="float" office:value="0.00306653571428571">
                <text:p>0.003066535714285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1">
                <text:p>841</text:p>
              </table:table-cell>
              <table:table-cell office:value-type="float" office:value="0.020403983353151">
                <text:p>0.0204039833531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6">
                <text:p>846</text:p>
              </table:table-cell>
              <table:table-cell office:value-type="float" office:value="0.0211509160756501">
                <text:p>0.0211509160756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0">
                <text:p>850</text:p>
              </table:table-cell>
              <table:table-cell office:value-type="float" office:value="0.00222219117647059">
                <text:p>0.00222219117647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0">
                <text:p>850</text:p>
              </table:table-cell>
              <table:table-cell office:value-type="float" office:value="0.0031084431372549">
                <text:p>0.0031084431372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60">
                <text:p>860</text:p>
              </table:table-cell>
              <table:table-cell office:value-type="float" office:value="0.00208546511627907">
                <text:p>0.00208546511627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0">
                <text:p>860</text:p>
              </table:table-cell>
              <table:table-cell office:value-type="float" office:value="0.00285795736434108">
                <text:p>0.002857957364341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8">
                <text:p>868</text:p>
              </table:table-cell>
              <table:table-cell office:value-type="float" office:value="0.0173650057603687">
                <text:p>0.01736500576036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0">
                <text:p>870</text:p>
              </table:table-cell>
              <table:table-cell office:value-type="float" office:value="0.00276361685823755">
                <text:p>0.002763616858237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0">
                <text:p>870</text:p>
              </table:table-cell>
              <table:table-cell office:value-type="float" office:value="0.00315944061302682">
                <text:p>0.003159440613026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2">
                <text:p>872</text:p>
              </table:table-cell>
              <table:table-cell office:value-type="float" office:value="0.0203323967889908">
                <text:p>0.02033239678899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7">
                <text:p>877</text:p>
              </table:table-cell>
              <table:table-cell office:value-type="float" office:value="0.00194026352464209">
                <text:p>0.001940263524642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0">
                <text:p>880</text:p>
              </table:table-cell>
              <table:table-cell office:value-type="float" office:value="0.00294639015151515">
                <text:p>0.00294639015151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0">
                <text:p>880</text:p>
              </table:table-cell>
              <table:table-cell office:value-type="float" office:value="0.00206393595041322">
                <text:p>0.00206393595041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0">
                <text:p>880</text:p>
              </table:table-cell>
              <table:table-cell office:value-type="float" office:value="0.00285685227272727">
                <text:p>0.00285685227272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8">
                <text:p>888</text:p>
              </table:table-cell>
              <table:table-cell office:value-type="float" office:value="0.0196743243243243">
                <text:p>0.0196743243243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9">
                <text:p>889</text:p>
              </table:table-cell>
              <table:table-cell office:value-type="float" office:value="0.0202939820022497">
                <text:p>0.0202939820022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0">
                <text:p>890</text:p>
              </table:table-cell>
              <table:table-cell office:value-type="float" office:value="0.0027869063670412">
                <text:p>0.00278690636704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0">
                <text:p>890</text:p>
              </table:table-cell>
              <table:table-cell office:value-type="float" office:value="0.00313662172284644">
                <text:p>0.003136621722846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">
                <text:p>900</text:p>
              </table:table-cell>
              <table:table-cell office:value-type="float" office:value="0.00279692222222222">
                <text:p>0.00279692222222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">
                <text:p>900</text:p>
              </table:table-cell>
              <table:table-cell office:value-type="float" office:value="0.00297024444444444">
                <text:p>0.0029702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4">
                <text:p>904</text:p>
              </table:table-cell>
              <table:table-cell office:value-type="float" office:value="0.00221828908554572">
                <text:p>0.00221828908554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0">
                <text:p>910</text:p>
              </table:table-cell>
              <table:table-cell office:value-type="float" office:value="0.00280772893772894">
                <text:p>0.002807728937728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0">
                <text:p>910</text:p>
              </table:table-cell>
              <table:table-cell office:value-type="float" office:value="0.00312652747252747">
                <text:p>0.003126527472527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20">
                <text:p>920</text:p>
              </table:table-cell>
              <table:table-cell office:value-type="float" office:value="0.00280052536231884">
                <text:p>0.002800525362318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20">
                <text:p>920</text:p>
              </table:table-cell>
              <table:table-cell office:value-type="float" office:value="0.0029335615942029">
                <text:p>0.00293356159420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22">
                <text:p>922</text:p>
              </table:table-cell>
              <table:table-cell office:value-type="float" office:value="0.0174068872017354">
                <text:p>0.01740688720173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0">
                <text:p>930</text:p>
              </table:table-cell>
              <table:table-cell office:value-type="float" office:value="0.0028295770609319">
                <text:p>0.00282957706093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0">
                <text:p>930</text:p>
              </table:table-cell>
              <table:table-cell office:value-type="float" office:value="0.00302698207885305">
                <text:p>0.00302698207885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2">
                <text:p>932</text:p>
              </table:table-cell>
              <table:table-cell office:value-type="float" office:value="0.0166027628755365">
                <text:p>0.01660276287553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40">
                <text:p>940</text:p>
              </table:table-cell>
              <table:table-cell office:value-type="float" office:value="0.00276227304964539">
                <text:p>0.00276227304964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40">
                <text:p>940</text:p>
              </table:table-cell>
              <table:table-cell office:value-type="float" office:value="0.00284847872340426">
                <text:p>0.002848478723404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2">
                <text:p>942</text:p>
              </table:table-cell>
              <table:table-cell office:value-type="float" office:value="0.0205594214437367">
                <text:p>0.0205594214437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8">
                <text:p>948</text:p>
              </table:table-cell>
              <table:table-cell office:value-type="float" office:value="0.00196626816690108">
                <text:p>0.001966268166901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0">
                <text:p>950</text:p>
              </table:table-cell>
              <table:table-cell office:value-type="float" office:value="0.00279684210526316">
                <text:p>0.002796842105263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50">
                <text:p>950</text:p>
              </table:table-cell>
              <table:table-cell office:value-type="float" office:value="0.00311653684210526">
                <text:p>0.003116536842105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56">
                <text:p>956</text:p>
              </table:table-cell>
              <table:table-cell office:value-type="float" office:value="0.0176481694560669">
                <text:p>0.01764816945606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60">
                <text:p>960</text:p>
              </table:table-cell>
              <table:table-cell office:value-type="float" office:value="0.00276512847222222">
                <text:p>0.002765128472222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60">
                <text:p>960</text:p>
              </table:table-cell>
              <table:table-cell office:value-type="float" office:value="0.00296976041666667">
                <text:p>0.00296976041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62">
                <text:p>962</text:p>
              </table:table-cell>
              <table:table-cell office:value-type="float" office:value="0.0176378898128898">
                <text:p>0.01763788981288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0">
                <text:p>970</text:p>
              </table:table-cell>
              <table:table-cell office:value-type="float" office:value="0.00280544673539519">
                <text:p>0.00280544673539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0">
                <text:p>970</text:p>
              </table:table-cell>
              <table:table-cell office:value-type="float" office:value="0.00195137457044674">
                <text:p>0.001951374570446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0">
                <text:p>970</text:p>
              </table:table-cell>
              <table:table-cell office:value-type="float" office:value="0.00304445704467354">
                <text:p>0.003044457044673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0">
                <text:p>980</text:p>
              </table:table-cell>
              <table:table-cell office:value-type="float" office:value="0.00274073129251701">
                <text:p>0.002740731292517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0">
                <text:p>980</text:p>
              </table:table-cell>
              <table:table-cell office:value-type="float" office:value="0.0028960306122449">
                <text:p>0.00289603061224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3">
                <text:p>983</text:p>
              </table:table-cell>
              <table:table-cell office:value-type="float" office:value="0.0145967955239064">
                <text:p>0.0145967955239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0">
                <text:p>990</text:p>
              </table:table-cell>
              <table:table-cell office:value-type="float" office:value="0.00277223232323232">
                <text:p>0.00277223232323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0">
                <text:p>990</text:p>
              </table:table-cell>
              <table:table-cell office:value-type="float" office:value="0.00310683838383838">
                <text:p>0.00310683838383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0">
                <text:p>990</text:p>
              </table:table-cell>
              <table:table-cell office:value-type="float" office:value="0.00299235537190083">
                <text:p>0.002992355371900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4">
                <text:p>994</text:p>
              </table:table-cell>
              <table:table-cell office:value-type="float" office:value="0.0203878018108652">
                <text:p>0.0203878018108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0">
                <text:p>1000</text:p>
              </table:table-cell>
              <table:table-cell office:value-type="float" office:value="0.00272787666666667">
                <text:p>0.00272787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0">
                <text:p>1000</text:p>
              </table:table-cell>
              <table:table-cell office:value-type="float" office:value="0.00302472666666667">
                <text:p>0.00302472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3">
                <text:p>1003</text:p>
              </table:table-cell>
              <table:table-cell office:value-type="float" office:value="0.013371186440678">
                <text:p>0.013371186440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0">
                <text:p>1010</text:p>
              </table:table-cell>
              <table:table-cell office:value-type="float" office:value="0.00269373597359736">
                <text:p>0.00269373597359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0">
                <text:p>1010</text:p>
              </table:table-cell>
              <table:table-cell office:value-type="float" office:value="0.00305544224422442">
                <text:p>0.00305544224422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1">
                <text:p>1011</text:p>
              </table:table-cell>
              <table:table-cell office:value-type="float" office:value="0.016924727992087">
                <text:p>0.0169247279920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0">
                <text:p>1020</text:p>
              </table:table-cell>
              <table:table-cell office:value-type="float" office:value="0.00279040849673203">
                <text:p>0.002790408496732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0">
                <text:p>1030</text:p>
              </table:table-cell>
              <table:table-cell office:value-type="float" office:value="0.00275181229773463">
                <text:p>0.002751812297734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32">
                <text:p>1032</text:p>
              </table:table-cell>
              <table:table-cell office:value-type="float" office:value="0.0204779796511628">
                <text:p>0.02047797965116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0">
                <text:p>1040</text:p>
              </table:table-cell>
              <table:table-cell office:value-type="float" office:value="0.002657625">
                <text:p>0.002657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45">
                <text:p>1045</text:p>
              </table:table-cell>
              <table:table-cell office:value-type="float" office:value="0.0191507416267943">
                <text:p>0.01915074162679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50">
                <text:p>1050</text:p>
              </table:table-cell>
              <table:table-cell office:value-type="float" office:value="0.00272937142857143">
                <text:p>0.002729371428571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0">
                <text:p>1050</text:p>
              </table:table-cell>
              <table:table-cell office:value-type="float" office:value="0.00182878095238095">
                <text:p>0.0018287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50">
                <text:p>1050</text:p>
              </table:table-cell>
              <table:table-cell office:value-type="float" office:value="0.0200266428571429">
                <text:p>0.02002664285714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54">
                <text:p>1054</text:p>
              </table:table-cell>
              <table:table-cell office:value-type="float" office:value="0.0204094876660342">
                <text:p>0.02040948766603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59">
                <text:p>1059</text:p>
              </table:table-cell>
              <table:table-cell office:value-type="float" office:value="0.0209440037771483">
                <text:p>0.0209440037771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0">
                <text:p>1060</text:p>
              </table:table-cell>
              <table:table-cell office:value-type="float" office:value="0.00267445597484277">
                <text:p>0.002674455974842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0.00188697061365601">
                <text:p>0.00188697061365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0">
                <text:p>1070</text:p>
              </table:table-cell>
              <table:table-cell office:value-type="float" office:value="0.00273994392523364">
                <text:p>0.00273994392523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80">
                <text:p>1080</text:p>
              </table:table-cell>
              <table:table-cell office:value-type="float" office:value="0.00269591358024691">
                <text:p>0.002695913580246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90">
                <text:p>1090</text:p>
              </table:table-cell>
              <table:table-cell office:value-type="float" office:value="0.00281160550458716">
                <text:p>0.002811605504587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00">
                <text:p>1100</text:p>
              </table:table-cell>
              <table:table-cell office:value-type="float" office:value="0.00268453939393939">
                <text:p>0.002684539393939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00">
                <text:p>1100</text:p>
              </table:table-cell>
              <table:table-cell office:value-type="float" office:value="0.0186727272727273">
                <text:p>0.0186727272727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06">
                <text:p>1106</text:p>
              </table:table-cell>
              <table:table-cell office:value-type="float" office:value="0.0201407549728752">
                <text:p>0.0201407549728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10">
                <text:p>1110</text:p>
              </table:table-cell>
              <table:table-cell office:value-type="float" office:value="0.00269978678678679">
                <text:p>0.00269978678678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16">
                <text:p>1116</text:p>
              </table:table-cell>
              <table:table-cell office:value-type="float" office:value="0.0202262544802867">
                <text:p>0.02022625448028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20">
                <text:p>1120</text:p>
              </table:table-cell>
              <table:table-cell office:value-type="float" office:value="0.00279934523809524">
                <text:p>0.00279934523809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22">
                <text:p>1122</text:p>
              </table:table-cell>
              <table:table-cell office:value-type="float" office:value="0.0204713903743315">
                <text:p>0.02047139037433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30">
                <text:p>1130</text:p>
              </table:table-cell>
              <table:table-cell office:value-type="float" office:value="0.0026905191740413">
                <text:p>0.0026905191740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40">
                <text:p>1140</text:p>
              </table:table-cell>
              <table:table-cell office:value-type="float" office:value="0.00269149707602339">
                <text:p>0.002691497076023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50">
                <text:p>1150</text:p>
              </table:table-cell>
              <table:table-cell office:value-type="float" office:value="0.00265694782608696">
                <text:p>0.00265694782608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52">
                <text:p>1152</text:p>
              </table:table-cell>
              <table:table-cell office:value-type="float" office:value="0.00182170138888889">
                <text:p>0.001821701388888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9">
                <text:p>1159</text:p>
              </table:table-cell>
              <table:table-cell office:value-type="float" office:value="0.00179407740663133">
                <text:p>0.001794077406631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59">
                <text:p>1159</text:p>
              </table:table-cell>
              <table:table-cell office:value-type="float" office:value="0.0129541630716135">
                <text:p>0.01295416307161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60">
                <text:p>1160</text:p>
              </table:table-cell>
              <table:table-cell office:value-type="float" office:value="0.00263066954022988">
                <text:p>0.00263066954022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60">
                <text:p>1160</text:p>
              </table:table-cell>
              <table:table-cell office:value-type="float" office:value="0.0187715948275862">
                <text:p>0.01877159482758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61">
                <text:p>1161</text:p>
              </table:table-cell>
              <table:table-cell office:value-type="float" office:value="0.0172754737295435">
                <text:p>0.01727547372954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70">
                <text:p>1170</text:p>
              </table:table-cell>
              <table:table-cell office:value-type="float" office:value="0.00263419943019943">
                <text:p>0.002634199430199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0">
                <text:p>1180</text:p>
              </table:table-cell>
              <table:table-cell office:value-type="float" office:value="0.0026435395480226">
                <text:p>0.00264353954802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90">
                <text:p>1190</text:p>
              </table:table-cell>
              <table:table-cell office:value-type="float" office:value="0.00266960504201681">
                <text:p>0.00266960504201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98">
                <text:p>1198</text:p>
              </table:table-cell>
              <table:table-cell office:value-type="float" office:value="0.020709703672788">
                <text:p>0.020709703672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02">
                <text:p>1202</text:p>
              </table:table-cell>
              <table:table-cell office:value-type="float" office:value="0.0172361896838602">
                <text:p>0.01723618968386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16">
                <text:p>1216</text:p>
              </table:table-cell>
              <table:table-cell office:value-type="float" office:value="0.0195096217105263">
                <text:p>0.01950962171052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25">
                <text:p>1225</text:p>
              </table:table-cell>
              <table:table-cell office:value-type="float" office:value="0.00265384423157018">
                <text:p>0.00265384423157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26">
                <text:p>1226</text:p>
              </table:table-cell>
              <table:table-cell office:value-type="float" office:value="0.016699836867863">
                <text:p>0.0166998368678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7">
                <text:p>1237</text:p>
              </table:table-cell>
              <table:table-cell office:value-type="float" office:value="0.00988880355699272">
                <text:p>0.009888803556992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49">
                <text:p>1249</text:p>
              </table:table-cell>
              <table:table-cell office:value-type="float" office:value="0.0150259407526021">
                <text:p>0.01502594075260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54">
                <text:p>1254</text:p>
              </table:table-cell>
              <table:table-cell office:value-type="float" office:value="0.00186075415812258">
                <text:p>0.001860754158122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67">
                <text:p>1267</text:p>
              </table:table-cell>
              <table:table-cell office:value-type="float" office:value="0.0020043409629045">
                <text:p>0.00200434096290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78">
                <text:p>1278</text:p>
              </table:table-cell>
              <table:table-cell office:value-type="float" office:value="0.0205553599374022">
                <text:p>0.02055535993740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82">
                <text:p>1282</text:p>
              </table:table-cell>
              <table:table-cell office:value-type="float" office:value="0.0199155616224649">
                <text:p>0.01991556162246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88">
                <text:p>1288</text:p>
              </table:table-cell>
              <table:table-cell office:value-type="float" office:value="0.0018406902879729">
                <text:p>0.00184069028797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5">
                <text:p>1295</text:p>
              </table:table-cell>
              <table:table-cell office:value-type="float" office:value="0.0175936486486486">
                <text:p>0.01759364864864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96">
                <text:p>1296</text:p>
              </table:table-cell>
              <table:table-cell office:value-type="float" office:value="0.0100309799382716">
                <text:p>0.01003097993827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00">
                <text:p>1300</text:p>
              </table:table-cell>
              <table:table-cell office:value-type="float" office:value="0.0160425961538462">
                <text:p>0.01604259615384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1">
                <text:p>1361</text:p>
              </table:table-cell>
              <table:table-cell office:value-type="float" office:value="0.00186042738182709">
                <text:p>0.001860427381827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73">
                <text:p>1373</text:p>
              </table:table-cell>
              <table:table-cell office:value-type="float" office:value="0.00180656955571741">
                <text:p>0.001806569555717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7">
                <text:p>1467</text:p>
              </table:table-cell>
              <table:table-cell office:value-type="float" office:value="0.0018641717791411">
                <text:p>0.00186417177914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0">
                <text:p>1480</text:p>
              </table:table-cell>
              <table:table-cell office:value-type="float" office:value="0.00192326576576577">
                <text:p>0.001923265765765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85">
                <text:p>1485</text:p>
              </table:table-cell>
              <table:table-cell office:value-type="float" office:value="0.00234610300536226">
                <text:p>0.00234610300536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3">
                <text:p>1503</text:p>
              </table:table-cell>
              <table:table-cell office:value-type="float" office:value="0.0017133954313595">
                <text:p>0.00171339543135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94">
                <text:p>1594</text:p>
              </table:table-cell>
              <table:table-cell office:value-type="float" office:value="0.00177625078419072">
                <text:p>0.00177625078419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76">
                <text:p>1676</text:p>
              </table:table-cell>
              <table:table-cell office:value-type="float" office:value="0.001749971921943">
                <text:p>0.001749971921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85">
                <text:p>1685</text:p>
              </table:table-cell>
              <table:table-cell office:value-type="float" office:value="0.0015257658068934">
                <text:p>0.00152576580689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98">
                <text:p>1698</text:p>
              </table:table-cell>
              <table:table-cell office:value-type="float" office:value="0.00143876053275347">
                <text:p>0.00143876053275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70">
                <text:p>1770</text:p>
              </table:table-cell>
              <table:table-cell office:value-type="float" office:value="0.00270339940630087">
                <text:p>0.002703399406300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73">
                <text:p>1773</text:p>
              </table:table-cell>
              <table:table-cell office:value-type="float" office:value="0.00184510363790186">
                <text:p>0.001845103637901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63">
                <text:p>1863</text:p>
              </table:table-cell>
              <table:table-cell office:value-type="float" office:value="0.00187932769726248">
                <text:p>0.001879327697262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73">
                <text:p>1873</text:p>
              </table:table-cell>
              <table:table-cell office:value-type="float" office:value="0.00144933643505453">
                <text:p>0.001449336435054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63">
                <text:p>1963</text:p>
              </table:table-cell>
              <table:table-cell office:value-type="float" office:value="0.00141673095116804">
                <text:p>0.001416730951168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63">
                <text:p>1963</text:p>
              </table:table-cell>
              <table:table-cell office:value-type="float" office:value="0.00143319263517939">
                <text:p>0.001433192635179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24">
                <text:p>2024</text:p>
              </table:table-cell>
              <table:table-cell office:value-type="float" office:value="0.00143054065499718">
                <text:p>0.001430540654997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80">
                <text:p>2080</text:p>
              </table:table-cell>
              <table:table-cell office:value-type="float" office:value="0.00259768629807692">
                <text:p>0.002597686298076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83">
                <text:p>2083</text:p>
              </table:table-cell>
              <table:table-cell office:value-type="float" office:value="0.00177009388168774">
                <text:p>0.001770093881687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90">
                <text:p>2190</text:p>
              </table:table-cell>
              <table:table-cell office:value-type="float" office:value="0.00172123047344388">
                <text:p>0.001721230473443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94">
                <text:p>2194</text:p>
              </table:table-cell>
              <table:table-cell office:value-type="float" office:value="0.00167790865038622">
                <text:p>0.001677908650386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08">
                <text:p>2208</text:p>
              </table:table-cell>
              <table:table-cell office:value-type="float" office:value="0.00137234601449275">
                <text:p>0.001372346014492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43">
                <text:p>2343</text:p>
              </table:table-cell>
              <table:table-cell office:value-type="float" office:value="0.00132020379854887">
                <text:p>0.00132020379854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71">
                <text:p>2371</text:p>
              </table:table-cell>
              <table:table-cell office:value-type="float" office:value="0.00173978778663233">
                <text:p>0.001739787786632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15">
                <text:p>2415</text:p>
              </table:table-cell>
              <table:table-cell office:value-type="float" office:value="0.00264631680019204">
                <text:p>0.00264631680019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67">
                <text:p>2467</text:p>
              </table:table-cell>
              <table:table-cell office:value-type="float" office:value="0.00139201205918119">
                <text:p>0.00139201205918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96">
                <text:p>2496</text:p>
              </table:table-cell>
              <table:table-cell office:value-type="float" office:value="0.00132887369791667">
                <text:p>0.00132887369791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08">
                <text:p>2508</text:p>
              </table:table-cell>
              <table:table-cell office:value-type="float" office:value="0.00179072022160665">
                <text:p>0.001790720221606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02">
                <text:p>2702</text:p>
              </table:table-cell>
              <table:table-cell office:value-type="float" office:value="0.00167802091043671">
                <text:p>0.001678020910436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35">
                <text:p>2735</text:p>
              </table:table-cell>
              <table:table-cell office:value-type="float" office:value="0.00149791416383738">
                <text:p>0.00149791416383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75">
                <text:p>2775</text:p>
              </table:table-cell>
              <table:table-cell office:value-type="float" office:value="0.00241849525200877">
                <text:p>0.002418495252008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32">
                <text:p>2832</text:p>
              </table:table-cell>
              <table:table-cell office:value-type="float" office:value="0.00147147284996861">
                <text:p>0.001471472849968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34">
                <text:p>2834</text:p>
              </table:table-cell>
              <table:table-cell office:value-type="float" office:value="0.00154724770642202">
                <text:p>0.001547247706422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97">
                <text:p>2897</text:p>
              </table:table-cell>
              <table:table-cell office:value-type="float" office:value="0.00136352339410676">
                <text:p>0.00136352339410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8">
                <text:p>2928</text:p>
              </table:table-cell>
              <table:table-cell office:value-type="float" office:value="0.00190061475409836">
                <text:p>0.001900614754098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95">
                <text:p>2995</text:p>
              </table:table-cell>
              <table:table-cell office:value-type="float" office:value="0.00159625061376804">
                <text:p>0.00159625061376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31">
                <text:p>3031</text:p>
              </table:table-cell>
              <table:table-cell office:value-type="float" office:value="0.00162328950055773">
                <text:p>0.001623289500557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83">
                <text:p>3083</text:p>
              </table:table-cell>
              <table:table-cell office:value-type="float" office:value="0.00161084621760911">
                <text:p>0.001610846217609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60">
                <text:p>3160</text:p>
              </table:table-cell>
              <table:table-cell office:value-type="float" office:value="0.00231907146290659">
                <text:p>0.002319071462906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05">
                <text:p>3205</text:p>
              </table:table-cell>
              <table:table-cell office:value-type="float" office:value="0.00152832379961865">
                <text:p>0.001528323799618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90">
                <text:p>3290</text:p>
              </table:table-cell>
              <table:table-cell office:value-type="float" office:value="0.00161616228359984">
                <text:p>0.001616162283599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90">
                <text:p>3390</text:p>
              </table:table-cell>
              <table:table-cell office:value-type="float" office:value="0.00174601769911504">
                <text:p>0.00174601769911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34">
                <text:p>3434</text:p>
              </table:table-cell>
              <table:table-cell office:value-type="float" office:value="0.00123199276584005">
                <text:p>0.00123199276584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42">
                <text:p>3442</text:p>
              </table:table-cell>
              <table:table-cell office:value-type="float" office:value="0.00153665249701826">
                <text:p>0.001536652497018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97">
                <text:p>3497</text:p>
              </table:table-cell>
              <table:table-cell office:value-type="float" office:value="0.00172526451243923">
                <text:p>0.001725264512439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0">
                <text:p>3570</text:p>
              </table:table-cell>
              <table:table-cell office:value-type="float" office:value="0.00243469054288382">
                <text:p>0.00243469054288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2">
                <text:p>3572</text:p>
              </table:table-cell>
              <table:table-cell office:value-type="float" office:value="0.0014437348971533">
                <text:p>0.00144373489715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77">
                <text:p>3677</text:p>
              </table:table-cell>
              <table:table-cell office:value-type="float" office:value="0.00166350512192911">
                <text:p>0.00166350512192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4">
                <text:p>3814</text:p>
              </table:table-cell>
              <table:table-cell office:value-type="float" office:value="0.00130593995804929">
                <text:p>0.001305939958049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89">
                <text:p>3889</text:p>
              </table:table-cell>
              <table:table-cell office:value-type="float" office:value="0.00169134739007457">
                <text:p>0.001691347390074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05">
                <text:p>4005</text:p>
              </table:table-cell>
              <table:table-cell office:value-type="float" office:value="0.00235792338228899">
                <text:p>0.00235792338228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81">
                <text:p>4081</text:p>
              </table:table-cell>
              <table:table-cell office:value-type="float" office:value="0.00135075825641863">
                <text:p>0.00135075825641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24">
                <text:p>4124</text:p>
              </table:table-cell>
              <table:table-cell office:value-type="float" office:value="0.00134610814742968">
                <text:p>0.001346108147429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37">
                <text:p>4137</text:p>
              </table:table-cell>
              <table:table-cell office:value-type="float" office:value="0.00132178827537783">
                <text:p>0.001321788275377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61">
                <text:p>4161</text:p>
              </table:table-cell>
              <table:table-cell office:value-type="float" office:value="0.00161345652309363">
                <text:p>0.001613456523093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38">
                <text:p>4338</text:p>
              </table:table-cell>
              <table:table-cell office:value-type="float" office:value="0.00137169861028782">
                <text:p>0.001371698610287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47">
                <text:p>4347</text:p>
              </table:table-cell>
              <table:table-cell office:value-type="float" office:value="0.00142727636769505">
                <text:p>0.00142727636769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65">
                <text:p>4465</text:p>
              </table:table-cell>
              <table:table-cell office:value-type="float" office:value="0.00227969073884349">
                <text:p>0.002279690738843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99">
                <text:p>4499</text:p>
              </table:table-cell>
              <table:table-cell office:value-type="float" office:value="0.0012815149398279">
                <text:p>0.0012815149398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81">
                <text:p>4581</text:p>
              </table:table-cell>
              <table:table-cell office:value-type="float" office:value="0.00143136671230974">
                <text:p>0.001431366712309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70">
                <text:p>4670</text:p>
              </table:table-cell>
              <table:table-cell office:value-type="float" office:value="0.00159556838283214">
                <text:p>0.00159556838283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85">
                <text:p>4685</text:p>
              </table:table-cell>
              <table:table-cell office:value-type="float" office:value="0.00135012959292575">
                <text:p>0.001350129592925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03">
                <text:p>4803</text:p>
              </table:table-cell>
              <table:table-cell office:value-type="float" office:value="0.00132420078360116">
                <text:p>0.001324200783601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97">
                <text:p>4897</text:p>
              </table:table-cell>
              <table:table-cell office:value-type="float" office:value="0.00129078140121281">
                <text:p>0.00129078140121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00">
                <text:p>4900</text:p>
              </table:table-cell>
              <table:table-cell office:value-type="float" office:value="0.00143429978888107">
                <text:p>0.0014342997888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50">
                <text:p>4950</text:p>
              </table:table-cell>
              <table:table-cell office:value-type="float" office:value="0.00232855831037649">
                <text:p>0.00232855831037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09">
                <text:p>5009</text:p>
              </table:table-cell>
              <table:table-cell office:value-type="float" office:value="0.00145590351161014">
                <text:p>0.001455903511610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32">
                <text:p>5032</text:p>
              </table:table-cell>
              <table:table-cell office:value-type="float" office:value="0.00146276007465266">
                <text:p>0.00146276007465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09">
                <text:p>5209</text:p>
              </table:table-cell>
              <table:table-cell office:value-type="float" office:value="0.00157499288366951">
                <text:p>0.001574992883669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12">
                <text:p>5412</text:p>
              </table:table-cell>
              <table:table-cell office:value-type="float" office:value="0.00123639320029564">
                <text:p>0.001236393200295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60">
                <text:p>5460</text:p>
              </table:table-cell>
              <table:table-cell office:value-type="float" office:value="0.00227713792617639">
                <text:p>0.002277137926176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03">
                <text:p>5503</text:p>
              </table:table-cell>
              <table:table-cell office:value-type="float" office:value="0.00121421769943667">
                <text:p>0.00121421769943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47">
                <text:p>5547</text:p>
              </table:table-cell>
              <table:table-cell office:value-type="float" office:value="0.00122110299861787">
                <text:p>0.00122110299861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559">
                <text:p>5559</text:p>
              </table:table-cell>
              <table:table-cell office:value-type="float" office:value="0.00153207636265515">
                <text:p>0.001532076362655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49">
                <text:p>5649</text:p>
              </table:table-cell>
              <table:table-cell office:value-type="float" office:value="0.00158259240859073">
                <text:p>0.001582592408590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05">
                <text:p>5805</text:p>
              </table:table-cell>
              <table:table-cell office:value-type="float" office:value="0.00148637714984302">
                <text:p>0.001486377149843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65">
                <text:p>5865</text:p>
              </table:table-cell>
              <table:table-cell office:value-type="float" office:value="0.00119500950882025">
                <text:p>0.001195009508820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68">
                <text:p>5968</text:p>
              </table:table-cell>
              <table:table-cell office:value-type="float" office:value="0.00120697050938338">
                <text:p>0.001206970509383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995">
                <text:p>5995</text:p>
              </table:table-cell>
              <table:table-cell office:value-type="float" office:value="0.00222884513853288">
                <text:p>0.002228845138532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86">
                <text:p>6086</text:p>
              </table:table-cell>
              <table:table-cell office:value-type="float" office:value="0.00148283691333313">
                <text:p>0.001482836913333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21">
                <text:p>6221</text:p>
              </table:table-cell>
              <table:table-cell office:value-type="float" office:value="0.00147188956759363">
                <text:p>0.001471889567593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263">
                <text:p>6263</text:p>
              </table:table-cell>
              <table:table-cell office:value-type="float" office:value="0.00118054890272677">
                <text:p>0.00118054890272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07">
                <text:p>6307</text:p>
              </table:table-cell>
              <table:table-cell office:value-type="float" office:value="0.00125389981827274">
                <text:p>0.001253899818272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363">
                <text:p>6363</text:p>
              </table:table-cell>
              <table:table-cell office:value-type="float" office:value="0.00146017843542596">
                <text:p>0.001460178435425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11">
                <text:p>6511</text:p>
              </table:table-cell>
              <table:table-cell office:value-type="float" office:value="0.00142493767943008">
                <text:p>0.001424937679430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49">
                <text:p>6549</text:p>
              </table:table-cell>
              <table:table-cell office:value-type="float" office:value="0.00142910008712601">
                <text:p>0.00142910008712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55">
                <text:p>6555</text:p>
              </table:table-cell>
              <table:table-cell office:value-type="float" office:value="0.00221854216012954">
                <text:p>0.002218542160129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634">
                <text:p>6634</text:p>
              </table:table-cell>
              <table:table-cell office:value-type="float" office:value="0.00136263653440319">
                <text:p>0.001362636534403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86">
                <text:p>6786</text:p>
              </table:table-cell>
              <table:table-cell office:value-type="float" office:value="0.00155311776346259">
                <text:p>0.001553117763462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983">
                <text:p>6983</text:p>
              </table:table-cell>
              <table:table-cell office:value-type="float" office:value="0.00157396932232247">
                <text:p>0.001573969322322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61">
                <text:p>7061</text:p>
              </table:table-cell>
              <table:table-cell office:value-type="float" office:value="0.00123176098084043">
                <text:p>0.001231760980840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094">
                <text:p>7094</text:p>
              </table:table-cell>
              <table:table-cell office:value-type="float" office:value="0.00151063272785855">
                <text:p>0.001510632727858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21">
                <text:p>7121</text:p>
              </table:table-cell>
              <table:table-cell office:value-type="float" office:value="0.00120772564045981">
                <text:p>0.001207725640459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40">
                <text:p>7140</text:p>
              </table:table-cell>
              <table:table-cell office:value-type="float" office:value="0.00215071911117388">
                <text:p>0.002150719111173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05">
                <text:p>7305</text:p>
              </table:table-cell>
              <table:table-cell office:value-type="float" office:value="0.00124899775105114">
                <text:p>0.00124899775105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44">
                <text:p>7444</text:p>
              </table:table-cell>
              <table:table-cell office:value-type="float" office:value="0.00148572302824049">
                <text:p>0.001485723028240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33">
                <text:p>7533</text:p>
              </table:table-cell>
              <table:table-cell office:value-type="float" office:value="0.00124693189048646">
                <text:p>0.00124693189048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43">
                <text:p>7643</text:p>
              </table:table-cell>
              <table:table-cell office:value-type="float" office:value="0.00120451438548683">
                <text:p>0.001204514385486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48">
                <text:p>7648</text:p>
              </table:table-cell>
              <table:table-cell office:value-type="float" office:value="0.00155512481623883">
                <text:p>0.001555124816238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750">
                <text:p>7750</text:p>
              </table:table-cell>
              <table:table-cell office:value-type="float" office:value="0.00216511966701353">
                <text:p>0.002165119667013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68">
                <text:p>7968</text:p>
              </table:table-cell>
              <table:table-cell office:value-type="float" office:value="0.00151239417127971">
                <text:p>0.001512394171279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12">
                <text:p>8012</text:p>
              </table:table-cell>
              <table:table-cell office:value-type="float" office:value="0.00120944000665668">
                <text:p>0.001209440006656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150">
                <text:p>8150</text:p>
              </table:table-cell>
              <table:table-cell office:value-type="float" office:value="0.00138977914110429">
                <text:p>0.00138977914110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241">
                <text:p>8241</text:p>
              </table:table-cell>
              <table:table-cell office:value-type="float" office:value="0.00154671763135542">
                <text:p>0.001546717631355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03">
                <text:p>8303</text:p>
              </table:table-cell>
              <table:table-cell office:value-type="float" office:value="0.00120390997424172">
                <text:p>0.001203909974241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64">
                <text:p>8364</text:p>
              </table:table-cell>
              <table:table-cell office:value-type="float" office:value="0.00150898273301618">
                <text:p>0.001508982733016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85">
                <text:p>8385</text:p>
              </table:table-cell>
              <table:table-cell office:value-type="float" office:value="0.00209108180444038">
                <text:p>0.002091081804440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60">
                <text:p>8460</text:p>
              </table:table-cell>
              <table:table-cell office:value-type="float" office:value="0.00132102112407535">
                <text:p>0.001321021124075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626">
                <text:p>8626</text:p>
              </table:table-cell>
              <table:table-cell office:value-type="float" office:value="0.00128438778486646">
                <text:p>0.001284387784866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80">
                <text:p>8680</text:p>
              </table:table-cell>
              <table:table-cell office:value-type="float" office:value="0.0015866935483871">
                <text:p>0.0015866935483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40">
                <text:p>8940</text:p>
              </table:table-cell>
              <table:table-cell office:value-type="float" office:value="0.00128791946308725">
                <text:p>0.001287919463087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45">
                <text:p>9045</text:p>
              </table:table-cell>
              <table:table-cell office:value-type="float" office:value="0.00218969002417432">
                <text:p>0.002189690024174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94">
                <text:p>9094</text:p>
              </table:table-cell>
              <table:table-cell office:value-type="float" office:value="0.00162096987024412">
                <text:p>0.001620969870244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78">
                <text:p>9178</text:p>
              </table:table-cell>
              <table:table-cell office:value-type="float" office:value="0.0015596840801705">
                <text:p>0.00155968408017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326">
                <text:p>9326</text:p>
              </table:table-cell>
              <table:table-cell office:value-type="float" office:value="0.00130138859103581">
                <text:p>0.001301388591035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65">
                <text:p>9465</text:p>
              </table:table-cell>
              <table:table-cell office:value-type="float" office:value="0.00151487183357231">
                <text:p>0.00151487183357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79">
                <text:p>9479</text:p>
              </table:table-cell>
              <table:table-cell office:value-type="float" office:value="0.00132263664176313">
                <text:p>0.001322636641763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579">
                <text:p>9579</text:p>
              </table:table-cell>
              <table:table-cell office:value-type="float" office:value="0.00128816508334203">
                <text:p>0.001288165083342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730">
                <text:p>9730</text:p>
              </table:table-cell>
              <table:table-cell office:value-type="float" office:value="0.00213246134849571">
                <text:p>0.002132461348495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768">
                <text:p>9768</text:p>
              </table:table-cell>
              <table:table-cell office:value-type="float" office:value="0.00139644603280967">
                <text:p>0.00139644603280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57">
                <text:p>9857</text:p>
              </table:table-cell>
              <table:table-cell office:value-type="float" office:value="0.00155716749518109">
                <text:p>0.001557167495181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19">
                <text:p>10019</text:p>
              </table:table-cell>
              <table:table-cell office:value-type="float" office:value="0.00161839713846018">
                <text:p>0.001618397138460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05">
                <text:p>10205</text:p>
              </table:table-cell>
              <table:table-cell office:value-type="float" office:value="0.00149852671399109">
                <text:p>0.001498526713991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520">
                <text:p>10520</text:p>
              </table:table-cell>
              <table:table-cell office:value-type="float" office:value="0.00162307454239986">
                <text:p>0.001623074542399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858">
                <text:p>10858</text:p>
              </table:table-cell>
              <table:table-cell office:value-type="float" office:value="0.00163163942798774">
                <text:p>0.00163163942798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284">
                <text:p>11284</text:p>
              </table:table-cell>
              <table:table-cell office:value-type="float" office:value="0.00156534069016537">
                <text:p>0.001565340690165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378">
                <text:p>11378</text:p>
              </table:table-cell>
              <table:table-cell office:value-type="float" office:value="0.00152422294741186">
                <text:p>0.001524222947411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727">
                <text:p>11727</text:p>
              </table:table-cell>
              <table:table-cell office:value-type="float" office:value="0.00147736901023098">
                <text:p>0.001477369010230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912">
                <text:p>11912</text:p>
              </table:table-cell>
              <table:table-cell office:value-type="float" office:value="0.00155376127059429">
                <text:p>0.001553761270594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45">
                <text:p>12245</text:p>
              </table:table-cell>
              <table:table-cell office:value-type="float" office:value="0.0015961276711583">
                <text:p>0.00159612767115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490">
                <text:p>12490</text:p>
              </table:table-cell>
              <table:table-cell office:value-type="float" office:value="0.00157597056368499">
                <text:p>0.001575970563684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676">
                <text:p>12676</text:p>
              </table:table-cell>
              <table:table-cell office:value-type="float" office:value="0.00158369326548859">
                <text:p>0.001583693265488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107">
                <text:p>13107</text:p>
              </table:table-cell>
              <table:table-cell office:value-type="float" office:value="0.00163227937089233">
                <text:p>0.001632279370892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08">
                <text:p>13708</text:p>
              </table:table-cell>
              <table:table-cell office:value-type="float" office:value="0.00153431229509604">
                <text:p>0.001534312295096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867">
                <text:p>13867</text:p>
              </table:table-cell>
              <table:table-cell office:value-type="float" office:value="0.00162425394185943">
                <text:p>0.001624253941859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056">
                <text:p>14056</text:p>
              </table:table-cell>
              <table:table-cell office:value-type="float" office:value="0.00162947649179194">
                <text:p>0.001629476491791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446">
                <text:p>14446</text:p>
              </table:table-cell>
              <table:table-cell office:value-type="float" office:value="0.00159603173956832">
                <text:p>0.001596031739568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773">
                <text:p>14773</text:p>
              </table:table-cell>
              <table:table-cell office:value-type="float" office:value="0.00152152575644757">
                <text:p>0.001521525756447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96">
                <text:p>14996</text:p>
              </table:table-cell>
              <table:table-cell office:value-type="float" office:value="0.00160918552639678">
                <text:p>0.001609185526396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452">
                <text:p>15452</text:p>
              </table:table-cell>
              <table:table-cell office:value-type="float" office:value="0.00160123105243478">
                <text:p>0.001601231052434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67">
                <text:p>15767</text:p>
              </table:table-cell>
              <table:table-cell office:value-type="float" office:value="0.00156000161441907">
                <text:p>0.001560001614419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466">
                <text:p>16466</text:p>
              </table:table-cell>
              <table:table-cell office:value-type="float" office:value="0.00154662132070124">
                <text:p>0.001546621320701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631">
                <text:p>16631</text:p>
              </table:table-cell>
              <table:table-cell office:value-type="float" office:value="0.00155555030622675">
                <text:p>0.001555550306226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906">
                <text:p>16906</text:p>
              </table:table-cell>
              <table:table-cell office:value-type="float" office:value="0.00151036380730603">
                <text:p>0.001510363807306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225">
                <text:p>17225</text:p>
              </table:table-cell>
              <table:table-cell office:value-type="float" office:value="0.001610918442696">
                <text:p>0.0016109184426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846">
                <text:p>17846</text:p>
              </table:table-cell>
              <table:table-cell office:value-type="float" office:value="0.0015420242921238">
                <text:p>0.00154202429212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892">
                <text:p>17892</text:p>
              </table:table-cell>
              <table:table-cell office:value-type="float" office:value="0.00159941449463062">
                <text:p>0.00159941449463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271">
                <text:p>18271</text:p>
              </table:table-cell>
              <table:table-cell office:value-type="float" office:value="0.00156320704571197">
                <text:p>0.001563207045711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677">
                <text:p>18677</text:p>
              </table:table-cell>
              <table:table-cell office:value-type="float" office:value="0.00161930335779618">
                <text:p>0.001619303357796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022">
                <text:p>19022</text:p>
              </table:table-cell>
              <table:table-cell office:value-type="float" office:value="0.00161860827813409">
                <text:p>0.001618608278134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1cm" svg:y="4.201cm" style:legend-expansion="high" chart:style-name="ch2"/>
        <chart:plot-area chart:style-name="ch3" table:cell-range-address="Sheet1.A2:Sheet1.A486 Sheet1.D1:Sheet1.D486" chart:data-source-has-labels="row" svg:x="0.687cm" svg:y="0.696cm" svg:width="12.141cm" svg:height="7.544cm">
          <chartooo:coordinate-region svg:x="1.785cm" svg:y="0.895cm" svg:width="10.57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86" chart:label-cell-address="Sheet1.D1:Sheet1.D1" chart:class="chart:scatter">
            <chart:domain table:cell-range-address="Sheet1.A2:Sheet1.A486"/>
            <chart:data-point chart:repeated="4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/de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486</svg:desc>
                </draw:g>
              </table:table-cell>
              <table:table-cell office:value-type="float" office:value="0.00697366666666667">
                <text:p>0.00697366666666667</text:p>
                <draw:g>
                  <svg:desc>Sheet1.D2:Sheet1.D4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0.00390591156462585">
                <text:p>0.003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0614387755102041">
                <text:p>0.00614387755102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0.040222641509434">
                <text:p>0.04022264150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0222063636363636">
                <text:p>0.02220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0.006182">
                <text:p>0.006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0299030973451327">
                <text:p>0.0029903097345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00407197222222222">
                <text:p>0.00407197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0.0214748046875">
                <text:p>0.02147480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  <table:table-cell office:value-type="float" office:value="0.00309711240310078">
                <text:p>0.0030971124031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040941282051282">
                <text:p>0.0040941282051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0.0193224264705882">
                <text:p>0.0193224264705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.00410778571428572">
                <text:p>0.0041077857142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0.0032340034965035">
                <text:p>0.0032340034965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">
                <text:p>148</text:p>
              </table:table-cell>
              <table:table-cell office:value-type="float" office:value="0.00289382432432432">
                <text:p>0.00289382432432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0403842222222222">
                <text:p>0.0040384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0.0212443708609271">
                <text:p>0.0212443708609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">
                <text:p>159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0.00416358333333333">
                <text:p>0.0041635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0.00414021568627451">
                <text:p>0.00414021568627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">
                <text:p>172</text:p>
              </table:table-cell>
              <table:table-cell office:value-type="float" office:value="0.0150949127906977">
                <text:p>0.0150949127906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">
                <text:p>180</text:p>
              </table:table-cell>
              <table:table-cell office:value-type="float" office:value="0.00384857407407407">
                <text:p>0.00384857407407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9">
                <text:p>189</text:p>
              </table:table-cell>
              <table:table-cell office:value-type="float" office:value="0.0172458994708995">
                <text:p>0.0172458994708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">
                <text:p>190</text:p>
              </table:table-cell>
              <table:table-cell office:value-type="float" office:value="0.00526720221606648">
                <text:p>0.00526720221606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0.00414098245614035">
                <text:p>0.00414098245614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">
                <text:p>190</text:p>
              </table:table-cell>
              <table:table-cell office:value-type="float" office:value="0.00528795013850416">
                <text:p>0.00528795013850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">
                <text:p>193</text:p>
              </table:table-cell>
              <table:table-cell office:value-type="float" office:value="0.00314770984455959">
                <text:p>0.00314770984455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">
                <text:p>194</text:p>
              </table:table-cell>
              <table:table-cell office:value-type="float" office:value="0.019727706185567">
                <text:p>0.019727706185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00399065">
                <text:p>0.00399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0.0194778708133971">
                <text:p>0.0194778708133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">
                <text:p>210</text:p>
              </table:table-cell>
              <table:table-cell office:value-type="float" office:value="0.00387857142857143">
                <text:p>0.00387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">
                <text:p>212</text:p>
              </table:table-cell>
              <table:table-cell office:value-type="float" office:value="0.00322778301886792">
                <text:p>0.00322778301886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0.00265499074074074">
                <text:p>0.00265499074074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">
                <text:p>216</text:p>
              </table:table-cell>
              <table:table-cell office:value-type="float" office:value="0.0175782407407407">
                <text:p>0.0175782407407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">
                <text:p>220</text:p>
              </table:table-cell>
              <table:table-cell office:value-type="float" office:value="0.00397998484848485">
                <text:p>0.00397998484848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7">
                <text:p>227</text:p>
              </table:table-cell>
              <table:table-cell office:value-type="float" office:value="0.0165668502202643">
                <text:p>0.0165668502202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">
                <text:p>230</text:p>
              </table:table-cell>
              <table:table-cell office:value-type="float" office:value="0.00366288043478261">
                <text:p>0.00366288043478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0">
                <text:p>230</text:p>
              </table:table-cell>
              <table:table-cell office:value-type="float" office:value="0.00381669565217391">
                <text:p>0.00381669565217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">
                <text:p>237</text:p>
              </table:table-cell>
              <table:table-cell office:value-type="float" office:value="0.00250617721518987">
                <text:p>0.00250617721518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0.00350586805555556">
                <text:p>0.0035058680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00298501388888889">
                <text:p>0.002985013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4">
                <text:p>244</text:p>
              </table:table-cell>
              <table:table-cell office:value-type="float" office:value="0.00343114754098361">
                <text:p>0.00343114754098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">
                <text:p>245</text:p>
              </table:table-cell>
              <table:table-cell office:value-type="float" office:value="0.00273017959183673">
                <text:p>0.00273017959183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0.00234814181818182">
                <text:p>0.00234814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0.00772937">
                <text:p>0.00772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">
                <text:p>250</text:p>
              </table:table-cell>
              <table:table-cell office:value-type="float" office:value="0.00309864">
                <text:p>0.00309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0.0020119">
                <text:p>0.0020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0.00278020512820513">
                <text:p>0.00278020512820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">
                <text:p>264</text:p>
              </table:table-cell>
              <table:table-cell office:value-type="float" office:value="0.0204318181818182">
                <text:p>0.0204318181818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7">
                <text:p>267</text:p>
              </table:table-cell>
              <table:table-cell office:value-type="float" office:value="0.0165681647940075">
                <text:p>0.0165681647940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0">
                <text:p>270</text:p>
              </table:table-cell>
              <table:table-cell office:value-type="float" office:value="0.00219531944444444">
                <text:p>0.002195319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">
                <text:p>270</text:p>
              </table:table-cell>
              <table:table-cell office:value-type="float" office:value="0.0034346049382716">
                <text:p>0.0034346049382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8">
                <text:p>278</text:p>
              </table:table-cell>
              <table:table-cell office:value-type="float" office:value="0.0195285971223022">
                <text:p>0.0195285971223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">
                <text:p>280</text:p>
              </table:table-cell>
              <table:table-cell office:value-type="float" office:value="0.00225642857142857">
                <text:p>0.002256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0.00411932142857143">
                <text:p>0.00411932142857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">
                <text:p>290</text:p>
              </table:table-cell>
              <table:table-cell office:value-type="float" office:value="0.00221468103448276">
                <text:p>0.00221468103448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">
                <text:p>290</text:p>
              </table:table-cell>
              <table:table-cell office:value-type="float" office:value="0.00464325287356322">
                <text:p>0.00464325287356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">
                <text:p>300</text:p>
              </table:table-cell>
              <table:table-cell office:value-type="float" office:value="0.00243703888888889">
                <text:p>0.00243703888888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0.00318305555555556">
                <text:p>0.0031830555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0443836111111111">
                <text:p>0.00443836111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">
                <text:p>310</text:p>
              </table:table-cell>
              <table:table-cell office:value-type="float" office:value="0.00182152073732719">
                <text:p>0.00182152073732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0297908602150538">
                <text:p>0.00297908602150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">
                <text:p>311</text:p>
              </table:table-cell>
              <table:table-cell office:value-type="float" office:value="0.0211266077170418">
                <text:p>0.0211266077170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4">
                <text:p>314</text:p>
              </table:table-cell>
              <table:table-cell office:value-type="float" office:value="0.00316056050955414">
                <text:p>0.00316056050955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">
                <text:p>315</text:p>
              </table:table-cell>
              <table:table-cell office:value-type="float" office:value="0.0172518253968254">
                <text:p>0.0172518253968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9">
                <text:p>319</text:p>
              </table:table-cell>
              <table:table-cell office:value-type="float" office:value="0.0192580721003135">
                <text:p>0.0192580721003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0">
                <text:p>320</text:p>
              </table:table-cell>
              <table:table-cell office:value-type="float" office:value="0.00276972395833333">
                <text:p>0.002769723958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0">
                <text:p>320</text:p>
              </table:table-cell>
              <table:table-cell office:value-type="float" office:value="0.00285941666666667">
                <text:p>0.00285941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">
                <text:p>328</text:p>
              </table:table-cell>
              <table:table-cell office:value-type="float" office:value="0.00255135017421603">
                <text:p>0.00255135017421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0.0188287234042553">
                <text:p>0.0188287234042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0">
                <text:p>330</text:p>
              </table:table-cell>
              <table:table-cell office:value-type="float" office:value="0.00195929292929293">
                <text:p>0.00195929292929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0">
                <text:p>330</text:p>
              </table:table-cell>
              <table:table-cell office:value-type="float" office:value="0.00291007070707071">
                <text:p>0.00291007070707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0">
                <text:p>340</text:p>
              </table:table-cell>
              <table:table-cell office:value-type="float" office:value="0.00192060294117647">
                <text:p>0.00192060294117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">
                <text:p>340</text:p>
              </table:table-cell>
              <table:table-cell office:value-type="float" office:value="0.00293559803921569">
                <text:p>0.00293559803921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1">
                <text:p>341</text:p>
              </table:table-cell>
              <table:table-cell office:value-type="float" office:value="0.0179037390029326">
                <text:p>0.0179037390029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">
                <text:p>350</text:p>
              </table:table-cell>
              <table:table-cell office:value-type="float" office:value="0.00190715714285714">
                <text:p>0.00190715714285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">
                <text:p>350</text:p>
              </table:table-cell>
              <table:table-cell office:value-type="float" office:value="0.00333662857142857">
                <text:p>0.0033366285714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">
                <text:p>360</text:p>
              </table:table-cell>
              <table:table-cell office:value-type="float" office:value="0.00262074537037037">
                <text:p>0.002620745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">
                <text:p>360</text:p>
              </table:table-cell>
              <table:table-cell office:value-type="float" office:value="0.00352094444444444">
                <text:p>0.0035209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1">
                <text:p>361</text:p>
              </table:table-cell>
              <table:table-cell office:value-type="float" office:value="0.00258601503759398">
                <text:p>0.00258601503759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7">
                <text:p>367</text:p>
              </table:table-cell>
              <table:table-cell office:value-type="float" office:value="0.016891825613079">
                <text:p>0.016891825613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0">
                <text:p>370</text:p>
              </table:table-cell>
              <table:table-cell office:value-type="float" office:value="0.00274274054054054">
                <text:p>0.00274274054054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0">
                <text:p>370</text:p>
              </table:table-cell>
              <table:table-cell office:value-type="float" office:value="0.00306132432432432">
                <text:p>0.00306132432432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4">
                <text:p>374</text:p>
              </table:table-cell>
              <table:table-cell office:value-type="float" office:value="0.00249709702062643">
                <text:p>0.00249709702062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">
                <text:p>380</text:p>
              </table:table-cell>
              <table:table-cell office:value-type="float" office:value="0.00237806315789474">
                <text:p>0.0023780631578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">
                <text:p>380</text:p>
              </table:table-cell>
              <table:table-cell office:value-type="float" office:value="0.00294092105263158">
                <text:p>0.00294092105263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3">
                <text:p>383</text:p>
              </table:table-cell>
              <table:table-cell office:value-type="float" office:value="0.0213331592689295">
                <text:p>0.0213331592689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">
                <text:p>390</text:p>
              </table:table-cell>
              <table:table-cell office:value-type="float" office:value="0.00236470256410256">
                <text:p>0.002364702564102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0">
                <text:p>390</text:p>
              </table:table-cell>
              <table:table-cell office:value-type="float" office:value="0.00271050427350427">
                <text:p>0.00271050427350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">
                <text:p>390</text:p>
              </table:table-cell>
              <table:table-cell office:value-type="float" office:value="0.00300279487179487">
                <text:p>0.00300279487179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2">
                <text:p>392</text:p>
              </table:table-cell>
              <table:table-cell office:value-type="float" office:value="0.0179599489795918">
                <text:p>0.0179599489795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">
                <text:p>400</text:p>
              </table:table-cell>
              <table:table-cell office:value-type="float" office:value="0.00243345">
                <text:p>0.00243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">
                <text:p>400</text:p>
              </table:table-cell>
              <table:table-cell office:value-type="float" office:value="0.00361141666666667">
                <text:p>0.0036114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">
                <text:p>403</text:p>
              </table:table-cell>
              <table:table-cell office:value-type="float" office:value="0.00234367245657568">
                <text:p>0.00234367245657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4">
                <text:p>404</text:p>
              </table:table-cell>
              <table:table-cell office:value-type="float" office:value="0.0191461014851485">
                <text:p>0.0191461014851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0">
                <text:p>410</text:p>
              </table:table-cell>
              <table:table-cell office:value-type="float" office:value="0.00203564390243902">
                <text:p>0.00203564390243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0">
                <text:p>410</text:p>
              </table:table-cell>
              <table:table-cell office:value-type="float" office:value="0.00295975609756098">
                <text:p>0.00295975609756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6">
                <text:p>416</text:p>
              </table:table-cell>
              <table:table-cell office:value-type="float" office:value="0.0171446514423077">
                <text:p>0.0171446514423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">
                <text:p>420</text:p>
              </table:table-cell>
              <table:table-cell office:value-type="float" office:value="0.00196335238095238">
                <text:p>0.00196335238095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">
                <text:p>420</text:p>
              </table:table-cell>
              <table:table-cell office:value-type="float" office:value="0.00298231746031746">
                <text:p>0.00298231746031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0">
                <text:p>430</text:p>
              </table:table-cell>
              <table:table-cell office:value-type="float" office:value="0.00244537209302326">
                <text:p>0.00244537209302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0">
                <text:p>430</text:p>
              </table:table-cell>
              <table:table-cell office:value-type="float" office:value="0.00294958139534884">
                <text:p>0.00294958139534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5">
                <text:p>435</text:p>
              </table:table-cell>
              <table:table-cell office:value-type="float" office:value="0.0215479885057471">
                <text:p>0.021547988505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5">
                <text:p>435</text:p>
              </table:table-cell>
              <table:table-cell office:value-type="float" office:value="0.00316780816488308">
                <text:p>0.0031678081648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0">
                <text:p>440</text:p>
              </table:table-cell>
              <table:table-cell office:value-type="float" office:value="0.00197072727272727">
                <text:p>0.00197072727272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0">
                <text:p>440</text:p>
              </table:table-cell>
              <table:table-cell office:value-type="float" office:value="0.00341792424242424">
                <text:p>0.00341792424242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2">
                <text:p>442</text:p>
              </table:table-cell>
              <table:table-cell office:value-type="float" office:value="0.0202257918552036">
                <text:p>0.0202257918552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6">
                <text:p>446</text:p>
              </table:table-cell>
              <table:table-cell office:value-type="float" office:value="0.00223007847533632">
                <text:p>0.00223007847533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0">
                <text:p>450</text:p>
              </table:table-cell>
              <table:table-cell office:value-type="float" office:value="0.00197235555555556">
                <text:p>0.0019723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0">
                <text:p>450</text:p>
              </table:table-cell>
              <table:table-cell office:value-type="float" office:value="0.00351038518518519">
                <text:p>0.00351038518518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">
                <text:p>451</text:p>
              </table:table-cell>
              <table:table-cell office:value-type="float" office:value="0.00178951853025024">
                <text:p>0.00178951853025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5">
                <text:p>455</text:p>
              </table:table-cell>
              <table:table-cell office:value-type="float" office:value="0.0191340659340659">
                <text:p>0.01913406593406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">
                <text:p>460</text:p>
              </table:table-cell>
              <table:table-cell office:value-type="float" office:value="0.00207187391304348">
                <text:p>0.00207187391304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">
                <text:p>460</text:p>
              </table:table-cell>
              <table:table-cell office:value-type="float" office:value="0.00305198550724638">
                <text:p>0.00305198550724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2">
                <text:p>462</text:p>
              </table:table-cell>
              <table:table-cell office:value-type="float" office:value="0.00206814935064935">
                <text:p>0.00206814935064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">
                <text:p>464</text:p>
              </table:table-cell>
              <table:table-cell office:value-type="float" office:value="0.0187743534482759">
                <text:p>0.0187743534482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0">
                <text:p>470</text:p>
              </table:table-cell>
              <table:table-cell office:value-type="float" office:value="0.00268082446808511">
                <text:p>0.00268082446808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0">
                <text:p>470</text:p>
              </table:table-cell>
              <table:table-cell office:value-type="float" office:value="0.00311071631205674">
                <text:p>0.003110716312056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1">
                <text:p>471</text:p>
              </table:table-cell>
              <table:table-cell office:value-type="float" office:value="0.0183094479830149">
                <text:p>0.0183094479830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">
                <text:p>480</text:p>
              </table:table-cell>
              <table:table-cell office:value-type="float" office:value="0.00240008854166667">
                <text:p>0.002400088541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0.0192677604166667">
                <text:p>0.01926776041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0">
                <text:p>480</text:p>
              </table:table-cell>
              <table:table-cell office:value-type="float" office:value="0.00313393055555556">
                <text:p>0.0031339305555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0">
                <text:p>490</text:p>
              </table:table-cell>
              <table:table-cell office:value-type="float" office:value="0.00232369387755102">
                <text:p>0.00232369387755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">
                <text:p>490</text:p>
              </table:table-cell>
              <table:table-cell office:value-type="float" office:value="0.00307270068027211">
                <text:p>0.003072700680272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">
                <text:p>500</text:p>
              </table:table-cell>
              <table:table-cell office:value-type="float" office:value="0.00229673">
                <text:p>0.002296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0.0030689">
                <text:p>0.0030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9">
                <text:p>509</text:p>
              </table:table-cell>
              <table:table-cell office:value-type="float" office:value="0.0193135068762279">
                <text:p>0.01931350687622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0">
                <text:p>510</text:p>
              </table:table-cell>
              <table:table-cell office:value-type="float" office:value="0.00234063235294118">
                <text:p>0.00234063235294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0">
                <text:p>510</text:p>
              </table:table-cell>
              <table:table-cell office:value-type="float" office:value="0.00307476470588235">
                <text:p>0.00307476470588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">
                <text:p>520</text:p>
              </table:table-cell>
              <table:table-cell office:value-type="float" office:value="0.00225759615384615">
                <text:p>0.00225759615384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0.00308739102564103">
                <text:p>0.00308739102564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0.0197486084452975">
                <text:p>0.01974860844529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7">
                <text:p>527</text:p>
              </table:table-cell>
              <table:table-cell office:value-type="float" office:value="0.00210853889943074">
                <text:p>0.00210853889943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8">
                <text:p>528</text:p>
              </table:table-cell>
              <table:table-cell office:value-type="float" office:value="0.0200727746212121">
                <text:p>0.0200727746212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0">
                <text:p>530</text:p>
              </table:table-cell>
              <table:table-cell office:value-type="float" office:value="0.00237572641509434">
                <text:p>0.002375726415094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0">
                <text:p>530</text:p>
              </table:table-cell>
              <table:table-cell office:value-type="float" office:value="0.00302169182389937">
                <text:p>0.00302169182389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3">
                <text:p>533</text:p>
              </table:table-cell>
              <table:table-cell office:value-type="float" office:value="0.0202826454033771">
                <text:p>0.02028264540337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0">
                <text:p>540</text:p>
              </table:table-cell>
              <table:table-cell office:value-type="float" office:value="0.00227281944444444">
                <text:p>0.00227281944444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0">
                <text:p>540</text:p>
              </table:table-cell>
              <table:table-cell office:value-type="float" office:value="0.00309744444444444">
                <text:p>0.003097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0">
                <text:p>550</text:p>
              </table:table-cell>
              <table:table-cell office:value-type="float" office:value="0.00220855454545455">
                <text:p>0.00220855454545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0">
                <text:p>550</text:p>
              </table:table-cell>
              <table:table-cell office:value-type="float" office:value="0.00306128484848485">
                <text:p>0.00306128484848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0">
                <text:p>560</text:p>
              </table:table-cell>
              <table:table-cell office:value-type="float" office:value="0.00217105803571429">
                <text:p>0.00217105803571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0">
                <text:p>560</text:p>
              </table:table-cell>
              <table:table-cell office:value-type="float" office:value="0.00184604081632653">
                <text:p>0.00184604081632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0">
                <text:p>560</text:p>
              </table:table-cell>
              <table:table-cell office:value-type="float" office:value="0.00305350595238095">
                <text:p>0.00305350595238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0">
                <text:p>570</text:p>
              </table:table-cell>
              <table:table-cell office:value-type="float" office:value="0.00228001315789474">
                <text:p>0.002280013157894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0">
                <text:p>570</text:p>
              </table:table-cell>
              <table:table-cell office:value-type="float" office:value="0.00300930994152047">
                <text:p>0.00300930994152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8">
                <text:p>578</text:p>
              </table:table-cell>
              <table:table-cell office:value-type="float" office:value="0.0203859861591695">
                <text:p>0.02038598615916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0">
                <text:p>580</text:p>
              </table:table-cell>
              <table:table-cell office:value-type="float" office:value="0.00230856034482759">
                <text:p>0.00230856034482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0">
                <text:p>580</text:p>
              </table:table-cell>
              <table:table-cell office:value-type="float" office:value="0.00300513793103448">
                <text:p>0.00300513793103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2">
                <text:p>582</text:p>
              </table:table-cell>
              <table:table-cell office:value-type="float" office:value="0.0220014175257732">
                <text:p>0.02200141752577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">
                <text:p>590</text:p>
              </table:table-cell>
              <table:table-cell office:value-type="float" office:value="0.00222522881355932">
                <text:p>0.002225228813559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0">
                <text:p>590</text:p>
              </table:table-cell>
              <table:table-cell office:value-type="float" office:value="0.0181457203389831">
                <text:p>0.0181457203389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0">
                <text:p>590</text:p>
              </table:table-cell>
              <table:table-cell office:value-type="float" office:value="0.00300667231638418">
                <text:p>0.00300667231638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5">
                <text:p>595</text:p>
              </table:table-cell>
              <table:table-cell office:value-type="float" office:value="0.00294930795847751">
                <text:p>0.002949307958477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0">
                <text:p>600</text:p>
              </table:table-cell>
              <table:table-cell office:value-type="float" office:value="0.00234640833333333">
                <text:p>0.002346408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">
                <text:p>600</text:p>
              </table:table-cell>
              <table:table-cell office:value-type="float" office:value="0.0030908">
                <text:p>0.0030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1">
                <text:p>601</text:p>
              </table:table-cell>
              <table:table-cell office:value-type="float" office:value="0.00190482766817209">
                <text:p>0.001904827668172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7">
                <text:p>607</text:p>
              </table:table-cell>
              <table:table-cell office:value-type="float" office:value="0.0200942751235585">
                <text:p>0.0200942751235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8">
                <text:p>608</text:p>
              </table:table-cell>
              <table:table-cell office:value-type="float" office:value="0.0216523026315789">
                <text:p>0.0216523026315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9">
                <text:p>609</text:p>
              </table:table-cell>
              <table:table-cell office:value-type="float" office:value="0.0153360016420361">
                <text:p>0.01533600164203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0">
                <text:p>610</text:p>
              </table:table-cell>
              <table:table-cell office:value-type="float" office:value="0.00229193442622951">
                <text:p>0.00229193442622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">
                <text:p>610</text:p>
              </table:table-cell>
              <table:table-cell office:value-type="float" office:value="0.00309290163934426">
                <text:p>0.003092901639344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7">
                <text:p>617</text:p>
              </table:table-cell>
              <table:table-cell office:value-type="float" office:value="0.00198461912479741">
                <text:p>0.00198461912479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0">
                <text:p>620</text:p>
              </table:table-cell>
              <table:table-cell office:value-type="float" office:value="0.00226211290322581">
                <text:p>0.002262112903225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0">
                <text:p>620</text:p>
              </table:table-cell>
              <table:table-cell office:value-type="float" office:value="0.00295817204301075">
                <text:p>0.00295817204301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0">
                <text:p>630</text:p>
              </table:table-cell>
              <table:table-cell office:value-type="float" office:value="0.00225076587301587">
                <text:p>0.00225076587301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0">
                <text:p>630</text:p>
              </table:table-cell>
              <table:table-cell office:value-type="float" office:value="0.00304460846560847">
                <text:p>0.00304460846560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0">
                <text:p>640</text:p>
              </table:table-cell>
              <table:table-cell office:value-type="float" office:value="0.00229748046875">
                <text:p>0.002297480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0">
                <text:p>640</text:p>
              </table:table-cell>
              <table:table-cell office:value-type="float" office:value="0.00311927083333333">
                <text:p>0.0031192708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41">
                <text:p>641</text:p>
              </table:table-cell>
              <table:table-cell office:value-type="float" office:value="0.0216360374414977">
                <text:p>0.0216360374414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0">
                <text:p>650</text:p>
              </table:table-cell>
              <table:table-cell office:value-type="float" office:value="0.00222975384615385">
                <text:p>0.002229753846153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0">
                <text:p>650</text:p>
              </table:table-cell>
              <table:table-cell office:value-type="float" office:value="0.00167846923076923">
                <text:p>0.00167846923076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0">
                <text:p>650</text:p>
              </table:table-cell>
              <table:table-cell office:value-type="float" office:value="0.00294710769230769">
                <text:p>0.00294710769230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9">
                <text:p>659</text:p>
              </table:table-cell>
              <table:table-cell office:value-type="float" office:value="0.0158114188163885">
                <text:p>0.0158114188163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0">
                <text:p>660</text:p>
              </table:table-cell>
              <table:table-cell office:value-type="float" office:value="0.00220123484848485">
                <text:p>0.00220123484848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0">
                <text:p>660</text:p>
              </table:table-cell>
              <table:table-cell office:value-type="float" office:value="0.00307188383838384">
                <text:p>0.003071883838383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1">
                <text:p>661</text:p>
              </table:table-cell>
              <table:table-cell office:value-type="float" office:value="0.0224067322239032">
                <text:p>0.0224067322239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0">
                <text:p>670</text:p>
              </table:table-cell>
              <table:table-cell office:value-type="float" office:value="0.00216413432835821">
                <text:p>0.00216413432835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0">
                <text:p>670</text:p>
              </table:table-cell>
              <table:table-cell office:value-type="float" office:value="0.00310646766169154">
                <text:p>0.00310646766169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">
                <text:p>680</text:p>
              </table:table-cell>
              <table:table-cell office:value-type="float" office:value="0.0021588125">
                <text:p>0.002158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0">
                <text:p>680</text:p>
              </table:table-cell>
              <table:table-cell office:value-type="float" office:value="0.00308161764705882">
                <text:p>0.00308161764705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5">
                <text:p>685</text:p>
              </table:table-cell>
              <table:table-cell office:value-type="float" office:value="0.0166129197080292">
                <text:p>0.01661291970802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8">
                <text:p>688</text:p>
              </table:table-cell>
              <table:table-cell office:value-type="float" office:value="0.00205856236786469">
                <text:p>0.00205856236786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0">
                <text:p>690</text:p>
              </table:table-cell>
              <table:table-cell office:value-type="float" office:value="0.00218004710144928">
                <text:p>0.00218004710144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0">
                <text:p>690</text:p>
              </table:table-cell>
              <table:table-cell office:value-type="float" office:value="0.00322544927536232">
                <text:p>0.00322544927536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91">
                <text:p>691</text:p>
              </table:table-cell>
              <table:table-cell office:value-type="float" office:value="0.0188541606367583">
                <text:p>0.0188541606367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0">
                <text:p>700</text:p>
              </table:table-cell>
              <table:table-cell office:value-type="float" office:value="0.00225111785714286">
                <text:p>0.00225111785714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0">
                <text:p>700</text:p>
              </table:table-cell>
              <table:table-cell office:value-type="float" office:value="0.0167548571428571">
                <text:p>0.0167548571428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0">
                <text:p>700</text:p>
              </table:table-cell>
              <table:table-cell office:value-type="float" office:value="0.00297707142857143">
                <text:p>0.00297707142857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7">
                <text:p>707</text:p>
              </table:table-cell>
              <table:table-cell office:value-type="float" office:value="0.0180638260254597">
                <text:p>0.01806382602545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0">
                <text:p>710</text:p>
              </table:table-cell>
              <table:table-cell office:value-type="float" office:value="0.00225306338028169">
                <text:p>0.002253063380281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0">
                <text:p>710</text:p>
              </table:table-cell>
              <table:table-cell office:value-type="float" office:value="0.00308549765258216">
                <text:p>0.00308549765258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0">
                <text:p>720</text:p>
              </table:table-cell>
              <table:table-cell office:value-type="float" office:value="0.00215884722222222">
                <text:p>0.00215884722222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0">
                <text:p>720</text:p>
              </table:table-cell>
              <table:table-cell office:value-type="float" office:value="0.00301490740740741">
                <text:p>0.003014907407407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7">
                <text:p>727</text:p>
              </table:table-cell>
              <table:table-cell office:value-type="float" office:value="0.0190475928473177">
                <text:p>0.0190475928473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9">
                <text:p>729</text:p>
              </table:table-cell>
              <table:table-cell office:value-type="float" office:value="0.00184042066758116">
                <text:p>0.00184042066758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0">
                <text:p>730</text:p>
              </table:table-cell>
              <table:table-cell office:value-type="float" office:value="0.00219159246575342">
                <text:p>0.002191592465753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0">
                <text:p>730</text:p>
              </table:table-cell>
              <table:table-cell office:value-type="float" office:value="0.00308300456621005">
                <text:p>0.00308300456621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0">
                <text:p>740</text:p>
              </table:table-cell>
              <table:table-cell office:value-type="float" office:value="0.00218718243243243">
                <text:p>0.002187182432432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0">
                <text:p>740</text:p>
              </table:table-cell>
              <table:table-cell office:value-type="float" office:value="0.00321923423423423">
                <text:p>0.00321923423423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8">
                <text:p>748</text:p>
              </table:table-cell>
              <table:table-cell office:value-type="float" office:value="0.0156094251336898">
                <text:p>0.01560942513368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0">
                <text:p>750</text:p>
              </table:table-cell>
              <table:table-cell office:value-type="float" office:value="0.00214474333333333">
                <text:p>0.00214474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50">
                <text:p>750</text:p>
              </table:table-cell>
              <table:table-cell office:value-type="float" office:value="0.00301704444444444">
                <text:p>0.003017044444444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52">
                <text:p>752</text:p>
              </table:table-cell>
              <table:table-cell office:value-type="float" office:value="0.00201961436170213">
                <text:p>0.00201961436170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53">
                <text:p>753</text:p>
              </table:table-cell>
              <table:table-cell office:value-type="float" office:value="0.0201494687915007">
                <text:p>0.02014946879150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60">
                <text:p>760</text:p>
              </table:table-cell>
              <table:table-cell office:value-type="float" office:value="0.00217062828947368">
                <text:p>0.00217062828947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0">
                <text:p>760</text:p>
              </table:table-cell>
              <table:table-cell office:value-type="float" office:value="0.00324932894736842">
                <text:p>0.003249328947368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3">
                <text:p>763</text:p>
              </table:table-cell>
              <table:table-cell office:value-type="float" office:value="0.0193734600262123">
                <text:p>0.01937346002621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0">
                <text:p>770</text:p>
              </table:table-cell>
              <table:table-cell office:value-type="float" office:value="0.00211627272727273">
                <text:p>0.00211627272727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0">
                <text:p>770</text:p>
              </table:table-cell>
              <table:table-cell office:value-type="float" office:value="0.0029818354978355">
                <text:p>0.0029818354978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2">
                <text:p>772</text:p>
              </table:table-cell>
              <table:table-cell office:value-type="float" office:value="0.0182664183937824">
                <text:p>0.0182664183937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0">
                <text:p>780</text:p>
              </table:table-cell>
              <table:table-cell office:value-type="float" office:value="0.00213279166666667">
                <text:p>0.002132791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0">
                <text:p>780</text:p>
              </table:table-cell>
              <table:table-cell office:value-type="float" office:value="0.00315858547008547">
                <text:p>0.003158585470085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0">
                <text:p>780</text:p>
              </table:table-cell>
              <table:table-cell office:value-type="float" office:value="0.00285215647600263">
                <text:p>0.00285215647600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0">
                <text:p>790</text:p>
              </table:table-cell>
              <table:table-cell office:value-type="float" office:value="0.00284700843881857">
                <text:p>0.00284700843881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0">
                <text:p>790</text:p>
              </table:table-cell>
              <table:table-cell office:value-type="float" office:value="0.00299420675105485">
                <text:p>0.00299420675105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2">
                <text:p>792</text:p>
              </table:table-cell>
              <table:table-cell office:value-type="float" office:value="0.00210152662993572">
                <text:p>0.002101526629935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0">
                <text:p>800</text:p>
              </table:table-cell>
              <table:table-cell office:value-type="float" office:value="0.002142534375">
                <text:p>0.0021425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0">
                <text:p>800</text:p>
              </table:table-cell>
              <table:table-cell office:value-type="float" office:value="0.00304737083333333">
                <text:p>0.0030473708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1">
                <text:p>801</text:p>
              </table:table-cell>
              <table:table-cell office:value-type="float" office:value="0.0209917915106117">
                <text:p>0.0209917915106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10">
                <text:p>810</text:p>
              </table:table-cell>
              <table:table-cell office:value-type="float" office:value="0.00211829012345679">
                <text:p>0.00211829012345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0">
                <text:p>810</text:p>
              </table:table-cell>
              <table:table-cell office:value-type="float" office:value="0.0109562962962963">
                <text:p>0.0109562962962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0">
                <text:p>810</text:p>
              </table:table-cell>
              <table:table-cell office:value-type="float" office:value="0.00293967489711934">
                <text:p>0.002939674897119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14">
                <text:p>814</text:p>
              </table:table-cell>
              <table:table-cell office:value-type="float" office:value="0.0208292076167076">
                <text:p>0.0208292076167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0">
                <text:p>820</text:p>
              </table:table-cell>
              <table:table-cell office:value-type="float" office:value="0.00205306707317073">
                <text:p>0.002053067073170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0">
                <text:p>820</text:p>
              </table:table-cell>
              <table:table-cell office:value-type="float" office:value="0.00287192276422764">
                <text:p>0.00287192276422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9">
                <text:p>829</text:p>
              </table:table-cell>
              <table:table-cell office:value-type="float" office:value="0.00200833424717623">
                <text:p>0.00200833424717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0">
                <text:p>830</text:p>
              </table:table-cell>
              <table:table-cell office:value-type="float" office:value="0.00208538554216867">
                <text:p>0.00208538554216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0">
                <text:p>830</text:p>
              </table:table-cell>
              <table:table-cell office:value-type="float" office:value="0.00302204016064257">
                <text:p>0.003022040160642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0">
                <text:p>840</text:p>
              </table:table-cell>
              <table:table-cell office:value-type="float" office:value="0.00277563492063492">
                <text:p>0.002775634920634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0">
                <text:p>840</text:p>
              </table:table-cell>
              <table:table-cell office:value-type="float" office:value="0.00306653571428571">
                <text:p>0.003066535714285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1">
                <text:p>841</text:p>
              </table:table-cell>
              <table:table-cell office:value-type="float" office:value="0.020403983353151">
                <text:p>0.0204039833531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6">
                <text:p>846</text:p>
              </table:table-cell>
              <table:table-cell office:value-type="float" office:value="0.0211509160756501">
                <text:p>0.0211509160756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0">
                <text:p>850</text:p>
              </table:table-cell>
              <table:table-cell office:value-type="float" office:value="0.00222219117647059">
                <text:p>0.00222219117647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0">
                <text:p>850</text:p>
              </table:table-cell>
              <table:table-cell office:value-type="float" office:value="0.0031084431372549">
                <text:p>0.0031084431372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60">
                <text:p>860</text:p>
              </table:table-cell>
              <table:table-cell office:value-type="float" office:value="0.00208546511627907">
                <text:p>0.00208546511627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0">
                <text:p>860</text:p>
              </table:table-cell>
              <table:table-cell office:value-type="float" office:value="0.00285795736434108">
                <text:p>0.002857957364341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8">
                <text:p>868</text:p>
              </table:table-cell>
              <table:table-cell office:value-type="float" office:value="0.0173650057603687">
                <text:p>0.01736500576036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0">
                <text:p>870</text:p>
              </table:table-cell>
              <table:table-cell office:value-type="float" office:value="0.00276361685823755">
                <text:p>0.002763616858237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0">
                <text:p>870</text:p>
              </table:table-cell>
              <table:table-cell office:value-type="float" office:value="0.00315944061302682">
                <text:p>0.003159440613026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2">
                <text:p>872</text:p>
              </table:table-cell>
              <table:table-cell office:value-type="float" office:value="0.0203323967889908">
                <text:p>0.02033239678899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7">
                <text:p>877</text:p>
              </table:table-cell>
              <table:table-cell office:value-type="float" office:value="0.00194026352464209">
                <text:p>0.001940263524642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0">
                <text:p>880</text:p>
              </table:table-cell>
              <table:table-cell office:value-type="float" office:value="0.00294639015151515">
                <text:p>0.00294639015151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0">
                <text:p>880</text:p>
              </table:table-cell>
              <table:table-cell office:value-type="float" office:value="0.00206393595041322">
                <text:p>0.00206393595041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0">
                <text:p>880</text:p>
              </table:table-cell>
              <table:table-cell office:value-type="float" office:value="0.00285685227272727">
                <text:p>0.00285685227272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8">
                <text:p>888</text:p>
              </table:table-cell>
              <table:table-cell office:value-type="float" office:value="0.0196743243243243">
                <text:p>0.01967432432432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9">
                <text:p>889</text:p>
              </table:table-cell>
              <table:table-cell office:value-type="float" office:value="0.0202939820022497">
                <text:p>0.0202939820022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90">
                <text:p>890</text:p>
              </table:table-cell>
              <table:table-cell office:value-type="float" office:value="0.0027869063670412">
                <text:p>0.00278690636704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0">
                <text:p>890</text:p>
              </table:table-cell>
              <table:table-cell office:value-type="float" office:value="0.00313662172284644">
                <text:p>0.003136621722846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">
                <text:p>900</text:p>
              </table:table-cell>
              <table:table-cell office:value-type="float" office:value="0.00279692222222222">
                <text:p>0.00279692222222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">
                <text:p>900</text:p>
              </table:table-cell>
              <table:table-cell office:value-type="float" office:value="0.00297024444444444">
                <text:p>0.0029702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4">
                <text:p>904</text:p>
              </table:table-cell>
              <table:table-cell office:value-type="float" office:value="0.00221828908554572">
                <text:p>0.00221828908554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0">
                <text:p>910</text:p>
              </table:table-cell>
              <table:table-cell office:value-type="float" office:value="0.00280772893772894">
                <text:p>0.002807728937728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10">
                <text:p>910</text:p>
              </table:table-cell>
              <table:table-cell office:value-type="float" office:value="0.00312652747252747">
                <text:p>0.003126527472527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20">
                <text:p>920</text:p>
              </table:table-cell>
              <table:table-cell office:value-type="float" office:value="0.00280052536231884">
                <text:p>0.002800525362318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20">
                <text:p>920</text:p>
              </table:table-cell>
              <table:table-cell office:value-type="float" office:value="0.0029335615942029">
                <text:p>0.00293356159420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22">
                <text:p>922</text:p>
              </table:table-cell>
              <table:table-cell office:value-type="float" office:value="0.0174068872017354">
                <text:p>0.01740688720173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0">
                <text:p>930</text:p>
              </table:table-cell>
              <table:table-cell office:value-type="float" office:value="0.0028295770609319">
                <text:p>0.00282957706093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0">
                <text:p>930</text:p>
              </table:table-cell>
              <table:table-cell office:value-type="float" office:value="0.00302698207885305">
                <text:p>0.00302698207885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2">
                <text:p>932</text:p>
              </table:table-cell>
              <table:table-cell office:value-type="float" office:value="0.0166027628755365">
                <text:p>0.01660276287553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40">
                <text:p>940</text:p>
              </table:table-cell>
              <table:table-cell office:value-type="float" office:value="0.00276227304964539">
                <text:p>0.00276227304964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40">
                <text:p>940</text:p>
              </table:table-cell>
              <table:table-cell office:value-type="float" office:value="0.00284847872340426">
                <text:p>0.002848478723404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2">
                <text:p>942</text:p>
              </table:table-cell>
              <table:table-cell office:value-type="float" office:value="0.0205594214437367">
                <text:p>0.0205594214437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48">
                <text:p>948</text:p>
              </table:table-cell>
              <table:table-cell office:value-type="float" office:value="0.00196626816690108">
                <text:p>0.001966268166901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0">
                <text:p>950</text:p>
              </table:table-cell>
              <table:table-cell office:value-type="float" office:value="0.00279684210526316">
                <text:p>0.002796842105263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50">
                <text:p>950</text:p>
              </table:table-cell>
              <table:table-cell office:value-type="float" office:value="0.00311653684210526">
                <text:p>0.003116536842105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56">
                <text:p>956</text:p>
              </table:table-cell>
              <table:table-cell office:value-type="float" office:value="0.0176481694560669">
                <text:p>0.01764816945606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60">
                <text:p>960</text:p>
              </table:table-cell>
              <table:table-cell office:value-type="float" office:value="0.00276512847222222">
                <text:p>0.002765128472222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60">
                <text:p>960</text:p>
              </table:table-cell>
              <table:table-cell office:value-type="float" office:value="0.00296976041666667">
                <text:p>0.00296976041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62">
                <text:p>962</text:p>
              </table:table-cell>
              <table:table-cell office:value-type="float" office:value="0.0176378898128898">
                <text:p>0.01763788981288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0">
                <text:p>970</text:p>
              </table:table-cell>
              <table:table-cell office:value-type="float" office:value="0.00280544673539519">
                <text:p>0.00280544673539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0">
                <text:p>970</text:p>
              </table:table-cell>
              <table:table-cell office:value-type="float" office:value="0.00195137457044674">
                <text:p>0.001951374570446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0">
                <text:p>970</text:p>
              </table:table-cell>
              <table:table-cell office:value-type="float" office:value="0.00304445704467354">
                <text:p>0.003044457044673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0">
                <text:p>980</text:p>
              </table:table-cell>
              <table:table-cell office:value-type="float" office:value="0.00274073129251701">
                <text:p>0.002740731292517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0">
                <text:p>980</text:p>
              </table:table-cell>
              <table:table-cell office:value-type="float" office:value="0.0028960306122449">
                <text:p>0.00289603061224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3">
                <text:p>983</text:p>
              </table:table-cell>
              <table:table-cell office:value-type="float" office:value="0.0145967955239064">
                <text:p>0.0145967955239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0">
                <text:p>990</text:p>
              </table:table-cell>
              <table:table-cell office:value-type="float" office:value="0.00277223232323232">
                <text:p>0.00277223232323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0">
                <text:p>990</text:p>
              </table:table-cell>
              <table:table-cell office:value-type="float" office:value="0.00310683838383838">
                <text:p>0.00310683838383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0">
                <text:p>990</text:p>
              </table:table-cell>
              <table:table-cell office:value-type="float" office:value="0.00299235537190083">
                <text:p>0.002992355371900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4">
                <text:p>994</text:p>
              </table:table-cell>
              <table:table-cell office:value-type="float" office:value="0.0203878018108652">
                <text:p>0.0203878018108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0">
                <text:p>1000</text:p>
              </table:table-cell>
              <table:table-cell office:value-type="float" office:value="0.00272787666666667">
                <text:p>0.00272787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0">
                <text:p>1000</text:p>
              </table:table-cell>
              <table:table-cell office:value-type="float" office:value="0.00302472666666667">
                <text:p>0.00302472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3">
                <text:p>1003</text:p>
              </table:table-cell>
              <table:table-cell office:value-type="float" office:value="0.013371186440678">
                <text:p>0.013371186440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0">
                <text:p>1010</text:p>
              </table:table-cell>
              <table:table-cell office:value-type="float" office:value="0.00269373597359736">
                <text:p>0.00269373597359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0">
                <text:p>1010</text:p>
              </table:table-cell>
              <table:table-cell office:value-type="float" office:value="0.00305544224422442">
                <text:p>0.00305544224422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1">
                <text:p>1011</text:p>
              </table:table-cell>
              <table:table-cell office:value-type="float" office:value="0.016924727992087">
                <text:p>0.0169247279920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0">
                <text:p>1020</text:p>
              </table:table-cell>
              <table:table-cell office:value-type="float" office:value="0.00279040849673203">
                <text:p>0.002790408496732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0">
                <text:p>1030</text:p>
              </table:table-cell>
              <table:table-cell office:value-type="float" office:value="0.00275181229773463">
                <text:p>0.002751812297734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32">
                <text:p>1032</text:p>
              </table:table-cell>
              <table:table-cell office:value-type="float" office:value="0.0204779796511628">
                <text:p>0.02047797965116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0">
                <text:p>1040</text:p>
              </table:table-cell>
              <table:table-cell office:value-type="float" office:value="0.002657625">
                <text:p>0.002657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45">
                <text:p>1045</text:p>
              </table:table-cell>
              <table:table-cell office:value-type="float" office:value="0.0191507416267943">
                <text:p>0.01915074162679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50">
                <text:p>1050</text:p>
              </table:table-cell>
              <table:table-cell office:value-type="float" office:value="0.00272937142857143">
                <text:p>0.002729371428571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0">
                <text:p>1050</text:p>
              </table:table-cell>
              <table:table-cell office:value-type="float" office:value="0.00182878095238095">
                <text:p>0.0018287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50">
                <text:p>1050</text:p>
              </table:table-cell>
              <table:table-cell office:value-type="float" office:value="0.0200266428571429">
                <text:p>0.02002664285714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54">
                <text:p>1054</text:p>
              </table:table-cell>
              <table:table-cell office:value-type="float" office:value="0.0204094876660342">
                <text:p>0.02040948766603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59">
                <text:p>1059</text:p>
              </table:table-cell>
              <table:table-cell office:value-type="float" office:value="0.0209440037771483">
                <text:p>0.0209440037771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0">
                <text:p>1060</text:p>
              </table:table-cell>
              <table:table-cell office:value-type="float" office:value="0.00267445597484277">
                <text:p>0.002674455974842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0.00188697061365601">
                <text:p>0.00188697061365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0">
                <text:p>1070</text:p>
              </table:table-cell>
              <table:table-cell office:value-type="float" office:value="0.00273994392523364">
                <text:p>0.00273994392523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80">
                <text:p>1080</text:p>
              </table:table-cell>
              <table:table-cell office:value-type="float" office:value="0.00269591358024691">
                <text:p>0.002695913580246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90">
                <text:p>1090</text:p>
              </table:table-cell>
              <table:table-cell office:value-type="float" office:value="0.00281160550458716">
                <text:p>0.002811605504587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00">
                <text:p>1100</text:p>
              </table:table-cell>
              <table:table-cell office:value-type="float" office:value="0.00268453939393939">
                <text:p>0.002684539393939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00">
                <text:p>1100</text:p>
              </table:table-cell>
              <table:table-cell office:value-type="float" office:value="0.0186727272727273">
                <text:p>0.0186727272727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06">
                <text:p>1106</text:p>
              </table:table-cell>
              <table:table-cell office:value-type="float" office:value="0.0201407549728752">
                <text:p>0.0201407549728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10">
                <text:p>1110</text:p>
              </table:table-cell>
              <table:table-cell office:value-type="float" office:value="0.00269978678678679">
                <text:p>0.00269978678678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16">
                <text:p>1116</text:p>
              </table:table-cell>
              <table:table-cell office:value-type="float" office:value="0.0202262544802867">
                <text:p>0.02022625448028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20">
                <text:p>1120</text:p>
              </table:table-cell>
              <table:table-cell office:value-type="float" office:value="0.00279934523809524">
                <text:p>0.00279934523809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22">
                <text:p>1122</text:p>
              </table:table-cell>
              <table:table-cell office:value-type="float" office:value="0.0204713903743315">
                <text:p>0.02047139037433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30">
                <text:p>1130</text:p>
              </table:table-cell>
              <table:table-cell office:value-type="float" office:value="0.0026905191740413">
                <text:p>0.0026905191740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40">
                <text:p>1140</text:p>
              </table:table-cell>
              <table:table-cell office:value-type="float" office:value="0.00269149707602339">
                <text:p>0.002691497076023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50">
                <text:p>1150</text:p>
              </table:table-cell>
              <table:table-cell office:value-type="float" office:value="0.00265694782608696">
                <text:p>0.00265694782608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52">
                <text:p>1152</text:p>
              </table:table-cell>
              <table:table-cell office:value-type="float" office:value="0.00182170138888889">
                <text:p>0.001821701388888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59">
                <text:p>1159</text:p>
              </table:table-cell>
              <table:table-cell office:value-type="float" office:value="0.00179407740663133">
                <text:p>0.001794077406631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59">
                <text:p>1159</text:p>
              </table:table-cell>
              <table:table-cell office:value-type="float" office:value="0.0129541630716135">
                <text:p>0.01295416307161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60">
                <text:p>1160</text:p>
              </table:table-cell>
              <table:table-cell office:value-type="float" office:value="0.00263066954022988">
                <text:p>0.00263066954022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60">
                <text:p>1160</text:p>
              </table:table-cell>
              <table:table-cell office:value-type="float" office:value="0.0187715948275862">
                <text:p>0.01877159482758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61">
                <text:p>1161</text:p>
              </table:table-cell>
              <table:table-cell office:value-type="float" office:value="0.0172754737295435">
                <text:p>0.01727547372954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70">
                <text:p>1170</text:p>
              </table:table-cell>
              <table:table-cell office:value-type="float" office:value="0.00263419943019943">
                <text:p>0.002634199430199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0">
                <text:p>1180</text:p>
              </table:table-cell>
              <table:table-cell office:value-type="float" office:value="0.0026435395480226">
                <text:p>0.00264353954802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90">
                <text:p>1190</text:p>
              </table:table-cell>
              <table:table-cell office:value-type="float" office:value="0.00266960504201681">
                <text:p>0.00266960504201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98">
                <text:p>1198</text:p>
              </table:table-cell>
              <table:table-cell office:value-type="float" office:value="0.020709703672788">
                <text:p>0.020709703672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02">
                <text:p>1202</text:p>
              </table:table-cell>
              <table:table-cell office:value-type="float" office:value="0.0172361896838602">
                <text:p>0.01723618968386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16">
                <text:p>1216</text:p>
              </table:table-cell>
              <table:table-cell office:value-type="float" office:value="0.0195096217105263">
                <text:p>0.01950962171052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25">
                <text:p>1225</text:p>
              </table:table-cell>
              <table:table-cell office:value-type="float" office:value="0.00265384423157018">
                <text:p>0.00265384423157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26">
                <text:p>1226</text:p>
              </table:table-cell>
              <table:table-cell office:value-type="float" office:value="0.016699836867863">
                <text:p>0.0166998368678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7">
                <text:p>1237</text:p>
              </table:table-cell>
              <table:table-cell office:value-type="float" office:value="0.00988880355699272">
                <text:p>0.009888803556992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49">
                <text:p>1249</text:p>
              </table:table-cell>
              <table:table-cell office:value-type="float" office:value="0.0150259407526021">
                <text:p>0.01502594075260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54">
                <text:p>1254</text:p>
              </table:table-cell>
              <table:table-cell office:value-type="float" office:value="0.00186075415812258">
                <text:p>0.001860754158122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67">
                <text:p>1267</text:p>
              </table:table-cell>
              <table:table-cell office:value-type="float" office:value="0.0020043409629045">
                <text:p>0.00200434096290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78">
                <text:p>1278</text:p>
              </table:table-cell>
              <table:table-cell office:value-type="float" office:value="0.0205553599374022">
                <text:p>0.02055535993740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82">
                <text:p>1282</text:p>
              </table:table-cell>
              <table:table-cell office:value-type="float" office:value="0.0199155616224649">
                <text:p>0.01991556162246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88">
                <text:p>1288</text:p>
              </table:table-cell>
              <table:table-cell office:value-type="float" office:value="0.0018406902879729">
                <text:p>0.00184069028797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5">
                <text:p>1295</text:p>
              </table:table-cell>
              <table:table-cell office:value-type="float" office:value="0.0175936486486486">
                <text:p>0.01759364864864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96">
                <text:p>1296</text:p>
              </table:table-cell>
              <table:table-cell office:value-type="float" office:value="0.0100309799382716">
                <text:p>0.01003097993827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00">
                <text:p>1300</text:p>
              </table:table-cell>
              <table:table-cell office:value-type="float" office:value="0.0160425961538462">
                <text:p>0.01604259615384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1">
                <text:p>1361</text:p>
              </table:table-cell>
              <table:table-cell office:value-type="float" office:value="0.00186042738182709">
                <text:p>0.001860427381827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73">
                <text:p>1373</text:p>
              </table:table-cell>
              <table:table-cell office:value-type="float" office:value="0.00180656955571741">
                <text:p>0.001806569555717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7">
                <text:p>1467</text:p>
              </table:table-cell>
              <table:table-cell office:value-type="float" office:value="0.0018641717791411">
                <text:p>0.00186417177914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0">
                <text:p>1480</text:p>
              </table:table-cell>
              <table:table-cell office:value-type="float" office:value="0.00192326576576577">
                <text:p>0.001923265765765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85">
                <text:p>1485</text:p>
              </table:table-cell>
              <table:table-cell office:value-type="float" office:value="0.00234610300536226">
                <text:p>0.00234610300536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3">
                <text:p>1503</text:p>
              </table:table-cell>
              <table:table-cell office:value-type="float" office:value="0.0017133954313595">
                <text:p>0.00171339543135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94">
                <text:p>1594</text:p>
              </table:table-cell>
              <table:table-cell office:value-type="float" office:value="0.00177625078419072">
                <text:p>0.00177625078419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76">
                <text:p>1676</text:p>
              </table:table-cell>
              <table:table-cell office:value-type="float" office:value="0.001749971921943">
                <text:p>0.0017499719219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85">
                <text:p>1685</text:p>
              </table:table-cell>
              <table:table-cell office:value-type="float" office:value="0.0015257658068934">
                <text:p>0.00152576580689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98">
                <text:p>1698</text:p>
              </table:table-cell>
              <table:table-cell office:value-type="float" office:value="0.00143876053275347">
                <text:p>0.001438760532753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70">
                <text:p>1770</text:p>
              </table:table-cell>
              <table:table-cell office:value-type="float" office:value="0.00270339940630087">
                <text:p>0.002703399406300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73">
                <text:p>1773</text:p>
              </table:table-cell>
              <table:table-cell office:value-type="float" office:value="0.00184510363790186">
                <text:p>0.001845103637901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63">
                <text:p>1863</text:p>
              </table:table-cell>
              <table:table-cell office:value-type="float" office:value="0.00187932769726248">
                <text:p>0.001879327697262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73">
                <text:p>1873</text:p>
              </table:table-cell>
              <table:table-cell office:value-type="float" office:value="0.00144933643505453">
                <text:p>0.001449336435054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63">
                <text:p>1963</text:p>
              </table:table-cell>
              <table:table-cell office:value-type="float" office:value="0.00141673095116804">
                <text:p>0.001416730951168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63">
                <text:p>1963</text:p>
              </table:table-cell>
              <table:table-cell office:value-type="float" office:value="0.00143319263517939">
                <text:p>0.001433192635179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24">
                <text:p>2024</text:p>
              </table:table-cell>
              <table:table-cell office:value-type="float" office:value="0.00143054065499718">
                <text:p>0.001430540654997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80">
                <text:p>2080</text:p>
              </table:table-cell>
              <table:table-cell office:value-type="float" office:value="0.00259768629807692">
                <text:p>0.002597686298076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83">
                <text:p>2083</text:p>
              </table:table-cell>
              <table:table-cell office:value-type="float" office:value="0.00177009388168774">
                <text:p>0.001770093881687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90">
                <text:p>2190</text:p>
              </table:table-cell>
              <table:table-cell office:value-type="float" office:value="0.00172123047344388">
                <text:p>0.001721230473443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94">
                <text:p>2194</text:p>
              </table:table-cell>
              <table:table-cell office:value-type="float" office:value="0.00167790865038622">
                <text:p>0.001677908650386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08">
                <text:p>2208</text:p>
              </table:table-cell>
              <table:table-cell office:value-type="float" office:value="0.00137234601449275">
                <text:p>0.001372346014492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43">
                <text:p>2343</text:p>
              </table:table-cell>
              <table:table-cell office:value-type="float" office:value="0.00132020379854887">
                <text:p>0.00132020379854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71">
                <text:p>2371</text:p>
              </table:table-cell>
              <table:table-cell office:value-type="float" office:value="0.00173978778663233">
                <text:p>0.001739787786632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15">
                <text:p>2415</text:p>
              </table:table-cell>
              <table:table-cell office:value-type="float" office:value="0.00264631680019204">
                <text:p>0.00264631680019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67">
                <text:p>2467</text:p>
              </table:table-cell>
              <table:table-cell office:value-type="float" office:value="0.00139201205918119">
                <text:p>0.00139201205918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96">
                <text:p>2496</text:p>
              </table:table-cell>
              <table:table-cell office:value-type="float" office:value="0.00132887369791667">
                <text:p>0.00132887369791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08">
                <text:p>2508</text:p>
              </table:table-cell>
              <table:table-cell office:value-type="float" office:value="0.00179072022160665">
                <text:p>0.001790720221606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02">
                <text:p>2702</text:p>
              </table:table-cell>
              <table:table-cell office:value-type="float" office:value="0.00167802091043671">
                <text:p>0.001678020910436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35">
                <text:p>2735</text:p>
              </table:table-cell>
              <table:table-cell office:value-type="float" office:value="0.00149791416383738">
                <text:p>0.00149791416383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75">
                <text:p>2775</text:p>
              </table:table-cell>
              <table:table-cell office:value-type="float" office:value="0.00241849525200877">
                <text:p>0.002418495252008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32">
                <text:p>2832</text:p>
              </table:table-cell>
              <table:table-cell office:value-type="float" office:value="0.00147147284996861">
                <text:p>0.001471472849968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34">
                <text:p>2834</text:p>
              </table:table-cell>
              <table:table-cell office:value-type="float" office:value="0.00154724770642202">
                <text:p>0.001547247706422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97">
                <text:p>2897</text:p>
              </table:table-cell>
              <table:table-cell office:value-type="float" office:value="0.00136352339410676">
                <text:p>0.00136352339410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8">
                <text:p>2928</text:p>
              </table:table-cell>
              <table:table-cell office:value-type="float" office:value="0.00190061475409836">
                <text:p>0.001900614754098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95">
                <text:p>2995</text:p>
              </table:table-cell>
              <table:table-cell office:value-type="float" office:value="0.00159625061376804">
                <text:p>0.00159625061376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31">
                <text:p>3031</text:p>
              </table:table-cell>
              <table:table-cell office:value-type="float" office:value="0.00162328950055773">
                <text:p>0.001623289500557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83">
                <text:p>3083</text:p>
              </table:table-cell>
              <table:table-cell office:value-type="float" office:value="0.00161084621760911">
                <text:p>0.001610846217609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60">
                <text:p>3160</text:p>
              </table:table-cell>
              <table:table-cell office:value-type="float" office:value="0.00231907146290659">
                <text:p>0.002319071462906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05">
                <text:p>3205</text:p>
              </table:table-cell>
              <table:table-cell office:value-type="float" office:value="0.00152832379961865">
                <text:p>0.001528323799618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90">
                <text:p>3290</text:p>
              </table:table-cell>
              <table:table-cell office:value-type="float" office:value="0.00161616228359984">
                <text:p>0.001616162283599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90">
                <text:p>3390</text:p>
              </table:table-cell>
              <table:table-cell office:value-type="float" office:value="0.00174601769911504">
                <text:p>0.00174601769911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34">
                <text:p>3434</text:p>
              </table:table-cell>
              <table:table-cell office:value-type="float" office:value="0.00123199276584005">
                <text:p>0.00123199276584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42">
                <text:p>3442</text:p>
              </table:table-cell>
              <table:table-cell office:value-type="float" office:value="0.00153665249701826">
                <text:p>0.001536652497018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97">
                <text:p>3497</text:p>
              </table:table-cell>
              <table:table-cell office:value-type="float" office:value="0.00172526451243923">
                <text:p>0.001725264512439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0">
                <text:p>3570</text:p>
              </table:table-cell>
              <table:table-cell office:value-type="float" office:value="0.00243469054288382">
                <text:p>0.00243469054288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2">
                <text:p>3572</text:p>
              </table:table-cell>
              <table:table-cell office:value-type="float" office:value="0.0014437348971533">
                <text:p>0.00144373489715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77">
                <text:p>3677</text:p>
              </table:table-cell>
              <table:table-cell office:value-type="float" office:value="0.00166350512192911">
                <text:p>0.00166350512192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4">
                <text:p>3814</text:p>
              </table:table-cell>
              <table:table-cell office:value-type="float" office:value="0.00130593995804929">
                <text:p>0.001305939958049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89">
                <text:p>3889</text:p>
              </table:table-cell>
              <table:table-cell office:value-type="float" office:value="0.00169134739007457">
                <text:p>0.001691347390074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05">
                <text:p>4005</text:p>
              </table:table-cell>
              <table:table-cell office:value-type="float" office:value="0.00235792338228899">
                <text:p>0.00235792338228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81">
                <text:p>4081</text:p>
              </table:table-cell>
              <table:table-cell office:value-type="float" office:value="0.00135075825641863">
                <text:p>0.00135075825641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24">
                <text:p>4124</text:p>
              </table:table-cell>
              <table:table-cell office:value-type="float" office:value="0.00134610814742968">
                <text:p>0.001346108147429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37">
                <text:p>4137</text:p>
              </table:table-cell>
              <table:table-cell office:value-type="float" office:value="0.00132178827537783">
                <text:p>0.001321788275377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61">
                <text:p>4161</text:p>
              </table:table-cell>
              <table:table-cell office:value-type="float" office:value="0.00161345652309363">
                <text:p>0.001613456523093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38">
                <text:p>4338</text:p>
              </table:table-cell>
              <table:table-cell office:value-type="float" office:value="0.00137169861028782">
                <text:p>0.001371698610287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47">
                <text:p>4347</text:p>
              </table:table-cell>
              <table:table-cell office:value-type="float" office:value="0.00142727636769505">
                <text:p>0.00142727636769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65">
                <text:p>4465</text:p>
              </table:table-cell>
              <table:table-cell office:value-type="float" office:value="0.00227969073884349">
                <text:p>0.002279690738843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99">
                <text:p>4499</text:p>
              </table:table-cell>
              <table:table-cell office:value-type="float" office:value="0.0012815149398279">
                <text:p>0.0012815149398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81">
                <text:p>4581</text:p>
              </table:table-cell>
              <table:table-cell office:value-type="float" office:value="0.00143136671230974">
                <text:p>0.001431366712309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70">
                <text:p>4670</text:p>
              </table:table-cell>
              <table:table-cell office:value-type="float" office:value="0.00159556838283214">
                <text:p>0.00159556838283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85">
                <text:p>4685</text:p>
              </table:table-cell>
              <table:table-cell office:value-type="float" office:value="0.00135012959292575">
                <text:p>0.001350129592925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03">
                <text:p>4803</text:p>
              </table:table-cell>
              <table:table-cell office:value-type="float" office:value="0.00132420078360116">
                <text:p>0.001324200783601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97">
                <text:p>4897</text:p>
              </table:table-cell>
              <table:table-cell office:value-type="float" office:value="0.00129078140121281">
                <text:p>0.00129078140121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00">
                <text:p>4900</text:p>
              </table:table-cell>
              <table:table-cell office:value-type="float" office:value="0.00143429978888107">
                <text:p>0.0014342997888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50">
                <text:p>4950</text:p>
              </table:table-cell>
              <table:table-cell office:value-type="float" office:value="0.00232855831037649">
                <text:p>0.00232855831037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09">
                <text:p>5009</text:p>
              </table:table-cell>
              <table:table-cell office:value-type="float" office:value="0.00145590351161014">
                <text:p>0.001455903511610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32">
                <text:p>5032</text:p>
              </table:table-cell>
              <table:table-cell office:value-type="float" office:value="0.00146276007465266">
                <text:p>0.00146276007465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09">
                <text:p>5209</text:p>
              </table:table-cell>
              <table:table-cell office:value-type="float" office:value="0.00157499288366951">
                <text:p>0.001574992883669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12">
                <text:p>5412</text:p>
              </table:table-cell>
              <table:table-cell office:value-type="float" office:value="0.00123639320029564">
                <text:p>0.001236393200295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60">
                <text:p>5460</text:p>
              </table:table-cell>
              <table:table-cell office:value-type="float" office:value="0.00227713792617639">
                <text:p>0.002277137926176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03">
                <text:p>5503</text:p>
              </table:table-cell>
              <table:table-cell office:value-type="float" office:value="0.00121421769943667">
                <text:p>0.00121421769943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47">
                <text:p>5547</text:p>
              </table:table-cell>
              <table:table-cell office:value-type="float" office:value="0.00122110299861787">
                <text:p>0.00122110299861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559">
                <text:p>5559</text:p>
              </table:table-cell>
              <table:table-cell office:value-type="float" office:value="0.00153207636265515">
                <text:p>0.001532076362655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49">
                <text:p>5649</text:p>
              </table:table-cell>
              <table:table-cell office:value-type="float" office:value="0.00158259240859073">
                <text:p>0.001582592408590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05">
                <text:p>5805</text:p>
              </table:table-cell>
              <table:table-cell office:value-type="float" office:value="0.00148637714984302">
                <text:p>0.001486377149843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65">
                <text:p>5865</text:p>
              </table:table-cell>
              <table:table-cell office:value-type="float" office:value="0.00119500950882025">
                <text:p>0.001195009508820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68">
                <text:p>5968</text:p>
              </table:table-cell>
              <table:table-cell office:value-type="float" office:value="0.00120697050938338">
                <text:p>0.001206970509383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995">
                <text:p>5995</text:p>
              </table:table-cell>
              <table:table-cell office:value-type="float" office:value="0.00222884513853288">
                <text:p>0.002228845138532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86">
                <text:p>6086</text:p>
              </table:table-cell>
              <table:table-cell office:value-type="float" office:value="0.00148283691333313">
                <text:p>0.001482836913333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21">
                <text:p>6221</text:p>
              </table:table-cell>
              <table:table-cell office:value-type="float" office:value="0.00147188956759363">
                <text:p>0.001471889567593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263">
                <text:p>6263</text:p>
              </table:table-cell>
              <table:table-cell office:value-type="float" office:value="0.00118054890272677">
                <text:p>0.001180548902726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07">
                <text:p>6307</text:p>
              </table:table-cell>
              <table:table-cell office:value-type="float" office:value="0.00125389981827274">
                <text:p>0.001253899818272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363">
                <text:p>6363</text:p>
              </table:table-cell>
              <table:table-cell office:value-type="float" office:value="0.00146017843542596">
                <text:p>0.001460178435425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11">
                <text:p>6511</text:p>
              </table:table-cell>
              <table:table-cell office:value-type="float" office:value="0.00142493767943008">
                <text:p>0.001424937679430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49">
                <text:p>6549</text:p>
              </table:table-cell>
              <table:table-cell office:value-type="float" office:value="0.00142910008712601">
                <text:p>0.00142910008712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55">
                <text:p>6555</text:p>
              </table:table-cell>
              <table:table-cell office:value-type="float" office:value="0.00221854216012954">
                <text:p>0.002218542160129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634">
                <text:p>6634</text:p>
              </table:table-cell>
              <table:table-cell office:value-type="float" office:value="0.00136263653440319">
                <text:p>0.001362636534403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86">
                <text:p>6786</text:p>
              </table:table-cell>
              <table:table-cell office:value-type="float" office:value="0.00155311776346259">
                <text:p>0.001553117763462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983">
                <text:p>6983</text:p>
              </table:table-cell>
              <table:table-cell office:value-type="float" office:value="0.00157396932232247">
                <text:p>0.001573969322322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61">
                <text:p>7061</text:p>
              </table:table-cell>
              <table:table-cell office:value-type="float" office:value="0.00123176098084043">
                <text:p>0.001231760980840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094">
                <text:p>7094</text:p>
              </table:table-cell>
              <table:table-cell office:value-type="float" office:value="0.00151063272785855">
                <text:p>0.001510632727858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21">
                <text:p>7121</text:p>
              </table:table-cell>
              <table:table-cell office:value-type="float" office:value="0.00120772564045981">
                <text:p>0.001207725640459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40">
                <text:p>7140</text:p>
              </table:table-cell>
              <table:table-cell office:value-type="float" office:value="0.00215071911117388">
                <text:p>0.002150719111173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05">
                <text:p>7305</text:p>
              </table:table-cell>
              <table:table-cell office:value-type="float" office:value="0.00124899775105114">
                <text:p>0.00124899775105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44">
                <text:p>7444</text:p>
              </table:table-cell>
              <table:table-cell office:value-type="float" office:value="0.00148572302824049">
                <text:p>0.001485723028240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33">
                <text:p>7533</text:p>
              </table:table-cell>
              <table:table-cell office:value-type="float" office:value="0.00124693189048646">
                <text:p>0.00124693189048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43">
                <text:p>7643</text:p>
              </table:table-cell>
              <table:table-cell office:value-type="float" office:value="0.00120451438548683">
                <text:p>0.001204514385486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48">
                <text:p>7648</text:p>
              </table:table-cell>
              <table:table-cell office:value-type="float" office:value="0.00155512481623883">
                <text:p>0.001555124816238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750">
                <text:p>7750</text:p>
              </table:table-cell>
              <table:table-cell office:value-type="float" office:value="0.00216511966701353">
                <text:p>0.002165119667013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68">
                <text:p>7968</text:p>
              </table:table-cell>
              <table:table-cell office:value-type="float" office:value="0.00151239417127971">
                <text:p>0.001512394171279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12">
                <text:p>8012</text:p>
              </table:table-cell>
              <table:table-cell office:value-type="float" office:value="0.00120944000665668">
                <text:p>0.001209440006656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150">
                <text:p>8150</text:p>
              </table:table-cell>
              <table:table-cell office:value-type="float" office:value="0.00138977914110429">
                <text:p>0.001389779141104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241">
                <text:p>8241</text:p>
              </table:table-cell>
              <table:table-cell office:value-type="float" office:value="0.00154671763135542">
                <text:p>0.001546717631355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03">
                <text:p>8303</text:p>
              </table:table-cell>
              <table:table-cell office:value-type="float" office:value="0.00120390997424172">
                <text:p>0.001203909974241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64">
                <text:p>8364</text:p>
              </table:table-cell>
              <table:table-cell office:value-type="float" office:value="0.00150898273301618">
                <text:p>0.001508982733016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85">
                <text:p>8385</text:p>
              </table:table-cell>
              <table:table-cell office:value-type="float" office:value="0.00209108180444038">
                <text:p>0.002091081804440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60">
                <text:p>8460</text:p>
              </table:table-cell>
              <table:table-cell office:value-type="float" office:value="0.00132102112407535">
                <text:p>0.001321021124075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626">
                <text:p>8626</text:p>
              </table:table-cell>
              <table:table-cell office:value-type="float" office:value="0.00128438778486646">
                <text:p>0.001284387784866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80">
                <text:p>8680</text:p>
              </table:table-cell>
              <table:table-cell office:value-type="float" office:value="0.0015866935483871">
                <text:p>0.0015866935483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40">
                <text:p>8940</text:p>
              </table:table-cell>
              <table:table-cell office:value-type="float" office:value="0.00128791946308725">
                <text:p>0.001287919463087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45">
                <text:p>9045</text:p>
              </table:table-cell>
              <table:table-cell office:value-type="float" office:value="0.00218969002417432">
                <text:p>0.002189690024174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94">
                <text:p>9094</text:p>
              </table:table-cell>
              <table:table-cell office:value-type="float" office:value="0.00162096987024412">
                <text:p>0.001620969870244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78">
                <text:p>9178</text:p>
              </table:table-cell>
              <table:table-cell office:value-type="float" office:value="0.0015596840801705">
                <text:p>0.00155968408017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326">
                <text:p>9326</text:p>
              </table:table-cell>
              <table:table-cell office:value-type="float" office:value="0.00130138859103581">
                <text:p>0.001301388591035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65">
                <text:p>9465</text:p>
              </table:table-cell>
              <table:table-cell office:value-type="float" office:value="0.00151487183357231">
                <text:p>0.00151487183357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79">
                <text:p>9479</text:p>
              </table:table-cell>
              <table:table-cell office:value-type="float" office:value="0.00132263664176313">
                <text:p>0.001322636641763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579">
                <text:p>9579</text:p>
              </table:table-cell>
              <table:table-cell office:value-type="float" office:value="0.00128816508334203">
                <text:p>0.001288165083342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730">
                <text:p>9730</text:p>
              </table:table-cell>
              <table:table-cell office:value-type="float" office:value="0.00213246134849571">
                <text:p>0.002132461348495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768">
                <text:p>9768</text:p>
              </table:table-cell>
              <table:table-cell office:value-type="float" office:value="0.00139644603280967">
                <text:p>0.00139644603280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57">
                <text:p>9857</text:p>
              </table:table-cell>
              <table:table-cell office:value-type="float" office:value="0.00155716749518109">
                <text:p>0.001557167495181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19">
                <text:p>10019</text:p>
              </table:table-cell>
              <table:table-cell office:value-type="float" office:value="0.00161839713846018">
                <text:p>0.001618397138460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05">
                <text:p>10205</text:p>
              </table:table-cell>
              <table:table-cell office:value-type="float" office:value="0.00149852671399109">
                <text:p>0.001498526713991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520">
                <text:p>10520</text:p>
              </table:table-cell>
              <table:table-cell office:value-type="float" office:value="0.00162307454239986">
                <text:p>0.001623074542399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858">
                <text:p>10858</text:p>
              </table:table-cell>
              <table:table-cell office:value-type="float" office:value="0.00163163942798774">
                <text:p>0.00163163942798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284">
                <text:p>11284</text:p>
              </table:table-cell>
              <table:table-cell office:value-type="float" office:value="0.00156534069016537">
                <text:p>0.001565340690165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378">
                <text:p>11378</text:p>
              </table:table-cell>
              <table:table-cell office:value-type="float" office:value="0.00152422294741186">
                <text:p>0.001524222947411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727">
                <text:p>11727</text:p>
              </table:table-cell>
              <table:table-cell office:value-type="float" office:value="0.00147736901023098">
                <text:p>0.001477369010230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912">
                <text:p>11912</text:p>
              </table:table-cell>
              <table:table-cell office:value-type="float" office:value="0.00155376127059429">
                <text:p>0.001553761270594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45">
                <text:p>12245</text:p>
              </table:table-cell>
              <table:table-cell office:value-type="float" office:value="0.0015961276711583">
                <text:p>0.00159612767115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490">
                <text:p>12490</text:p>
              </table:table-cell>
              <table:table-cell office:value-type="float" office:value="0.00157597056368499">
                <text:p>0.001575970563684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676">
                <text:p>12676</text:p>
              </table:table-cell>
              <table:table-cell office:value-type="float" office:value="0.00158369326548859">
                <text:p>0.001583693265488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107">
                <text:p>13107</text:p>
              </table:table-cell>
              <table:table-cell office:value-type="float" office:value="0.00163227937089233">
                <text:p>0.001632279370892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08">
                <text:p>13708</text:p>
              </table:table-cell>
              <table:table-cell office:value-type="float" office:value="0.00153431229509604">
                <text:p>0.001534312295096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867">
                <text:p>13867</text:p>
              </table:table-cell>
              <table:table-cell office:value-type="float" office:value="0.00162425394185943">
                <text:p>0.001624253941859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056">
                <text:p>14056</text:p>
              </table:table-cell>
              <table:table-cell office:value-type="float" office:value="0.00162947649179194">
                <text:p>0.001629476491791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446">
                <text:p>14446</text:p>
              </table:table-cell>
              <table:table-cell office:value-type="float" office:value="0.00159603173956832">
                <text:p>0.001596031739568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773">
                <text:p>14773</text:p>
              </table:table-cell>
              <table:table-cell office:value-type="float" office:value="0.00152152575644757">
                <text:p>0.001521525756447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96">
                <text:p>14996</text:p>
              </table:table-cell>
              <table:table-cell office:value-type="float" office:value="0.00160918552639678">
                <text:p>0.001609185526396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452">
                <text:p>15452</text:p>
              </table:table-cell>
              <table:table-cell office:value-type="float" office:value="0.00160123105243478">
                <text:p>0.001601231052434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67">
                <text:p>15767</text:p>
              </table:table-cell>
              <table:table-cell office:value-type="float" office:value="0.00156000161441907">
                <text:p>0.001560001614419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466">
                <text:p>16466</text:p>
              </table:table-cell>
              <table:table-cell office:value-type="float" office:value="0.00154662132070124">
                <text:p>0.001546621320701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631">
                <text:p>16631</text:p>
              </table:table-cell>
              <table:table-cell office:value-type="float" office:value="0.00155555030622675">
                <text:p>0.001555550306226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906">
                <text:p>16906</text:p>
              </table:table-cell>
              <table:table-cell office:value-type="float" office:value="0.00151036380730603">
                <text:p>0.001510363807306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225">
                <text:p>17225</text:p>
              </table:table-cell>
              <table:table-cell office:value-type="float" office:value="0.001610918442696">
                <text:p>0.0016109184426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846">
                <text:p>17846</text:p>
              </table:table-cell>
              <table:table-cell office:value-type="float" office:value="0.0015420242921238">
                <text:p>0.00154202429212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892">
                <text:p>17892</text:p>
              </table:table-cell>
              <table:table-cell office:value-type="float" office:value="0.00159941449463062">
                <text:p>0.00159941449463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271">
                <text:p>18271</text:p>
              </table:table-cell>
              <table:table-cell office:value-type="float" office:value="0.00156320704571197">
                <text:p>0.001563207045711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677">
                <text:p>18677</text:p>
              </table:table-cell>
              <table:table-cell office:value-type="float" office:value="0.00161930335779618">
                <text:p>0.001619303357796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022">
                <text:p>19022</text:p>
              </table:table-cell>
              <table:table-cell office:value-type="float" office:value="0.00161860827813409">
                <text:p>0.00161860827813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7cm" svg:y="4.201cm" style:legend-expansion="high" chart:style-name="ch2"/>
        <chart:plot-area chart:style-name="ch3" table:cell-range-address="Sheet1.B1:Sheet1.C486" chart:data-source-has-labels="row" svg:x="1.331cm" svg:y="0.855cm" svg:width="11.237cm" svg:height="6.984cm">
          <chartooo:coordinate-region svg:x="2.323cm" svg:y="1.054cm" svg:width="9.595cm" svg:height="6.138cm"/>
          <chart:axis chart:dimension="x" chart:name="primary-x" chart:style-name="ch4">
            <chart:title svg:x="5.886cm" svg:y="8.019cm" chart:style-name="ch5">
              <text:p>degeneracion</text:p>
            </chart:title>
          </chart:axis>
          <chart:axis chart:dimension="y" chart:name="primary-y" chart:style-name="ch4">
            <chart:title svg:x="0.451cm" svg:y="4.616cm" chart:style-name="ch6">
              <text:p>ms</text:p>
            </chart:title>
            <chart:grid chart:style-name="ch7" chart:class="major"/>
          </chart:axis>
          <chart:series chart:style-name="ch8" chart:values-cell-range-address="Sheet1.B2:Sheet1.B486" chart:label-cell-address="Sheet1.C1:Sheet1.C1" chart:class="chart:scatter">
            <chart:domain table:cell-range-address="Sheet1.C2:Sheet1.C486"/>
            <chart:data-point chart:repeated="4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generac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C2:Sheet1.C486</svg:desc>
                </draw:g>
              </table:table-cell>
              <table:table-cell office:value-type="float" office:value="2.0921">
                <text:p>2.0921</text:p>
                <draw:g>
                  <svg:desc>Sheet1.B2:Sheet1.B4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0">
                <text:p>1470</text:p>
              </table:table-cell>
              <table:table-cell office:value-type="float" office:value="5.74169">
                <text:p>5.74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0">
                <text:p>1470</text:p>
              </table:table-cell>
              <table:table-cell office:value-type="float" office:value="9.0315">
                <text:p>9.0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4">
                <text:p>424</text:p>
              </table:table-cell>
              <table:table-cell office:value-type="float" office:value="17.0544">
                <text:p>17.0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9.7708">
                <text:p>9.7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">
                <text:p>330</text:p>
              </table:table-cell>
              <table:table-cell office:value-type="float" office:value="2.04006">
                <text:p>2.04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">
                <text:p>452</text:p>
              </table:table-cell>
              <table:table-cell office:value-type="float" office:value="1.35162">
                <text:p>1.35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1.46591">
                <text:p>1.46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0.9951">
                <text:p>10.9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6">
                <text:p>516</text:p>
              </table:table-cell>
              <table:table-cell office:value-type="float" office:value="1.59811">
                <text:p>1.59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0">
                <text:p>390</text:p>
              </table:table-cell>
              <table:table-cell office:value-type="float" office:value="1.59671">
                <text:p>1.59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4">
                <text:p>544</text:p>
              </table:table-cell>
              <table:table-cell office:value-type="float" office:value="10.5114">
                <text:p>10.5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0">
                <text:p>420</text:p>
              </table:table-cell>
              <table:table-cell office:value-type="float" office:value="1.72527">
                <text:p>1.72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2">
                <text:p>572</text:p>
              </table:table-cell>
              <table:table-cell office:value-type="float" office:value="1.84985">
                <text:p>1.84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0">
                <text:p>740</text:p>
              </table:table-cell>
              <table:table-cell office:value-type="float" office:value="2.14143">
                <text:p>2.14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1.81729">
                <text:p>1.81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">
                <text:p>604</text:p>
              </table:table-cell>
              <table:table-cell office:value-type="float" office:value="12.8316">
                <text:p>12.8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6">
                <text:p>636</text:p>
              </table:table-cell>
              <table:table-cell office:value-type="float" office:value="2.02884">
                <text:p>2.02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">
                <text:p>480</text:p>
              </table:table-cell>
              <table:table-cell office:value-type="float" office:value="1.99852">
                <text:p>1.99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0">
                <text:p>510</text:p>
              </table:table-cell>
              <table:table-cell office:value-type="float" office:value="2.11151">
                <text:p>2.11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8">
                <text:p>688</text:p>
              </table:table-cell>
              <table:table-cell office:value-type="float" office:value="10.3853">
                <text:p>10.3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0">
                <text:p>540</text:p>
              </table:table-cell>
              <table:table-cell office:value-type="float" office:value="2.07823">
                <text:p>2.07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">
                <text:p>756</text:p>
              </table:table-cell>
              <table:table-cell office:value-type="float" office:value="13.0379">
                <text:p>13.0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10">
                <text:p>3610</text:p>
              </table:table-cell>
              <table:table-cell office:value-type="float" office:value="19.0146">
                <text:p>19.0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0">
                <text:p>570</text:p>
              </table:table-cell>
              <table:table-cell office:value-type="float" office:value="2.36036">
                <text:p>2.36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0">
                <text:p>3610</text:p>
              </table:table-cell>
              <table:table-cell office:value-type="float" office:value="19.0895">
                <text:p>19.0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5">
                <text:p>965</text:p>
              </table:table-cell>
              <table:table-cell office:value-type="float" office:value="3.03754">
                <text:p>3.03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6">
                <text:p>776</text:p>
              </table:table-cell>
              <table:table-cell office:value-type="float" office:value="15.3087">
                <text:p>15.3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">
                <text:p>600</text:p>
              </table:table-cell>
              <table:table-cell office:value-type="float" office:value="2.39439">
                <text:p>2.39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6">
                <text:p>836</text:p>
              </table:table-cell>
              <table:table-cell office:value-type="float" office:value="16.2835">
                <text:p>16.2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0">
                <text:p>630</text:p>
              </table:table-cell>
              <table:table-cell office:value-type="float" office:value="2.4435">
                <text:p>2.4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0">
                <text:p>1060</text:p>
              </table:table-cell>
              <table:table-cell office:value-type="float" office:value="3.42145">
                <text:p>3.42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0">
                <text:p>1080</text:p>
              </table:table-cell>
              <table:table-cell office:value-type="float" office:value="2.86739">
                <text:p>2.86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4">
                <text:p>864</text:p>
              </table:table-cell>
              <table:table-cell office:value-type="float" office:value="15.1876">
                <text:p>15.1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0">
                <text:p>660</text:p>
              </table:table-cell>
              <table:table-cell office:value-type="float" office:value="2.62679">
                <text:p>2.62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8">
                <text:p>908</text:p>
              </table:table-cell>
              <table:table-cell office:value-type="float" office:value="15.0427">
                <text:p>15.0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80">
                <text:p>3680</text:p>
              </table:table-cell>
              <table:table-cell office:value-type="float" office:value="13.4794">
                <text:p>13.47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0">
                <text:p>690</text:p>
              </table:table-cell>
              <table:table-cell office:value-type="float" office:value="2.63352">
                <text:p>2.63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5">
                <text:p>1185</text:p>
              </table:table-cell>
              <table:table-cell office:value-type="float" office:value="2.96982">
                <text:p>2.96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0">
                <text:p>2880</text:p>
              </table:table-cell>
              <table:table-cell office:value-type="float" office:value="10.0969">
                <text:p>10.09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0">
                <text:p>720</text:p>
              </table:table-cell>
              <table:table-cell office:value-type="float" office:value="2.14921">
                <text:p>2.14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4">
                <text:p>1464</text:p>
              </table:table-cell>
              <table:table-cell office:value-type="float" office:value="5.0232">
                <text:p>5.0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5">
                <text:p>1225</text:p>
              </table:table-cell>
              <table:table-cell office:value-type="float" office:value="3.34447">
                <text:p>3.34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0">
                <text:p>2750</text:p>
              </table:table-cell>
              <table:table-cell office:value-type="float" office:value="6.45739">
                <text:p>6.45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7.72937">
                <text:p>7.72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0">
                <text:p>750</text:p>
              </table:table-cell>
              <table:table-cell office:value-type="float" office:value="2.32398">
                <text:p>2.32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0">
                <text:p>2600</text:p>
              </table:table-cell>
              <table:table-cell office:value-type="float" office:value="5.23094">
                <text:p>5.23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0">
                <text:p>780</text:p>
              </table:table-cell>
              <table:table-cell office:value-type="float" office:value="2.16856">
                <text:p>2.16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21.576">
                <text:p>21.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8">
                <text:p>1068</text:p>
              </table:table-cell>
              <table:table-cell office:value-type="float" office:value="17.6948">
                <text:p>17.6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60">
                <text:p>2160</text:p>
              </table:table-cell>
              <table:table-cell office:value-type="float" office:value="4.74189">
                <text:p>4.74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0">
                <text:p>810</text:p>
              </table:table-cell>
              <table:table-cell office:value-type="float" office:value="2.78203">
                <text:p>2.78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2">
                <text:p>1112</text:p>
              </table:table-cell>
              <table:table-cell office:value-type="float" office:value="21.7158">
                <text:p>21.7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40">
                <text:p>2240</text:p>
              </table:table-cell>
              <table:table-cell office:value-type="float" office:value="5.0544">
                <text:p>5.0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0">
                <text:p>840</text:p>
              </table:table-cell>
              <table:table-cell office:value-type="float" office:value="3.46023">
                <text:p>3.46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20">
                <text:p>2320</text:p>
              </table:table-cell>
              <table:table-cell office:value-type="float" office:value="5.13806">
                <text:p>5.13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0">
                <text:p>870</text:p>
              </table:table-cell>
              <table:table-cell office:value-type="float" office:value="4.03963">
                <text:p>4.03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0">
                <text:p>1800</text:p>
              </table:table-cell>
              <table:table-cell office:value-type="float" office:value="4.38667">
                <text:p>4.38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">
                <text:p>900</text:p>
              </table:table-cell>
              <table:table-cell office:value-type="float" office:value="2.86475">
                <text:p>2.86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00">
                <text:p>7200</text:p>
              </table:table-cell>
              <table:table-cell office:value-type="float" office:value="31.9562">
                <text:p>31.9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0">
                <text:p>2170</text:p>
              </table:table-cell>
              <table:table-cell office:value-type="float" office:value="3.9527">
                <text:p>3.9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">
                <text:p>930</text:p>
              </table:table-cell>
              <table:table-cell office:value-type="float" office:value="2.77055">
                <text:p>2.77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4">
                <text:p>1244</text:p>
              </table:table-cell>
              <table:table-cell office:value-type="float" office:value="26.2815">
                <text:p>26.28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0">
                <text:p>1570</text:p>
              </table:table-cell>
              <table:table-cell office:value-type="float" office:value="4.96208">
                <text:p>4.96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60">
                <text:p>1260</text:p>
              </table:table-cell>
              <table:table-cell office:value-type="float" office:value="21.7373">
                <text:p>21.7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6">
                <text:p>1276</text:p>
              </table:table-cell>
              <table:table-cell office:value-type="float" office:value="24.5733">
                <text:p>24.57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0">
                <text:p>1920</text:p>
              </table:table-cell>
              <table:table-cell office:value-type="float" office:value="5.31787">
                <text:p>5.31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0">
                <text:p>960</text:p>
              </table:table-cell>
              <table:table-cell office:value-type="float" office:value="2.74504">
                <text:p>2.74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96">
                <text:p>2296</text:p>
              </table:table-cell>
              <table:table-cell office:value-type="float" office:value="5.8579">
                <text:p>5.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6">
                <text:p>1316</text:p>
              </table:table-cell>
              <table:table-cell office:value-type="float" office:value="24.7786">
                <text:p>24.7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0">
                <text:p>1980</text:p>
              </table:table-cell>
              <table:table-cell office:value-type="float" office:value="3.8794">
                <text:p>3.8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0">
                <text:p>990</text:p>
              </table:table-cell>
              <table:table-cell office:value-type="float" office:value="2.88097">
                <text:p>2.88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0">
                <text:p>2040</text:p>
              </table:table-cell>
              <table:table-cell office:value-type="float" office:value="3.91803">
                <text:p>3.918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0">
                <text:p>1020</text:p>
              </table:table-cell>
              <table:table-cell office:value-type="float" office:value="2.99431">
                <text:p>2.994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4">
                <text:p>1364</text:p>
              </table:table-cell>
              <table:table-cell office:value-type="float" office:value="24.4207">
                <text:p>24.4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00">
                <text:p>2100</text:p>
              </table:table-cell>
              <table:table-cell office:value-type="float" office:value="4.00503">
                <text:p>4.005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0">
                <text:p>1050</text:p>
              </table:table-cell>
              <table:table-cell office:value-type="float" office:value="3.50346">
                <text:p>3.503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60">
                <text:p>2160</text:p>
              </table:table-cell>
              <table:table-cell office:value-type="float" office:value="5.66081">
                <text:p>5.660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0">
                <text:p>1080</text:p>
              </table:table-cell>
              <table:table-cell office:value-type="float" office:value="3.80262">
                <text:p>3.802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7">
                <text:p>2527</text:p>
              </table:table-cell>
              <table:table-cell office:value-type="float" office:value="6.53486">
                <text:p>6.534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8">
                <text:p>1468</text:p>
              </table:table-cell>
              <table:table-cell office:value-type="float" office:value="24.7972">
                <text:p>24.79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50">
                <text:p>1850</text:p>
              </table:table-cell>
              <table:table-cell office:value-type="float" office:value="5.07407">
                <text:p>5.074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0">
                <text:p>1110</text:p>
              </table:table-cell>
              <table:table-cell office:value-type="float" office:value="3.39807">
                <text:p>3.398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18">
                <text:p>2618</text:p>
              </table:table-cell>
              <table:table-cell office:value-type="float" office:value="6.5374">
                <text:p>6.5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00">
                <text:p>1900</text:p>
              </table:table-cell>
              <table:table-cell office:value-type="float" office:value="4.51832">
                <text:p>4.51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40">
                <text:p>1140</text:p>
              </table:table-cell>
              <table:table-cell office:value-type="float" office:value="3.35265">
                <text:p>3.35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32">
                <text:p>1532</text:p>
              </table:table-cell>
              <table:table-cell office:value-type="float" office:value="32.6824">
                <text:p>32.6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50">
                <text:p>1950</text:p>
              </table:table-cell>
              <table:table-cell office:value-type="float" office:value="4.61117">
                <text:p>4.61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40">
                <text:p>2340</text:p>
              </table:table-cell>
              <table:table-cell office:value-type="float" office:value="6.34258">
                <text:p>6.34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70">
                <text:p>1170</text:p>
              </table:table-cell>
              <table:table-cell office:value-type="float" office:value="3.51327">
                <text:p>3.513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68">
                <text:p>1568</text:p>
              </table:table-cell>
              <table:table-cell office:value-type="float" office:value="28.1612">
                <text:p>28.16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4.8669">
                <text:p>4.86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0">
                <text:p>1200</text:p>
              </table:table-cell>
              <table:table-cell office:value-type="float" office:value="4.3337">
                <text:p>4.33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8">
                <text:p>2418</text:p>
              </table:table-cell>
              <table:table-cell office:value-type="float" office:value="5.667">
                <text:p>5.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16">
                <text:p>1616</text:p>
              </table:table-cell>
              <table:table-cell office:value-type="float" office:value="30.9401">
                <text:p>30.9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50">
                <text:p>2050</text:p>
              </table:table-cell>
              <table:table-cell office:value-type="float" office:value="4.17307">
                <text:p>4.17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0">
                <text:p>1230</text:p>
              </table:table-cell>
              <table:table-cell office:value-type="float" office:value="3.6405">
                <text:p>3.6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4">
                <text:p>1664</text:p>
              </table:table-cell>
              <table:table-cell office:value-type="float" office:value="28.5287">
                <text:p>28.52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00">
                <text:p>2100</text:p>
              </table:table-cell>
              <table:table-cell office:value-type="float" office:value="4.12304">
                <text:p>4.12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0">
                <text:p>1260</text:p>
              </table:table-cell>
              <table:table-cell office:value-type="float" office:value="3.75772">
                <text:p>3.757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50">
                <text:p>2150</text:p>
              </table:table-cell>
              <table:table-cell office:value-type="float" office:value="5.25755">
                <text:p>5.25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90">
                <text:p>1290</text:p>
              </table:table-cell>
              <table:table-cell office:value-type="float" office:value="3.80496">
                <text:p>3.804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40">
                <text:p>1740</text:p>
              </table:table-cell>
              <table:table-cell office:value-type="float" office:value="37.4935">
                <text:p>37.49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615">
                <text:p>12615</text:p>
              </table:table-cell>
              <table:table-cell office:value-type="float" office:value="39.9619">
                <text:p>39.96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00">
                <text:p>2200</text:p>
              </table:table-cell>
              <table:table-cell office:value-type="float" office:value="4.3356">
                <text:p>4.33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0">
                <text:p>1320</text:p>
              </table:table-cell>
              <table:table-cell office:value-type="float" office:value="4.51166">
                <text:p>4.511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8">
                <text:p>1768</text:p>
              </table:table-cell>
              <table:table-cell office:value-type="float" office:value="35.7592">
                <text:p>35.7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68">
                <text:p>3568</text:p>
              </table:table-cell>
              <table:table-cell office:value-type="float" office:value="7.95692">
                <text:p>7.956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50">
                <text:p>2250</text:p>
              </table:table-cell>
              <table:table-cell office:value-type="float" office:value="4.4378">
                <text:p>4.43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0">
                <text:p>1350</text:p>
              </table:table-cell>
              <table:table-cell office:value-type="float" office:value="4.73902">
                <text:p>4.73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57">
                <text:p>3157</text:p>
              </table:table-cell>
              <table:table-cell office:value-type="float" office:value="5.64951">
                <text:p>5.64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0">
                <text:p>1820</text:p>
              </table:table-cell>
              <table:table-cell office:value-type="float" office:value="34.824">
                <text:p>34.8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">
                <text:p>2300</text:p>
              </table:table-cell>
              <table:table-cell office:value-type="float" office:value="4.76531">
                <text:p>4.765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4.21174">
                <text:p>4.211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72">
                <text:p>2772</text:p>
              </table:table-cell>
              <table:table-cell office:value-type="float" office:value="5.73291">
                <text:p>5.73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56">
                <text:p>1856</text:p>
              </table:table-cell>
              <table:table-cell office:value-type="float" office:value="34.8452">
                <text:p>34.8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80">
                <text:p>1880</text:p>
              </table:table-cell>
              <table:table-cell office:value-type="float" office:value="5.03995">
                <text:p>5.03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10">
                <text:p>1410</text:p>
              </table:table-cell>
              <table:table-cell office:value-type="float" office:value="4.38611">
                <text:p>4.386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84">
                <text:p>1884</text:p>
              </table:table-cell>
              <table:table-cell office:value-type="float" office:value="34.495">
                <text:p>34.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20">
                <text:p>1920</text:p>
              </table:table-cell>
              <table:table-cell office:value-type="float" office:value="4.60817">
                <text:p>4.608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0">
                <text:p>1920</text:p>
              </table:table-cell>
              <table:table-cell office:value-type="float" office:value="36.9941">
                <text:p>36.99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0">
                <text:p>1440</text:p>
              </table:table-cell>
              <table:table-cell office:value-type="float" office:value="4.51286">
                <text:p>4.51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60">
                <text:p>1960</text:p>
              </table:table-cell>
              <table:table-cell office:value-type="float" office:value="4.55444">
                <text:p>4.554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0">
                <text:p>1470</text:p>
              </table:table-cell>
              <table:table-cell office:value-type="float" office:value="4.51687">
                <text:p>4.516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0">
                <text:p>2000</text:p>
              </table:table-cell>
              <table:table-cell office:value-type="float" office:value="4.59346">
                <text:p>4.59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0">
                <text:p>1500</text:p>
              </table:table-cell>
              <table:table-cell office:value-type="float" office:value="4.60335">
                <text:p>4.603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36">
                <text:p>2036</text:p>
              </table:table-cell>
              <table:table-cell office:value-type="float" office:value="39.3223">
                <text:p>39.32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40">
                <text:p>2040</text:p>
              </table:table-cell>
              <table:table-cell office:value-type="float" office:value="4.77489">
                <text:p>4.774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30">
                <text:p>1530</text:p>
              </table:table-cell>
              <table:table-cell office:value-type="float" office:value="4.70439">
                <text:p>4.704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80">
                <text:p>2080</text:p>
              </table:table-cell>
              <table:table-cell office:value-type="float" office:value="4.6958">
                <text:p>4.69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0">
                <text:p>1560</text:p>
              </table:table-cell>
              <table:table-cell office:value-type="float" office:value="4.81633">
                <text:p>4.816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84">
                <text:p>2084</text:p>
              </table:table-cell>
              <table:table-cell office:value-type="float" office:value="41.1561">
                <text:p>41.1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43">
                <text:p>4743</text:p>
              </table:table-cell>
              <table:table-cell office:value-type="float" office:value="10.0008">
                <text:p>10.00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12">
                <text:p>2112</text:p>
              </table:table-cell>
              <table:table-cell office:value-type="float" office:value="42.3937">
                <text:p>42.39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20">
                <text:p>2120</text:p>
              </table:table-cell>
              <table:table-cell office:value-type="float" office:value="5.03654">
                <text:p>5.036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90">
                <text:p>1590</text:p>
              </table:table-cell>
              <table:table-cell office:value-type="float" office:value="4.80449">
                <text:p>4.804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2">
                <text:p>2132</text:p>
              </table:table-cell>
              <table:table-cell office:value-type="float" office:value="43.2426">
                <text:p>43.2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60">
                <text:p>2160</text:p>
              </table:table-cell>
              <table:table-cell office:value-type="float" office:value="4.90929">
                <text:p>4.909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20">
                <text:p>1620</text:p>
              </table:table-cell>
              <table:table-cell office:value-type="float" office:value="5.01786">
                <text:p>5.017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00">
                <text:p>2200</text:p>
              </table:table-cell>
              <table:table-cell office:value-type="float" office:value="4.85882">
                <text:p>4.85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0">
                <text:p>1650</text:p>
              </table:table-cell>
              <table:table-cell office:value-type="float" office:value="5.05112">
                <text:p>5.051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40">
                <text:p>2240</text:p>
              </table:table-cell>
              <table:table-cell office:value-type="float" office:value="4.86317">
                <text:p>4.863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20">
                <text:p>3920</text:p>
              </table:table-cell>
              <table:table-cell office:value-type="float" office:value="7.23648">
                <text:p>7.236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0">
                <text:p>1680</text:p>
              </table:table-cell>
              <table:table-cell office:value-type="float" office:value="5.12989">
                <text:p>5.12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80">
                <text:p>2280</text:p>
              </table:table-cell>
              <table:table-cell office:value-type="float" office:value="5.19843">
                <text:p>5.198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0">
                <text:p>1710</text:p>
              </table:table-cell>
              <table:table-cell office:value-type="float" office:value="5.14592">
                <text:p>5.145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12">
                <text:p>2312</text:p>
              </table:table-cell>
              <table:table-cell office:value-type="float" office:value="47.1324">
                <text:p>47.13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20">
                <text:p>2320</text:p>
              </table:table-cell>
              <table:table-cell office:value-type="float" office:value="5.35586">
                <text:p>5.355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0">
                <text:p>1740</text:p>
              </table:table-cell>
              <table:table-cell office:value-type="float" office:value="5.22894">
                <text:p>5.228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28">
                <text:p>2328</text:p>
              </table:table-cell>
              <table:table-cell office:value-type="float" office:value="51.2193">
                <text:p>51.21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60">
                <text:p>2360</text:p>
              </table:table-cell>
              <table:table-cell office:value-type="float" office:value="5.25154">
                <text:p>5.251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60">
                <text:p>2360</text:p>
              </table:table-cell>
              <table:table-cell office:value-type="float" office:value="42.8239">
                <text:p>42.82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70">
                <text:p>1770</text:p>
              </table:table-cell>
              <table:table-cell office:value-type="float" office:value="5.32181">
                <text:p>5.321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230">
                <text:p>20230</text:p>
              </table:table-cell>
              <table:table-cell office:value-type="float" office:value="59.6645">
                <text:p>59.66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00">
                <text:p>2400</text:p>
              </table:table-cell>
              <table:table-cell office:value-type="float" office:value="5.63138">
                <text:p>5.63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0">
                <text:p>1800</text:p>
              </table:table-cell>
              <table:table-cell office:value-type="float" office:value="5.56344">
                <text:p>5.563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07">
                <text:p>4207</text:p>
              </table:table-cell>
              <table:table-cell office:value-type="float" office:value="8.01361">
                <text:p>8.013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28">
                <text:p>2428</text:p>
              </table:table-cell>
              <table:table-cell office:value-type="float" office:value="48.7889">
                <text:p>48.78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32">
                <text:p>2432</text:p>
              </table:table-cell>
              <table:table-cell office:value-type="float" office:value="52.6584">
                <text:p>52.65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36">
                <text:p>2436</text:p>
              </table:table-cell>
              <table:table-cell office:value-type="float" office:value="37.3585">
                <text:p>37.3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40">
                <text:p>2440</text:p>
              </table:table-cell>
              <table:table-cell office:value-type="float" office:value="5.59232">
                <text:p>5.592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30">
                <text:p>1830</text:p>
              </table:table-cell>
              <table:table-cell office:value-type="float" office:value="5.66001">
                <text:p>5.66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70">
                <text:p>6170</text:p>
              </table:table-cell>
              <table:table-cell office:value-type="float" office:value="12.2451">
                <text:p>12.2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80">
                <text:p>2480</text:p>
              </table:table-cell>
              <table:table-cell office:value-type="float" office:value="5.61004">
                <text:p>5.610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60">
                <text:p>1860</text:p>
              </table:table-cell>
              <table:table-cell office:value-type="float" office:value="5.5022">
                <text:p>5.50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20">
                <text:p>2520</text:p>
              </table:table-cell>
              <table:table-cell office:value-type="float" office:value="5.67193">
                <text:p>5.67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0">
                <text:p>1890</text:p>
              </table:table-cell>
              <table:table-cell office:value-type="float" office:value="5.75431">
                <text:p>5.754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60">
                <text:p>2560</text:p>
              </table:table-cell>
              <table:table-cell office:value-type="float" office:value="5.88155">
                <text:p>5.88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0">
                <text:p>1920</text:p>
              </table:table-cell>
              <table:table-cell office:value-type="float" office:value="5.989">
                <text:p>5.9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64">
                <text:p>2564</text:p>
              </table:table-cell>
              <table:table-cell office:value-type="float" office:value="55.4748">
                <text:p>55.47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00">
                <text:p>2600</text:p>
              </table:table-cell>
              <table:table-cell office:value-type="float" office:value="5.79736">
                <text:p>5.797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00">
                <text:p>5200</text:p>
              </table:table-cell>
              <table:table-cell office:value-type="float" office:value="8.72804">
                <text:p>8.72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50">
                <text:p>1950</text:p>
              </table:table-cell>
              <table:table-cell office:value-type="float" office:value="5.74686">
                <text:p>5.746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36">
                <text:p>2636</text:p>
              </table:table-cell>
              <table:table-cell office:value-type="float" office:value="41.6789">
                <text:p>41.67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40">
                <text:p>2640</text:p>
              </table:table-cell>
              <table:table-cell office:value-type="float" office:value="5.81126">
                <text:p>5.81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0">
                <text:p>1980</text:p>
              </table:table-cell>
              <table:table-cell office:value-type="float" office:value="6.08233">
                <text:p>6.08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4">
                <text:p>2644</text:p>
              </table:table-cell>
              <table:table-cell office:value-type="float" office:value="59.2434">
                <text:p>59.24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80">
                <text:p>2680</text:p>
              </table:table-cell>
              <table:table-cell office:value-type="float" office:value="5.79988">
                <text:p>5.799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10">
                <text:p>2010</text:p>
              </table:table-cell>
              <table:table-cell office:value-type="float" office:value="6.244">
                <text:p>6.2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20">
                <text:p>2720</text:p>
              </table:table-cell>
              <table:table-cell office:value-type="float" office:value="5.87197">
                <text:p>5.87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0">
                <text:p>2040</text:p>
              </table:table-cell>
              <table:table-cell office:value-type="float" office:value="6.2865">
                <text:p>6.28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40">
                <text:p>2740</text:p>
              </table:table-cell>
              <table:table-cell office:value-type="float" office:value="45.5194">
                <text:p>45.5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568">
                <text:p>7568</text:p>
              </table:table-cell>
              <table:table-cell office:value-type="float" office:value="15.5792">
                <text:p>15.57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60">
                <text:p>2760</text:p>
              </table:table-cell>
              <table:table-cell office:value-type="float" office:value="6.01693">
                <text:p>6.016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70">
                <text:p>2070</text:p>
              </table:table-cell>
              <table:table-cell office:value-type="float" office:value="6.67668">
                <text:p>6.676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64">
                <text:p>2764</text:p>
              </table:table-cell>
              <table:table-cell office:value-type="float" office:value="52.1129">
                <text:p>52.1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0">
                <text:p>2800</text:p>
              </table:table-cell>
              <table:table-cell office:value-type="float" office:value="6.30313">
                <text:p>6.303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0">
                <text:p>2800</text:p>
              </table:table-cell>
              <table:table-cell office:value-type="float" office:value="46.9136">
                <text:p>46.9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00">
                <text:p>2100</text:p>
              </table:table-cell>
              <table:table-cell office:value-type="float" office:value="6.25185">
                <text:p>6.25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28">
                <text:p>2828</text:p>
              </table:table-cell>
              <table:table-cell office:value-type="float" office:value="51.0845">
                <text:p>51.0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40">
                <text:p>2840</text:p>
              </table:table-cell>
              <table:table-cell office:value-type="float" office:value="6.3987">
                <text:p>6.39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30">
                <text:p>2130</text:p>
              </table:table-cell>
              <table:table-cell office:value-type="float" office:value="6.57211">
                <text:p>6.572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0">
                <text:p>2880</text:p>
              </table:table-cell>
              <table:table-cell office:value-type="float" office:value="6.21748">
                <text:p>6.217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60">
                <text:p>2160</text:p>
              </table:table-cell>
              <table:table-cell office:value-type="float" office:value="6.5122">
                <text:p>6.5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08">
                <text:p>2908</text:p>
              </table:table-cell>
              <table:table-cell office:value-type="float" office:value="55.3904">
                <text:p>55.39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61">
                <text:p>6561</text:p>
              </table:table-cell>
              <table:table-cell office:value-type="float" office:value="12.075">
                <text:p>12.0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20">
                <text:p>2920</text:p>
              </table:table-cell>
              <table:table-cell office:value-type="float" office:value="6.39945">
                <text:p>6.399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90">
                <text:p>2190</text:p>
              </table:table-cell>
              <table:table-cell office:value-type="float" office:value="6.75178">
                <text:p>6.751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60">
                <text:p>2960</text:p>
              </table:table-cell>
              <table:table-cell office:value-type="float" office:value="6.47406">
                <text:p>6.474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20">
                <text:p>2220</text:p>
              </table:table-cell>
              <table:table-cell office:value-type="float" office:value="7.1467">
                <text:p>7.14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2">
                <text:p>2992</text:p>
              </table:table-cell>
              <table:table-cell office:value-type="float" office:value="46.7034">
                <text:p>46.70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00">
                <text:p>3000</text:p>
              </table:table-cell>
              <table:table-cell office:value-type="float" office:value="6.43423">
                <text:p>6.434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50">
                <text:p>2250</text:p>
              </table:table-cell>
              <table:table-cell office:value-type="float" office:value="6.78835">
                <text:p>6.788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16">
                <text:p>6016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12">
                <text:p>3012</text:p>
              </table:table-cell>
              <table:table-cell office:value-type="float" office:value="60.6902">
                <text:p>60.69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40">
                <text:p>3040</text:p>
              </table:table-cell>
              <table:table-cell office:value-type="float" office:value="6.59871">
                <text:p>6.598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80">
                <text:p>2280</text:p>
              </table:table-cell>
              <table:table-cell office:value-type="float" office:value="7.40847">
                <text:p>7.408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52">
                <text:p>3052</text:p>
              </table:table-cell>
              <table:table-cell office:value-type="float" office:value="59.1278">
                <text:p>59.1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80">
                <text:p>3080</text:p>
              </table:table-cell>
              <table:table-cell office:value-type="float" office:value="6.51812">
                <text:p>6.518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10">
                <text:p>2310</text:p>
              </table:table-cell>
              <table:table-cell office:value-type="float" office:value="6.88804">
                <text:p>6.888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88">
                <text:p>3088</text:p>
              </table:table-cell>
              <table:table-cell office:value-type="float" office:value="56.4067">
                <text:p>56.40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20">
                <text:p>3120</text:p>
              </table:table-cell>
              <table:table-cell office:value-type="float" office:value="6.65431">
                <text:p>6.654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40">
                <text:p>2340</text:p>
              </table:table-cell>
              <table:table-cell office:value-type="float" office:value="7.39109">
                <text:p>7.391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420">
                <text:p>30420</text:p>
              </table:table-cell>
              <table:table-cell office:value-type="float" office:value="86.7626">
                <text:p>86.76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70">
                <text:p>2370</text:p>
              </table:table-cell>
              <table:table-cell office:value-type="float" office:value="6.74741">
                <text:p>6.74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70">
                <text:p>2370</text:p>
              </table:table-cell>
              <table:table-cell office:value-type="float" office:value="7.09627">
                <text:p>7.096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12">
                <text:p>8712</text:p>
              </table:table-cell>
              <table:table-cell office:value-type="float" office:value="18.3085">
                <text:p>18.30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00">
                <text:p>3200</text:p>
              </table:table-cell>
              <table:table-cell office:value-type="float" office:value="6.85611">
                <text:p>6.856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00">
                <text:p>2400</text:p>
              </table:table-cell>
              <table:table-cell office:value-type="float" office:value="7.31369">
                <text:p>7.313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04">
                <text:p>3204</text:p>
              </table:table-cell>
              <table:table-cell office:value-type="float" office:value="67.2577">
                <text:p>67.25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40">
                <text:p>3240</text:p>
              </table:table-cell>
              <table:table-cell office:value-type="float" office:value="6.86326">
                <text:p>6.863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40">
                <text:p>3240</text:p>
              </table:table-cell>
              <table:table-cell office:value-type="float" office:value="35.4984">
                <text:p>35.49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30">
                <text:p>2430</text:p>
              </table:table-cell>
              <table:table-cell office:value-type="float" office:value="7.14341">
                <text:p>7.143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56">
                <text:p>3256</text:p>
              </table:table-cell>
              <table:table-cell office:value-type="float" office:value="67.8199">
                <text:p>67.81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80">
                <text:p>3280</text:p>
              </table:table-cell>
              <table:table-cell office:value-type="float" office:value="6.73406">
                <text:p>6.73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60">
                <text:p>2460</text:p>
              </table:table-cell>
              <table:table-cell office:value-type="float" office:value="7.06493">
                <text:p>7.064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119">
                <text:p>9119</text:p>
              </table:table-cell>
              <table:table-cell office:value-type="float" office:value="18.314">
                <text:p>18.3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20">
                <text:p>3320</text:p>
              </table:table-cell>
              <table:table-cell office:value-type="float" office:value="6.92348">
                <text:p>6.923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90">
                <text:p>2490</text:p>
              </table:table-cell>
              <table:table-cell office:value-type="float" office:value="7.52488">
                <text:p>7.524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20">
                <text:p>2520</text:p>
              </table:table-cell>
              <table:table-cell office:value-type="float" office:value="6.9946">
                <text:p>6.99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20">
                <text:p>2520</text:p>
              </table:table-cell>
              <table:table-cell office:value-type="float" office:value="7.72767">
                <text:p>7.727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64">
                <text:p>3364</text:p>
              </table:table-cell>
              <table:table-cell office:value-type="float" office:value="68.639">
                <text:p>68.6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84">
                <text:p>3384</text:p>
              </table:table-cell>
              <table:table-cell office:value-type="float" office:value="71.5747">
                <text:p>71.57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00">
                <text:p>3400</text:p>
              </table:table-cell>
              <table:table-cell office:value-type="float" office:value="7.55545">
                <text:p>7.555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50">
                <text:p>2550</text:p>
              </table:table-cell>
              <table:table-cell office:value-type="float" office:value="7.92653">
                <text:p>7.926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40">
                <text:p>3440</text:p>
              </table:table-cell>
              <table:table-cell office:value-type="float" office:value="7.174">
                <text:p>7.1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80">
                <text:p>2580</text:p>
              </table:table-cell>
              <table:table-cell office:value-type="float" office:value="7.37353">
                <text:p>7.373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72">
                <text:p>3472</text:p>
              </table:table-cell>
              <table:table-cell office:value-type="float" office:value="60.2913">
                <text:p>60.29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10">
                <text:p>2610</text:p>
              </table:table-cell>
              <table:table-cell office:value-type="float" office:value="7.21304">
                <text:p>7.213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10">
                <text:p>2610</text:p>
              </table:table-cell>
              <table:table-cell office:value-type="float" office:value="8.24614">
                <text:p>8.246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88">
                <text:p>3488</text:p>
              </table:table-cell>
              <table:table-cell office:value-type="float" office:value="70.9194">
                <text:p>70.91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93">
                <text:p>7893</text:p>
              </table:table-cell>
              <table:table-cell office:value-type="float" office:value="15.3145">
                <text:p>15.31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40">
                <text:p>2640</text:p>
              </table:table-cell>
              <table:table-cell office:value-type="float" office:value="7.77847">
                <text:p>7.77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80">
                <text:p>9680</text:p>
              </table:table-cell>
              <table:table-cell office:value-type="float" office:value="19.9789">
                <text:p>19.97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40">
                <text:p>2640</text:p>
              </table:table-cell>
              <table:table-cell office:value-type="float" office:value="7.54209">
                <text:p>7.542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52">
                <text:p>3552</text:p>
              </table:table-cell>
              <table:table-cell office:value-type="float" office:value="69.8832">
                <text:p>69.88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56">
                <text:p>3556</text:p>
              </table:table-cell>
              <table:table-cell office:value-type="float" office:value="72.1654">
                <text:p>72.16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70">
                <text:p>2670</text:p>
              </table:table-cell>
              <table:table-cell office:value-type="float" office:value="7.44104">
                <text:p>7.441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70">
                <text:p>2670</text:p>
              </table:table-cell>
              <table:table-cell office:value-type="float" office:value="8.37478">
                <text:p>8.374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0">
                <text:p>2700</text:p>
              </table:table-cell>
              <table:table-cell office:value-type="float" office:value="7.55169">
                <text:p>7.551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00">
                <text:p>2700</text:p>
              </table:table-cell>
              <table:table-cell office:value-type="float" office:value="8.01966">
                <text:p>8.019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136">
                <text:p>8136</text:p>
              </table:table-cell>
              <table:table-cell office:value-type="float" office:value="18.048">
                <text:p>18.0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30">
                <text:p>2730</text:p>
              </table:table-cell>
              <table:table-cell office:value-type="float" office:value="7.6651">
                <text:p>7.66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30">
                <text:p>2730</text:p>
              </table:table-cell>
              <table:table-cell office:value-type="float" office:value="8.53542">
                <text:p>8.535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60">
                <text:p>2760</text:p>
              </table:table-cell>
              <table:table-cell office:value-type="float" office:value="7.72945">
                <text:p>7.729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60">
                <text:p>2760</text:p>
              </table:table-cell>
              <table:table-cell office:value-type="float" office:value="8.09663">
                <text:p>8.096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88">
                <text:p>3688</text:p>
              </table:table-cell>
              <table:table-cell office:value-type="float" office:value="64.1966">
                <text:p>64.19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90">
                <text:p>2790</text:p>
              </table:table-cell>
              <table:table-cell office:value-type="float" office:value="7.89452">
                <text:p>7.894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90">
                <text:p>2790</text:p>
              </table:table-cell>
              <table:table-cell office:value-type="float" office:value="8.44528">
                <text:p>8.445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28">
                <text:p>3728</text:p>
              </table:table-cell>
              <table:table-cell office:value-type="float" office:value="61.8951">
                <text:p>61.89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20">
                <text:p>2820</text:p>
              </table:table-cell>
              <table:table-cell office:value-type="float" office:value="7.78961">
                <text:p>7.789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20">
                <text:p>2820</text:p>
              </table:table-cell>
              <table:table-cell office:value-type="float" office:value="8.03271">
                <text:p>8.032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68">
                <text:p>3768</text:p>
              </table:table-cell>
              <table:table-cell office:value-type="float" office:value="77.4679">
                <text:p>77.46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532">
                <text:p>8532</text:p>
              </table:table-cell>
              <table:table-cell office:value-type="float" office:value="16.7762">
                <text:p>16.77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50">
                <text:p>2850</text:p>
              </table:table-cell>
              <table:table-cell office:value-type="float" office:value="7.971">
                <text:p>7.9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50">
                <text:p>2850</text:p>
              </table:table-cell>
              <table:table-cell office:value-type="float" office:value="8.88213">
                <text:p>8.882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24">
                <text:p>3824</text:p>
              </table:table-cell>
              <table:table-cell office:value-type="float" office:value="67.4866">
                <text:p>67.48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80">
                <text:p>2880</text:p>
              </table:table-cell>
              <table:table-cell office:value-type="float" office:value="7.96357">
                <text:p>7.963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80">
                <text:p>2880</text:p>
              </table:table-cell>
              <table:table-cell office:value-type="float" office:value="8.55291">
                <text:p>8.55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48">
                <text:p>3848</text:p>
              </table:table-cell>
              <table:table-cell office:value-type="float" office:value="67.8706">
                <text:p>67.87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10">
                <text:p>2910</text:p>
              </table:table-cell>
              <table:table-cell office:value-type="float" office:value="8.16385">
                <text:p>8.163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640">
                <text:p>11640</text:p>
              </table:table-cell>
              <table:table-cell office:value-type="float" office:value="22.714">
                <text:p>22.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10">
                <text:p>2910</text:p>
              </table:table-cell>
              <table:table-cell office:value-type="float" office:value="8.85937">
                <text:p>8.859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40">
                <text:p>2940</text:p>
              </table:table-cell>
              <table:table-cell office:value-type="float" office:value="8.05775">
                <text:p>8.057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40">
                <text:p>2940</text:p>
              </table:table-cell>
              <table:table-cell office:value-type="float" office:value="8.51433">
                <text:p>8.514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32">
                <text:p>3932</text:p>
              </table:table-cell>
              <table:table-cell office:value-type="float" office:value="57.3946">
                <text:p>57.39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70">
                <text:p>2970</text:p>
              </table:table-cell>
              <table:table-cell office:value-type="float" office:value="8.23353">
                <text:p>8.233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0">
                <text:p>2970</text:p>
              </table:table-cell>
              <table:table-cell office:value-type="float" office:value="9.22731">
                <text:p>9.227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560">
                <text:p>43560</text:p>
              </table:table-cell>
              <table:table-cell office:value-type="float" office:value="130.347">
                <text:p>130.3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76">
                <text:p>3976</text:p>
              </table:table-cell>
              <table:table-cell office:value-type="float" office:value="81.0619">
                <text:p>81.06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00">
                <text:p>3000</text:p>
              </table:table-cell>
              <table:table-cell office:value-type="float" office:value="8.18363">
                <text:p>8.183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00">
                <text:p>3000</text:p>
              </table:table-cell>
              <table:table-cell office:value-type="float" office:value="9.07418">
                <text:p>9.074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12">
                <text:p>4012</text:p>
              </table:table-cell>
              <table:table-cell office:value-type="float" office:value="53.6452">
                <text:p>53.64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30">
                <text:p>3030</text:p>
              </table:table-cell>
              <table:table-cell office:value-type="float" office:value="8.16202">
                <text:p>8.162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30">
                <text:p>3030</text:p>
              </table:table-cell>
              <table:table-cell office:value-type="float" office:value="9.25799">
                <text:p>9.257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44">
                <text:p>4044</text:p>
              </table:table-cell>
              <table:table-cell office:value-type="float" office:value="68.4436">
                <text:p>68.44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60">
                <text:p>3060</text:p>
              </table:table-cell>
              <table:table-cell office:value-type="float" office:value="8.53865">
                <text:p>8.538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90">
                <text:p>3090</text:p>
              </table:table-cell>
              <table:table-cell office:value-type="float" office:value="8.5031">
                <text:p>8.50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28">
                <text:p>4128</text:p>
              </table:table-cell>
              <table:table-cell office:value-type="float" office:value="84.5331">
                <text:p>84.53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20">
                <text:p>3120</text:p>
              </table:table-cell>
              <table:table-cell office:value-type="float" office:value="8.29179">
                <text:p>8.291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80">
                <text:p>4180</text:p>
              </table:table-cell>
              <table:table-cell office:value-type="float" office:value="80.0501">
                <text:p>80.05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50">
                <text:p>3150</text:p>
              </table:table-cell>
              <table:table-cell office:value-type="float" office:value="8.59752">
                <text:p>8.597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00">
                <text:p>10500</text:p>
              </table:table-cell>
              <table:table-cell office:value-type="float" office:value="19.2022">
                <text:p>19.20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00">
                <text:p>4200</text:p>
              </table:table-cell>
              <table:table-cell office:value-type="float" office:value="84.1119">
                <text:p>84.1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16">
                <text:p>4216</text:p>
              </table:table-cell>
              <table:table-cell office:value-type="float" office:value="86.0464">
                <text:p>86.0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36">
                <text:p>4236</text:p>
              </table:table-cell>
              <table:table-cell office:value-type="float" office:value="88.7188">
                <text:p>88.71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80">
                <text:p>3180</text:p>
              </table:table-cell>
              <table:table-cell office:value-type="float" office:value="8.50477">
                <text:p>8.504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884">
                <text:p>13884</text:p>
              </table:table-cell>
              <table:table-cell office:value-type="float" office:value="26.1987">
                <text:p>26.19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10">
                <text:p>3210</text:p>
              </table:table-cell>
              <table:table-cell office:value-type="float" office:value="8.79522">
                <text:p>8.795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40">
                <text:p>3240</text:p>
              </table:table-cell>
              <table:table-cell office:value-type="float" office:value="8.73476">
                <text:p>8.734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70">
                <text:p>3270</text:p>
              </table:table-cell>
              <table:table-cell office:value-type="float" office:value="9.19395">
                <text:p>9.193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00">
                <text:p>3300</text:p>
              </table:table-cell>
              <table:table-cell office:value-type="float" office:value="8.85898">
                <text:p>8.858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00">
                <text:p>4400</text:p>
              </table:table-cell>
              <table:table-cell office:value-type="float" office:value="82.16">
                <text:p>82.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24">
                <text:p>4424</text:p>
              </table:table-cell>
              <table:table-cell office:value-type="float" office:value="89.1027">
                <text:p>89.10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30">
                <text:p>3330</text:p>
              </table:table-cell>
              <table:table-cell office:value-type="float" office:value="8.99029">
                <text:p>8.990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64">
                <text:p>4464</text:p>
              </table:table-cell>
              <table:table-cell office:value-type="float" office:value="90.29">
                <text:p>90.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60">
                <text:p>3360</text:p>
              </table:table-cell>
              <table:table-cell office:value-type="float" office:value="9.4058">
                <text:p>9.40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88">
                <text:p>4488</text:p>
              </table:table-cell>
              <table:table-cell office:value-type="float" office:value="91.8756">
                <text:p>91.87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90">
                <text:p>3390</text:p>
              </table:table-cell>
              <table:table-cell office:value-type="float" office:value="9.12086">
                <text:p>9.120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20">
                <text:p>3420</text:p>
              </table:table-cell>
              <table:table-cell office:value-type="float" office:value="9.20492">
                <text:p>9.204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50">
                <text:p>3450</text:p>
              </table:table-cell>
              <table:table-cell office:value-type="float" office:value="9.16647">
                <text:p>9.166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672">
                <text:p>12672</text:p>
              </table:table-cell>
              <table:table-cell office:value-type="float" office:value="23.0846">
                <text:p>23.08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226">
                <text:p>16226</text:p>
              </table:table-cell>
              <table:table-cell office:value-type="float" office:value="29.1107">
                <text:p>29.11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36">
                <text:p>4636</text:p>
              </table:table-cell>
              <table:table-cell office:value-type="float" office:value="60.0555">
                <text:p>60.05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80">
                <text:p>3480</text:p>
              </table:table-cell>
              <table:table-cell office:value-type="float" office:value="9.15473">
                <text:p>9.154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40">
                <text:p>4640</text:p>
              </table:table-cell>
              <table:table-cell office:value-type="float" office:value="87.1002">
                <text:p>87.10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44">
                <text:p>4644</text:p>
              </table:table-cell>
              <table:table-cell office:value-type="float" office:value="80.2273">
                <text:p>80.22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10">
                <text:p>3510</text:p>
              </table:table-cell>
              <table:table-cell office:value-type="float" office:value="9.24604">
                <text:p>9.246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40">
                <text:p>3540</text:p>
              </table:table-cell>
              <table:table-cell office:value-type="float" office:value="9.35813">
                <text:p>9.358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70">
                <text:p>3570</text:p>
              </table:table-cell>
              <table:table-cell office:value-type="float" office:value="9.53049">
                <text:p>9.530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92">
                <text:p>4792</text:p>
              </table:table-cell>
              <table:table-cell office:value-type="float" office:value="99.2409">
                <text:p>99.24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08">
                <text:p>4808</text:p>
              </table:table-cell>
              <table:table-cell office:value-type="float" office:value="82.8716">
                <text:p>82.87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64">
                <text:p>4864</text:p>
              </table:table-cell>
              <table:table-cell office:value-type="float" office:value="94.8948">
                <text:p>94.89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0025">
                <text:p>60025</text:p>
              </table:table-cell>
              <table:table-cell office:value-type="float" office:value="159.297">
                <text:p>159.2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04">
                <text:p>4904</text:p>
              </table:table-cell>
              <table:table-cell office:value-type="float" office:value="81.896">
                <text:p>81.8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48">
                <text:p>4948</text:p>
              </table:table-cell>
              <table:table-cell office:value-type="float" office:value="48.9298">
                <text:p>48.92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96">
                <text:p>4996</text:p>
              </table:table-cell>
              <table:table-cell office:value-type="float" office:value="75.0696">
                <text:p>75.06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556">
                <text:p>17556</text:p>
              </table:table-cell>
              <table:table-cell office:value-type="float" office:value="32.6674">
                <text:p>32.66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937">
                <text:p>13937</text:p>
              </table:table-cell>
              <table:table-cell office:value-type="float" office:value="27.9345">
                <text:p>27.93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12">
                <text:p>5112</text:p>
              </table:table-cell>
              <table:table-cell office:value-type="float" office:value="105.079">
                <text:p>105.0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28">
                <text:p>5128</text:p>
              </table:table-cell>
              <table:table-cell office:value-type="float" office:value="102.127">
                <text:p>102.1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168">
                <text:p>14168</text:p>
              </table:table-cell>
              <table:table-cell office:value-type="float" office:value="26.0789">
                <text:p>26.07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80">
                <text:p>5180</text:p>
              </table:table-cell>
              <table:table-cell office:value-type="float" office:value="91.1351">
                <text:p>91.13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84">
                <text:p>5184</text:p>
              </table:table-cell>
              <table:table-cell office:value-type="float" office:value="52.0006">
                <text:p>52.00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00">
                <text:p>5200</text:p>
              </table:table-cell>
              <table:table-cell office:value-type="float" office:value="83.4215">
                <text:p>83.42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332">
                <text:p>16332</text:p>
              </table:table-cell>
              <table:table-cell office:value-type="float" office:value="30.3845">
                <text:p>30.38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595">
                <text:p>20595</text:p>
              </table:table-cell>
              <table:table-cell office:value-type="float" office:value="37.2063">
                <text:p>37.20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005">
                <text:p>22005</text:p>
              </table:table-cell>
              <table:table-cell office:value-type="float" office:value="41.0211">
                <text:p>41.02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760">
                <text:p>17760</text:p>
              </table:table-cell>
              <table:table-cell office:value-type="float" office:value="34.1572">
                <text:p>34.15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0190">
                <text:p>80190</text:p>
              </table:table-cell>
              <table:table-cell office:value-type="float" office:value="188.134">
                <text:p>188.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036">
                <text:p>18036</text:p>
              </table:table-cell>
              <table:table-cell office:value-type="float" office:value="30.9028">
                <text:p>30.90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504">
                <text:p>25504</text:p>
              </table:table-cell>
              <table:table-cell office:value-type="float" office:value="45.3015">
                <text:p>45.30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492">
                <text:p>28492</text:p>
              </table:table-cell>
              <table:table-cell office:value-type="float" office:value="49.8602">
                <text:p>49.8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905">
                <text:p>21905</text:p>
              </table:table-cell>
              <table:table-cell office:value-type="float" office:value="33.4219">
                <text:p>33.42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074">
                <text:p>22074</text:p>
              </table:table-cell>
              <table:table-cell office:value-type="float" office:value="31.7592">
                <text:p>31.7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4430">
                <text:p>104430</text:p>
              </table:table-cell>
              <table:table-cell office:value-type="float" office:value="282.316">
                <text:p>282.3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368">
                <text:p>28368</text:p>
              </table:table-cell>
              <table:table-cell office:value-type="float" office:value="52.3419">
                <text:p>52.34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808">
                <text:p>29808</text:p>
              </table:table-cell>
              <table:table-cell office:value-type="float" office:value="56.019">
                <text:p>56.0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222">
                <text:p>26222</text:p>
              </table:table-cell>
              <table:table-cell office:value-type="float" office:value="38.0045">
                <text:p>38.00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482">
                <text:p>27482</text:p>
              </table:table-cell>
              <table:table-cell office:value-type="float" office:value="38.9346">
                <text:p>38.93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482">
                <text:p>27482</text:p>
              </table:table-cell>
              <table:table-cell office:value-type="float" office:value="39.387">
                <text:p>39.3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336">
                <text:p>28336</text:p>
              </table:table-cell>
              <table:table-cell office:value-type="float" office:value="40.5358">
                <text:p>40.53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3120">
                <text:p>133120</text:p>
              </table:table-cell>
              <table:table-cell office:value-type="float" office:value="345.804">
                <text:p>345.8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494">
                <text:p>37494</text:p>
              </table:table-cell>
              <table:table-cell office:value-type="float" office:value="66.3679">
                <text:p>66.36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610">
                <text:p>41610</text:p>
              </table:table-cell>
              <table:table-cell office:value-type="float" office:value="71.6204">
                <text:p>71.62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686">
                <text:p>41686</text:p>
              </table:table-cell>
              <table:table-cell office:value-type="float" office:value="69.9453">
                <text:p>69.94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120">
                <text:p>33120</text:p>
              </table:table-cell>
              <table:table-cell office:value-type="float" office:value="45.4521">
                <text:p>45.45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488">
                <text:p>37488</text:p>
              </table:table-cell>
              <table:table-cell office:value-type="float" office:value="49.4918">
                <text:p>49.49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049">
                <text:p>45049</text:p>
              </table:table-cell>
              <table:table-cell office:value-type="float" office:value="78.3757">
                <text:p>78.37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6635">
                <text:p>166635</text:p>
              </table:table-cell>
              <table:table-cell office:value-type="float" office:value="440.969">
                <text:p>440.9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472">
                <text:p>39472</text:p>
              </table:table-cell>
              <table:table-cell office:value-type="float" office:value="54.9455">
                <text:p>54.9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936">
                <text:p>39936</text:p>
              </table:table-cell>
              <table:table-cell office:value-type="float" office:value="53.0699">
                <text:p>53.06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652">
                <text:p>47652</text:p>
              </table:table-cell>
              <table:table-cell office:value-type="float" office:value="85.3314">
                <text:p>85.33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232">
                <text:p>43232</text:p>
              </table:table-cell>
              <table:table-cell office:value-type="float" office:value="72.5442">
                <text:p>72.54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435">
                <text:p>57435</text:p>
              </table:table-cell>
              <table:table-cell office:value-type="float" office:value="86.0327">
                <text:p>86.03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5350">
                <text:p>205350</text:p>
              </table:table-cell>
              <table:table-cell office:value-type="float" office:value="496.638">
                <text:p>496.6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976">
                <text:p>50976</text:p>
              </table:table-cell>
              <table:table-cell office:value-type="float" office:value="75.0098">
                <text:p>75.00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178">
                <text:p>48178</text:p>
              </table:table-cell>
              <table:table-cell office:value-type="float" office:value="74.5433">
                <text:p>74.54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734">
                <text:p>63734</text:p>
              </table:table-cell>
              <table:table-cell office:value-type="float" office:value="86.9028">
                <text:p>86.90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488">
                <text:p>61488</text:p>
              </table:table-cell>
              <table:table-cell office:value-type="float" office:value="116.865">
                <text:p>116.8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915">
                <text:p>50915</text:p>
              </table:table-cell>
              <table:table-cell office:value-type="float" office:value="81.2731">
                <text:p>81.27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651">
                <text:p>63651</text:p>
              </table:table-cell>
              <table:table-cell office:value-type="float" office:value="103.324">
                <text:p>103.3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5494">
                <text:p>55494</text:p>
              </table:table-cell>
              <table:table-cell office:value-type="float" office:value="89.3923">
                <text:p>89.39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9640">
                <text:p>249640</text:p>
              </table:table-cell>
              <table:table-cell office:value-type="float" office:value="578.933">
                <text:p>578.9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690">
                <text:p>57690</text:p>
              </table:table-cell>
              <table:table-cell office:value-type="float" office:value="88.169">
                <text:p>88.1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670">
                <text:p>75670</text:p>
              </table:table-cell>
              <table:table-cell office:value-type="float" office:value="122.295">
                <text:p>122.2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970">
                <text:p>77970</text:p>
              </table:table-cell>
              <table:table-cell office:value-type="float" office:value="136.137">
                <text:p>136.1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5246">
                <text:p>65246</text:p>
              </table:table-cell>
              <table:table-cell office:value-type="float" office:value="80.3826">
                <text:p>80.38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5398">
                <text:p>65398</text:p>
              </table:table-cell>
              <table:table-cell office:value-type="float" office:value="100.494">
                <text:p>100.4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928">
                <text:p>83928</text:p>
              </table:table-cell>
              <table:table-cell office:value-type="float" office:value="144.798">
                <text:p>144.7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9880">
                <text:p>299880</text:p>
              </table:table-cell>
              <table:table-cell office:value-type="float" office:value="730.115">
                <text:p>730.1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868">
                <text:p>67868</text:p>
              </table:table-cell>
              <table:table-cell office:value-type="float" office:value="97.9834">
                <text:p>97.98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8248">
                <text:p>88248</text:p>
              </table:table-cell>
              <table:table-cell office:value-type="float" office:value="146.801">
                <text:p>146.8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280">
                <text:p>76280</text:p>
              </table:table-cell>
              <table:table-cell office:value-type="float" office:value="99.6171">
                <text:p>99.61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780">
                <text:p>77780</text:p>
              </table:table-cell>
              <table:table-cell office:value-type="float" office:value="131.553">
                <text:p>131.5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6445">
                <text:p>356445</text:p>
              </table:table-cell>
              <table:table-cell office:value-type="float" office:value="840.47">
                <text:p>840.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0187">
                <text:p>110187</text:p>
              </table:table-cell>
              <table:table-cell office:value-type="float" office:value="148.836">
                <text:p>148.8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480">
                <text:p>82480</text:p>
              </table:table-cell>
              <table:table-cell office:value-type="float" office:value="111.027">
                <text:p>111.0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6877">
                <text:p>86877</text:p>
              </table:table-cell>
              <table:table-cell office:value-type="float" office:value="114.833">
                <text:p>114.8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2347">
                <text:p>112347</text:p>
              </table:table-cell>
              <table:table-cell office:value-type="float" office:value="181.267">
                <text:p>181.2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1098">
                <text:p>91098</text:p>
              </table:table-cell>
              <table:table-cell office:value-type="float" office:value="124.959">
                <text:p>124.9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7369">
                <text:p>117369</text:p>
              </table:table-cell>
              <table:table-cell office:value-type="float" office:value="167.518">
                <text:p>167.5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9710">
                <text:p>419710</text:p>
              </table:table-cell>
              <table:table-cell office:value-type="float" office:value="956.809">
                <text:p>956.8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5972">
                <text:p>125972</text:p>
              </table:table-cell>
              <table:table-cell office:value-type="float" office:value="161.435">
                <text:p>161.4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782">
                <text:p>100782</text:p>
              </table:table-cell>
              <table:table-cell office:value-type="float" office:value="144.256">
                <text:p>144.2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7410">
                <text:p>107410</text:p>
              </table:table-cell>
              <table:table-cell office:value-type="float" office:value="171.38">
                <text:p>171.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1180">
                <text:p>131180</text:p>
              </table:table-cell>
              <table:table-cell office:value-type="float" office:value="177.11">
                <text:p>177.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5666">
                <text:p>105666</text:p>
              </table:table-cell>
              <table:table-cell office:value-type="float" office:value="139.923">
                <text:p>139.9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2631">
                <text:p>112631</text:p>
              </table:table-cell>
              <table:table-cell office:value-type="float" office:value="145.382">
                <text:p>145.3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2100">
                <text:p>142100</text:p>
              </table:table-cell>
              <table:table-cell office:value-type="float" office:value="203.814">
                <text:p>203.8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0050">
                <text:p>490050</text:p>
              </table:table-cell>
              <table:table-cell office:value-type="float" office:value="1141.11">
                <text:p>1141.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5261">
                <text:p>145261</text:p>
              </table:table-cell>
              <table:table-cell office:value-type="float" office:value="211.486">
                <text:p>211.4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5736">
                <text:p>115736</text:p>
              </table:table-cell>
              <table:table-cell office:value-type="float" office:value="169.294">
                <text:p>169.2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1061">
                <text:p>151061</text:p>
              </table:table-cell>
              <table:table-cell office:value-type="float" office:value="237.92">
                <text:p>237.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5300">
                <text:p>135300</text:p>
              </table:table-cell>
              <table:table-cell office:value-type="float" office:value="167.284">
                <text:p>167.2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7840">
                <text:p>567840</text:p>
              </table:table-cell>
              <table:table-cell office:value-type="float" office:value="1293.05">
                <text:p>1293.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7575">
                <text:p>137575</text:p>
              </table:table-cell>
              <table:table-cell office:value-type="float" office:value="167.046">
                <text:p>167.0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3128">
                <text:p>133128</text:p>
              </table:table-cell>
              <table:table-cell office:value-type="float" office:value="162.563">
                <text:p>162.5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7888">
                <text:p>177888</text:p>
              </table:table-cell>
              <table:table-cell office:value-type="float" office:value="272.538">
                <text:p>272.5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5119">
                <text:p>175119</text:p>
              </table:table-cell>
              <table:table-cell office:value-type="float" office:value="277.142">
                <text:p>277.1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9955">
                <text:p>179955</text:p>
              </table:table-cell>
              <table:table-cell office:value-type="float" office:value="267.481">
                <text:p>267.4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2490">
                <text:p>152490</text:p>
              </table:table-cell>
              <table:table-cell office:value-type="float" office:value="182.227">
                <text:p>182.2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200">
                <text:p>149200</text:p>
              </table:table-cell>
              <table:table-cell office:value-type="float" office:value="180.08">
                <text:p>180.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53455">
                <text:p>653455</text:p>
              </table:table-cell>
              <table:table-cell office:value-type="float" office:value="1456.45">
                <text:p>1456.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838">
                <text:p>200838</text:p>
              </table:table-cell>
              <table:table-cell office:value-type="float" office:value="297.81">
                <text:p>297.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9072">
                <text:p>199072</text:p>
              </table:table-cell>
              <table:table-cell office:value-type="float" office:value="293.012">
                <text:p>293.0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9101">
                <text:p>169101</text:p>
              </table:table-cell>
              <table:table-cell office:value-type="float" office:value="199.632">
                <text:p>199.6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3982">
                <text:p>163982</text:p>
              </table:table-cell>
              <table:table-cell office:value-type="float" office:value="205.617">
                <text:p>205.6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438">
                <text:p>165438</text:p>
              </table:table-cell>
              <table:table-cell office:value-type="float" office:value="241.569">
                <text:p>241.5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9286">
                <text:p>169286</text:p>
              </table:table-cell>
              <table:table-cell office:value-type="float" office:value="241.222">
                <text:p>241.2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2666">
                <text:p>222666</text:p>
              </table:table-cell>
              <table:table-cell office:value-type="float" office:value="318.212">
                <text:p>318.2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47270">
                <text:p>747270</text:p>
              </table:table-cell>
              <table:table-cell office:value-type="float" office:value="1657.85">
                <text:p>1657.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2484">
                <text:p>172484</text:p>
              </table:table-cell>
              <table:table-cell office:value-type="float" office:value="235.033">
                <text:p>235.0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7510">
                <text:p>237510</text:p>
              </table:table-cell>
              <table:table-cell office:value-type="float" office:value="368.881">
                <text:p>368.8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1388">
                <text:p>251388</text:p>
              </table:table-cell>
              <table:table-cell office:value-type="float" office:value="395.677">
                <text:p>395.6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7708">
                <text:p>197708</text:p>
              </table:table-cell>
              <table:table-cell office:value-type="float" office:value="243.529">
                <text:p>243.5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8290">
                <text:p>248290</text:p>
              </table:table-cell>
              <table:table-cell office:value-type="float" office:value="375.075">
                <text:p>375.0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9388">
                <text:p>199388</text:p>
              </table:table-cell>
              <table:table-cell office:value-type="float" office:value="240.806">
                <text:p>240.8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49660">
                <text:p>849660</text:p>
              </table:table-cell>
              <table:table-cell office:value-type="float" office:value="1827.38">
                <text:p>1827.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4540">
                <text:p>204540</text:p>
              </table:table-cell>
              <table:table-cell office:value-type="float" office:value="255.47">
                <text:p>255.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7984">
                <text:p>267984</text:p>
              </table:table-cell>
              <table:table-cell office:value-type="float" office:value="398.15">
                <text:p>398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8457">
                <text:p>218457</text:p>
              </table:table-cell>
              <table:table-cell office:value-type="float" office:value="272.401">
                <text:p>272.4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1647">
                <text:p>221647</text:p>
              </table:table-cell>
              <table:table-cell office:value-type="float" office:value="266.977">
                <text:p>266.9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2976">
                <text:p>282976</text:p>
              </table:table-cell>
              <table:table-cell office:value-type="float" office:value="440.063">
                <text:p>440.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61000">
                <text:p>961000</text:p>
              </table:table-cell>
              <table:table-cell office:value-type="float" office:value="2080.68">
                <text:p>2080.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4816">
                <text:p>294816</text:p>
              </table:table-cell>
              <table:table-cell office:value-type="float" office:value="445.878">
                <text:p>445.8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0360">
                <text:p>240360</text:p>
              </table:table-cell>
              <table:table-cell office:value-type="float" office:value="290.701">
                <text:p>290.7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4500">
                <text:p>244500</text:p>
              </table:table-cell>
              <table:table-cell office:value-type="float" office:value="339.801">
                <text:p>339.8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13158">
                <text:p>313158</text:p>
              </table:table-cell>
              <table:table-cell office:value-type="float" office:value="484.367">
                <text:p>484.3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7393">
                <text:p>257393</text:p>
              </table:table-cell>
              <table:table-cell office:value-type="float" office:value="309.878">
                <text:p>309.87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7832">
                <text:p>317832</text:p>
              </table:table-cell>
              <table:table-cell office:value-type="float" office:value="479.603">
                <text:p>479.6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81665">
                <text:p>1081665</text:p>
              </table:table-cell>
              <table:table-cell office:value-type="float" office:value="2261.85">
                <text:p>2261.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2260">
                <text:p>262260</text:p>
              </table:table-cell>
              <table:table-cell office:value-type="float" office:value="346.451">
                <text:p>346.4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7406">
                <text:p>267406</text:p>
              </table:table-cell>
              <table:table-cell office:value-type="float" office:value="343.453">
                <text:p>343.4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7200">
                <text:p>347200</text:p>
              </table:table-cell>
              <table:table-cell office:value-type="float" office:value="550.9">
                <text:p>550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6080">
                <text:p>286080</text:p>
              </table:table-cell>
              <table:table-cell office:value-type="float" office:value="368.448">
                <text:p>368.4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12030">
                <text:p>1212030</text:p>
              </table:table-cell>
              <table:table-cell office:value-type="float" office:value="2653.97">
                <text:p>2653.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3760">
                <text:p>363760</text:p>
              </table:table-cell>
              <table:table-cell office:value-type="float" office:value="589.644">
                <text:p>589.6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6298">
                <text:p>376298</text:p>
              </table:table-cell>
              <table:table-cell office:value-type="float" office:value="586.906">
                <text:p>586.9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8432">
                <text:p>298432</text:p>
              </table:table-cell>
              <table:table-cell office:value-type="float" office:value="388.376">
                <text:p>388.3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7530">
                <text:p>397530</text:p>
              </table:table-cell>
              <table:table-cell office:value-type="float" office:value="602.207">
                <text:p>602.2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2807">
                <text:p>312807</text:p>
              </table:table-cell>
              <table:table-cell office:value-type="float" office:value="413.73">
                <text:p>413.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6107">
                <text:p>316107</text:p>
              </table:table-cell>
              <table:table-cell office:value-type="float" office:value="407.198">
                <text:p>407.1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52470">
                <text:p>1352470</text:p>
              </table:table-cell>
              <table:table-cell office:value-type="float" office:value="2884.09">
                <text:p>2884.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2344">
                <text:p>322344</text:p>
              </table:table-cell>
              <table:table-cell office:value-type="float" office:value="450.136">
                <text:p>450.1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3851">
                <text:p>423851</text:p>
              </table:table-cell>
              <table:table-cell office:value-type="float" office:value="660.007">
                <text:p>660.0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30817">
                <text:p>430817</text:p>
              </table:table-cell>
              <table:table-cell office:value-type="float" office:value="697.233">
                <text:p>697.2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8815">
                <text:p>438815</text:p>
              </table:table-cell>
              <table:table-cell office:value-type="float" office:value="657.576">
                <text:p>657.5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2360">
                <text:p>452360</text:p>
              </table:table-cell>
              <table:table-cell office:value-type="float" office:value="734.214">
                <text:p>734.2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7752">
                <text:p>477752</text:p>
              </table:table-cell>
              <table:table-cell office:value-type="float" office:value="779.519">
                <text:p>779.5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19064">
                <text:p>519064</text:p>
              </table:table-cell>
              <table:table-cell office:value-type="float" office:value="812.512">
                <text:p>812.5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3388">
                <text:p>523388</text:p>
              </table:table-cell>
              <table:table-cell office:value-type="float" office:value="797.76">
                <text:p>797.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1169">
                <text:p>551169</text:p>
              </table:table-cell>
              <table:table-cell office:value-type="float" office:value="814.28">
                <text:p>814.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9864">
                <text:p>559864</text:p>
              </table:table-cell>
              <table:table-cell office:value-type="float" office:value="869.895">
                <text:p>869.8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7760">
                <text:p>587760</text:p>
              </table:table-cell>
              <table:table-cell office:value-type="float" office:value="938.14">
                <text:p>938.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87030">
                <text:p>587030</text:p>
              </table:table-cell>
              <table:table-cell office:value-type="float" office:value="925.142">
                <text:p>925.1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8448">
                <text:p>608448</text:p>
              </table:table-cell>
              <table:table-cell office:value-type="float" office:value="963.595">
                <text:p>963.5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42243">
                <text:p>642243</text:p>
              </table:table-cell>
              <table:table-cell office:value-type="float" office:value="1048.32">
                <text:p>1048.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9108">
                <text:p>699108</text:p>
              </table:table-cell>
              <table:table-cell office:value-type="float" office:value="1072.65">
                <text:p>1072.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07217">
                <text:p>707217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16856">
                <text:p>716856</text:p>
              </table:table-cell>
              <table:table-cell office:value-type="float" office:value="1168.1">
                <text:p>1168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36746">
                <text:p>736746</text:p>
              </table:table-cell>
              <table:table-cell office:value-type="float" office:value="1175.87">
                <text:p>1175.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8196">
                <text:p>768196</text:p>
              </table:table-cell>
              <table:table-cell office:value-type="float" office:value="1168.83">
                <text:p>1168.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79792">
                <text:p>779792</text:p>
              </table:table-cell>
              <table:table-cell office:value-type="float" office:value="1254.83">
                <text:p>1254.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4408">
                <text:p>834408</text:p>
              </table:table-cell>
              <table:table-cell office:value-type="float" office:value="1336.08">
                <text:p>1336.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67185">
                <text:p>867185</text:p>
              </table:table-cell>
              <table:table-cell office:value-type="float" office:value="1352.81">
                <text:p>1352.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38562">
                <text:p>938562</text:p>
              </table:table-cell>
              <table:table-cell office:value-type="float" office:value="1451.6">
                <text:p>1451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31336">
                <text:p>931336</text:p>
              </table:table-cell>
              <table:table-cell office:value-type="float" office:value="1448.74">
                <text:p>1448.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63642">
                <text:p>963642</text:p>
              </table:table-cell>
              <table:table-cell office:value-type="float" office:value="1455.45">
                <text:p>1455.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1825">
                <text:p>981825</text:p>
              </table:table-cell>
              <table:table-cell office:value-type="float" office:value="1581.64">
                <text:p>1581.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35068">
                <text:p>1035068</text:p>
              </table:table-cell>
              <table:table-cell office:value-type="float" office:value="1596.1">
                <text:p>1596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37736">
                <text:p>1037736</text:p>
              </table:table-cell>
              <table:table-cell office:value-type="float" office:value="1659.77">
                <text:p>1659.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77989">
                <text:p>1077989</text:p>
              </table:table-cell>
              <table:table-cell office:value-type="float" office:value="1685.12">
                <text:p>1685.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01943">
                <text:p>1101943</text:p>
              </table:table-cell>
              <table:table-cell office:value-type="float" office:value="1784.38">
                <text:p>1784.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41320">
                <text:p>1141320</text:p>
              </table:table-cell>
              <table:table-cell office:value-type="float" office:value="1847.35">
                <text:p>1847.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